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882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2.97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85cm"/>
    </style:style>
    <style:style style:name="co11" style:family="table-column">
      <style:table-column-properties fo:break-before="auto" style:column-width="1.61cm"/>
    </style:style>
    <style:style style:name="co12" style:family="table-column">
      <style:table-column-properties fo:break-before="auto" style:column-width="1.66cm"/>
    </style:style>
    <style:style style:name="co13" style:family="table-column">
      <style:table-column-properties fo:break-before="auto" style:column-width="9.285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088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1.412cm"/>
    </style:style>
    <style:style style:name="co20" style:family="table-column">
      <style:table-column-properties fo:break-before="auto" style:column-width="12.317cm"/>
    </style:style>
    <style:style style:name="co21" style:family="table-column">
      <style:table-column-properties fo:break-before="auto" style:column-width="14.4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a6a6"/>
    </style:style>
    <style:style style:name="ce2" style:family="table-cell" style:parent-style-name="Default" style:data-style-name="N111">
      <style:table-cell-properties fo:background-color="#ffd7d7"/>
    </style:style>
    <style:style style:name="ce55" style:family="table-cell" style:parent-style-name="Default">
      <style:table-cell-properties fo:background-color="#000000"/>
      <style:text-properties fo:color="#000000"/>
    </style:style>
    <style:style style:name="ce25" style:family="table-cell" style:parent-style-name="Default" style:data-style-name="N0">
      <style:table-cell-properties fo:border-bottom="none" fo:border-left="none" fo:border-right="0.74pt solid #ffffff" fo:border-top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order-bottom="none" fo:background-color="#e8f2a1" fo:border-left="0.74pt dotted #000000" fo:border-right="0.74pt dotted #000000" fo:border-top="none"/>
    </style:style>
    <style:style style:name="ce6" style:family="table-cell" style:parent-style-name="Default">
      <style:table-cell-properties fo:border-bottom="none" fo:background-color="#f6f9d4" fo:border-left="0.74pt dotted #000000" fo:border-right="0.74pt dotted #000000" fo:border-top="none"/>
    </style:style>
    <style:style style:name="ce29" style:family="table-cell" style:parent-style-name="Default">
      <style:table-cell-properties fo:border-bottom="none" fo:border-left="0.74pt solid #ffffff" fo:border-right="0.74pt solid #ffffff" fo:border-top="none"/>
    </style:style>
    <style:style style:name="ce7" style:family="table-cell" style:parent-style-name="Default">
      <style:table-cell-properties fo:border-bottom="none" fo:background-color="#f6f9d4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order-bottom="none" fo:background-color="#b4c7dc" fo:border-left="0.74pt dotted #000000" fo:border-right="0.74pt dotted #000000" fo:border-top="none"/>
    </style:style>
    <style:style style:name="ce10" style:family="table-cell" style:parent-style-name="Default">
      <style:table-cell-properties fo:border-bottom="none" fo:border-left="0.74pt dotted #000000" fo:border-right="0.74pt dotte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36" style:family="table-cell" style:parent-style-name="Default">
      <style:table-cell-properties fo:border-bottom="none" style:text-align-source="fix" style:repeat-content="false" fo:border-left="0.74pt solid #ffffff" fo:border-right="0.74pt solid #ffffff" fo:border-top="non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3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0000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74pt solid #cccccc" fo:background-color="#eeeee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57" style:family="table-cell" style:parent-style-name="Default">
      <style:table-cell-properties fo:border-bottom="0.74pt solid #cccccc" fo:background-color="#eeeeee" style:text-align-source="fix" style:repeat-content="false" fo:border-left="0.74pt dotted #000000" fo:border-right="0.74pt dotted #000000" fo:border-top="0.74pt solid #cccccc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eeeeee" style:text-align-source="fix" style:repeat-content="false" fo:border-left="0.74pt dotted #000000" fo:border-right="0.74pt dotted #000000" fo:border-top="0.74pt solid #cccccc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0.74pt solid #ffffff" fo:border-right="0.74pt solid #ffffff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74pt dotted #000000" fo:border-right="0.74pt dotted #000000" fo:border-top="none"/>
      <style:paragraph-properties fo:text-align="center" fo:margin-left="0cm"/>
    </style:style>
    <style:style style:name="ce15" style:family="table-cell" style:parent-style-name="Default">
      <style:table-cell-properties fo:background-color="#ffb66c"/>
    </style:style>
    <style:style style:name="ce16" style:family="table-cell" style:parent-style-name="Default">
      <style:table-cell-properties fo:border-bottom="none" fo:background-color="#ffb66c" fo:border-left="0.74pt dotted #000000" fo:border-right="0.74pt dotted #000000" fo:border-top="none"/>
    </style:style>
    <style:style style:name="ce17" style:family="table-cell" style:parent-style-name="Default">
      <style:table-cell-properties fo:border-bottom="none" fo:background-color="#ffdbb6" fo:border-left="0.74pt dotted #000000" fo:border-right="0.74pt dotted #000000" fo:border-top="none"/>
    </style:style>
    <style:style style:name="ce18" style:family="table-cell" style:parent-style-name="Default">
      <style:table-cell-properties fo:background-color="#ffb66c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order-bottom="none" fo:background-color="#ffb66c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20" style:family="table-cell" style:parent-style-name="Default" style:data-style-name="N0">
      <style:table-cell-properties fo:border-bottom="none" fo:background-color="#ffdbb6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none" fo:background-color="#ffdbb6" style:text-align-source="fix" style:repeat-content="false" fo:border-left="0.74pt dotted #000000" fo:border-right="0.74pt dotted #000000" fo:border-top="none"/>
      <style:paragraph-properties fo:text-align="start" fo:margin-left="0cm"/>
    </style:style>
    <style:style style:name="ce69" style:family="table-cell" style:parent-style-name="Default">
      <style:table-cell-properties fo:border-bottom="none" fo:border-left="0.74pt solid #ffffff" fo:border-right="none" fo:border-top="none"/>
    </style:style>
    <style:style style:name="ce22" style:family="table-cell" style:parent-style-name="Default" style:data-style-name="N0">
      <style:table-cell-properties fo:border-bottom="none" fo:background-color="#ffdbb6" fo:border-left="0.74pt dotted #000000" fo:border-right="0.74pt dotted #000000" fo:border-top="none"/>
    </style:style>
    <style:style style:name="ce59" style:family="table-cell" style:parent-style-name="Default">
      <style:table-cell-properties fo:background-color="#bf819e"/>
    </style:style>
    <style:style style:name="ce60" style:family="table-cell" style:parent-style-name="Default">
      <style:table-cell-properties fo:border-bottom="none" fo:background-color="#bf819e" fo:border-left="0.74pt solid #000000" fo:border-right="0.74pt solid #000000" fo:border-top="none"/>
    </style:style>
    <style:style style:name="ce61" style:family="table-cell" style:parent-style-name="Default" style:data-style-name="N100">
      <style:table-cell-properties fo:border-bottom="none" fo:background-color="#e0c2cd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8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" calcext:value-type="string">
            <text:p>E0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>
            <text:p/>
          </table:table-cell>
          <table:table-cell table:style-name="ce20" table:formula="of:=IF(OR([.F7]=&quot;jmpf&quot;;[.F7]=&quot;call&quot;);VLOOKUP([.G7];[.$E$7:.$I$96];5;0);IF([.G7]=&quot;&quot;;&quot;&quot;;[.G7]))">
            <text:p/>
          </table:table-cell>
          <table:table-cell table:style-name="ce21" table:formula="of:=IFNA(COM.MICROSOFT.CONCAT([.L7];[.M7]);&quot;&quot;)">
            <text:p/>
          </table:table-cell>
          <table:table-cell table:style-name="ce22" table:formula="of:=IFNA(IF([.F7]=&quot;scall&quot;;VLOOKUP([.G7];[$'(DATA)scall'.$B$3:.$D$18];3;0);VLOOKUP([.F7];[$'(DATA)mnemonic'.$C$3:.$J$31];8;0));&quot;&quot;)">
            <text:p/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8]=&quot;&quot;; [.B7]+IFNA(VLOOKUP([.F7];[$'(DATA)mnemonic'.$C$3:.$I$31];7;0);0); HEX2DEC([.A8]))" office:value-type="float" office:value="0" calcext:value-type="float">
            <text:p>0</text:p>
          </table:table-cell>
          <table:table-cell table:style-name="ce7" table:formula="of:=DEC2BIN([.B8];8)" office:value-type="string" office:string-value="00000000" calcext:value-type="string">
            <text:p>00000000</text:p>
          </table:table-cell>
          <table:table-cell table:style-name="ce7" table:formula="of:=DEC2HEX([.B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0" calcext:value-type="string">
            <text:p>00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>
            <text:p/>
          </table:table-cell>
          <table:table-cell table:style-name="ce20" table:formula="of:=IF(OR([.F8]=&quot;jmpf&quot;;[.F8]=&quot;call&quot;);VLOOKUP([.G8];[.$E$7:.$I$96];5;0);IF([.G8]=&quot;&quot;;&quot;&quot;;[.G8]))">
            <text:p/>
          </table:table-cell>
          <table:table-cell table:style-name="ce21" table:formula="of:=IFNA(COM.MICROSOFT.CONCAT([.L8];[.M8]);&quot;&quot;)">
            <text:p/>
          </table:table-cell>
          <table:table-cell table:style-name="ce22" table:formula="of:=IFNA(IF([.F8]=&quot;scall&quot;;VLOOKUP([.G8];[$'(DATA)scall'.$B$3:.$D$18];3;0);VLOOKUP([.F8];[$'(DATA)mnemonic'.$C$3:.$J$31];8;0));&quot;&quot;)">
            <text:p/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9]=&quot;&quot;; [.B8]+IFNA(VLOOKUP([.F8];[$'(DATA)mnemonic'.$C$3:.$I$31];7;0);0); HEX2DEC([.A9]))" office:value-type="float" office:value="0" calcext:value-type="float">
            <text:p>0</text:p>
          </table:table-cell>
          <table:table-cell table:style-name="ce7" table:formula="of:=DEC2BIN([.B9];8)" office:value-type="string" office:string-value="00000000" calcext:value-type="string">
            <text:p>00000000</text:p>
          </table:table-cell>
          <table:table-cell table:style-name="ce7" table:formula="of:=DEC2HEX([.B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0" calcext:value-type="string">
            <text:p>00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>
            <text:p/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>
            <text:p/>
          </table:table-cell>
          <table:table-cell table:style-name="ce22" table:formula="of:=IFNA(IF([.F9]=&quot;scall&quot;;VLOOKUP([.G9];[$'(DATA)scall'.$B$3:.$D$18];3;0);VLOOKUP([.F9];[$'(DATA)mnemonic'.$C$3:.$J$31];8;0));&quot;&quot;)">
            <text:p/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0]=&quot;&quot;; [.B9]+IFNA(VLOOKUP([.F9];[$'(DATA)mnemonic'.$C$3:.$I$31];7;0);0); HEX2DEC([.A10]))" office:value-type="float" office:value="0" calcext:value-type="float">
            <text:p>0</text:p>
          </table:table-cell>
          <table:table-cell table:style-name="ce7" table:formula="of:=DEC2BIN([.B10];8)" office:value-type="string" office:string-value="00000000" calcext:value-type="string">
            <text:p>00000000</text:p>
          </table:table-cell>
          <table:table-cell table:style-name="ce7" table:formula="of:=DEC2HEX([.B1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0" calcext:value-type="string">
            <text:p>00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>
            <text:p/>
          </table:table-cell>
          <table:table-cell table:style-name="ce20" table:formula="of:=IF(OR([.F10]=&quot;jmpf&quot;;[.F10]=&quot;call&quot;);VLOOKUP([.G10];[.$E$7:.$I$96];5;0);IF([.G10]=&quot;&quot;;&quot;&quot;;[.G10]))">
            <text:p/>
          </table:table-cell>
          <table:table-cell table:style-name="ce21" table:formula="of:=IFNA(COM.MICROSOFT.CONCAT([.L10];[.M10]);&quot;&quot;)">
            <text:p/>
          </table:table-cell>
          <table:table-cell table:style-name="ce22" table:formula="of:=IFNA(IF([.F10]=&quot;scall&quot;;VLOOKUP([.G10];[$'(DATA)scall'.$B$3:.$D$18];3;0);VLOOKUP([.F10];[$'(DATA)mnemonic'.$C$3:.$J$31];8;0));&quot;&quot;)">
            <text:p/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mnemonic'.$C$3:.$I$31];7;0);0); HEX2DEC([.A11]))" office:value-type="float" office:value="0" calcext:value-type="float">
            <text:p>0</text:p>
          </table:table-cell>
          <table:table-cell table:style-name="ce7" table:formula="of:=DEC2BIN([.B11];8)" office:value-type="string" office:string-value="00000000" calcext:value-type="string">
            <text:p>00000000</text:p>
          </table:table-cell>
          <table:table-cell table:style-name="ce7" table:formula="of:=DEC2HEX([.B1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0" calcext:value-type="string">
            <text:p>00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>
            <text:p/>
          </table:table-cell>
          <table:table-cell table:style-name="ce20" table:formula="of:=IF(OR([.F11]=&quot;jmpf&quot;;[.F11]=&quot;call&quot;);VLOOKUP([.G11];[.$E$7:.$I$96];5;0);IF([.G11]=&quot;&quot;;&quot;&quot;;[.G11]))">
            <text:p/>
          </table:table-cell>
          <table:table-cell table:style-name="ce21" table:formula="of:=IFNA(COM.MICROSOFT.CONCAT([.L11];[.M11]);&quot;&quot;)">
            <text:p/>
          </table:table-cell>
          <table:table-cell table:style-name="ce22" table:formula="of:=IFNA(IF([.F11]=&quot;scall&quot;;VLOOKUP([.G11];[$'(DATA)scall'.$B$3:.$D$18];3;0);VLOOKUP([.F11];[$'(DATA)mnemonic'.$C$3:.$J$31];8;0));&quot;&quot;)">
            <text:p/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mnemonic'.$C$3:.$I$31];7;0);0); HEX2DEC([.A12]))" office:value-type="float" office:value="0" calcext:value-type="float">
            <text:p>0</text:p>
          </table:table-cell>
          <table:table-cell table:style-name="ce7" table:formula="of:=DEC2BIN([.B12];8)" office:value-type="string" office:string-value="00000000" calcext:value-type="string">
            <text:p>00000000</text:p>
          </table:table-cell>
          <table:table-cell table:style-name="ce7" table:formula="of:=DEC2HEX([.B1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0" calcext:value-type="string">
            <text:p>00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>
            <text:p/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>
            <text:p/>
          </table:table-cell>
          <table:table-cell table:style-name="ce22" table:formula="of:=IFNA(IF([.F12]=&quot;scall&quot;;VLOOKUP([.G12];[$'(DATA)scall'.$B$3:.$D$18];3;0);VLOOKUP([.F12];[$'(DATA)mnemonic'.$C$3:.$J$31];8;0));&quot;&quot;)">
            <text:p/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3]=&quot;&quot;; [.B12]+IFNA(VLOOKUP([.F12];[$'(DATA)mnemonic'.$C$3:.$I$31];7;0);0); HEX2DEC([.A13]))" office:value-type="float" office:value="0" calcext:value-type="float">
            <text:p>0</text:p>
          </table:table-cell>
          <table:table-cell table:style-name="ce7" table:formula="of:=DEC2BIN([.B13];8)" office:value-type="string" office:string-value="00000000" calcext:value-type="string">
            <text:p>00000000</text:p>
          </table:table-cell>
          <table:table-cell table:style-name="ce7" table:formula="of:=DEC2HEX([.B1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0" calcext:value-type="string">
            <text:p>00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>
            <text:p/>
          </table:table-cell>
          <table:table-cell table:style-name="ce20" table:formula="of:=IF(OR([.F13]=&quot;jmpf&quot;;[.F13]=&quot;call&quot;);VLOOKUP([.G13];[.$E$7:.$I$96];5;0);IF([.G13]=&quot;&quot;;&quot;&quot;;[.G13]))">
            <text:p/>
          </table:table-cell>
          <table:table-cell table:style-name="ce21" table:formula="of:=IFNA(COM.MICROSOFT.CONCAT([.L13];[.M13]);&quot;&quot;)">
            <text:p/>
          </table:table-cell>
          <table:table-cell table:style-name="ce22" table:formula="of:=IFNA(IF([.F13]=&quot;scall&quot;;VLOOKUP([.G13];[$'(DATA)scall'.$B$3:.$D$18];3;0);VLOOKUP([.F13];[$'(DATA)mnemonic'.$C$3:.$J$31];8;0));&quot;&quot;)">
            <text:p/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mnemonic'.$C$3:.$I$31];7;0);0); HEX2DEC([.A14]))" office:value-type="float" office:value="0" calcext:value-type="float">
            <text:p>0</text:p>
          </table:table-cell>
          <table:table-cell table:style-name="ce7" table:formula="of:=DEC2BIN([.B14];8)" office:value-type="string" office:string-value="00000000" calcext:value-type="string">
            <text:p>00000000</text:p>
          </table:table-cell>
          <table:table-cell table:style-name="ce7" table:formula="of:=DEC2HEX([.B14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00" calcext:value-type="string">
            <text:p>00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>
            <text:p/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>
            <text:p/>
          </table:table-cell>
          <table:table-cell table:style-name="ce22" table:formula="of:=IFNA(IF([.F14]=&quot;scall&quot;;VLOOKUP([.G14];[$'(DATA)scall'.$B$3:.$D$18];3;0);VLOOKUP([.F14];[$'(DATA)mnemonic'.$C$3:.$J$31];8;0));&quot;&quot;)">
            <text:p/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mnemonic'.$C$3:.$I$31];7;0);0); HEX2DEC([.A15]))" office:value-type="float" office:value="0" calcext:value-type="float">
            <text:p>0</text:p>
          </table:table-cell>
          <table:table-cell table:style-name="ce7" table:formula="of:=DEC2BIN([.B15];8)" office:value-type="string" office:string-value="00000000" calcext:value-type="string">
            <text:p>00000000</text:p>
          </table:table-cell>
          <table:table-cell table:style-name="ce7" table:formula="of:=DEC2HEX([.B1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00" calcext:value-type="string">
            <text:p>00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>
            <text:p/>
          </table:table-cell>
          <table:table-cell table:style-name="ce20" table:formula="of:=IF(OR([.F15]=&quot;jmpf&quot;;[.F15]=&quot;call&quot;);VLOOKUP([.G15];[.$E$7:.$I$96];5;0);IF([.G15]=&quot;&quot;;&quot;&quot;;[.G15]))">
            <text:p/>
          </table:table-cell>
          <table:table-cell table:style-name="ce21" table:formula="of:=IFNA(COM.MICROSOFT.CONCAT([.L15];[.M15]);&quot;&quot;)">
            <text:p/>
          </table:table-cell>
          <table:table-cell table:style-name="ce22" table:formula="of:=IFNA(IF([.F15]=&quot;scall&quot;;VLOOKUP([.G15];[$'(DATA)scall'.$B$3:.$D$18];3;0);VLOOKUP([.F15];[$'(DATA)mnemonic'.$C$3:.$J$31];8;0));&quot;&quot;)">
            <text:p/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mnemonic'.$C$3:.$I$31];7;0);0); HEX2DEC([.A16]))" office:value-type="float" office:value="0" calcext:value-type="float">
            <text:p>0</text:p>
          </table:table-cell>
          <table:table-cell table:style-name="ce7" table:formula="of:=DEC2BIN([.B16];8)" office:value-type="string" office:string-value="00000000" calcext:value-type="string">
            <text:p>00000000</text:p>
          </table:table-cell>
          <table:table-cell table:style-name="ce7" table:formula="of:=DEC2HEX([.B16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00" calcext:value-type="string">
            <text:p>00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>
            <text:p/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>
            <text:p/>
          </table:table-cell>
          <table:table-cell table:style-name="ce22" table:formula="of:=IFNA(IF([.F16]=&quot;scall&quot;;VLOOKUP([.G16];[$'(DATA)scall'.$B$3:.$D$18];3;0);VLOOKUP([.F16];[$'(DATA)mnemonic'.$C$3:.$J$31];8;0));&quot;&quot;)">
            <text:p/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mnemonic'.$C$3:.$I$31];7;0);0); HEX2DEC([.A17]))" office:value-type="float" office:value="0" calcext:value-type="float">
            <text:p>0</text:p>
          </table:table-cell>
          <table:table-cell table:style-name="ce7" table:formula="of:=DEC2BIN([.B17];8)" office:value-type="string" office:string-value="00000000" calcext:value-type="string">
            <text:p>00000000</text:p>
          </table:table-cell>
          <table:table-cell table:style-name="ce7" table:formula="of:=DEC2HEX([.B17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00" calcext:value-type="string">
            <text:p>00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mnemonic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mnemonic'.$C$3:.$I$31];7;0);0); HEX2DEC([.A18]))" office:value-type="float" office:value="0" calcext:value-type="float">
            <text:p>0</text:p>
          </table:table-cell>
          <table:table-cell table:style-name="ce7" table:formula="of:=DEC2BIN([.B18];8)" office:value-type="string" office:string-value="00000000" calcext:value-type="string">
            <text:p>00000000</text:p>
          </table:table-cell>
          <table:table-cell table:style-name="ce7" table:formula="of:=DEC2HEX([.B1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00" calcext:value-type="string">
            <text:p>00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mnemonic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mnemonic'.$C$3:.$I$31];7;0);0); HEX2DEC([.A19]))" office:value-type="float" office:value="0" calcext:value-type="float">
            <text:p>0</text:p>
          </table:table-cell>
          <table:table-cell table:style-name="ce7" table:formula="of:=DEC2BIN([.B19];8)" office:value-type="string" office:string-value="00000000" calcext:value-type="string">
            <text:p>00000000</text:p>
          </table:table-cell>
          <table:table-cell table:style-name="ce7" table:formula="of:=DEC2HEX([.B1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00" calcext:value-type="string">
            <text:p>00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mnemonic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mnemonic'.$C$3:.$I$31];7;0);0); HEX2DEC([.A20]))" office:value-type="float" office:value="0" calcext:value-type="float">
            <text:p>0</text:p>
          </table:table-cell>
          <table:table-cell table:style-name="ce7" table:formula="of:=DEC2BIN([.B20];8)" office:value-type="string" office:string-value="00000000" calcext:value-type="string">
            <text:p>00000000</text:p>
          </table:table-cell>
          <table:table-cell table:style-name="ce7" table:formula="of:=DEC2HEX([.B20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00" calcext:value-type="string">
            <text:p>00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mnemonic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mnemonic'.$C$3:.$I$31];7;0);0); HEX2DEC([.A21]))" office:value-type="float" office:value="0" calcext:value-type="float">
            <text:p>0</text:p>
          </table:table-cell>
          <table:table-cell table:style-name="ce7" table:formula="of:=DEC2BIN([.B21];8)" office:value-type="string" office:string-value="00000000" calcext:value-type="string">
            <text:p>00000000</text:p>
          </table:table-cell>
          <table:table-cell table:style-name="ce7" table:formula="of:=DEC2HEX([.B2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00" calcext:value-type="string">
            <text:p>00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mnemonic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mnemonic'.$C$3:.$I$31];7;0);0); HEX2DEC([.A22]))" office:value-type="float" office:value="0" calcext:value-type="float">
            <text:p>0</text:p>
          </table:table-cell>
          <table:table-cell table:style-name="ce7" table:formula="of:=DEC2BIN([.B22];8)" office:value-type="string" office:string-value="00000000" calcext:value-type="string">
            <text:p>00000000</text:p>
          </table:table-cell>
          <table:table-cell table:style-name="ce7" table:formula="of:=DEC2HEX([.B2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00" calcext:value-type="string">
            <text:p>00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mnemonic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mnemonic'.$C$3:.$I$31];7;0);0); HEX2DEC([.A23]))" office:value-type="float" office:value="0" calcext:value-type="float">
            <text:p>0</text:p>
          </table:table-cell>
          <table:table-cell table:style-name="ce7" table:formula="of:=DEC2BIN([.B23];8)" office:value-type="string" office:string-value="00000000" calcext:value-type="string">
            <text:p>00000000</text:p>
          </table:table-cell>
          <table:table-cell table:style-name="ce7" table:formula="of:=DEC2HEX([.B23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00" calcext:value-type="string">
            <text:p>00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mnemonic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0" calcext:value-type="float">
            <text:p>0</text:p>
          </table:table-cell>
          <table:table-cell table:style-name="ce7" table:formula="of:=DEC2BIN([.B24];8)" office:value-type="string" office:string-value="00000000" calcext:value-type="string">
            <text:p>00000000</text:p>
          </table:table-cell>
          <table:table-cell table:style-name="ce7" table:formula="of:=DEC2HEX([.B24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00" calcext:value-type="string">
            <text:p>00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mnemonic'.$C$3:.$I$31];7;0);0); HEX2DEC([.A25]))" office:value-type="float" office:value="0" calcext:value-type="float">
            <text:p>0</text:p>
          </table:table-cell>
          <table:table-cell table:style-name="ce7" table:formula="of:=DEC2BIN([.B25];8)" office:value-type="string" office:string-value="00000000" calcext:value-type="string">
            <text:p>00000000</text:p>
          </table:table-cell>
          <table:table-cell table:style-name="ce7" table:formula="of:=DEC2HEX([.B2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00" calcext:value-type="string">
            <text:p>00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mnemonic'.$C$3:.$I$31];7;0);0); HEX2DEC([.A26]))" office:value-type="float" office:value="0" calcext:value-type="float">
            <text:p>0</text:p>
          </table:table-cell>
          <table:table-cell table:style-name="ce7" table:formula="of:=DEC2BIN([.B26];8)" office:value-type="string" office:string-value="00000000" calcext:value-type="string">
            <text:p>00000000</text:p>
          </table:table-cell>
          <table:table-cell table:style-name="ce7" table:formula="of:=DEC2HEX([.B26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00" calcext:value-type="string">
            <text:p>00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mnemonic'.$C$3:.$I$31];7;0);0); HEX2DEC([.A27]))" office:value-type="float" office:value="0" calcext:value-type="float">
            <text:p>0</text:p>
          </table:table-cell>
          <table:table-cell table:style-name="ce7" table:formula="of:=DEC2BIN([.B27];8)" office:value-type="string" office:string-value="00000000" calcext:value-type="string">
            <text:p>00000000</text:p>
          </table:table-cell>
          <table:table-cell table:style-name="ce7" table:formula="of:=DEC2HEX([.B2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00" calcext:value-type="string">
            <text:p>00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mnemonic'.$C$3:.$I$31];7;0);0); HEX2DEC([.A28]))" office:value-type="float" office:value="0" calcext:value-type="float">
            <text:p>0</text:p>
          </table:table-cell>
          <table:table-cell table:style-name="ce7" table:formula="of:=DEC2BIN([.B28];8)" office:value-type="string" office:string-value="00000000" calcext:value-type="string">
            <text:p>00000000</text:p>
          </table:table-cell>
          <table:table-cell table:style-name="ce7" table:formula="of:=DEC2HEX([.B2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00" calcext:value-type="string">
            <text:p>00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mnemonic'.$C$3:.$I$31];7;0);0); HEX2DEC([.A29]))" office:value-type="float" office:value="0" calcext:value-type="float">
            <text:p>0</text:p>
          </table:table-cell>
          <table:table-cell table:style-name="ce7" table:formula="of:=DEC2BIN([.B29];8)" office:value-type="string" office:string-value="00000000" calcext:value-type="string">
            <text:p>00000000</text:p>
          </table:table-cell>
          <table:table-cell table:style-name="ce7" table:formula="of:=DEC2HEX([.B2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00" calcext:value-type="string">
            <text:p>00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0" calcext:value-type="float">
            <text:p>0</text:p>
          </table:table-cell>
          <table:table-cell table:style-name="ce7" table:formula="of:=DEC2BIN([.B30];8)" office:value-type="string" office:string-value="00000000" calcext:value-type="string">
            <text:p>00000000</text:p>
          </table:table-cell>
          <table:table-cell table:style-name="ce7" table:formula="of:=DEC2HEX([.B3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00" calcext:value-type="string">
            <text:p>00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mnemonic'.$C$3:.$I$31];7;0);0); HEX2DEC([.A31]))" office:value-type="float" office:value="0" calcext:value-type="float">
            <text:p>0</text:p>
          </table:table-cell>
          <table:table-cell table:style-name="ce7" table:formula="of:=DEC2BIN([.B31];8)" office:value-type="string" office:string-value="00000000" calcext:value-type="string">
            <text:p>00000000</text:p>
          </table:table-cell>
          <table:table-cell table:style-name="ce7" table:formula="of:=DEC2HEX([.B3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00" calcext:value-type="string">
            <text:p>00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0" calcext:value-type="float">
            <text:p>0</text:p>
          </table:table-cell>
          <table:table-cell table:style-name="ce7" table:formula="of:=DEC2BIN([.B32];8)" office:value-type="string" office:string-value="00000000" calcext:value-type="string">
            <text:p>00000000</text:p>
          </table:table-cell>
          <table:table-cell table:style-name="ce7" table:formula="of:=DEC2HEX([.B32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00" calcext:value-type="string">
            <text:p>00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mnemonic'.$C$3:.$I$31];7;0);0); HEX2DEC([.A33]))" office:value-type="float" office:value="0" calcext:value-type="float">
            <text:p>0</text:p>
          </table:table-cell>
          <table:table-cell table:style-name="ce7" table:formula="of:=DEC2BIN([.B33];8)" office:value-type="string" office:string-value="00000000" calcext:value-type="string">
            <text:p>00000000</text:p>
          </table:table-cell>
          <table:table-cell table:style-name="ce7" table:formula="of:=DEC2HEX([.B3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00" calcext:value-type="string">
            <text:p>00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mnemonic'.$C$3:.$I$31];7;0);0); HEX2DEC([.A34]))" office:value-type="float" office:value="0" calcext:value-type="float">
            <text:p>0</text:p>
          </table:table-cell>
          <table:table-cell table:style-name="ce7" table:formula="of:=DEC2BIN([.B34];8)" office:value-type="string" office:string-value="00000000" calcext:value-type="string">
            <text:p>00000000</text:p>
          </table:table-cell>
          <table:table-cell table:style-name="ce7" table:formula="of:=DEC2HEX([.B34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00" calcext:value-type="string">
            <text:p>00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0" calcext:value-type="float">
            <text:p>0</text:p>
          </table:table-cell>
          <table:table-cell table:style-name="ce7" table:formula="of:=DEC2BIN([.B35];8)" office:value-type="string" office:string-value="00000000" calcext:value-type="string">
            <text:p>00000000</text:p>
          </table:table-cell>
          <table:table-cell table:style-name="ce7" table:formula="of:=DEC2HEX([.B3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00" calcext:value-type="string">
            <text:p>00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mnemonic'.$C$3:.$I$31];7;0);0); HEX2DEC([.A36]))" office:value-type="float" office:value="0" calcext:value-type="float">
            <text:p>0</text:p>
          </table:table-cell>
          <table:table-cell table:style-name="ce7" table:formula="of:=DEC2BIN([.B36];8)" office:value-type="string" office:string-value="00000000" calcext:value-type="string">
            <text:p>00000000</text:p>
          </table:table-cell>
          <table:table-cell table:style-name="ce7" table:formula="of:=DEC2HEX([.B36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00" calcext:value-type="string">
            <text:p>00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mnemonic'.$C$3:.$I$31];7;0);0); HEX2DEC([.A37]))" office:value-type="float" office:value="0" calcext:value-type="float">
            <text:p>0</text:p>
          </table:table-cell>
          <table:table-cell table:style-name="ce7" table:formula="of:=DEC2BIN([.B37];8)" office:value-type="string" office:string-value="00000000" calcext:value-type="string">
            <text:p>00000000</text:p>
          </table:table-cell>
          <table:table-cell table:style-name="ce7" table:formula="of:=DEC2HEX([.B37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00" calcext:value-type="string">
            <text:p>00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0" calcext:value-type="float">
            <text:p>0</text:p>
          </table:table-cell>
          <table:table-cell table:style-name="ce7" table:formula="of:=DEC2BIN([.B38];8)" office:value-type="string" office:string-value="00000000" calcext:value-type="string">
            <text:p>00000000</text:p>
          </table:table-cell>
          <table:table-cell table:style-name="ce7" table:formula="of:=DEC2HEX([.B38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00" calcext:value-type="string">
            <text:p>00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0" calcext:value-type="float">
            <text:p>0</text:p>
          </table:table-cell>
          <table:table-cell table:style-name="ce7" table:formula="of:=DEC2BIN([.B39];8)" office:value-type="string" office:string-value="00000000" calcext:value-type="string">
            <text:p>00000000</text:p>
          </table:table-cell>
          <table:table-cell table:style-name="ce7" table:formula="of:=DEC2HEX([.B3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00" calcext:value-type="string">
            <text:p>00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0" calcext:value-type="float">
            <text:p>0</text:p>
          </table:table-cell>
          <table:table-cell table:style-name="ce7" table:formula="of:=DEC2BIN([.B40];8)" office:value-type="string" office:string-value="00000000" calcext:value-type="string">
            <text:p>00000000</text:p>
          </table:table-cell>
          <table:table-cell table:style-name="ce7" table:formula="of:=DEC2HEX([.B4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00" calcext:value-type="string">
            <text:p>00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0" calcext:value-type="float">
            <text:p>0</text:p>
          </table:table-cell>
          <table:table-cell table:style-name="ce7" table:formula="of:=DEC2BIN([.B41];8)" office:value-type="string" office:string-value="00000000" calcext:value-type="string">
            <text:p>00000000</text:p>
          </table:table-cell>
          <table:table-cell table:style-name="ce7" table:formula="of:=DEC2HEX([.B4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00" calcext:value-type="string">
            <text:p>00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0" calcext:value-type="float">
            <text:p>0</text:p>
          </table:table-cell>
          <table:table-cell table:style-name="ce7" table:formula="of:=DEC2BIN([.B42];8)" office:value-type="string" office:string-value="00000000" calcext:value-type="string">
            <text:p>00000000</text:p>
          </table:table-cell>
          <table:table-cell table:style-name="ce7" table:formula="of:=DEC2HEX([.B42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00" calcext:value-type="string">
            <text:p>00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0" calcext:value-type="float">
            <text:p>0</text:p>
          </table:table-cell>
          <table:table-cell table:style-name="ce7" table:formula="of:=DEC2BIN([.B43];8)" office:value-type="string" office:string-value="00000000" calcext:value-type="string">
            <text:p>00000000</text:p>
          </table:table-cell>
          <table:table-cell table:style-name="ce7" table:formula="of:=DEC2HEX([.B43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00" calcext:value-type="string">
            <text:p>00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0" calcext:value-type="float">
            <text:p>0</text:p>
          </table:table-cell>
          <table:table-cell table:style-name="ce7" table:formula="of:=DEC2BIN([.B44];8)" office:value-type="string" office:string-value="00000000" calcext:value-type="string">
            <text:p>00000000</text:p>
          </table:table-cell>
          <table:table-cell table:style-name="ce7" table:formula="of:=DEC2HEX([.B44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00" calcext:value-type="string">
            <text:p>00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0" calcext:value-type="float">
            <text:p>0</text:p>
          </table:table-cell>
          <table:table-cell table:style-name="ce7" table:formula="of:=DEC2BIN([.B45];8)" office:value-type="string" office:string-value="00000000" calcext:value-type="string">
            <text:p>00000000</text:p>
          </table:table-cell>
          <table:table-cell table:style-name="ce7" table:formula="of:=DEC2HEX([.B45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00" calcext:value-type="string">
            <text:p>00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0" calcext:value-type="float">
            <text:p>0</text:p>
          </table:table-cell>
          <table:table-cell table:style-name="ce7" table:formula="of:=DEC2BIN([.B46];8)" office:value-type="string" office:string-value="00000000" calcext:value-type="string">
            <text:p>00000000</text:p>
          </table:table-cell>
          <table:table-cell table:style-name="ce7" table:formula="of:=DEC2HEX([.B46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00" calcext:value-type="string">
            <text:p>00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0" calcext:value-type="float">
            <text:p>0</text:p>
          </table:table-cell>
          <table:table-cell table:style-name="ce7" table:formula="of:=DEC2BIN([.B47];8)" office:value-type="string" office:string-value="00000000" calcext:value-type="string">
            <text:p>00000000</text:p>
          </table:table-cell>
          <table:table-cell table:style-name="ce7" table:formula="of:=DEC2HEX([.B47];2)" office:value-type="string" office:string-value="00" calcext:value-type="string">
            <text:p>00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00" calcext:value-type="string">
            <text:p>00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0" calcext:value-type="float">
            <text:p>0</text:p>
          </table:table-cell>
          <table:table-cell table:style-name="ce7" table:formula="of:=DEC2BIN([.B48];8)" office:value-type="string" office:string-value="00000000" calcext:value-type="string">
            <text:p>00000000</text:p>
          </table:table-cell>
          <table:table-cell table:style-name="ce7" table:formula="of:=DEC2HEX([.B48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00" calcext:value-type="string">
            <text:p>00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0" calcext:value-type="float">
            <text:p>0</text:p>
          </table:table-cell>
          <table:table-cell table:style-name="ce7" table:formula="of:=DEC2BIN([.B49];8)" office:value-type="string" office:string-value="00000000" calcext:value-type="string">
            <text:p>00000000</text:p>
          </table:table-cell>
          <table:table-cell table:style-name="ce7" table:formula="of:=DEC2HEX([.B49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00" calcext:value-type="string">
            <text:p>00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0" calcext:value-type="float">
            <text:p>0</text:p>
          </table:table-cell>
          <table:table-cell table:style-name="ce7" table:formula="of:=DEC2BIN([.B50];8)" office:value-type="string" office:string-value="00000000" calcext:value-type="string">
            <text:p>00000000</text:p>
          </table:table-cell>
          <table:table-cell table:style-name="ce7" table:formula="of:=DEC2HEX([.B50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00" calcext:value-type="string">
            <text:p>00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0" calcext:value-type="float">
            <text:p>0</text:p>
          </table:table-cell>
          <table:table-cell table:style-name="ce7" table:formula="of:=DEC2BIN([.B51];8)" office:value-type="string" office:string-value="00000000" calcext:value-type="string">
            <text:p>00000000</text:p>
          </table:table-cell>
          <table:table-cell table:style-name="ce7" table:formula="of:=DEC2HEX([.B51];2)" office:value-type="string" office:string-value="00" calcext:value-type="string">
            <text:p>00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00" calcext:value-type="string">
            <text:p>00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(DATA)mnemonic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6" table:number-columns-repeated="7" table:default-cell-style-name="Default"/>
        <table:table-column table:style-name="co19" table:default-cell-style-name="Default"/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No.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Flg</text:p>
          </table:table-cell>
          <table:table-cell office:value-type="string" calcext:value-type="string">
            <text:p>for vlookup</text:p>
          </table:table-cell>
          <table:table-cell office:value-type="string" calcext:value-type="string">
            <text:p>Count N</text:p>
          </table:table-cell>
          <table:table-cell office:value-type="string" calcext:value-type="string">
            <text:p>Count O</text:p>
          </table:table-cell>
          <table:table-cell office:value-type="string" calcext:value-type="string">
            <text:p>Count SUM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A3];1)" office:value-type="string" office:string-value="0" calcext:value-type="string">
            <text:p>0</text:p>
          </table:table-cell>
          <table:table-cell office:value-type="string" calcext:value-type="string">
            <text:p>ink</text:p>
          </table:table-cell>
          <table:table-cell/>
          <table:table-cell office:value-type="string" calcext:value-type="string">
            <text:p>0,1</text:p>
          </table:table-cell>
          <table:table-cell table:formula="of:=[.B3]" office:value-type="string" office:string-value="0" calcext:value-type="string">
            <text:p>0</text:p>
          </table:table-cell>
          <table:table-cell table:formula="of:=LEN([.B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3:.H3])" office:value-type="float" office:value="1" calcext:value-type="float">
            <text:p>1</text:p>
          </table:table-cell>
          <table:table-cell office:value-type="string" calcext:value-type="string">
            <text:p>Store the inputted number in the A register (no key input, execution FLG=1)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4];1)" office:value-type="string" office:string-value="1" calcext:value-type="string">
            <text:p>1</text:p>
          </table:table-cell>
          <table:table-cell office:value-type="string" calcext:value-type="string">
            <text:p>out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" office:value-type="string" office:string-value="1" calcext:value-type="string">
            <text:p>1</text:p>
          </table:table-cell>
          <table:table-cell table:formula="of:=LEN([.B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4:.H4])" office:value-type="float" office:value="1" calcext:value-type="float">
            <text:p>1</text:p>
          </table:table-cell>
          <table:table-cell office:value-type="string" calcext:value-type="string">
            <text:p>Display the A register value on the numeric LE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DEC2HEX([.A5];1)" office:value-type="string" office:string-value="2" calcext:value-type="string">
            <text:p>2</text:p>
          </table:table-cell>
          <table:table-cell office:value-type="string" calcext:value-type="string">
            <text:p>aby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]" office:value-type="string" office:string-value="2" calcext:value-type="string">
            <text:p>2</text:p>
          </table:table-cell>
          <table:table-cell table:formula="of:=LEN([.B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5:.H5])" office:value-type="float" office:value="1" calcext:value-type="float">
            <text:p>1</text:p>
          </table:table-cell>
          <table:table-cell office:value-type="string" calcext:value-type="string">
            <text:p>A⇔B、Y⇔Z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A6];1)" office:value-type="string" office:string-value="3" calcext:value-type="string">
            <text:p>3</text:p>
          </table:table-cell>
          <table:table-cell office:value-type="string" calcext:value-type="string">
            <text:p>a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6]" office:value-type="string" office:string-value="3" calcext:value-type="string">
            <text:p>3</text:p>
          </table:table-cell>
          <table:table-cell table:formula="of:=LEN([.B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6:.H6])" office:value-type="float" office:value="1" calcext:value-type="float">
            <text:p>1</text:p>
          </table:table-cell>
          <table:table-cell office:value-type="string" calcext:value-type="string">
            <text:p>A⇔Y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A7];1)" office:value-type="string" office:string-value="4" calcext:value-type="string">
            <text:p>4</text:p>
          </table:table-cell>
          <table:table-cell office:value-type="string" calcext:value-type="string">
            <text:p>s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]" office:value-type="string" office:string-value="4" calcext:value-type="string">
            <text:p>4</text:p>
          </table:table-cell>
          <table:table-cell table:formula="of:=LEN([.B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7:.H7])" office:value-type="float" office:value="1" calcext:value-type="float">
            <text:p>1</text:p>
          </table:table-cell>
          <table:table-cell office:value-type="string" calcext:value-type="string">
            <text:p>Store the A register value at (50+Y)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A8];1)" office:value-type="string" office:string-value="5" calcext:value-type="string">
            <text:p>5</text:p>
          </table:table-cell>
          <table:table-cell office:value-type="string" calcext:value-type="string">
            <text:p>l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8]" office:value-type="string" office:string-value="5" calcext:value-type="string">
            <text:p>5</text:p>
          </table:table-cell>
          <table:table-cell table:formula="of:=LEN([.B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8:.H8])" office:value-type="float" office:value="1" calcext:value-type="float">
            <text:p>1</text:p>
          </table:table-cell>
          <table:table-cell office:value-type="string" calcext:value-type="string">
            <text:p>Store the value at (50+Y) in the A register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A9];1)" office:value-type="string" office:string-value="6" calcext:value-type="string">
            <text:p>6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0,1</text:p>
          </table:table-cell>
          <table:table-cell table:formula="of:=[.B9]" office:value-type="string" office:string-value="6" calcext:value-type="string">
            <text:p>6</text:p>
          </table:table-cell>
          <table:table-cell table:formula="of:=LEN([.B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9:.H9])" office:value-type="float" office:value="1" calcext:value-type="float">
            <text:p>1</text:p>
          </table:table-cell>
          <table:table-cell office:value-type="string" calcext:value-type="string">
            <text:p>Add the value at (50+Y) to the A register value (when the digit is increased, execution FLG=1)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A10];1)" office:value-type="string" office:string-value="7" calcext:value-type="string">
            <text:p>7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0,1</text:p>
          </table:table-cell>
          <table:table-cell table:formula="of:=[.B10]" office:value-type="string" office:string-value="7" calcext:value-type="string">
            <text:p>7</text:p>
          </table:table-cell>
          <table:table-cell table:formula="of:=LEN([.B1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G10:.H10])" office:value-type="float" office:value="1" calcext:value-type="float">
            <text:p>1</text:p>
          </table:table-cell>
          <table:table-cell office:value-type="string" calcext:value-type="string">
            <text:p>Subtract the A register value from the value at (50+Y), and store the result in the A register (if the result is negative, execute FLG=1)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A11];1)" office:value-type="string" office:string-value="8" calcext:value-type="string">
            <text:p>8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[.B11]" office:value-type="string" office:string-value="8" calcext:value-type="string">
            <text:p>8</text:p>
          </table:table-cell>
          <table:table-cell table:formula="of:=LEN([.B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1:.H11])" office:value-type="float" office:value="2" calcext:value-type="float">
            <text:p>2</text:p>
          </table:table-cell>
          <table:table-cell office:value-type="string" calcext:value-type="string">
            <text:p>Store the operand value in the A register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A12];1)" office:value-type="string" office:string-value="9" calcext:value-type="string">
            <text:p>9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2]" office:value-type="string" office:string-value="9" calcext:value-type="string">
            <text:p>9</text:p>
          </table:table-cell>
          <table:table-cell table:formula="of:=LEN([.B1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2:.H12])" office:value-type="float" office:value="2" calcext:value-type="float">
            <text:p>2</text:p>
          </table:table-cell>
          <table:table-cell office:value-type="string" calcext:value-type="string">
            <text:p>Add the "operand" value to the A register (at the time of digit increase, execution FLG=1)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A13];1)" office:value-type="string" office:string-value="A" calcext:value-type="string">
            <text:p>A</text:p>
          </table:table-cell>
          <table:table-cell office:value-type="string" calcext:value-type="string">
            <text:p>ldy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formula="of:=[.B13]" office:value-type="string" office:string-value="A" calcext:value-type="string">
            <text:p>A</text:p>
          </table:table-cell>
          <table:table-cell table:formula="of:=LEN([.B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3:.H13])" office:value-type="float" office:value="2" calcext:value-type="float">
            <text:p>2</text:p>
          </table:table-cell>
          <table:table-cell office:value-type="string" calcext:value-type="string">
            <text:p>Store "operand" value in Y register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A14];1)" office:value-type="string" office:string-value="B" calcext:value-type="string">
            <text:p>B</text:p>
          </table:table-cell>
          <table:table-cell office:value-type="string" calcext:value-type="string">
            <text:p>addy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4]" office:value-type="string" office:string-value="B" calcext:value-type="string">
            <text:p>B</text:p>
          </table:table-cell>
          <table:table-cell table:formula="of:=LEN([.B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4:.H14])" office:value-type="float" office:value="2" calcext:value-type="float">
            <text:p>2</text:p>
          </table:table-cell>
          <table:table-cell office:value-type="string" calcext:value-type="string">
            <text:p>Add the "operand" value to the Y register (at the time of digit increase, execution FLG=1)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A15];1)" office:value-type="string" office:string-value="C" calcext:value-type="string">
            <text:p>C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5]" office:value-type="string" office:string-value="C" calcext:value-type="string">
            <text:p>C</text:p>
          </table:table-cell>
          <table:table-cell table:formula="of:=LEN([.B1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5:.H15])" office:value-type="float" office:value="2" calcext:value-type="float">
            <text:p>2</text:p>
          </table:table-cell>
          <table:table-cell office:value-type="string" calcext:value-type="string">
            <text:p>If A register value = operand value, execute FLG = 0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A16];1)" office:value-type="string" office:string-value="D" calcext:value-type="string">
            <text:p>D</text:p>
          </table:table-cell>
          <table:table-cell office:value-type="string" calcext:value-type="string">
            <text:p>cpy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6]" office:value-type="string" office:string-value="D" calcext:value-type="string">
            <text:p>D</text:p>
          </table:table-cell>
          <table:table-cell table:formula="of:=LEN([.B1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6:.H16])" office:value-type="float" office:value="2" calcext:value-type="float">
            <text:p>2</text:p>
          </table:table-cell>
          <table:table-cell office:value-type="string" calcext:value-type="string">
            <text:p>If Y register value = operand value, execute FLG = 0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A17];1)" office:value-type="string" office:string-value="E" calcext:value-type="string">
            <text:p>E</text:p>
          </table:table-cell>
          <table:table-cell office:value-type="string" calcext:value-type="string">
            <text:p>sca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,1</text:p>
          </table:table-cell>
          <table:table-cell table:formula="of:=[.B17]" office:value-type="string" office:string-value="E" calcext:value-type="string">
            <text:p>E</text:p>
          </table:table-cell>
          <table:table-cell table:formula="of:=LEN([.B1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G17:.H17])" office:value-type="float" office:value="2" calcext:value-type="float">
            <text:p>2</text:p>
          </table:table-cell>
          <table:table-cell office:value-type="string" calcext:value-type="string">
            <text:p>service call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A18];1)" office:value-type="string" office:string-value="F" calcext:value-type="string">
            <text:p>F</text:p>
          </table:table-cell>
          <table:table-cell office:value-type="string" calcext:value-type="string">
            <text:p>jmpf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,1</text:p>
          </table:table-cell>
          <table:table-cell table:formula="of:=[.B18]" office:value-type="string" office:string-value="F" calcext:value-type="string">
            <text:p>F</text:p>
          </table:table-cell>
          <table:table-cell table:formula="of:=LEN([.B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G18:.H18])" office:value-type="float" office:value="3" calcext:value-type="float">
            <text:p>3</text:p>
          </table:table-cell>
          <table:table-cell office:value-type="string" calcext:value-type="string">
            <text:p>If execution FLG=1, jump to the specified address.</text:p>
          </table:table-cell>
        </table:table-row>
        <table:table-row table:style-name="ro2">
          <table:table-cell office:value-type="float" office:value="3936" calcext:value-type="float">
            <text:p>3936</text:p>
          </table:table-cell>
          <table:table-cell table:formula="of:=DEC2HEX([.A19];3)" office:value-type="string" office:string-value="F60" calcext:value-type="string">
            <text:p>F60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xx</text:p>
          </table:table-cell>
          <table:table-cell office:value-type="float" office:value="1" calcext:value-type="float">
            <text:p>1</text:p>
          </table:table-cell>
          <table:table-cell table:formula="of:=[.B19]" office:value-type="string" office:string-value="F60" calcext:value-type="string">
            <text:p>F60</text:p>
          </table:table-cell>
          <table:table-cell table:formula="of:=LEN([.B19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G19:.H19])" office:value-type="float" office:value="5" calcext:value-type="float">
            <text:p>5</text:p>
          </table:table-cell>
          <table:table-cell office:value-type="string" calcext:value-type="string">
            <text:p>Jump to specified address (regardless of execution FLG).</text:p>
          </table:table-cell>
        </table:table-row>
        <table:table-row table:style-name="ro2">
          <table:table-cell office:value-type="float" office:value="3937" calcext:value-type="float">
            <text:p>3937</text:p>
          </table:table-cell>
          <table:table-cell table:formula="of:=DEC2HEX([.A20];3)" office:value-type="string" office:string-value="F61" calcext:value-type="string">
            <text:p>F61</text:p>
          </table:table-cell>
          <table:table-cell office:value-type="string" calcext:value-type="string">
            <text:p>re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0]" office:value-type="string" office:string-value="F61" calcext:value-type="string">
            <text:p>F61</text:p>
          </table:table-cell>
          <table:table-cell table:formula="of:=LEN([.B2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0:.H20])" office:value-type="float" office:value="3" calcext:value-type="float">
            <text:p>3</text:p>
          </table:table-cell>
          <table:table-cell office:value-type="string" calcext:value-type="string">
            <text:p>callBack to the original address.</text:p>
          </table:table-cell>
        </table:table-row>
        <table:table-row table:style-name="ro2">
          <table:table-cell office:value-type="float" office:value="3938" calcext:value-type="float">
            <text:p>3938</text:p>
          </table:table-cell>
          <table:table-cell table:formula="of:=DEC2HEX([.A21];3)" office:value-type="string" office:string-value="F62" calcext:value-type="string">
            <text:p>F62</text:p>
          </table:table-cell>
          <table:table-cell office:value-type="string" calcext:value-type="string">
            <text:p>push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1]" office:value-type="string" office:string-value="F62" calcext:value-type="string">
            <text:p>F62</text:p>
          </table:table-cell>
          <table:table-cell table:formula="of:=LEN([.B2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1:.H21])" office:value-type="float" office:value="3" calcext:value-type="float">
            <text:p>3</text:p>
          </table:table-cell>
          <table:table-cell office:value-type="string" calcext:value-type="string">
            <text:p>Load the A register value to the top of the stack.</text:p>
          </table:table-cell>
        </table:table-row>
        <table:table-row table:style-name="ro2">
          <table:table-cell office:value-type="float" office:value="3939" calcext:value-type="float">
            <text:p>3939</text:p>
          </table:table-cell>
          <table:table-cell table:formula="of:=DEC2HEX([.A22];3)" office:value-type="string" office:string-value="F63" calcext:value-type="string">
            <text:p>F63</text:p>
          </table:table-cell>
          <table:table-cell office:value-type="string" calcext:value-type="string">
            <text:p>popA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2]" office:value-type="string" office:string-value="F63" calcext:value-type="string">
            <text:p>F63</text:p>
          </table:table-cell>
          <table:table-cell table:formula="of:=LEN([.B2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2:.H22])" office:value-type="float" office:value="3" calcext:value-type="float">
            <text:p>3</text:p>
          </table:table-cell>
          <table:table-cell office:value-type="string" calcext:value-type="string">
            <text:p>Store the stack top value in the A register.</text:p>
          </table:table-cell>
        </table:table-row>
        <table:table-row table:style-name="ro2">
          <table:table-cell office:value-type="float" office:value="3940" calcext:value-type="float">
            <text:p>3940</text:p>
          </table:table-cell>
          <table:table-cell table:formula="of:=DEC2HEX([.A23];3)" office:value-type="string" office:string-value="F64" calcext:value-type="string">
            <text:p>F64</text:p>
          </table:table-cell>
          <table:table-cell office:value-type="string" calcext:value-type="string">
            <text:p>push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3]" office:value-type="string" office:string-value="F64" calcext:value-type="string">
            <text:p>F64</text:p>
          </table:table-cell>
          <table:table-cell table:formula="of:=LEN([.B23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3:.H23])" office:value-type="float" office:value="3" calcext:value-type="float">
            <text:p>3</text:p>
          </table:table-cell>
          <table:table-cell office:value-type="string" calcext:value-type="string">
            <text:p>Load the B register value to the top of the stack.</text:p>
          </table:table-cell>
        </table:table-row>
        <table:table-row table:style-name="ro2">
          <table:table-cell office:value-type="float" office:value="3941" calcext:value-type="float">
            <text:p>3941</text:p>
          </table:table-cell>
          <table:table-cell table:formula="of:=DEC2HEX([.A24];3)" office:value-type="string" office:string-value="F65" calcext:value-type="string">
            <text:p>F65</text:p>
          </table:table-cell>
          <table:table-cell office:value-type="string" calcext:value-type="string">
            <text:p>popB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4]" office:value-type="string" office:string-value="F65" calcext:value-type="string">
            <text:p>F65</text:p>
          </table:table-cell>
          <table:table-cell table:formula="of:=LEN([.B24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4:.H24])" office:value-type="float" office:value="3" calcext:value-type="float">
            <text:p>3</text:p>
          </table:table-cell>
          <table:table-cell office:value-type="string" calcext:value-type="string">
            <text:p>Store the stack top value in the B register.</text:p>
          </table:table-cell>
        </table:table-row>
        <table:table-row table:style-name="ro2">
          <table:table-cell office:value-type="float" office:value="3942" calcext:value-type="float">
            <text:p>3942</text:p>
          </table:table-cell>
          <table:table-cell table:formula="of:=DEC2HEX([.A25];3)" office:value-type="string" office:string-value="F66" calcext:value-type="string">
            <text:p>F66</text:p>
          </table:table-cell>
          <table:table-cell office:value-type="string" calcext:value-type="string">
            <text:p>push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5]" office:value-type="string" office:string-value="F66" calcext:value-type="string">
            <text:p>F66</text:p>
          </table:table-cell>
          <table:table-cell table:formula="of:=LEN([.B25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5:.H25])" office:value-type="float" office:value="3" calcext:value-type="float">
            <text:p>3</text:p>
          </table:table-cell>
          <table:table-cell office:value-type="string" calcext:value-type="string">
            <text:p>Load the Y register value to the top of the stack.</text:p>
          </table:table-cell>
        </table:table-row>
        <table:table-row table:style-name="ro2">
          <table:table-cell office:value-type="float" office:value="3943" calcext:value-type="float">
            <text:p>3943</text:p>
          </table:table-cell>
          <table:table-cell table:formula="of:=DEC2HEX([.A26];3)" office:value-type="string" office:string-value="F67" calcext:value-type="string">
            <text:p>F67</text:p>
          </table:table-cell>
          <table:table-cell office:value-type="string" calcext:value-type="string">
            <text:p>popY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6]" office:value-type="string" office:string-value="F67" calcext:value-type="string">
            <text:p>F67</text:p>
          </table:table-cell>
          <table:table-cell table:formula="of:=LEN([.B26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6:.H26])" office:value-type="float" office:value="3" calcext:value-type="float">
            <text:p>3</text:p>
          </table:table-cell>
          <table:table-cell office:value-type="string" calcext:value-type="string">
            <text:p>Store the stack top value in the Y register.</text:p>
          </table:table-cell>
        </table:table-row>
        <table:table-row table:style-name="ro2">
          <table:table-cell office:value-type="float" office:value="3944" calcext:value-type="float">
            <text:p>3944</text:p>
          </table:table-cell>
          <table:table-cell table:formula="of:=DEC2HEX([.A27];3)" office:value-type="string" office:string-value="F68" calcext:value-type="string">
            <text:p>F68</text:p>
          </table:table-cell>
          <table:table-cell office:value-type="string" calcext:value-type="string">
            <text:p>push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7]" office:value-type="string" office:string-value="F68" calcext:value-type="string">
            <text:p>F68</text:p>
          </table:table-cell>
          <table:table-cell table:formula="of:=LEN([.B27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7:.H27])" office:value-type="float" office:value="3" calcext:value-type="float">
            <text:p>3</text:p>
          </table:table-cell>
          <table:table-cell office:value-type="string" calcext:value-type="string">
            <text:p>Load the Z register value to the top of the stack.</text:p>
          </table:table-cell>
        </table:table-row>
        <table:table-row table:style-name="ro2">
          <table:table-cell office:value-type="float" office:value="3945" calcext:value-type="float">
            <text:p>3945</text:p>
          </table:table-cell>
          <table:table-cell table:formula="of:=DEC2HEX([.A28];3)" office:value-type="string" office:string-value="F69" calcext:value-type="string">
            <text:p>F69</text:p>
          </table:table-cell>
          <table:table-cell office:value-type="string" calcext:value-type="string">
            <text:p>popZ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8]" office:value-type="string" office:string-value="F69" calcext:value-type="string">
            <text:p>F69</text:p>
          </table:table-cell>
          <table:table-cell table:formula="of:=LEN([.B2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8:.H28])" office:value-type="float" office:value="3" calcext:value-type="float">
            <text:p>3</text:p>
          </table:table-cell>
          <table:table-cell office:value-type="string" calcext:value-type="string">
            <text:p>Store the stack top value in the Z register.</text:p>
          </table:table-cell>
        </table:table-row>
        <table:table-row table:style-name="ro2">
          <table:table-cell office:value-type="float" office:value="3952" calcext:value-type="float">
            <text:p>3952</text:p>
          </table:table-cell>
          <table:table-cell table:formula="of:=DEC2HEX([.A29];3)" office:value-type="string" office:string-value="F70" calcext:value-type="string">
            <text:p>F70</text:p>
          </table:table-cell>
          <table:table-cell office:value-type="string" calcext:value-type="string">
            <text:p>ioctrl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29]" office:value-type="string" office:string-value="F70" calcext:value-type="string">
            <text:p>F70</text:p>
          </table:table-cell>
          <table:table-cell table:formula="of:=LEN([.B2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29:.H29])" office:value-type="float" office:value="3" calcext:value-type="float">
            <text:p>3</text:p>
          </table:table-cell>
          <table:table-cell office:value-type="string" calcext:value-type="string">
            <text:p>Set the port specified by the Y register with the A register value (0:D output, 2:D input).</text:p>
          </table:table-cell>
        </table:table-row>
        <table:table-row table:style-name="ro2">
          <table:table-cell office:value-type="float" office:value="3953" calcext:value-type="float">
            <text:p>3953</text:p>
          </table:table-cell>
          <table:table-cell table:formula="of:=DEC2HEX([.A30];3)" office:value-type="string" office:string-value="F71" calcext:value-type="string">
            <text:p>F71</text:p>
          </table:table-cell>
          <table:table-cell office:value-type="string" calcext:value-type="string">
            <text:p>ou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0]" office:value-type="string" office:string-value="F71" calcext:value-type="string">
            <text:p>F71</text:p>
          </table:table-cell>
          <table:table-cell table:formula="of:=LEN([.B3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0:.H30])" office:value-type="float" office:value="3" calcext:value-type="float">
            <text:p>3</text:p>
          </table:table-cell>
          <table:table-cell office:value-type="string" calcext:value-type="string">
            <text:p>Outputs the A register value (0 or 1) to the port specified by the Y register.</text:p>
          </table:table-cell>
        </table:table-row>
        <table:table-row table:style-name="ro2">
          <table:table-cell office:value-type="float" office:value="3954" calcext:value-type="float">
            <text:p>3954</text:p>
          </table:table-cell>
          <table:table-cell table:formula="of:=DEC2HEX([.A31];3)" office:value-type="string" office:string-value="F72" calcext:value-type="string">
            <text:p>F72</text:p>
          </table:table-cell>
          <table:table-cell office:value-type="string" calcext:value-type="string">
            <text:p>in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31]" office:value-type="string" office:string-value="F72" calcext:value-type="string">
            <text:p>F72</text:p>
          </table:table-cell>
          <table:table-cell table:formula="of:=LEN([.B3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31:.H31])" office:value-type="float" office:value="3" calcext:value-type="float">
            <text:p>3</text:p>
          </table:table-cell>
          <table:table-cell office:value-type="string" calcext:value-type="string">
            <text:p>Read the status of the port specified by the Y register into the A register.</text:p>
          </table:table-cell>
        </table:table-row>
      </table:table>
      <table:table table:name="(DATA)scall" table:style-name="ta1">
        <office:forms form:automatic-focus="false" form:apply-design-mode="false"/>
        <table:table-column table:style-name="co16" table:default-cell-style-name="Default"/>
        <table:table-column table:style-name="co16" table:default-cell-style-name="ce34"/>
        <table:table-column table:style-name="co16" table:default-cell-style-name="Default"/>
        <table:table-column table:style-name="co20" table:default-cell-style-name="ce80"/>
        <table:table-row table:style-name="ro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 calcext:value-type="string">
            <text:p>No.</text:p>
          </table:table-cell>
          <table:table-cell table:style-name="Default" office:value-type="string" calcext:value-type="string">
            <text:p>Func</text:p>
          </table:table-cell>
          <table:table-cell office:value-type="string" calcext:value-type="string">
            <text:p>Flg</text:p>
          </table:table-cell>
          <table:table-cell table:style-name="Default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 off the numeric LED.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urn on the LED corresponding to the Y register value.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 off the LED corresponding to the Y register value.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used.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ert all bits of the A register.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hange all registers with the value of the '(dash)' auxiliary register.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Shift the value of the A register by one bit to the right (if the value before the shift is an even number, execute FLG = 1).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 the end sound.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 an error sound.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 a short sound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e a long sound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 the scale (0~E) specified by the A register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it for processing for (A register value + 1) x 0.1 second.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ns on the binary LED corresponding to the value at 5E (lower 4 bits) and 5F (upper 3 bits)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imal subtraction of the A register value from the value at (50+Y).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imal addition of the value at (50+Y) and the A register value.</text:p>
          </table:table-cell>
        </table:table-row>
      </table:table>
      <table:table table:name="LedBli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089E1EcE2EcF04" calcext:value-type="string">
            <text:p>E00:A089E1EcE2EcF04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0" calcext:value-type="float">
            <text:p>0</text:p>
          </table:table-cell>
          <table:table-cell table:style-name="ce21" table:formula="of:=IFNA(COM.MICROSOFT.CONCAT([.L7];[.M7]);&quot;&quot;)" office:value-type="string" office:string-value="A0" calcext:value-type="string">
            <text:p>A0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Store &quot;operand&quot; value in Y register." calcext:value-type="string">
            <text:p>Store "operand" value in Y register.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8" calcext:value-type="string">
            <text:p>8</text:p>
          </table:table-cell>
          <table:table-cell table:style-name="ce20" table:formula="of:=IF(OR([.F8]=&quot;jmpf&quot;;[.F8]=&quot;call&quot;);VLOOKUP([.G8];[.$E$7:.$I$96];5;0);IF([.G8]=&quot;&quot;;&quot;&quot;;[.G8]))" office:value-type="float" office:value="9" calcext:value-type="float">
            <text:p>9</text:p>
          </table:table-cell>
          <table:table-cell table:style-name="ce21" table:formula="of:=IFNA(COM.MICROSOFT.CONCAT([.L8];[.M8]);&quot;&quot;)" office:value-type="string" office:string-value="89" calcext:value-type="string">
            <text:p>89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Store the operand value in the A register." calcext:value-type="string">
            <text:p>Store the operand value in the A register.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9]=&quot;&quot;; [.B8]+IFNA(VLOOKUP([.F8];[$'(DATA)mnemonic'.$C$3:.$I$31];7;0);0); HEX2DEC([.A9]))" office:value-type="float" office:value="4" calcext:value-type="float">
            <text:p>4</text:p>
          </table:table-cell>
          <table:table-cell table:style-name="ce7" table:formula="of:=DEC2BIN([.B9];8)" office:value-type="string" office:string-value="00000100" calcext:value-type="string">
            <text:p>00000100</text:p>
          </table:table-cell>
          <table:table-cell table:style-name="ce7" table:formula="of:=DEC2HEX([.B9];2)" office:value-type="string" office:string-value="04" calcext:value-type="string">
            <text:p>04</text:p>
          </table:table-cell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4" calcext:value-type="string">
            <text:p>04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E" calcext:value-type="string">
            <text:p>E</text:p>
          </table:table-cell>
          <table:table-cell table:style-name="ce20" table:formula="of:=IF(OR([.F9]=&quot;jmpf&quot;;[.F9]=&quot;call&quot;);VLOOKUP([.G9];[.$E$7:.$I$96];5;0);IF([.G9]=&quot;&quot;;&quot;&quot;;[.G9]))" office:value-type="float" office:value="1" calcext:value-type="float">
            <text:p>1</text:p>
          </table:table-cell>
          <table:table-cell table:style-name="ce21" table:formula="of:=IFNA(COM.MICROSOFT.CONCAT([.L9];[.M9]);&quot;&quot;)" office:value-type="string" office:string-value="E1" calcext:value-type="string">
            <text:p>E1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Turn on the LED corresponding to the Y register value." calcext:value-type="string">
            <text:p>Turn on the LED corresponding to the Y register value.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0]=&quot;&quot;; [.B9]+IFNA(VLOOKUP([.F9];[$'(DATA)mnemonic'.$C$3:.$I$31];7;0);0); HEX2DEC([.A10]))" office:value-type="float" office:value="6" calcext:value-type="float">
            <text:p>6</text:p>
          </table:table-cell>
          <table:table-cell table:style-name="ce7" table:formula="of:=DEC2BIN([.B10];8)" office:value-type="string" office:string-value="00000110" calcext:value-type="string">
            <text:p>00000110</text:p>
          </table:table-cell>
          <table:table-cell table:style-name="ce7" table:formula="of:=DEC2HEX([.B10];2)" office:value-type="string" office:string-value="06" calcext:value-type="string">
            <text:p>06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6" calcext:value-type="string">
            <text:p>06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 office:value-type="string" office:string-value="E" calcext:value-type="string">
            <text:p>E</text:p>
          </table:table-cell>
          <table:table-cell table:style-name="ce20" table:formula="of:=IF(OR([.F10]=&quot;jmpf&quot;;[.F10]=&quot;call&quot;);VLOOKUP([.G10];[.$E$7:.$I$96];5;0);IF([.G10]=&quot;&quot;;&quot;&quot;;[.G10]))" office:value-type="string" office:string-value="c" calcext:value-type="string">
            <text:p>c</text:p>
          </table:table-cell>
          <table:table-cell table:style-name="ce21" table:formula="of:=IFNA(COM.MICROSOFT.CONCAT([.L10];[.M10]);&quot;&quot;)" office:value-type="string" office:string-value="Ec" calcext:value-type="string">
            <text:p>Ec</text:p>
          </table:table-cell>
          <table:table-cell table:style-name="ce22" table:formula="of:=IFNA(IF([.F10]=&quot;scall&quot;;VLOOKUP([.G10];[$'(DATA)scall'.$B$3:.$D$18];3;0);VLOOKUP([.F10];[$'(DATA)mnemonic'.$C$3:.$J$31];8;0));&quot;&quot;)" office:value-type="string" office:string-value="Wait for processing for (A register value + 1) x 0.1 second." calcext:value-type="string">
            <text:p>Wait for processing for (A register value + 1) x 0.1 second.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mnemonic'.$C$3:.$I$31];7;0);0); HEX2DEC([.A11]))" office:value-type="float" office:value="8" calcext:value-type="float">
            <text:p>8</text:p>
          </table:table-cell>
          <table:table-cell table:style-name="ce7" table:formula="of:=DEC2BIN([.B11];8)" office:value-type="string" office:string-value="00001000" calcext:value-type="string">
            <text:p>00001000</text:p>
          </table:table-cell>
          <table:table-cell table:style-name="ce7" table:formula="of:=DEC2HEX([.B11];2)" office:value-type="string" office:string-value="08" calcext:value-type="string">
            <text:p>08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8" calcext:value-type="string">
            <text:p>08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float" office:value="2" calcext:value-type="float">
            <text:p>2</text:p>
          </table:table-cell>
          <table:table-cell table:style-name="ce21" table:formula="of:=IFNA(COM.MICROSOFT.CONCAT([.L11];[.M11]);&quot;&quot;)" office:value-type="string" office:string-value="E2" calcext:value-type="string">
            <text:p>E2</text:p>
          </table:table-cell>
          <table:table-cell table:style-name="ce22" table:formula="of:=IFNA(IF([.F11]=&quot;scall&quot;;VLOOKUP([.G11];[$'(DATA)scall'.$B$3:.$D$18];3;0);VLOOKUP([.F11];[$'(DATA)mnemonic'.$C$3:.$J$31];8;0));&quot;&quot;)" office:value-type="string" office:string-value="Turn off the LED corresponding to the Y register value." calcext:value-type="string">
            <text:p>Turn off the LED corresponding to the Y register value.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mnemonic'.$C$3:.$I$31];7;0);0); HEX2DEC([.A12]))" office:value-type="float" office:value="10" calcext:value-type="float">
            <text:p>10</text:p>
          </table:table-cell>
          <table:table-cell table:style-name="ce7" table:formula="of:=DEC2BIN([.B12];8)" office:value-type="string" office:string-value="00001010" calcext:value-type="string">
            <text:p>00001010</text:p>
          </table:table-cell>
          <table:table-cell table:style-name="ce7" table:formula="of:=DEC2HEX([.B12];2)" office:value-type="string" office:string-value="0A" calcext:value-type="string">
            <text:p>0A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A" calcext:value-type="string">
            <text:p>0A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 office:value-type="string" office:string-value="E" calcext:value-type="string">
            <text:p>E</text:p>
          </table:table-cell>
          <table:table-cell table:style-name="ce20" table:formula="of:=IF(OR([.F12]=&quot;jmpf&quot;;[.F12]=&quot;call&quot;);VLOOKUP([.G12];[.$E$7:.$I$96];5;0);IF([.G12]=&quot;&quot;;&quot;&quot;;[.G12]))" office:value-type="string" office:string-value="c" calcext:value-type="string">
            <text:p>c</text:p>
          </table:table-cell>
          <table:table-cell table:style-name="ce21" table:formula="of:=IFNA(COM.MICROSOFT.CONCAT([.L12];[.M12]);&quot;&quot;)" office:value-type="string" office:string-value="Ec" calcext:value-type="string">
            <text:p>Ec</text:p>
          </table:table-cell>
          <table:table-cell table:style-name="ce22" table:formula="of:=IFNA(IF([.F12]=&quot;scall&quot;;VLOOKUP([.G12];[$'(DATA)scall'.$B$3:.$D$18];3;0);VLOOKUP([.F12];[$'(DATA)mnemonic'.$C$3:.$J$31];8;0));&quot;&quot;)" office:value-type="string" office:string-value="Wait for processing for (A register value + 1) x 0.1 second." calcext:value-type="string">
            <text:p>Wait for processing for (A register value + 1) x 0.1 second.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3]=&quot;&quot;; [.B12]+IFNA(VLOOKUP([.F12];[$'(DATA)mnemonic'.$C$3:.$I$31];7;0);0); HEX2DEC([.A13]))" office:value-type="float" office:value="12" calcext:value-type="float">
            <text:p>12</text:p>
          </table:table-cell>
          <table:table-cell table:style-name="ce7" table:formula="of:=DEC2BIN([.B13];8)" office:value-type="string" office:string-value="00001100" calcext:value-type="string">
            <text:p>00001100</text:p>
          </table:table-cell>
          <table:table-cell table:style-name="ce7" table:formula="of:=DEC2HEX([.B13];2)" office:value-type="string" office:string-value="0C" calcext:value-type="string">
            <text:p>0C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C" calcext:value-type="string">
            <text:p>0C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 office:value-type="string" office:string-value="F" calcext:value-type="string">
            <text:p>F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04" calcext:value-type="string">
            <text:p>04</text:p>
          </table:table-cell>
          <table:table-cell table:style-name="ce21" table:formula="of:=IFNA(COM.MICROSOFT.CONCAT([.L13];[.M13]);&quot;&quot;)" office:value-type="string" office:string-value="F04" calcext:value-type="string">
            <text:p>F04</text:p>
          </table:table-cell>
          <table:table-cell table:style-name="ce22" table:formula="of:=IFNA(IF([.F13]=&quot;scall&quot;;VLOOKUP([.G13];[$'(DATA)scall'.$B$3:.$D$18];3;0);VLOOKUP([.F13];[$'(DATA)mnemonic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mnemonic'.$C$3:.$I$31];7;0);0); HEX2DEC([.A14]))" office:value-type="float" office:value="15" calcext:value-type="float">
            <text:p>15</text:p>
          </table:table-cell>
          <table:table-cell table:style-name="ce7" table:formula="of:=DEC2BIN([.B14];8)" office:value-type="string" office:string-value="00001111" calcext:value-type="string">
            <text:p>00001111</text:p>
          </table:table-cell>
          <table:table-cell table:style-name="ce7" table:formula="of:=DEC2HEX([.B14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0F" calcext:value-type="string">
            <text:p>0F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>
            <text:p/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>
            <text:p/>
          </table:table-cell>
          <table:table-cell table:style-name="ce22" table:formula="of:=IFNA(IF([.F14]=&quot;scall&quot;;VLOOKUP([.G14];[$'(DATA)scall'.$B$3:.$D$18];3;0);VLOOKUP([.F14];[$'(DATA)mnemonic'.$C$3:.$J$31];8;0));&quot;&quot;)">
            <text:p/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mnemonic'.$C$3:.$I$31];7;0);0); HEX2DEC([.A15]))" office:value-type="float" office:value="15" calcext:value-type="float">
            <text:p>15</text:p>
          </table:table-cell>
          <table:table-cell table:style-name="ce7" table:formula="of:=DEC2BIN([.B15];8)" office:value-type="string" office:string-value="00001111" calcext:value-type="string">
            <text:p>00001111</text:p>
          </table:table-cell>
          <table:table-cell table:style-name="ce7" table:formula="of:=DEC2HEX([.B1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0F" calcext:value-type="string">
            <text:p>0F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>
            <text:p/>
          </table:table-cell>
          <table:table-cell table:style-name="ce20" table:formula="of:=IF(OR([.F15]=&quot;jmpf&quot;;[.F15]=&quot;call&quot;);VLOOKUP([.G15];[.$E$7:.$I$96];5;0);IF([.G15]=&quot;&quot;;&quot;&quot;;[.G15]))">
            <text:p/>
          </table:table-cell>
          <table:table-cell table:style-name="ce21" table:formula="of:=IFNA(COM.MICROSOFT.CONCAT([.L15];[.M15]);&quot;&quot;)">
            <text:p/>
          </table:table-cell>
          <table:table-cell table:style-name="ce22" table:formula="of:=IFNA(IF([.F15]=&quot;scall&quot;;VLOOKUP([.G15];[$'(DATA)scall'.$B$3:.$D$18];3;0);VLOOKUP([.F15];[$'(DATA)mnemonic'.$C$3:.$J$31];8;0));&quot;&quot;)">
            <text:p/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mnemonic'.$C$3:.$I$31];7;0);0); HEX2DEC([.A16]))" office:value-type="float" office:value="15" calcext:value-type="float">
            <text:p>15</text:p>
          </table:table-cell>
          <table:table-cell table:style-name="ce7" table:formula="of:=DEC2BIN([.B16];8)" office:value-type="string" office:string-value="00001111" calcext:value-type="string">
            <text:p>00001111</text:p>
          </table:table-cell>
          <table:table-cell table:style-name="ce7" table:formula="of:=DEC2HEX([.B16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0F" calcext:value-type="string">
            <text:p>0F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>
            <text:p/>
          </table:table-cell>
          <table:table-cell table:style-name="ce20" table:formula="of:=IF(OR([.F16]=&quot;jmpf&quot;;[.F16]=&quot;call&quot;);VLOOKUP([.G16];[.$E$7:.$I$96];5;0);IF([.G16]=&quot;&quot;;&quot;&quot;;[.G16]))">
            <text:p/>
          </table:table-cell>
          <table:table-cell table:style-name="ce21" table:formula="of:=IFNA(COM.MICROSOFT.CONCAT([.L16];[.M16]);&quot;&quot;)">
            <text:p/>
          </table:table-cell>
          <table:table-cell table:style-name="ce22" table:formula="of:=IFNA(IF([.F16]=&quot;scall&quot;;VLOOKUP([.G16];[$'(DATA)scall'.$B$3:.$D$18];3;0);VLOOKUP([.F16];[$'(DATA)mnemonic'.$C$3:.$J$31];8;0));&quot;&quot;)">
            <text:p/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mnemonic'.$C$3:.$I$31];7;0);0); HEX2DEC([.A17]))" office:value-type="float" office:value="15" calcext:value-type="float">
            <text:p>15</text:p>
          </table:table-cell>
          <table:table-cell table:style-name="ce7" table:formula="of:=DEC2BIN([.B17];8)" office:value-type="string" office:string-value="00001111" calcext:value-type="string">
            <text:p>00001111</text:p>
          </table:table-cell>
          <table:table-cell table:style-name="ce7" table:formula="of:=DEC2HEX([.B17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0F" calcext:value-type="string">
            <text:p>0F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>
            <text:p/>
          </table:table-cell>
          <table:table-cell table:style-name="ce20" table:formula="of:=IF(OR([.F17]=&quot;jmpf&quot;;[.F17]=&quot;call&quot;);VLOOKUP([.G17];[.$E$7:.$I$96];5;0);IF([.G17]=&quot;&quot;;&quot;&quot;;[.G17]))">
            <text:p/>
          </table:table-cell>
          <table:table-cell table:style-name="ce21" table:formula="of:=IFNA(COM.MICROSOFT.CONCAT([.L17];[.M17]);&quot;&quot;)">
            <text:p/>
          </table:table-cell>
          <table:table-cell table:style-name="ce22" table:formula="of:=IFNA(IF([.F17]=&quot;scall&quot;;VLOOKUP([.G17];[$'(DATA)scall'.$B$3:.$D$18];3;0);VLOOKUP([.F17];[$'(DATA)mnemonic'.$C$3:.$J$31];8;0));&quot;&quot;)">
            <text:p/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mnemonic'.$C$3:.$I$31];7;0);0); HEX2DEC([.A18]))" office:value-type="float" office:value="15" calcext:value-type="float">
            <text:p>15</text:p>
          </table:table-cell>
          <table:table-cell table:style-name="ce7" table:formula="of:=DEC2BIN([.B18];8)" office:value-type="string" office:string-value="00001111" calcext:value-type="string">
            <text:p>00001111</text:p>
          </table:table-cell>
          <table:table-cell table:style-name="ce7" table:formula="of:=DEC2HEX([.B1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0F" calcext:value-type="string">
            <text:p>0F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>
            <text:p/>
          </table:table-cell>
          <table:table-cell table:style-name="ce20" table:formula="of:=IF(OR([.F18]=&quot;jmpf&quot;;[.F18]=&quot;call&quot;);VLOOKUP([.G18];[.$E$7:.$I$96];5;0);IF([.G18]=&quot;&quot;;&quot;&quot;;[.G18]))">
            <text:p/>
          </table:table-cell>
          <table:table-cell table:style-name="ce21" table:formula="of:=IFNA(COM.MICROSOFT.CONCAT([.L18];[.M18]);&quot;&quot;)">
            <text:p/>
          </table:table-cell>
          <table:table-cell table:style-name="ce22" table:formula="of:=IFNA(IF([.F18]=&quot;scall&quot;;VLOOKUP([.G18];[$'(DATA)scall'.$B$3:.$D$18];3;0);VLOOKUP([.F18];[$'(DATA)mnemonic'.$C$3:.$J$31];8;0));&quot;&quot;)">
            <text:p/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mnemonic'.$C$3:.$I$31];7;0);0); HEX2DEC([.A19]))" office:value-type="float" office:value="15" calcext:value-type="float">
            <text:p>15</text:p>
          </table:table-cell>
          <table:table-cell table:style-name="ce7" table:formula="of:=DEC2BIN([.B19];8)" office:value-type="string" office:string-value="00001111" calcext:value-type="string">
            <text:p>00001111</text:p>
          </table:table-cell>
          <table:table-cell table:style-name="ce7" table:formula="of:=DEC2HEX([.B1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0F" calcext:value-type="string">
            <text:p>0F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>
            <text:p/>
          </table:table-cell>
          <table:table-cell table:style-name="ce20" table:formula="of:=IF(OR([.F19]=&quot;jmpf&quot;;[.F19]=&quot;call&quot;);VLOOKUP([.G19];[.$E$7:.$I$96];5;0);IF([.G19]=&quot;&quot;;&quot;&quot;;[.G19]))">
            <text:p/>
          </table:table-cell>
          <table:table-cell table:style-name="ce21" table:formula="of:=IFNA(COM.MICROSOFT.CONCAT([.L19];[.M19]);&quot;&quot;)">
            <text:p/>
          </table:table-cell>
          <table:table-cell table:style-name="ce22" table:formula="of:=IFNA(IF([.F19]=&quot;scall&quot;;VLOOKUP([.G19];[$'(DATA)scall'.$B$3:.$D$18];3;0);VLOOKUP([.F19];[$'(DATA)mnemonic'.$C$3:.$J$31];8;0));&quot;&quot;)">
            <text:p/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mnemonic'.$C$3:.$I$31];7;0);0); HEX2DEC([.A20]))" office:value-type="float" office:value="15" calcext:value-type="float">
            <text:p>15</text:p>
          </table:table-cell>
          <table:table-cell table:style-name="ce7" table:formula="of:=DEC2BIN([.B20];8)" office:value-type="string" office:string-value="00001111" calcext:value-type="string">
            <text:p>00001111</text:p>
          </table:table-cell>
          <table:table-cell table:style-name="ce7" table:formula="of:=DEC2HEX([.B20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0F" calcext:value-type="string">
            <text:p>0F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mnemonic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mnemonic'.$C$3:.$I$31];7;0);0); HEX2DEC([.A21]))" office:value-type="float" office:value="15" calcext:value-type="float">
            <text:p>15</text:p>
          </table:table-cell>
          <table:table-cell table:style-name="ce7" table:formula="of:=DEC2BIN([.B21];8)" office:value-type="string" office:string-value="00001111" calcext:value-type="string">
            <text:p>00001111</text:p>
          </table:table-cell>
          <table:table-cell table:style-name="ce7" table:formula="of:=DEC2HEX([.B2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0F" calcext:value-type="string">
            <text:p>0F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mnemonic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mnemonic'.$C$3:.$I$31];7;0);0); HEX2DEC([.A22]))" office:value-type="float" office:value="15" calcext:value-type="float">
            <text:p>15</text:p>
          </table:table-cell>
          <table:table-cell table:style-name="ce7" table:formula="of:=DEC2BIN([.B22];8)" office:value-type="string" office:string-value="00001111" calcext:value-type="string">
            <text:p>00001111</text:p>
          </table:table-cell>
          <table:table-cell table:style-name="ce7" table:formula="of:=DEC2HEX([.B22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0F" calcext:value-type="string">
            <text:p>0F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mnemonic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mnemonic'.$C$3:.$I$31];7;0);0); HEX2DEC([.A23]))" office:value-type="float" office:value="15" calcext:value-type="float">
            <text:p>15</text:p>
          </table:table-cell>
          <table:table-cell table:style-name="ce7" table:formula="of:=DEC2BIN([.B23];8)" office:value-type="string" office:string-value="00001111" calcext:value-type="string">
            <text:p>00001111</text:p>
          </table:table-cell>
          <table:table-cell table:style-name="ce7" table:formula="of:=DEC2HEX([.B23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0F" calcext:value-type="string">
            <text:p>0F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mnemonic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15" calcext:value-type="float">
            <text:p>15</text:p>
          </table:table-cell>
          <table:table-cell table:style-name="ce7" table:formula="of:=DEC2BIN([.B24];8)" office:value-type="string" office:string-value="00001111" calcext:value-type="string">
            <text:p>00001111</text:p>
          </table:table-cell>
          <table:table-cell table:style-name="ce7" table:formula="of:=DEC2HEX([.B24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0F" calcext:value-type="string">
            <text:p>0F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mnemonic'.$C$3:.$I$31];7;0);0); HEX2DEC([.A25]))" office:value-type="float" office:value="15" calcext:value-type="float">
            <text:p>15</text:p>
          </table:table-cell>
          <table:table-cell table:style-name="ce7" table:formula="of:=DEC2BIN([.B25];8)" office:value-type="string" office:string-value="00001111" calcext:value-type="string">
            <text:p>00001111</text:p>
          </table:table-cell>
          <table:table-cell table:style-name="ce7" table:formula="of:=DEC2HEX([.B2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0F" calcext:value-type="string">
            <text:p>0F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mnemonic'.$C$3:.$I$31];7;0);0); HEX2DEC([.A26]))" office:value-type="float" office:value="15" calcext:value-type="float">
            <text:p>15</text:p>
          </table:table-cell>
          <table:table-cell table:style-name="ce7" table:formula="of:=DEC2BIN([.B26];8)" office:value-type="string" office:string-value="00001111" calcext:value-type="string">
            <text:p>00001111</text:p>
          </table:table-cell>
          <table:table-cell table:style-name="ce7" table:formula="of:=DEC2HEX([.B26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0F" calcext:value-type="string">
            <text:p>0F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mnemonic'.$C$3:.$I$31];7;0);0); HEX2DEC([.A27]))" office:value-type="float" office:value="15" calcext:value-type="float">
            <text:p>15</text:p>
          </table:table-cell>
          <table:table-cell table:style-name="ce7" table:formula="of:=DEC2BIN([.B27];8)" office:value-type="string" office:string-value="00001111" calcext:value-type="string">
            <text:p>00001111</text:p>
          </table:table-cell>
          <table:table-cell table:style-name="ce7" table:formula="of:=DEC2HEX([.B27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0F" calcext:value-type="string">
            <text:p>0F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mnemonic'.$C$3:.$I$31];7;0);0); HEX2DEC([.A28]))" office:value-type="float" office:value="15" calcext:value-type="float">
            <text:p>15</text:p>
          </table:table-cell>
          <table:table-cell table:style-name="ce7" table:formula="of:=DEC2BIN([.B28];8)" office:value-type="string" office:string-value="00001111" calcext:value-type="string">
            <text:p>00001111</text:p>
          </table:table-cell>
          <table:table-cell table:style-name="ce7" table:formula="of:=DEC2HEX([.B2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0F" calcext:value-type="string">
            <text:p>0F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mnemonic'.$C$3:.$I$31];7;0);0); HEX2DEC([.A29]))" office:value-type="float" office:value="15" calcext:value-type="float">
            <text:p>15</text:p>
          </table:table-cell>
          <table:table-cell table:style-name="ce7" table:formula="of:=DEC2BIN([.B29];8)" office:value-type="string" office:string-value="00001111" calcext:value-type="string">
            <text:p>00001111</text:p>
          </table:table-cell>
          <table:table-cell table:style-name="ce7" table:formula="of:=DEC2HEX([.B2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0F" calcext:value-type="string">
            <text:p>0F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15" calcext:value-type="float">
            <text:p>15</text:p>
          </table:table-cell>
          <table:table-cell table:style-name="ce7" table:formula="of:=DEC2BIN([.B30];8)" office:value-type="string" office:string-value="00001111" calcext:value-type="string">
            <text:p>00001111</text:p>
          </table:table-cell>
          <table:table-cell table:style-name="ce7" table:formula="of:=DEC2HEX([.B3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0F" calcext:value-type="string">
            <text:p>0F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mnemonic'.$C$3:.$I$31];7;0);0); HEX2DEC([.A31]))" office:value-type="float" office:value="15" calcext:value-type="float">
            <text:p>15</text:p>
          </table:table-cell>
          <table:table-cell table:style-name="ce7" table:formula="of:=DEC2BIN([.B31];8)" office:value-type="string" office:string-value="00001111" calcext:value-type="string">
            <text:p>00001111</text:p>
          </table:table-cell>
          <table:table-cell table:style-name="ce7" table:formula="of:=DEC2HEX([.B3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0F" calcext:value-type="string">
            <text:p>0F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15" calcext:value-type="float">
            <text:p>15</text:p>
          </table:table-cell>
          <table:table-cell table:style-name="ce7" table:formula="of:=DEC2BIN([.B32];8)" office:value-type="string" office:string-value="00001111" calcext:value-type="string">
            <text:p>00001111</text:p>
          </table:table-cell>
          <table:table-cell table:style-name="ce7" table:formula="of:=DEC2HEX([.B32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0F" calcext:value-type="string">
            <text:p>0F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mnemonic'.$C$3:.$I$31];7;0);0); HEX2DEC([.A33]))" office:value-type="float" office:value="15" calcext:value-type="float">
            <text:p>15</text:p>
          </table:table-cell>
          <table:table-cell table:style-name="ce7" table:formula="of:=DEC2BIN([.B33];8)" office:value-type="string" office:string-value="00001111" calcext:value-type="string">
            <text:p>00001111</text:p>
          </table:table-cell>
          <table:table-cell table:style-name="ce7" table:formula="of:=DEC2HEX([.B33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0F" calcext:value-type="string">
            <text:p>0F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mnemonic'.$C$3:.$I$31];7;0);0); HEX2DEC([.A34]))" office:value-type="float" office:value="15" calcext:value-type="float">
            <text:p>15</text:p>
          </table:table-cell>
          <table:table-cell table:style-name="ce7" table:formula="of:=DEC2BIN([.B34];8)" office:value-type="string" office:string-value="00001111" calcext:value-type="string">
            <text:p>00001111</text:p>
          </table:table-cell>
          <table:table-cell table:style-name="ce7" table:formula="of:=DEC2HEX([.B34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0F" calcext:value-type="string">
            <text:p>0F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15" calcext:value-type="float">
            <text:p>15</text:p>
          </table:table-cell>
          <table:table-cell table:style-name="ce7" table:formula="of:=DEC2BIN([.B35];8)" office:value-type="string" office:string-value="00001111" calcext:value-type="string">
            <text:p>00001111</text:p>
          </table:table-cell>
          <table:table-cell table:style-name="ce7" table:formula="of:=DEC2HEX([.B3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0F" calcext:value-type="string">
            <text:p>0F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mnemonic'.$C$3:.$I$31];7;0);0); HEX2DEC([.A36]))" office:value-type="float" office:value="15" calcext:value-type="float">
            <text:p>15</text:p>
          </table:table-cell>
          <table:table-cell table:style-name="ce7" table:formula="of:=DEC2BIN([.B36];8)" office:value-type="string" office:string-value="00001111" calcext:value-type="string">
            <text:p>00001111</text:p>
          </table:table-cell>
          <table:table-cell table:style-name="ce7" table:formula="of:=DEC2HEX([.B36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0F" calcext:value-type="string">
            <text:p>0F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mnemonic'.$C$3:.$I$31];7;0);0); HEX2DEC([.A37]))" office:value-type="float" office:value="15" calcext:value-type="float">
            <text:p>15</text:p>
          </table:table-cell>
          <table:table-cell table:style-name="ce7" table:formula="of:=DEC2BIN([.B37];8)" office:value-type="string" office:string-value="00001111" calcext:value-type="string">
            <text:p>00001111</text:p>
          </table:table-cell>
          <table:table-cell table:style-name="ce7" table:formula="of:=DEC2HEX([.B37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0F" calcext:value-type="string">
            <text:p>0F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15" calcext:value-type="float">
            <text:p>15</text:p>
          </table:table-cell>
          <table:table-cell table:style-name="ce7" table:formula="of:=DEC2BIN([.B38];8)" office:value-type="string" office:string-value="00001111" calcext:value-type="string">
            <text:p>00001111</text:p>
          </table:table-cell>
          <table:table-cell table:style-name="ce7" table:formula="of:=DEC2HEX([.B38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0F" calcext:value-type="string">
            <text:p>0F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15" calcext:value-type="float">
            <text:p>15</text:p>
          </table:table-cell>
          <table:table-cell table:style-name="ce7" table:formula="of:=DEC2BIN([.B39];8)" office:value-type="string" office:string-value="00001111" calcext:value-type="string">
            <text:p>00001111</text:p>
          </table:table-cell>
          <table:table-cell table:style-name="ce7" table:formula="of:=DEC2HEX([.B3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0F" calcext:value-type="string">
            <text:p>0F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15" calcext:value-type="float">
            <text:p>15</text:p>
          </table:table-cell>
          <table:table-cell table:style-name="ce7" table:formula="of:=DEC2BIN([.B40];8)" office:value-type="string" office:string-value="00001111" calcext:value-type="string">
            <text:p>00001111</text:p>
          </table:table-cell>
          <table:table-cell table:style-name="ce7" table:formula="of:=DEC2HEX([.B4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0F" calcext:value-type="string">
            <text:p>0F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15" calcext:value-type="float">
            <text:p>15</text:p>
          </table:table-cell>
          <table:table-cell table:style-name="ce7" table:formula="of:=DEC2BIN([.B41];8)" office:value-type="string" office:string-value="00001111" calcext:value-type="string">
            <text:p>00001111</text:p>
          </table:table-cell>
          <table:table-cell table:style-name="ce7" table:formula="of:=DEC2HEX([.B4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0F" calcext:value-type="string">
            <text:p>0F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15" calcext:value-type="float">
            <text:p>15</text:p>
          </table:table-cell>
          <table:table-cell table:style-name="ce7" table:formula="of:=DEC2BIN([.B42];8)" office:value-type="string" office:string-value="00001111" calcext:value-type="string">
            <text:p>00001111</text:p>
          </table:table-cell>
          <table:table-cell table:style-name="ce7" table:formula="of:=DEC2HEX([.B42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0F" calcext:value-type="string">
            <text:p>0F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15" calcext:value-type="float">
            <text:p>15</text:p>
          </table:table-cell>
          <table:table-cell table:style-name="ce7" table:formula="of:=DEC2BIN([.B43];8)" office:value-type="string" office:string-value="00001111" calcext:value-type="string">
            <text:p>00001111</text:p>
          </table:table-cell>
          <table:table-cell table:style-name="ce7" table:formula="of:=DEC2HEX([.B43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0F" calcext:value-type="string">
            <text:p>0F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15" calcext:value-type="float">
            <text:p>15</text:p>
          </table:table-cell>
          <table:table-cell table:style-name="ce7" table:formula="of:=DEC2BIN([.B44];8)" office:value-type="string" office:string-value="00001111" calcext:value-type="string">
            <text:p>00001111</text:p>
          </table:table-cell>
          <table:table-cell table:style-name="ce7" table:formula="of:=DEC2HEX([.B44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0F" calcext:value-type="string">
            <text:p>0F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15" calcext:value-type="float">
            <text:p>15</text:p>
          </table:table-cell>
          <table:table-cell table:style-name="ce7" table:formula="of:=DEC2BIN([.B45];8)" office:value-type="string" office:string-value="00001111" calcext:value-type="string">
            <text:p>00001111</text:p>
          </table:table-cell>
          <table:table-cell table:style-name="ce7" table:formula="of:=DEC2HEX([.B45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0F" calcext:value-type="string">
            <text:p>0F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15" calcext:value-type="float">
            <text:p>15</text:p>
          </table:table-cell>
          <table:table-cell table:style-name="ce7" table:formula="of:=DEC2BIN([.B46];8)" office:value-type="string" office:string-value="00001111" calcext:value-type="string">
            <text:p>00001111</text:p>
          </table:table-cell>
          <table:table-cell table:style-name="ce7" table:formula="of:=DEC2HEX([.B46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0F" calcext:value-type="string">
            <text:p>0F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15" calcext:value-type="float">
            <text:p>15</text:p>
          </table:table-cell>
          <table:table-cell table:style-name="ce7" table:formula="of:=DEC2BIN([.B47];8)" office:value-type="string" office:string-value="00001111" calcext:value-type="string">
            <text:p>00001111</text:p>
          </table:table-cell>
          <table:table-cell table:style-name="ce7" table:formula="of:=DEC2HEX([.B47];2)" office:value-type="string" office:string-value="0F" calcext:value-type="string">
            <text:p>0F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0F" calcext:value-type="string">
            <text:p>0F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15" calcext:value-type="float">
            <text:p>15</text:p>
          </table:table-cell>
          <table:table-cell table:style-name="ce7" table:formula="of:=DEC2BIN([.B48];8)" office:value-type="string" office:string-value="00001111" calcext:value-type="string">
            <text:p>00001111</text:p>
          </table:table-cell>
          <table:table-cell table:style-name="ce7" table:formula="of:=DEC2HEX([.B48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0F" calcext:value-type="string">
            <text:p>0F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15" calcext:value-type="float">
            <text:p>15</text:p>
          </table:table-cell>
          <table:table-cell table:style-name="ce7" table:formula="of:=DEC2BIN([.B49];8)" office:value-type="string" office:string-value="00001111" calcext:value-type="string">
            <text:p>00001111</text:p>
          </table:table-cell>
          <table:table-cell table:style-name="ce7" table:formula="of:=DEC2HEX([.B49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0F" calcext:value-type="string">
            <text:p>0F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15" calcext:value-type="float">
            <text:p>15</text:p>
          </table:table-cell>
          <table:table-cell table:style-name="ce7" table:formula="of:=DEC2BIN([.B50];8)" office:value-type="string" office:string-value="00001111" calcext:value-type="string">
            <text:p>00001111</text:p>
          </table:table-cell>
          <table:table-cell table:style-name="ce7" table:formula="of:=DEC2HEX([.B50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0F" calcext:value-type="string">
            <text:p>0F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15" calcext:value-type="float">
            <text:p>15</text:p>
          </table:table-cell>
          <table:table-cell table:style-name="ce7" table:formula="of:=DEC2BIN([.B51];8)" office:value-type="string" office:string-value="00001111" calcext:value-type="string">
            <text:p>00001111</text:p>
          </table:table-cell>
          <table:table-cell table:style-name="ce7" table:formula="of:=DEC2HEX([.B51];2)" office:value-type="string" office:string-value="0F" calcext:value-type="string">
            <text:p>0F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0F" calcext:value-type="string">
            <text:p>0F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10-SecondTim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8a1389Ec39f1E9C0F03E7F15" calcext:value-type="string">
            <text:p>E00:8a1389Ec39f1E9C0F03E7F15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string" calcext:value-type="string">
            <text:p>a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8" calcext:value-type="string">
            <text:p>8</text:p>
          </table:table-cell>
          <table:table-cell table:style-name="ce20" table:formula="of:=IF(OR([.F7]=&quot;jmpf&quot;;[.F7]=&quot;call&quot;);VLOOKUP([.G7];[.$E$7:.$I$96];5;0);IF([.G7]=&quot;&quot;;&quot;&quot;;[.G7]))" office:value-type="string" office:string-value="a" calcext:value-type="string">
            <text:p>a</text:p>
          </table:table-cell>
          <table:table-cell table:style-name="ce21" table:formula="of:=IFNA(COM.MICROSOFT.CONCAT([.L7];[.M7]);&quot;&quot;)" office:value-type="string" office:string-value="8a" calcext:value-type="string">
            <text:p>8a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Store the operand value in the A register." calcext:value-type="string">
            <text:p>Store the operand value in the A register.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1" calcext:value-type="string">
            <text:p>1</text:p>
          </table:table-cell>
          <table:table-cell table:style-name="ce20" table:formula="of:=IF(OR([.F8]=&quot;jmpf&quot;;[.F8]=&quot;call&quot;);VLOOKUP([.G8];[.$E$7:.$I$96];5;0);IF([.G8]=&quot;&quot;;&quot;&quot;;[.G8]))">
            <text:p/>
          </table:table-cell>
          <table:table-cell table:style-name="ce21" table:formula="of:=IFNA(COM.MICROSOFT.CONCAT([.L8];[.M8]);&quot;&quot;)" office:value-type="string" office:string-value="1" calcext:value-type="string">
            <text:p>1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Display the A register value on the numeric LED." calcext:value-type="string">
            <text:p>Display the A register value on the numeric LED.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9]=&quot;&quot;; [.B8]+IFNA(VLOOKUP([.F8];[$'(DATA)mnemonic'.$C$3:.$I$31];7;0);0); HEX2DEC([.A9]))" office:value-type="float" office:value="3" calcext:value-type="float">
            <text:p>3</text:p>
          </table:table-cell>
          <table:table-cell table:style-name="ce7" table:formula="of:=DEC2BIN([.B9];8)" office:value-type="string" office:string-value="00000011" calcext:value-type="string">
            <text:p>00000011</text:p>
          </table:table-cell>
          <table:table-cell table:style-name="ce7" table:formula="of:=DEC2HEX([.B9];2)" office:value-type="string" office:string-value="03" calcext:value-type="string">
            <text:p>03</text:p>
          </table:table-cell>
          <table:table-cell table:style-name="ce10" office:value-type="string" calcext:value-type="string">
            <text:p>loop</text:p>
          </table:table-cell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3" calcext:value-type="string">
            <text:p>03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3" calcext:value-type="string">
            <text:p>3</text:p>
          </table:table-cell>
          <table:table-cell table:style-name="ce20" table:formula="of:=IF(OR([.F9]=&quot;jmpf&quot;;[.F9]=&quot;call&quot;);VLOOKUP([.G9];[.$E$7:.$I$96];5;0);IF([.G9]=&quot;&quot;;&quot;&quot;;[.G9]))">
            <text:p/>
          </table:table-cell>
          <table:table-cell table:style-name="ce21" table:formula="of:=IFNA(COM.MICROSOFT.CONCAT([.L9];[.M9]);&quot;&quot;)" office:value-type="string" office:string-value="3" calcext:value-type="string">
            <text:p>3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A⇔Y." calcext:value-type="string">
            <text:p>A⇔Y.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0]=&quot;&quot;; [.B9]+IFNA(VLOOKUP([.F9];[$'(DATA)mnemonic'.$C$3:.$I$31];7;0);0); HEX2DEC([.A10]))" office:value-type="float" office:value="4" calcext:value-type="float">
            <text:p>4</text:p>
          </table:table-cell>
          <table:table-cell table:style-name="ce7" table:formula="of:=DEC2BIN([.B10];8)" office:value-type="string" office:string-value="00000100" calcext:value-type="string">
            <text:p>00000100</text:p>
          </table:table-cell>
          <table:table-cell table:style-name="ce7" table:formula="of:=DEC2HEX([.B10];2)" office:value-type="string" office:string-value="04" calcext:value-type="string">
            <text:p>04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4" calcext:value-type="string">
            <text:p>04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 office:value-type="string" office:string-value="8" calcext:value-type="string">
            <text:p>8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9" calcext:value-type="float">
            <text:p>9</text:p>
          </table:table-cell>
          <table:table-cell table:style-name="ce21" table:formula="of:=IFNA(COM.MICROSOFT.CONCAT([.L10];[.M10]);&quot;&quot;)" office:value-type="string" office:string-value="89" calcext:value-type="string">
            <text:p>89</text:p>
          </table:table-cell>
          <table:table-cell table:style-name="ce22" table:formula="of:=IFNA(IF([.F10]=&quot;scall&quot;;VLOOKUP([.G10];[$'(DATA)scall'.$B$3:.$D$18];3;0);VLOOKUP([.F10];[$'(DATA)mnemonic'.$C$3:.$J$31];8;0));&quot;&quot;)" office:value-type="string" office:string-value="Store the operand value in the A register." calcext:value-type="string">
            <text:p>Store the operand value in the A register.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mnemonic'.$C$3:.$I$31];7;0);0); HEX2DEC([.A11]))" office:value-type="float" office:value="6" calcext:value-type="float">
            <text:p>6</text:p>
          </table:table-cell>
          <table:table-cell table:style-name="ce7" table:formula="of:=DEC2BIN([.B11];8)" office:value-type="string" office:string-value="00000110" calcext:value-type="string">
            <text:p>00000110</text:p>
          </table:table-cell>
          <table:table-cell table:style-name="ce7" table:formula="of:=DEC2HEX([.B11];2)" office:value-type="string" office:string-value="06" calcext:value-type="string">
            <text:p>06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6" calcext:value-type="string">
            <text:p>06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 office:value-type="string" office:string-value="E" calcext:value-type="string">
            <text:p>E</text:p>
          </table:table-cell>
          <table:table-cell table:style-name="ce20" table:formula="of:=IF(OR([.F11]=&quot;jmpf&quot;;[.F11]=&quot;call&quot;);VLOOKUP([.G11];[.$E$7:.$I$96];5;0);IF([.G11]=&quot;&quot;;&quot;&quot;;[.G11]))" office:value-type="string" office:string-value="c" calcext:value-type="string">
            <text:p>c</text:p>
          </table:table-cell>
          <table:table-cell table:style-name="ce21" table:formula="of:=IFNA(COM.MICROSOFT.CONCAT([.L11];[.M11]);&quot;&quot;)" office:value-type="string" office:string-value="Ec" calcext:value-type="string">
            <text:p>Ec</text:p>
          </table:table-cell>
          <table:table-cell table:style-name="ce22" table:formula="of:=IFNA(IF([.F11]=&quot;scall&quot;;VLOOKUP([.G11];[$'(DATA)scall'.$B$3:.$D$18];3;0);VLOOKUP([.F11];[$'(DATA)mnemonic'.$C$3:.$J$31];8;0));&quot;&quot;)" office:value-type="string" office:string-value="Wait for processing for (A register value + 1) x 0.1 second." calcext:value-type="string">
            <text:p>Wait for processing for (A register value + 1) x 0.1 second.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mnemonic'.$C$3:.$I$31];7;0);0); HEX2DEC([.A12]))" office:value-type="float" office:value="8" calcext:value-type="float">
            <text:p>8</text:p>
          </table:table-cell>
          <table:table-cell table:style-name="ce7" table:formula="of:=DEC2BIN([.B12];8)" office:value-type="string" office:string-value="00001000" calcext:value-type="string">
            <text:p>00001000</text:p>
          </table:table-cell>
          <table:table-cell table:style-name="ce7" table:formula="of:=DEC2HEX([.B12];2)" office:value-type="string" office:string-value="08" calcext:value-type="string">
            <text:p>08</text:p>
          </table:table-cell>
          <table:table-cell table:style-name="ce10"/>
          <table:table-cell table:style-name="ce10" office:value-type="string" calcext:value-type="string">
            <text:p>ay</text:p>
          </table:table-cell>
          <table:table-cell table:style-name="ce14"/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8" calcext:value-type="string">
            <text:p>08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 office:value-type="string" office:string-value="3" calcext:value-type="string">
            <text:p>3</text:p>
          </table:table-cell>
          <table:table-cell table:style-name="ce20" table:formula="of:=IF(OR([.F12]=&quot;jmpf&quot;;[.F12]=&quot;call&quot;);VLOOKUP([.G12];[.$E$7:.$I$96];5;0);IF([.G12]=&quot;&quot;;&quot;&quot;;[.G12]))">
            <text:p/>
          </table:table-cell>
          <table:table-cell table:style-name="ce21" table:formula="of:=IFNA(COM.MICROSOFT.CONCAT([.L12];[.M12]);&quot;&quot;)" office:value-type="string" office:string-value="3" calcext:value-type="string">
            <text:p>3</text:p>
          </table:table-cell>
          <table:table-cell table:style-name="ce22" table:formula="of:=IFNA(IF([.F12]=&quot;scall&quot;;VLOOKUP([.G12];[$'(DATA)scall'.$B$3:.$D$18];3;0);VLOOKUP([.F12];[$'(DATA)mnemonic'.$C$3:.$J$31];8;0));&quot;&quot;)" office:value-type="string" office:string-value="A⇔Y." calcext:value-type="string">
            <text:p>A⇔Y.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3]=&quot;&quot;; [.B12]+IFNA(VLOOKUP([.F12];[$'(DATA)mnemonic'.$C$3:.$I$31];7;0);0); HEX2DEC([.A13]))" office:value-type="float" office:value="9" calcext:value-type="float">
            <text:p>9</text:p>
          </table:table-cell>
          <table:table-cell table:style-name="ce7" table:formula="of:=DEC2BIN([.B13];8)" office:value-type="string" office:string-value="00001001" calcext:value-type="string">
            <text:p>00001001</text:p>
          </table:table-cell>
          <table:table-cell table:style-name="ce7" table:formula="of:=DEC2HEX([.B13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add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09" calcext:value-type="string">
            <text:p>09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 office:value-type="string" office:string-value="9" calcext:value-type="string">
            <text:p>9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f" calcext:value-type="string">
            <text:p>f</text:p>
          </table:table-cell>
          <table:table-cell table:style-name="ce21" table:formula="of:=IFNA(COM.MICROSOFT.CONCAT([.L13];[.M13]);&quot;&quot;)" office:value-type="string" office:string-value="9f" calcext:value-type="string">
            <text:p>9f</text:p>
          </table:table-cell>
          <table:table-cell table:style-name="ce22" table:formula="of:=IFNA(IF([.F13]=&quot;scall&quot;;VLOOKUP([.G13];[$'(DATA)scall'.$B$3:.$D$18];3;0);VLOOKUP([.F13];[$'(DATA)mnemonic'.$C$3:.$J$31];8;0));&quot;&quot;)" office:value-type="string" office:string-value="Add the &quot;operand&quot; value to the A register (at the time of digit increase, execution FLG=1)." calcext:value-type="string">
            <text:p>Add the "operand" value to the A register (at the time of digit increase, execution FLG=1).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mnemonic'.$C$3:.$I$31];7;0);0); HEX2DEC([.A14]))" office:value-type="float" office:value="11" calcext:value-type="float">
            <text:p>11</text:p>
          </table:table-cell>
          <table:table-cell table:style-name="ce7" table:formula="of:=DEC2BIN([.B14];8)" office:value-type="string" office:string-value="00001011" calcext:value-type="string">
            <text:p>00001011</text:p>
          </table:table-cell>
          <table:table-cell table:style-name="ce7" table:formula="of:=DEC2HEX([.B14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outn</text:p>
          </table:table-cell>
          <table:table-cell table:style-name="ce14"/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0B" calcext:value-type="string">
            <text:p>0B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 office:value-type="string" office:string-value="1" calcext:value-type="string">
            <text:p>1</text:p>
          </table:table-cell>
          <table:table-cell table:style-name="ce20" table:formula="of:=IF(OR([.F14]=&quot;jmpf&quot;;[.F14]=&quot;call&quot;);VLOOKUP([.G14];[.$E$7:.$I$96];5;0);IF([.G14]=&quot;&quot;;&quot;&quot;;[.G14]))">
            <text:p/>
          </table:table-cell>
          <table:table-cell table:style-name="ce21" table:formula="of:=IFNA(COM.MICROSOFT.CONCAT([.L14];[.M14]);&quot;&quot;)" office:value-type="string" office:string-value="1" calcext:value-type="string">
            <text:p>1</text:p>
          </table:table-cell>
          <table:table-cell table:style-name="ce22" table:formula="of:=IFNA(IF([.F14]=&quot;scall&quot;;VLOOKUP([.G14];[$'(DATA)scall'.$B$3:.$D$18];3;0);VLOOKUP([.F14];[$'(DATA)mnemonic'.$C$3:.$J$31];8;0));&quot;&quot;)" office:value-type="string" office:string-value="Display the A register value on the numeric LED." calcext:value-type="string">
            <text:p>Display the A register value on the numeric LED.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mnemonic'.$C$3:.$I$31];7;0);0); HEX2DEC([.A15]))" office:value-type="float" office:value="12" calcext:value-type="float">
            <text:p>12</text:p>
          </table:table-cell>
          <table:table-cell table:style-name="ce7" table:formula="of:=DEC2BIN([.B15];8)" office:value-type="string" office:string-value="00001100" calcext:value-type="string">
            <text:p>00001100</text:p>
          </table:table-cell>
          <table:table-cell table:style-name="ce7" table:formula="of:=DEC2HEX([.B15];2)" office:value-type="string" office:string-value="0C" calcext:value-type="string">
            <text:p>0C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9" calcext:value-type="float">
            <text:p>9</text:p>
          </table:table-cell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0C" calcext:value-type="string">
            <text:p>0C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 office:value-type="string" office:string-value="E" calcext:value-type="string">
            <text:p>E</text:p>
          </table:table-cell>
          <table:table-cell table:style-name="ce20" table:formula="of:=IF(OR([.F15]=&quot;jmpf&quot;;[.F15]=&quot;call&quot;);VLOOKUP([.G15];[.$E$7:.$I$96];5;0);IF([.G15]=&quot;&quot;;&quot;&quot;;[.G15]))" office:value-type="float" office:value="9" calcext:value-type="float">
            <text:p>9</text:p>
          </table:table-cell>
          <table:table-cell table:style-name="ce21" table:formula="of:=IFNA(COM.MICROSOFT.CONCAT([.L15];[.M15]);&quot;&quot;)" office:value-type="string" office:string-value="E9" calcext:value-type="string">
            <text:p>E9</text:p>
          </table:table-cell>
          <table:table-cell table:style-name="ce22" table:formula="of:=IFNA(IF([.F15]=&quot;scall&quot;;VLOOKUP([.G15];[$'(DATA)scall'.$B$3:.$D$18];3;0);VLOOKUP([.F15];[$'(DATA)mnemonic'.$C$3:.$J$31];8;0));&quot;&quot;)" office:value-type="string" office:string-value="Make a short sound." calcext:value-type="string">
            <text:p>Make a short sound.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mnemonic'.$C$3:.$I$31];7;0);0); HEX2DEC([.A16]))" office:value-type="float" office:value="14" calcext:value-type="float">
            <text:p>14</text:p>
          </table:table-cell>
          <table:table-cell table:style-name="ce7" table:formula="of:=DEC2BIN([.B16];8)" office:value-type="string" office:string-value="00001110" calcext:value-type="string">
            <text:p>00001110</text:p>
          </table:table-cell>
          <table:table-cell table:style-name="ce7" table:formula="of:=DEC2HEX([.B16];2)" office:value-type="string" office:string-value="0E" calcext:value-type="string">
            <text:p>0E</text:p>
          </table:table-cell>
          <table:table-cell table:style-name="ce10"/>
          <table:table-cell table:style-name="ce10" office:value-type="string" calcext:value-type="string">
            <text:p>cp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0E" calcext:value-type="string">
            <text:p>0E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 office:value-type="string" office:string-value="C" calcext:value-type="string">
            <text:p>C</text:p>
          </table:table-cell>
          <table:table-cell table:style-name="ce20" table:formula="of:=IF(OR([.F16]=&quot;jmpf&quot;;[.F16]=&quot;call&quot;);VLOOKUP([.G16];[.$E$7:.$I$96];5;0);IF([.G16]=&quot;&quot;;&quot;&quot;;[.G16]))" office:value-type="float" office:value="0" calcext:value-type="float">
            <text:p>0</text:p>
          </table:table-cell>
          <table:table-cell table:style-name="ce21" table:formula="of:=IFNA(COM.MICROSOFT.CONCAT([.L16];[.M16]);&quot;&quot;)" office:value-type="string" office:string-value="C0" calcext:value-type="string">
            <text:p>C0</text:p>
          </table:table-cell>
          <table:table-cell table:style-name="ce22" table:formula="of:=IFNA(IF([.F16]=&quot;scall&quot;;VLOOKUP([.G16];[$'(DATA)scall'.$B$3:.$D$18];3;0);VLOOKUP([.F16];[$'(DATA)mnemonic'.$C$3:.$J$31];8;0));&quot;&quot;)" office:value-type="string" office:string-value="If A register value = operand value, execute FLG = 0." calcext:value-type="string">
            <text:p>If A register value = operand value, execute FLG = 0.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mnemonic'.$C$3:.$I$31];7;0);0); HEX2DEC([.A17]))" office:value-type="float" office:value="16" calcext:value-type="float">
            <text:p>16</text:p>
          </table:table-cell>
          <table:table-cell table:style-name="ce7" table:formula="of:=DEC2BIN([.B17];8)" office:value-type="string" office:string-value="00010000" calcext:value-type="string">
            <text:p>00010000</text:p>
          </table:table-cell>
          <table:table-cell table:style-name="ce7" table:formula="of:=DEC2HEX([.B17];2)" office:value-type="string" office:string-value="10" calcext:value-type="string">
            <text:p>10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loop</text:p>
          </table:table-cell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10" calcext:value-type="string">
            <text:p>10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 office:value-type="string" office:string-value="F" calcext:value-type="string">
            <text:p>F</text:p>
          </table:table-cell>
          <table:table-cell table:style-name="ce20" table:formula="of:=IF(OR([.F17]=&quot;jmpf&quot;;[.F17]=&quot;call&quot;);VLOOKUP([.G17];[.$E$7:.$I$96];5;0);IF([.G17]=&quot;&quot;;&quot;&quot;;[.G17]))" office:value-type="string" office:string-value="03" calcext:value-type="string">
            <text:p>03</text:p>
          </table:table-cell>
          <table:table-cell table:style-name="ce21" table:formula="of:=IFNA(COM.MICROSOFT.CONCAT([.L17];[.M17]);&quot;&quot;)" office:value-type="string" office:string-value="F03" calcext:value-type="string">
            <text:p>F03</text:p>
          </table:table-cell>
          <table:table-cell table:style-name="ce22" table:formula="of:=IFNA(IF([.F17]=&quot;scall&quot;;VLOOKUP([.G17];[$'(DATA)scall'.$B$3:.$D$18];3;0);VLOOKUP([.F17];[$'(DATA)mnemonic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mnemonic'.$C$3:.$I$31];7;0);0); HEX2DEC([.A18]))" office:value-type="float" office:value="19" calcext:value-type="float">
            <text:p>19</text:p>
          </table:table-cell>
          <table:table-cell table:style-name="ce7" table:formula="of:=DEC2BIN([.B18];8)" office:value-type="string" office:string-value="00010011" calcext:value-type="string">
            <text:p>00010011</text:p>
          </table:table-cell>
          <table:table-cell table:style-name="ce7" table:formula="of:=DEC2HEX([.B18];2)" office:value-type="string" office:string-value="13" calcext:value-type="string">
            <text:p>13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13" calcext:value-type="string">
            <text:p>13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 office:value-type="string" office:string-value="E" calcext:value-type="string">
            <text:p>E</text:p>
          </table:table-cell>
          <table:table-cell table:style-name="ce20" table:formula="of:=IF(OR([.F18]=&quot;jmpf&quot;;[.F18]=&quot;call&quot;);VLOOKUP([.G18];[.$E$7:.$I$96];5;0);IF([.G18]=&quot;&quot;;&quot;&quot;;[.G18]))" office:value-type="float" office:value="7" calcext:value-type="float">
            <text:p>7</text:p>
          </table:table-cell>
          <table:table-cell table:style-name="ce21" table:formula="of:=IFNA(COM.MICROSOFT.CONCAT([.L18];[.M18]);&quot;&quot;)" office:value-type="string" office:string-value="E7" calcext:value-type="string">
            <text:p>E7</text:p>
          </table:table-cell>
          <table:table-cell table:style-name="ce22" table:formula="of:=IFNA(IF([.F18]=&quot;scall&quot;;VLOOKUP([.G18];[$'(DATA)scall'.$B$3:.$D$18];3;0);VLOOKUP([.F18];[$'(DATA)mnemonic'.$C$3:.$J$31];8;0));&quot;&quot;)" office:value-type="string" office:string-value="Make the end sound." calcext:value-type="string">
            <text:p>Make the end sound.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mnemonic'.$C$3:.$I$31];7;0);0); HEX2DEC([.A19]))" office:value-type="float" office:value="21" calcext:value-type="float">
            <text:p>21</text:p>
          </table:table-cell>
          <table:table-cell table:style-name="ce7" table:formula="of:=DEC2BIN([.B19];8)" office:value-type="string" office:string-value="00010101" calcext:value-type="string">
            <text:p>00010101</text:p>
          </table:table-cell>
          <table:table-cell table:style-name="ce7" table:formula="of:=DEC2HEX([.B19];2)" office:value-type="string" office:string-value="15" calcext:value-type="string">
            <text:p>15</text:p>
          </table:table-cell>
          <table:table-cell table:style-name="ce10" office:value-type="string" calcext:value-type="string">
            <text:p>end</text:p>
          </table:table-cell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end</text:p>
          </table:table-cell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15" calcext:value-type="string">
            <text:p>15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 office:value-type="string" office:string-value="F" calcext:value-type="string">
            <text:p>F</text:p>
          </table:table-cell>
          <table:table-cell table:style-name="ce20" table:formula="of:=IF(OR([.F19]=&quot;jmpf&quot;;[.F19]=&quot;call&quot;);VLOOKUP([.G19];[.$E$7:.$I$96];5;0);IF([.G19]=&quot;&quot;;&quot;&quot;;[.G19]))" office:value-type="string" office:string-value="15" calcext:value-type="string">
            <text:p>15</text:p>
          </table:table-cell>
          <table:table-cell table:style-name="ce21" table:formula="of:=IFNA(COM.MICROSOFT.CONCAT([.L19];[.M19]);&quot;&quot;)" office:value-type="string" office:string-value="F15" calcext:value-type="string">
            <text:p>F15</text:p>
          </table:table-cell>
          <table:table-cell table:style-name="ce22" table:formula="of:=IFNA(IF([.F19]=&quot;scall&quot;;VLOOKUP([.G19];[$'(DATA)scall'.$B$3:.$D$18];3;0);VLOOKUP([.F19];[$'(DATA)mnemonic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mnemonic'.$C$3:.$I$31];7;0);0); HEX2DEC([.A20]))" office:value-type="float" office:value="24" calcext:value-type="float">
            <text:p>24</text:p>
          </table:table-cell>
          <table:table-cell table:style-name="ce7" table:formula="of:=DEC2BIN([.B20];8)" office:value-type="string" office:string-value="00011000" calcext:value-type="string">
            <text:p>00011000</text:p>
          </table:table-cell>
          <table:table-cell table:style-name="ce7" table:formula="of:=DEC2HEX([.B20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18" calcext:value-type="string">
            <text:p>18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>
            <text:p/>
          </table:table-cell>
          <table:table-cell table:style-name="ce20" table:formula="of:=IF(OR([.F20]=&quot;jmpf&quot;;[.F20]=&quot;call&quot;);VLOOKUP([.G20];[.$E$7:.$I$96];5;0);IF([.G20]=&quot;&quot;;&quot;&quot;;[.G20]))">
            <text:p/>
          </table:table-cell>
          <table:table-cell table:style-name="ce21" table:formula="of:=IFNA(COM.MICROSOFT.CONCAT([.L20];[.M20]);&quot;&quot;)">
            <text:p/>
          </table:table-cell>
          <table:table-cell table:style-name="ce22" table:formula="of:=IFNA(IF([.F20]=&quot;scall&quot;;VLOOKUP([.G20];[$'(DATA)scall'.$B$3:.$D$18];3;0);VLOOKUP([.F20];[$'(DATA)mnemonic'.$C$3:.$J$31];8;0));&quot;&quot;)">
            <text:p/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mnemonic'.$C$3:.$I$31];7;0);0); HEX2DEC([.A21]))" office:value-type="float" office:value="24" calcext:value-type="float">
            <text:p>24</text:p>
          </table:table-cell>
          <table:table-cell table:style-name="ce7" table:formula="of:=DEC2BIN([.B21];8)" office:value-type="string" office:string-value="00011000" calcext:value-type="string">
            <text:p>00011000</text:p>
          </table:table-cell>
          <table:table-cell table:style-name="ce7" table:formula="of:=DEC2HEX([.B2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18" calcext:value-type="string">
            <text:p>18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>
            <text:p/>
          </table:table-cell>
          <table:table-cell table:style-name="ce20" table:formula="of:=IF(OR([.F21]=&quot;jmpf&quot;;[.F21]=&quot;call&quot;);VLOOKUP([.G21];[.$E$7:.$I$96];5;0);IF([.G21]=&quot;&quot;;&quot;&quot;;[.G21]))">
            <text:p/>
          </table:table-cell>
          <table:table-cell table:style-name="ce21" table:formula="of:=IFNA(COM.MICROSOFT.CONCAT([.L21];[.M21]);&quot;&quot;)">
            <text:p/>
          </table:table-cell>
          <table:table-cell table:style-name="ce22" table:formula="of:=IFNA(IF([.F21]=&quot;scall&quot;;VLOOKUP([.G21];[$'(DATA)scall'.$B$3:.$D$18];3;0);VLOOKUP([.F21];[$'(DATA)mnemonic'.$C$3:.$J$31];8;0));&quot;&quot;)">
            <text:p/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mnemonic'.$C$3:.$I$31];7;0);0); HEX2DEC([.A22]))" office:value-type="float" office:value="24" calcext:value-type="float">
            <text:p>24</text:p>
          </table:table-cell>
          <table:table-cell table:style-name="ce7" table:formula="of:=DEC2BIN([.B22];8)" office:value-type="string" office:string-value="00011000" calcext:value-type="string">
            <text:p>00011000</text:p>
          </table:table-cell>
          <table:table-cell table:style-name="ce7" table:formula="of:=DEC2HEX([.B22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18" calcext:value-type="string">
            <text:p>18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>
            <text:p/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>
            <text:p/>
          </table:table-cell>
          <table:table-cell table:style-name="ce22" table:formula="of:=IFNA(IF([.F22]=&quot;scall&quot;;VLOOKUP([.G22];[$'(DATA)scall'.$B$3:.$D$18];3;0);VLOOKUP([.F22];[$'(DATA)mnemonic'.$C$3:.$J$31];8;0));&quot;&quot;)">
            <text:p/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mnemonic'.$C$3:.$I$31];7;0);0); HEX2DEC([.A23]))" office:value-type="float" office:value="24" calcext:value-type="float">
            <text:p>24</text:p>
          </table:table-cell>
          <table:table-cell table:style-name="ce7" table:formula="of:=DEC2BIN([.B23];8)" office:value-type="string" office:string-value="00011000" calcext:value-type="string">
            <text:p>00011000</text:p>
          </table:table-cell>
          <table:table-cell table:style-name="ce7" table:formula="of:=DEC2HEX([.B23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18" calcext:value-type="string">
            <text:p>18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mnemonic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24" calcext:value-type="float">
            <text:p>24</text:p>
          </table:table-cell>
          <table:table-cell table:style-name="ce7" table:formula="of:=DEC2BIN([.B24];8)" office:value-type="string" office:string-value="00011000" calcext:value-type="string">
            <text:p>00011000</text:p>
          </table:table-cell>
          <table:table-cell table:style-name="ce7" table:formula="of:=DEC2HEX([.B24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18" calcext:value-type="string">
            <text:p>18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mnemonic'.$C$3:.$I$31];7;0);0); HEX2DEC([.A25]))" office:value-type="float" office:value="24" calcext:value-type="float">
            <text:p>24</text:p>
          </table:table-cell>
          <table:table-cell table:style-name="ce7" table:formula="of:=DEC2BIN([.B25];8)" office:value-type="string" office:string-value="00011000" calcext:value-type="string">
            <text:p>00011000</text:p>
          </table:table-cell>
          <table:table-cell table:style-name="ce7" table:formula="of:=DEC2HEX([.B2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18" calcext:value-type="string">
            <text:p>18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mnemonic'.$C$3:.$I$31];7;0);0); HEX2DEC([.A26]))" office:value-type="float" office:value="24" calcext:value-type="float">
            <text:p>24</text:p>
          </table:table-cell>
          <table:table-cell table:style-name="ce7" table:formula="of:=DEC2BIN([.B26];8)" office:value-type="string" office:string-value="00011000" calcext:value-type="string">
            <text:p>00011000</text:p>
          </table:table-cell>
          <table:table-cell table:style-name="ce7" table:formula="of:=DEC2HEX([.B26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18" calcext:value-type="string">
            <text:p>18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mnemonic'.$C$3:.$I$31];7;0);0); HEX2DEC([.A27]))" office:value-type="float" office:value="24" calcext:value-type="float">
            <text:p>24</text:p>
          </table:table-cell>
          <table:table-cell table:style-name="ce7" table:formula="of:=DEC2BIN([.B27];8)" office:value-type="string" office:string-value="00011000" calcext:value-type="string">
            <text:p>00011000</text:p>
          </table:table-cell>
          <table:table-cell table:style-name="ce7" table:formula="of:=DEC2HEX([.B27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18" calcext:value-type="string">
            <text:p>18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mnemonic'.$C$3:.$I$31];7;0);0); HEX2DEC([.A28]))" office:value-type="float" office:value="24" calcext:value-type="float">
            <text:p>24</text:p>
          </table:table-cell>
          <table:table-cell table:style-name="ce7" table:formula="of:=DEC2BIN([.B28];8)" office:value-type="string" office:string-value="00011000" calcext:value-type="string">
            <text:p>00011000</text:p>
          </table:table-cell>
          <table:table-cell table:style-name="ce7" table:formula="of:=DEC2HEX([.B28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18" calcext:value-type="string">
            <text:p>18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mnemonic'.$C$3:.$I$31];7;0);0); HEX2DEC([.A29]))" office:value-type="float" office:value="24" calcext:value-type="float">
            <text:p>24</text:p>
          </table:table-cell>
          <table:table-cell table:style-name="ce7" table:formula="of:=DEC2BIN([.B29];8)" office:value-type="string" office:string-value="00011000" calcext:value-type="string">
            <text:p>00011000</text:p>
          </table:table-cell>
          <table:table-cell table:style-name="ce7" table:formula="of:=DEC2HEX([.B2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18" calcext:value-type="string">
            <text:p>18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24" calcext:value-type="float">
            <text:p>24</text:p>
          </table:table-cell>
          <table:table-cell table:style-name="ce7" table:formula="of:=DEC2BIN([.B30];8)" office:value-type="string" office:string-value="00011000" calcext:value-type="string">
            <text:p>00011000</text:p>
          </table:table-cell>
          <table:table-cell table:style-name="ce7" table:formula="of:=DEC2HEX([.B3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18" calcext:value-type="string">
            <text:p>18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mnemonic'.$C$3:.$I$31];7;0);0); HEX2DEC([.A31]))" office:value-type="float" office:value="24" calcext:value-type="float">
            <text:p>24</text:p>
          </table:table-cell>
          <table:table-cell table:style-name="ce7" table:formula="of:=DEC2BIN([.B31];8)" office:value-type="string" office:string-value="00011000" calcext:value-type="string">
            <text:p>00011000</text:p>
          </table:table-cell>
          <table:table-cell table:style-name="ce7" table:formula="of:=DEC2HEX([.B3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18" calcext:value-type="string">
            <text:p>18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24" calcext:value-type="float">
            <text:p>24</text:p>
          </table:table-cell>
          <table:table-cell table:style-name="ce7" table:formula="of:=DEC2BIN([.B32];8)" office:value-type="string" office:string-value="00011000" calcext:value-type="string">
            <text:p>00011000</text:p>
          </table:table-cell>
          <table:table-cell table:style-name="ce7" table:formula="of:=DEC2HEX([.B32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18" calcext:value-type="string">
            <text:p>18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mnemonic'.$C$3:.$I$31];7;0);0); HEX2DEC([.A33]))" office:value-type="float" office:value="24" calcext:value-type="float">
            <text:p>24</text:p>
          </table:table-cell>
          <table:table-cell table:style-name="ce7" table:formula="of:=DEC2BIN([.B33];8)" office:value-type="string" office:string-value="00011000" calcext:value-type="string">
            <text:p>00011000</text:p>
          </table:table-cell>
          <table:table-cell table:style-name="ce7" table:formula="of:=DEC2HEX([.B33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18" calcext:value-type="string">
            <text:p>18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mnemonic'.$C$3:.$I$31];7;0);0); HEX2DEC([.A34]))" office:value-type="float" office:value="24" calcext:value-type="float">
            <text:p>24</text:p>
          </table:table-cell>
          <table:table-cell table:style-name="ce7" table:formula="of:=DEC2BIN([.B34];8)" office:value-type="string" office:string-value="00011000" calcext:value-type="string">
            <text:p>00011000</text:p>
          </table:table-cell>
          <table:table-cell table:style-name="ce7" table:formula="of:=DEC2HEX([.B34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18" calcext:value-type="string">
            <text:p>18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24" calcext:value-type="float">
            <text:p>24</text:p>
          </table:table-cell>
          <table:table-cell table:style-name="ce7" table:formula="of:=DEC2BIN([.B35];8)" office:value-type="string" office:string-value="00011000" calcext:value-type="string">
            <text:p>00011000</text:p>
          </table:table-cell>
          <table:table-cell table:style-name="ce7" table:formula="of:=DEC2HEX([.B3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18" calcext:value-type="string">
            <text:p>18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mnemonic'.$C$3:.$I$31];7;0);0); HEX2DEC([.A36]))" office:value-type="float" office:value="24" calcext:value-type="float">
            <text:p>24</text:p>
          </table:table-cell>
          <table:table-cell table:style-name="ce7" table:formula="of:=DEC2BIN([.B36];8)" office:value-type="string" office:string-value="00011000" calcext:value-type="string">
            <text:p>00011000</text:p>
          </table:table-cell>
          <table:table-cell table:style-name="ce7" table:formula="of:=DEC2HEX([.B36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18" calcext:value-type="string">
            <text:p>18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mnemonic'.$C$3:.$I$31];7;0);0); HEX2DEC([.A37]))" office:value-type="float" office:value="24" calcext:value-type="float">
            <text:p>24</text:p>
          </table:table-cell>
          <table:table-cell table:style-name="ce7" table:formula="of:=DEC2BIN([.B37];8)" office:value-type="string" office:string-value="00011000" calcext:value-type="string">
            <text:p>00011000</text:p>
          </table:table-cell>
          <table:table-cell table:style-name="ce7" table:formula="of:=DEC2HEX([.B37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18" calcext:value-type="string">
            <text:p>18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24" calcext:value-type="float">
            <text:p>24</text:p>
          </table:table-cell>
          <table:table-cell table:style-name="ce7" table:formula="of:=DEC2BIN([.B38];8)" office:value-type="string" office:string-value="00011000" calcext:value-type="string">
            <text:p>00011000</text:p>
          </table:table-cell>
          <table:table-cell table:style-name="ce7" table:formula="of:=DEC2HEX([.B38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18" calcext:value-type="string">
            <text:p>18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24" calcext:value-type="float">
            <text:p>24</text:p>
          </table:table-cell>
          <table:table-cell table:style-name="ce7" table:formula="of:=DEC2BIN([.B39];8)" office:value-type="string" office:string-value="00011000" calcext:value-type="string">
            <text:p>00011000</text:p>
          </table:table-cell>
          <table:table-cell table:style-name="ce7" table:formula="of:=DEC2HEX([.B3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18" calcext:value-type="string">
            <text:p>18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24" calcext:value-type="float">
            <text:p>24</text:p>
          </table:table-cell>
          <table:table-cell table:style-name="ce7" table:formula="of:=DEC2BIN([.B40];8)" office:value-type="string" office:string-value="00011000" calcext:value-type="string">
            <text:p>00011000</text:p>
          </table:table-cell>
          <table:table-cell table:style-name="ce7" table:formula="of:=DEC2HEX([.B4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18" calcext:value-type="string">
            <text:p>18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24" calcext:value-type="float">
            <text:p>24</text:p>
          </table:table-cell>
          <table:table-cell table:style-name="ce7" table:formula="of:=DEC2BIN([.B41];8)" office:value-type="string" office:string-value="00011000" calcext:value-type="string">
            <text:p>00011000</text:p>
          </table:table-cell>
          <table:table-cell table:style-name="ce7" table:formula="of:=DEC2HEX([.B4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18" calcext:value-type="string">
            <text:p>18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24" calcext:value-type="float">
            <text:p>24</text:p>
          </table:table-cell>
          <table:table-cell table:style-name="ce7" table:formula="of:=DEC2BIN([.B42];8)" office:value-type="string" office:string-value="00011000" calcext:value-type="string">
            <text:p>00011000</text:p>
          </table:table-cell>
          <table:table-cell table:style-name="ce7" table:formula="of:=DEC2HEX([.B42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18" calcext:value-type="string">
            <text:p>18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24" calcext:value-type="float">
            <text:p>24</text:p>
          </table:table-cell>
          <table:table-cell table:style-name="ce7" table:formula="of:=DEC2BIN([.B43];8)" office:value-type="string" office:string-value="00011000" calcext:value-type="string">
            <text:p>00011000</text:p>
          </table:table-cell>
          <table:table-cell table:style-name="ce7" table:formula="of:=DEC2HEX([.B43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18" calcext:value-type="string">
            <text:p>18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24" calcext:value-type="float">
            <text:p>24</text:p>
          </table:table-cell>
          <table:table-cell table:style-name="ce7" table:formula="of:=DEC2BIN([.B44];8)" office:value-type="string" office:string-value="00011000" calcext:value-type="string">
            <text:p>00011000</text:p>
          </table:table-cell>
          <table:table-cell table:style-name="ce7" table:formula="of:=DEC2HEX([.B44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18" calcext:value-type="string">
            <text:p>18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24" calcext:value-type="float">
            <text:p>24</text:p>
          </table:table-cell>
          <table:table-cell table:style-name="ce7" table:formula="of:=DEC2BIN([.B45];8)" office:value-type="string" office:string-value="00011000" calcext:value-type="string">
            <text:p>00011000</text:p>
          </table:table-cell>
          <table:table-cell table:style-name="ce7" table:formula="of:=DEC2HEX([.B45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18" calcext:value-type="string">
            <text:p>18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24" calcext:value-type="float">
            <text:p>24</text:p>
          </table:table-cell>
          <table:table-cell table:style-name="ce7" table:formula="of:=DEC2BIN([.B46];8)" office:value-type="string" office:string-value="00011000" calcext:value-type="string">
            <text:p>00011000</text:p>
          </table:table-cell>
          <table:table-cell table:style-name="ce7" table:formula="of:=DEC2HEX([.B46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18" calcext:value-type="string">
            <text:p>18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24" calcext:value-type="float">
            <text:p>24</text:p>
          </table:table-cell>
          <table:table-cell table:style-name="ce7" table:formula="of:=DEC2BIN([.B47];8)" office:value-type="string" office:string-value="00011000" calcext:value-type="string">
            <text:p>00011000</text:p>
          </table:table-cell>
          <table:table-cell table:style-name="ce7" table:formula="of:=DEC2HEX([.B47];2)" office:value-type="string" office:string-value="18" calcext:value-type="string">
            <text:p>18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18" calcext:value-type="string">
            <text:p>18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24" calcext:value-type="float">
            <text:p>24</text:p>
          </table:table-cell>
          <table:table-cell table:style-name="ce7" table:formula="of:=DEC2BIN([.B48];8)" office:value-type="string" office:string-value="00011000" calcext:value-type="string">
            <text:p>00011000</text:p>
          </table:table-cell>
          <table:table-cell table:style-name="ce7" table:formula="of:=DEC2HEX([.B48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18" calcext:value-type="string">
            <text:p>18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24" calcext:value-type="float">
            <text:p>24</text:p>
          </table:table-cell>
          <table:table-cell table:style-name="ce7" table:formula="of:=DEC2BIN([.B49];8)" office:value-type="string" office:string-value="00011000" calcext:value-type="string">
            <text:p>00011000</text:p>
          </table:table-cell>
          <table:table-cell table:style-name="ce7" table:formula="of:=DEC2HEX([.B49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18" calcext:value-type="string">
            <text:p>18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24" calcext:value-type="float">
            <text:p>24</text:p>
          </table:table-cell>
          <table:table-cell table:style-name="ce7" table:formula="of:=DEC2BIN([.B50];8)" office:value-type="string" office:string-value="00011000" calcext:value-type="string">
            <text:p>00011000</text:p>
          </table:table-cell>
          <table:table-cell table:style-name="ce7" table:formula="of:=DEC2HEX([.B50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18" calcext:value-type="string">
            <text:p>18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24" calcext:value-type="float">
            <text:p>24</text:p>
          </table:table-cell>
          <table:table-cell table:style-name="ce7" table:formula="of:=DEC2BIN([.B51];8)" office:value-type="string" office:string-value="00011000" calcext:value-type="string">
            <text:p>00011000</text:p>
          </table:table-cell>
          <table:table-cell table:style-name="ce7" table:formula="of:=DEC2HEX([.B51];2)" office:value-type="string" office:string-value="18" calcext:value-type="string">
            <text:p>18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18" calcext:value-type="string">
            <text:p>18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KnightRid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Default"/>
        <table:table-column table:style-name="co9" table:visibility="collapse" table:default-cell-style-name="Default"/>
        <table:table-column table:style-name="co8" table:default-cell-style-name="Default"/>
        <table:table-column table:style-name="co8" table:default-cell-style-name="ce40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21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ce25" table:formula="of:=COM.MICROSOFT.CONCAT(&quot;E50:&quot;;[.$R$7:.$R$22])" office:value-type="string" office:string-value="E50:" calcext:value-type="string">
            <text:p>E5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00:&quot;;[.$N$7:.$N$51])" office:value-type="string" office:string-value="E00:A0F601FB1D7F02A6BfF601FD1F10F00E180EcE2F61" calcext:value-type="string">
            <text:p>E00:A0F601FB1D7F02A6BfF601FD1F10F00E180EcE2F61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1">
          <table:table-cell/>
          <table:table-cell table:style-name="ce25" table:formula="of:=COM.MICROSOFT.CONCAT(&quot;E80:&quot;;[.$N$52:.$N$96])" office:value-type="string" office:string-value="E80:" calcext:value-type="string">
            <text:p>E80:</text:p>
          </table:table-cell>
          <table:table-cell table:style-name="ce29" table:number-columns-repeated="4"/>
          <table:table-cell table:style-name="ce36"/>
          <table:table-cell table:style-name="ce29" table:number-columns-repeated="3"/>
          <table:table-cell table:style-name="ce51"/>
          <table:table-cell table:style-name="ce29"/>
          <table:table-cell table:style-name="ce36" table:number-columns-repeated="2"/>
          <table:table-cell table:style-name="ce69"/>
          <table:table-cell table:number-columns-repeated="3"/>
        </table:table-row>
        <table:table-row table:style-name="ro2">
          <table:table-cell table:number-columns-repeated="18"/>
        </table:table-row>
        <table:table-row table:style-name="ro2">
          <table:table-cell table:style-name="ce1"/>
          <table:table-cell table:style-name="ce4" office:value-type="string" calcext:value-type="string">
            <text:p>PGC</text:p>
          </table:table-cell>
          <table:table-cell table:style-name="ce4" table:number-columns-repeated="2"/>
          <table:table-cell table:style-name="ce8" office:value-type="string" calcext:value-type="string">
            <text:p>ASM</text:p>
          </table:table-cell>
          <table:table-cell table:style-name="ce8"/>
          <table:table-cell table:style-name="ce12"/>
          <table:table-cell table:style-name="ce37" office:value-type="string" calcext:value-type="string">
            <text:p>M</text:p>
          </table:table-cell>
          <table:table-cell table:style-name="ce37"/>
          <table:table-cell table:style-name="ce37" office:value-type="string" calcext:value-type="string">
            <text:p>N</text:p>
          </table:table-cell>
          <table:table-cell table:style-name="ce37" office:value-type="string" calcext:value-type="string">
            <text:p>O</text:p>
          </table:table-cell>
          <table:table-cell table:style-name="ce15" office:value-type="string" calcext:value-type="string">
            <text:p>SRC</text:p>
          </table:table-cell>
          <table:table-cell table:style-name="ce18" table:number-columns-repeated="2"/>
          <table:table-cell table:style-name="ce15"/>
          <table:table-cell/>
          <table:table-cell table:style-name="ce59" office:value-type="string" calcext:value-type="string">
            <text:p>MEM</text:p>
          </table:table-cell>
          <table:table-cell table:style-name="ce59"/>
        </table:table-row>
        <table:table-row table:style-name="ro2">
          <table:table-cell table:style-name="ce1" office:value-type="string" calcext:value-type="string">
            <text:p>org</text:p>
          </table:table-cell>
          <table:table-cell table:style-name="ce5" office:value-type="string" calcext:value-type="string">
            <text:p>DEC</text:p>
          </table:table-cell>
          <table:table-cell table:style-name="ce5" office:value-type="string" calcext:value-type="string">
            <text:p>BIN</text:p>
          </table:table-cell>
          <table:table-cell table:style-name="ce5" office:value-type="string" calcext:value-type="string">
            <text:p>HEX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mnemonic</text:p>
          </table:table-cell>
          <table:table-cell table:style-name="ce13" office:value-type="string" calcext:value-type="string">
            <text:p>operand</text:p>
          </table:table-cell>
          <table:table-cell table:style-name="ce38" office:value-type="string" calcext:value-type="string">
            <text:p>I</text:p>
          </table:table-cell>
          <table:table-cell table:style-name="ce38"/>
          <table:table-cell table:number-columns-repeated="2" table:style-name="ce38" office:value-type="string" calcext:value-type="string">
            <text:p>I</text:p>
          </table:table-cell>
          <table:table-cell table:style-name="ce16" office:value-type="string" calcext:value-type="string">
            <text:p>opecode</text:p>
          </table:table-cell>
          <table:table-cell table:style-name="ce19" office:value-type="string" calcext:value-type="string">
            <text:p>operand</text:p>
          </table:table-cell>
          <table:table-cell table:style-name="ce19" office:value-type="string" calcext:value-type="string">
            <text:p>machine</text:p>
          </table:table-cell>
          <table:table-cell table:style-name="ce16" office:value-type="string" calcext:value-type="string">
            <text:p>description</text:p>
          </table:table-cell>
          <table:table-cell/>
          <table:table-cell table:style-name="ce60" office:value-type="string" calcext:value-type="string">
            <text:p>adr</text:p>
          </table:table-cell>
          <table:table-cell table:style-name="ce60" office:value-type="string" calcext:value-type="string">
            <text:p>value</text:p>
          </table:table-cell>
        </table:table-row>
        <table:table-row table:style-name="ro2">
          <table:table-cell table:style-name="ce2" office:value-type="float" office:value="0" calcext:value-type="float">
            <text:p>00</text:p>
          </table:table-cell>
          <table:table-cell table:style-name="ce6" table:formula="of:=IF([.A7]=&quot;&quot;;0;HEX2DEC([.A7]))" office:value-type="float" office:value="0" calcext:value-type="float">
            <text:p>0</text:p>
          </table:table-cell>
          <table:table-cell table:style-name="ce7" table:formula="of:=DEC2BIN([.B7];8)" office:value-type="string" office:string-value="00000000" calcext:value-type="string">
            <text:p>00000000</text:p>
          </table:table-cell>
          <table:table-cell table:style-name="ce7" table:formula="of:=DEC2HEX([.B7];2)" office:value-type="string" office:string-value="00" calcext:value-type="string">
            <text:p>00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ldy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7]+VLOOKUP([.F7];[$'(DATA)mnemonic'.$C$3:.$I$31];7;0)-1&gt;79;&quot;×&quot;;&quot;&quot;);&quot;&quot;)">
            <text:p/>
          </table:table-cell>
          <table:table-cell table:style-name="ce10" table:formula="of:=[.D7]" office:value-type="string" office:string-value="00" calcext:value-type="string">
            <text:p>00</text:p>
          </table:table-cell>
          <table:table-cell table:style-name="ce39" table:formula="of:=IF(AND(COUNTIF([$'(DATA)mnemonic'.$C$3:.$C$31];[.F7])=0; [.F7]&lt;&gt;&quot;&quot;); &quot;×&quot;; &quot;&quot;)">
            <text:p/>
          </table:table-cell>
          <table:table-cell table:style-name="ce41" table:formula="of:=IFNA(IF(VLOOKUP([.F7];[$'(DATA)mnemonic'.$C$3:.$I$31];7;0) &lt;&gt; LEN([.N7]); &quot;×&quot;;&quot;&quot;);&quot;&quot;)">
            <text:p/>
          </table:table-cell>
          <table:table-cell table:style-name="ce17" table:formula="of:=IFNA(VLOOKUP([.F7];[$'(DATA)mnemonic'.$C$3:.$F$31];4;0);&quot;&quot;)" office:value-type="string" office:string-value="A" calcext:value-type="string">
            <text:p>A</text:p>
          </table:table-cell>
          <table:table-cell table:style-name="ce20" table:formula="of:=IF(OR([.F7]=&quot;jmpf&quot;;[.F7]=&quot;call&quot;);VLOOKUP([.G7];[.$E$7:.$I$96];5;0);IF([.G7]=&quot;&quot;;&quot;&quot;;[.G7]))" office:value-type="float" office:value="0" calcext:value-type="float">
            <text:p>0</text:p>
          </table:table-cell>
          <table:table-cell table:style-name="ce21" table:formula="of:=IFNA(COM.MICROSOFT.CONCAT([.L7];[.M7]);&quot;&quot;)" office:value-type="string" office:string-value="A0" calcext:value-type="string">
            <text:p>A0</text:p>
          </table:table-cell>
          <table:table-cell table:style-name="ce22" table:formula="of:=IFNA(IF([.F7]=&quot;scall&quot;;VLOOKUP([.G7];[$'(DATA)scall'.$B$3:.$D$18];3;0);VLOOKUP([.F7];[$'(DATA)mnemonic'.$C$3:.$J$31];8;0));&quot;&quot;)" office:value-type="string" office:string-value="Store &quot;operand&quot; value in Y register." calcext:value-type="string">
            <text:p>Store "operand" value in Y register.</text:p>
          </table:table-cell>
          <table:table-cell/>
          <table:table-cell table:style-name="ce61" office:value-type="float" office:value="50" calcext:value-type="float">
            <text:p>50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8]=&quot;&quot;; [.B7]+IFNA(VLOOKUP([.F7];[$'(DATA)mnemonic'.$C$3:.$I$31];7;0);0); HEX2DEC([.A8]))" office:value-type="float" office:value="2" calcext:value-type="float">
            <text:p>2</text:p>
          </table:table-cell>
          <table:table-cell table:style-name="ce7" table:formula="of:=DEC2BIN([.B8];8)" office:value-type="string" office:string-value="00000010" calcext:value-type="string">
            <text:p>00000010</text:p>
          </table:table-cell>
          <table:table-cell table:style-name="ce7" table:formula="of:=DEC2HEX([.B8];2)" office:value-type="string" office:string-value="02" calcext:value-type="string">
            <text:p>02</text:p>
          </table:table-cell>
          <table:table-cell table:style-name="ce10" office:value-type="string" calcext:value-type="string">
            <text:p>incLoop</text:p>
          </table:table-cell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ledOnOff</text:p>
          </table:table-cell>
          <table:table-cell table:style-name="ce39" table:formula="of:=IFNA(IF([.B8]+VLOOKUP([.F8];[$'(DATA)mnemonic'.$C$3:.$I$31];7;0)-1&gt;79;&quot;×&quot;;&quot;&quot;);&quot;&quot;)">
            <text:p/>
          </table:table-cell>
          <table:table-cell table:style-name="ce10" table:formula="of:=[.D8]" office:value-type="string" office:string-value="02" calcext:value-type="string">
            <text:p>02</text:p>
          </table:table-cell>
          <table:table-cell table:style-name="ce39" table:formula="of:=IF(AND(COUNTIF([$'(DATA)mnemonic'.$C$3:.$C$31];[.F8])=0; [.F8]&lt;&gt;&quot;&quot;); &quot;×&quot;; &quot;&quot;)">
            <text:p/>
          </table:table-cell>
          <table:table-cell table:style-name="ce41" table:formula="of:=IFNA(IF(VLOOKUP([.F8];[$'(DATA)mnemonic'.$C$3:.$I$31];7;0) &lt;&gt; LEN([.N8]); &quot;×&quot;;&quot;&quot;);&quot;&quot;)">
            <text:p/>
          </table:table-cell>
          <table:table-cell table:style-name="ce17" table:formula="of:=IFNA(VLOOKUP([.F8];[$'(DATA)mnemonic'.$C$3:.$F$31];4;0);&quot;&quot;)" office:value-type="string" office:string-value="F60" calcext:value-type="string">
            <text:p>F60</text:p>
          </table:table-cell>
          <table:table-cell table:style-name="ce20" table:formula="of:=IF(OR([.F8]=&quot;jmpf&quot;;[.F8]=&quot;call&quot;);VLOOKUP([.G8];[.$E$7:.$I$96];5;0);IF([.G8]=&quot;&quot;;&quot;&quot;;[.G8]))" office:value-type="string" office:string-value="1F" calcext:value-type="string">
            <text:p>1F</text:p>
          </table:table-cell>
          <table:table-cell table:style-name="ce21" table:formula="of:=IFNA(COM.MICROSOFT.CONCAT([.L8];[.M8]);&quot;&quot;)" office:value-type="string" office:string-value="F601F" calcext:value-type="string">
            <text:p>F601F</text:p>
          </table:table-cell>
          <table:table-cell table:style-name="ce22" table:formula="of:=IFNA(IF([.F8]=&quot;scall&quot;;VLOOKUP([.G8];[$'(DATA)scall'.$B$3:.$D$18];3;0);VLOOKUP([.F8];[$'(DATA)mnemonic'.$C$3:.$J$31];8;0));&quot;&quot;)" office:value-type="string" office:string-value="Jump to specified address (regardless of execution FLG)." calcext:value-type="string">
            <text:p>Jump to specified address (regardless of execution FLG).</text:p>
          </table:table-cell>
          <table:table-cell/>
          <table:table-cell table:style-name="ce61" office:value-type="float" office:value="51" calcext:value-type="float">
            <text:p>51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9]=&quot;&quot;; [.B8]+IFNA(VLOOKUP([.F8];[$'(DATA)mnemonic'.$C$3:.$I$31];7;0);0); HEX2DEC([.A9]))" office:value-type="float" office:value="7" calcext:value-type="float">
            <text:p>7</text:p>
          </table:table-cell>
          <table:table-cell table:style-name="ce7" table:formula="of:=DEC2BIN([.B9];8)" office:value-type="string" office:string-value="00000111" calcext:value-type="string">
            <text:p>00000111</text:p>
          </table:table-cell>
          <table:table-cell table:style-name="ce7" table:formula="of:=DEC2HEX([.B9];2)" office:value-type="string" office:string-value="07" calcext:value-type="string">
            <text:p>07</text:p>
          </table:table-cell>
          <table:table-cell table:style-name="ce10"/>
          <table:table-cell table:style-name="ce10" office:value-type="string" calcext:value-type="string">
            <text:p>add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9]+VLOOKUP([.F9];[$'(DATA)mnemonic'.$C$3:.$I$31];7;0)-1&gt;79;&quot;×&quot;;&quot;&quot;);&quot;&quot;)">
            <text:p/>
          </table:table-cell>
          <table:table-cell table:style-name="ce10" table:formula="of:=[.D9]" office:value-type="string" office:string-value="07" calcext:value-type="string">
            <text:p>07</text:p>
          </table:table-cell>
          <table:table-cell table:style-name="ce39" table:formula="of:=IF(AND(COUNTIF([$'(DATA)mnemonic'.$C$3:.$C$31];[.F9])=0; [.F9]&lt;&gt;&quot;&quot;); &quot;×&quot;; &quot;&quot;)">
            <text:p/>
          </table:table-cell>
          <table:table-cell table:style-name="ce41" table:formula="of:=IFNA(IF(VLOOKUP([.F9];[$'(DATA)mnemonic'.$C$3:.$I$31];7;0) &lt;&gt; LEN([.N9]); &quot;×&quot;;&quot;&quot;);&quot;&quot;)">
            <text:p/>
          </table:table-cell>
          <table:table-cell table:style-name="ce17" table:formula="of:=IFNA(VLOOKUP([.F9];[$'(DATA)mnemonic'.$C$3:.$F$31];4;0);&quot;&quot;)" office:value-type="string" office:string-value="B" calcext:value-type="string">
            <text:p>B</text:p>
          </table:table-cell>
          <table:table-cell table:style-name="ce20" table:formula="of:=IF(OR([.F9]=&quot;jmpf&quot;;[.F9]=&quot;call&quot;);VLOOKUP([.G9];[.$E$7:.$I$96];5;0);IF([.G9]=&quot;&quot;;&quot;&quot;;[.G9]))" office:value-type="float" office:value="1" calcext:value-type="float">
            <text:p>1</text:p>
          </table:table-cell>
          <table:table-cell table:style-name="ce21" table:formula="of:=IFNA(COM.MICROSOFT.CONCAT([.L9];[.M9]);&quot;&quot;)" office:value-type="string" office:string-value="B1" calcext:value-type="string">
            <text:p>B1</text:p>
          </table:table-cell>
          <table:table-cell table:style-name="ce22" table:formula="of:=IFNA(IF([.F9]=&quot;scall&quot;;VLOOKUP([.G9];[$'(DATA)scall'.$B$3:.$D$18];3;0);VLOOKUP([.F9];[$'(DATA)mnemonic'.$C$3:.$J$31];8;0));&quot;&quot;)" office:value-type="string" office:string-value="Add the &quot;operand&quot; value to the Y register (at the time of digit increase, execution FLG=1)." calcext:value-type="string">
            <text:p>Add the "operand" value to the Y register (at the time of digit increase, execution FLG=1).</text:p>
          </table:table-cell>
          <table:table-cell/>
          <table:table-cell table:style-name="ce61" office:value-type="float" office:value="52" calcext:value-type="float">
            <text:p>52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0]=&quot;&quot;; [.B9]+IFNA(VLOOKUP([.F9];[$'(DATA)mnemonic'.$C$3:.$I$31];7;0);0); HEX2DEC([.A10]))" office:value-type="float" office:value="9" calcext:value-type="float">
            <text:p>9</text:p>
          </table:table-cell>
          <table:table-cell table:style-name="ce7" table:formula="of:=DEC2BIN([.B10];8)" office:value-type="string" office:string-value="00001001" calcext:value-type="string">
            <text:p>00001001</text:p>
          </table:table-cell>
          <table:table-cell table:style-name="ce7" table:formula="of:=DEC2HEX([.B10];2)" office:value-type="string" office:string-value="09" calcext:value-type="string">
            <text:p>09</text:p>
          </table:table-cell>
          <table:table-cell table:style-name="ce10"/>
          <table:table-cell table:style-name="ce10" office:value-type="string" calcext:value-type="string">
            <text:p>cpyi</text:p>
          </table:table-cell>
          <table:table-cell table:style-name="ce14" office:value-type="float" office:value="7" calcext:value-type="float">
            <text:p>7</text:p>
          </table:table-cell>
          <table:table-cell table:style-name="ce39" table:formula="of:=IFNA(IF([.B10]+VLOOKUP([.F10];[$'(DATA)mnemonic'.$C$3:.$I$31];7;0)-1&gt;79;&quot;×&quot;;&quot;&quot;);&quot;&quot;)">
            <text:p/>
          </table:table-cell>
          <table:table-cell table:style-name="ce10" table:formula="of:=[.D10]" office:value-type="string" office:string-value="09" calcext:value-type="string">
            <text:p>09</text:p>
          </table:table-cell>
          <table:table-cell table:style-name="ce39" table:formula="of:=IF(AND(COUNTIF([$'(DATA)mnemonic'.$C$3:.$C$31];[.F10])=0; [.F10]&lt;&gt;&quot;&quot;); &quot;×&quot;; &quot;&quot;)">
            <text:p/>
          </table:table-cell>
          <table:table-cell table:style-name="ce41" table:formula="of:=IFNA(IF(VLOOKUP([.F10];[$'(DATA)mnemonic'.$C$3:.$I$31];7;0) &lt;&gt; LEN([.N10]); &quot;×&quot;;&quot;&quot;);&quot;&quot;)">
            <text:p/>
          </table:table-cell>
          <table:table-cell table:style-name="ce17" table:formula="of:=IFNA(VLOOKUP([.F10];[$'(DATA)mnemonic'.$C$3:.$F$31];4;0);&quot;&quot;)" office:value-type="string" office:string-value="D" calcext:value-type="string">
            <text:p>D</text:p>
          </table:table-cell>
          <table:table-cell table:style-name="ce20" table:formula="of:=IF(OR([.F10]=&quot;jmpf&quot;;[.F10]=&quot;call&quot;);VLOOKUP([.G10];[.$E$7:.$I$96];5;0);IF([.G10]=&quot;&quot;;&quot;&quot;;[.G10]))" office:value-type="float" office:value="7" calcext:value-type="float">
            <text:p>7</text:p>
          </table:table-cell>
          <table:table-cell table:style-name="ce21" table:formula="of:=IFNA(COM.MICROSOFT.CONCAT([.L10];[.M10]);&quot;&quot;)" office:value-type="string" office:string-value="D7" calcext:value-type="string">
            <text:p>D7</text:p>
          </table:table-cell>
          <table:table-cell table:style-name="ce22" table:formula="of:=IFNA(IF([.F10]=&quot;scall&quot;;VLOOKUP([.G10];[$'(DATA)scall'.$B$3:.$D$18];3;0);VLOOKUP([.F10];[$'(DATA)mnemonic'.$C$3:.$J$31];8;0));&quot;&quot;)" office:value-type="string" office:string-value="If Y register value = operand value, execute FLG = 0." calcext:value-type="string">
            <text:p>If Y register value = operand value, execute FLG = 0.</text:p>
          </table:table-cell>
          <table:table-cell/>
          <table:table-cell table:style-name="ce61" office:value-type="float" office:value="53" calcext:value-type="float">
            <text:p>53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1]=&quot;&quot;; [.B10]+IFNA(VLOOKUP([.F10];[$'(DATA)mnemonic'.$C$3:.$I$31];7;0);0); HEX2DEC([.A11]))" office:value-type="float" office:value="11" calcext:value-type="float">
            <text:p>11</text:p>
          </table:table-cell>
          <table:table-cell table:style-name="ce7" table:formula="of:=DEC2BIN([.B11];8)" office:value-type="string" office:string-value="00001011" calcext:value-type="string">
            <text:p>00001011</text:p>
          </table:table-cell>
          <table:table-cell table:style-name="ce7" table:formula="of:=DEC2HEX([.B11];2)" office:value-type="string" office:string-value="0B" calcext:value-type="string">
            <text:p>0B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incLoop</text:p>
          </table:table-cell>
          <table:table-cell table:style-name="ce39" table:formula="of:=IFNA(IF([.B11]+VLOOKUP([.F11];[$'(DATA)mnemonic'.$C$3:.$I$31];7;0)-1&gt;79;&quot;×&quot;;&quot;&quot;);&quot;&quot;)">
            <text:p/>
          </table:table-cell>
          <table:table-cell table:style-name="ce10" table:formula="of:=[.D11]" office:value-type="string" office:string-value="0B" calcext:value-type="string">
            <text:p>0B</text:p>
          </table:table-cell>
          <table:table-cell table:style-name="ce39" table:formula="of:=IF(AND(COUNTIF([$'(DATA)mnemonic'.$C$3:.$C$31];[.F11])=0; [.F11]&lt;&gt;&quot;&quot;); &quot;×&quot;; &quot;&quot;)">
            <text:p/>
          </table:table-cell>
          <table:table-cell table:style-name="ce41" table:formula="of:=IFNA(IF(VLOOKUP([.F11];[$'(DATA)mnemonic'.$C$3:.$I$31];7;0) &lt;&gt; LEN([.N11]); &quot;×&quot;;&quot;&quot;);&quot;&quot;)">
            <text:p/>
          </table:table-cell>
          <table:table-cell table:style-name="ce17" table:formula="of:=IFNA(VLOOKUP([.F11];[$'(DATA)mnemonic'.$C$3:.$F$31];4;0);&quot;&quot;)" office:value-type="string" office:string-value="F" calcext:value-type="string">
            <text:p>F</text:p>
          </table:table-cell>
          <table:table-cell table:style-name="ce20" table:formula="of:=IF(OR([.F11]=&quot;jmpf&quot;;[.F11]=&quot;call&quot;);VLOOKUP([.G11];[.$E$7:.$I$96];5;0);IF([.G11]=&quot;&quot;;&quot;&quot;;[.G11]))" office:value-type="string" office:string-value="02" calcext:value-type="string">
            <text:p>02</text:p>
          </table:table-cell>
          <table:table-cell table:style-name="ce21" table:formula="of:=IFNA(COM.MICROSOFT.CONCAT([.L11];[.M11]);&quot;&quot;)" office:value-type="string" office:string-value="F02" calcext:value-type="string">
            <text:p>F02</text:p>
          </table:table-cell>
          <table:table-cell table:style-name="ce22" table:formula="of:=IFNA(IF([.F11]=&quot;scall&quot;;VLOOKUP([.G11];[$'(DATA)scall'.$B$3:.$D$18];3;0);VLOOKUP([.F11];[$'(DATA)mnemonic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float" office:value="54" calcext:value-type="float">
            <text:p>54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2]=&quot;&quot;; [.B11]+IFNA(VLOOKUP([.F11];[$'(DATA)mnemonic'.$C$3:.$I$31];7;0);0); HEX2DEC([.A12]))" office:value-type="float" office:value="14" calcext:value-type="float">
            <text:p>14</text:p>
          </table:table-cell>
          <table:table-cell table:style-name="ce7" table:formula="of:=DEC2BIN([.B12];8)" office:value-type="string" office:string-value="00001110" calcext:value-type="string">
            <text:p>00001110</text:p>
          </table:table-cell>
          <table:table-cell table:style-name="ce7" table:formula="of:=DEC2HEX([.B12];2)" office:value-type="string" office:string-value="0E" calcext:value-type="string">
            <text:p>0E</text:p>
          </table:table-cell>
          <table:table-cell table:style-name="ce10"/>
          <table:table-cell table:style-name="ce10" office:value-type="string" calcext:value-type="string">
            <text:p>ldyi</text:p>
          </table:table-cell>
          <table:table-cell table:style-name="ce14" office:value-type="float" office:value="6" calcext:value-type="float">
            <text:p>6</text:p>
          </table:table-cell>
          <table:table-cell table:style-name="ce39" table:formula="of:=IFNA(IF([.B12]+VLOOKUP([.F12];[$'(DATA)mnemonic'.$C$3:.$I$31];7;0)-1&gt;79;&quot;×&quot;;&quot;&quot;);&quot;&quot;)">
            <text:p/>
          </table:table-cell>
          <table:table-cell table:style-name="ce10" table:formula="of:=[.D12]" office:value-type="string" office:string-value="0E" calcext:value-type="string">
            <text:p>0E</text:p>
          </table:table-cell>
          <table:table-cell table:style-name="ce39" table:formula="of:=IF(AND(COUNTIF([$'(DATA)mnemonic'.$C$3:.$C$31];[.F12])=0; [.F12]&lt;&gt;&quot;&quot;); &quot;×&quot;; &quot;&quot;)">
            <text:p/>
          </table:table-cell>
          <table:table-cell table:style-name="ce41" table:formula="of:=IFNA(IF(VLOOKUP([.F12];[$'(DATA)mnemonic'.$C$3:.$I$31];7;0) &lt;&gt; LEN([.N12]); &quot;×&quot;;&quot;&quot;);&quot;&quot;)">
            <text:p/>
          </table:table-cell>
          <table:table-cell table:style-name="ce17" table:formula="of:=IFNA(VLOOKUP([.F12];[$'(DATA)mnemonic'.$C$3:.$F$31];4;0);&quot;&quot;)" office:value-type="string" office:string-value="A" calcext:value-type="string">
            <text:p>A</text:p>
          </table:table-cell>
          <table:table-cell table:style-name="ce20" table:formula="of:=IF(OR([.F12]=&quot;jmpf&quot;;[.F12]=&quot;call&quot;);VLOOKUP([.G12];[.$E$7:.$I$96];5;0);IF([.G12]=&quot;&quot;;&quot;&quot;;[.G12]))" office:value-type="float" office:value="6" calcext:value-type="float">
            <text:p>6</text:p>
          </table:table-cell>
          <table:table-cell table:style-name="ce21" table:formula="of:=IFNA(COM.MICROSOFT.CONCAT([.L12];[.M12]);&quot;&quot;)" office:value-type="string" office:string-value="A6" calcext:value-type="string">
            <text:p>A6</text:p>
          </table:table-cell>
          <table:table-cell table:style-name="ce22" table:formula="of:=IFNA(IF([.F12]=&quot;scall&quot;;VLOOKUP([.G12];[$'(DATA)scall'.$B$3:.$D$18];3;0);VLOOKUP([.F12];[$'(DATA)mnemonic'.$C$3:.$J$31];8;0));&quot;&quot;)" office:value-type="string" office:string-value="Store &quot;operand&quot; value in Y register." calcext:value-type="string">
            <text:p>Store "operand" value in Y register.</text:p>
          </table:table-cell>
          <table:table-cell/>
          <table:table-cell table:style-name="ce61" office:value-type="float" office:value="55" calcext:value-type="float">
            <text:p>55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3]=&quot;&quot;; [.B12]+IFNA(VLOOKUP([.F12];[$'(DATA)mnemonic'.$C$3:.$I$31];7;0);0); HEX2DEC([.A13]))" office:value-type="float" office:value="16" calcext:value-type="float">
            <text:p>16</text:p>
          </table:table-cell>
          <table:table-cell table:style-name="ce7" table:formula="of:=DEC2BIN([.B13];8)" office:value-type="string" office:string-value="00010000" calcext:value-type="string">
            <text:p>00010000</text:p>
          </table:table-cell>
          <table:table-cell table:style-name="ce7" table:formula="of:=DEC2HEX([.B13];2)" office:value-type="string" office:string-value="10" calcext:value-type="string">
            <text:p>10</text:p>
          </table:table-cell>
          <table:table-cell table:style-name="ce10" office:value-type="string" calcext:value-type="string">
            <text:p>decLoop</text:p>
          </table:table-cell>
          <table:table-cell table:style-name="ce10" office:value-type="string" calcext:value-type="string">
            <text:p>addyi</text:p>
          </table:table-cell>
          <table:table-cell table:style-name="ce14" office:value-type="string" calcext:value-type="string">
            <text:p>f</text:p>
          </table:table-cell>
          <table:table-cell table:style-name="ce39" table:formula="of:=IFNA(IF([.B13]+VLOOKUP([.F13];[$'(DATA)mnemonic'.$C$3:.$I$31];7;0)-1&gt;79;&quot;×&quot;;&quot;&quot;);&quot;&quot;)">
            <text:p/>
          </table:table-cell>
          <table:table-cell table:style-name="ce10" table:formula="of:=[.D13]" office:value-type="string" office:string-value="10" calcext:value-type="string">
            <text:p>10</text:p>
          </table:table-cell>
          <table:table-cell table:style-name="ce39" table:formula="of:=IF(AND(COUNTIF([$'(DATA)mnemonic'.$C$3:.$C$31];[.F13])=0; [.F13]&lt;&gt;&quot;&quot;); &quot;×&quot;; &quot;&quot;)">
            <text:p/>
          </table:table-cell>
          <table:table-cell table:style-name="ce41" table:formula="of:=IFNA(IF(VLOOKUP([.F13];[$'(DATA)mnemonic'.$C$3:.$I$31];7;0) &lt;&gt; LEN([.N13]); &quot;×&quot;;&quot;&quot;);&quot;&quot;)">
            <text:p/>
          </table:table-cell>
          <table:table-cell table:style-name="ce17" table:formula="of:=IFNA(VLOOKUP([.F13];[$'(DATA)mnemonic'.$C$3:.$F$31];4;0);&quot;&quot;)" office:value-type="string" office:string-value="B" calcext:value-type="string">
            <text:p>B</text:p>
          </table:table-cell>
          <table:table-cell table:style-name="ce20" table:formula="of:=IF(OR([.F13]=&quot;jmpf&quot;;[.F13]=&quot;call&quot;);VLOOKUP([.G13];[.$E$7:.$I$96];5;0);IF([.G13]=&quot;&quot;;&quot;&quot;;[.G13]))" office:value-type="string" office:string-value="f" calcext:value-type="string">
            <text:p>f</text:p>
          </table:table-cell>
          <table:table-cell table:style-name="ce21" table:formula="of:=IFNA(COM.MICROSOFT.CONCAT([.L13];[.M13]);&quot;&quot;)" office:value-type="string" office:string-value="Bf" calcext:value-type="string">
            <text:p>Bf</text:p>
          </table:table-cell>
          <table:table-cell table:style-name="ce22" table:formula="of:=IFNA(IF([.F13]=&quot;scall&quot;;VLOOKUP([.G13];[$'(DATA)scall'.$B$3:.$D$18];3;0);VLOOKUP([.F13];[$'(DATA)mnemonic'.$C$3:.$J$31];8;0));&quot;&quot;)" office:value-type="string" office:string-value="Add the &quot;operand&quot; value to the Y register (at the time of digit increase, execution FLG=1)." calcext:value-type="string">
            <text:p>Add the "operand" value to the Y register (at the time of digit increase, execution FLG=1).</text:p>
          </table:table-cell>
          <table:table-cell/>
          <table:table-cell table:style-name="ce61" office:value-type="float" office:value="56" calcext:value-type="float">
            <text:p>56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4]=&quot;&quot;; [.B13]+IFNA(VLOOKUP([.F13];[$'(DATA)mnemonic'.$C$3:.$I$31];7;0);0); HEX2DEC([.A14]))" office:value-type="float" office:value="18" calcext:value-type="float">
            <text:p>18</text:p>
          </table:table-cell>
          <table:table-cell table:style-name="ce7" table:formula="of:=DEC2BIN([.B14];8)" office:value-type="string" office:string-value="00010010" calcext:value-type="string">
            <text:p>00010010</text:p>
          </table:table-cell>
          <table:table-cell table:style-name="ce7" table:formula="of:=DEC2HEX([.B14];2)" office:value-type="string" office:string-value="12" calcext:value-type="string">
            <text:p>12</text:p>
          </table:table-cell>
          <table:table-cell table:style-name="ce10"/>
          <table:table-cell table:style-name="ce10" office:value-type="string" calcext:value-type="string">
            <text:p>call</text:p>
          </table:table-cell>
          <table:table-cell table:style-name="ce14" office:value-type="string" calcext:value-type="string">
            <text:p>ledOnOff</text:p>
          </table:table-cell>
          <table:table-cell table:style-name="ce39" table:formula="of:=IFNA(IF([.B14]+VLOOKUP([.F14];[$'(DATA)mnemonic'.$C$3:.$I$31];7;0)-1&gt;79;&quot;×&quot;;&quot;&quot;);&quot;&quot;)">
            <text:p/>
          </table:table-cell>
          <table:table-cell table:style-name="ce10" table:formula="of:=[.D14]" office:value-type="string" office:string-value="12" calcext:value-type="string">
            <text:p>12</text:p>
          </table:table-cell>
          <table:table-cell table:style-name="ce39" table:formula="of:=IF(AND(COUNTIF([$'(DATA)mnemonic'.$C$3:.$C$31];[.F14])=0; [.F14]&lt;&gt;&quot;&quot;); &quot;×&quot;; &quot;&quot;)">
            <text:p/>
          </table:table-cell>
          <table:table-cell table:style-name="ce41" table:formula="of:=IFNA(IF(VLOOKUP([.F14];[$'(DATA)mnemonic'.$C$3:.$I$31];7;0) &lt;&gt; LEN([.N14]); &quot;×&quot;;&quot;&quot;);&quot;&quot;)">
            <text:p/>
          </table:table-cell>
          <table:table-cell table:style-name="ce17" table:formula="of:=IFNA(VLOOKUP([.F14];[$'(DATA)mnemonic'.$C$3:.$F$31];4;0);&quot;&quot;)" office:value-type="string" office:string-value="F60" calcext:value-type="string">
            <text:p>F60</text:p>
          </table:table-cell>
          <table:table-cell table:style-name="ce20" table:formula="of:=IF(OR([.F14]=&quot;jmpf&quot;;[.F14]=&quot;call&quot;);VLOOKUP([.G14];[.$E$7:.$I$96];5;0);IF([.G14]=&quot;&quot;;&quot;&quot;;[.G14]))" office:value-type="string" office:string-value="1F" calcext:value-type="string">
            <text:p>1F</text:p>
          </table:table-cell>
          <table:table-cell table:style-name="ce21" table:formula="of:=IFNA(COM.MICROSOFT.CONCAT([.L14];[.M14]);&quot;&quot;)" office:value-type="string" office:string-value="F601F" calcext:value-type="string">
            <text:p>F601F</text:p>
          </table:table-cell>
          <table:table-cell table:style-name="ce22" table:formula="of:=IFNA(IF([.F14]=&quot;scall&quot;;VLOOKUP([.G14];[$'(DATA)scall'.$B$3:.$D$18];3;0);VLOOKUP([.F14];[$'(DATA)mnemonic'.$C$3:.$J$31];8;0));&quot;&quot;)" office:value-type="string" office:string-value="Jump to specified address (regardless of execution FLG)." calcext:value-type="string">
            <text:p>Jump to specified address (regardless of execution FLG).</text:p>
          </table:table-cell>
          <table:table-cell/>
          <table:table-cell table:style-name="ce61" office:value-type="float" office:value="57" calcext:value-type="float">
            <text:p>57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5]=&quot;&quot;; [.B14]+IFNA(VLOOKUP([.F14];[$'(DATA)mnemonic'.$C$3:.$I$31];7;0);0); HEX2DEC([.A15]))" office:value-type="float" office:value="23" calcext:value-type="float">
            <text:p>23</text:p>
          </table:table-cell>
          <table:table-cell table:style-name="ce7" table:formula="of:=DEC2BIN([.B15];8)" office:value-type="string" office:string-value="00010111" calcext:value-type="string">
            <text:p>00010111</text:p>
          </table:table-cell>
          <table:table-cell table:style-name="ce7" table:formula="of:=DEC2HEX([.B15];2)" office:value-type="string" office:string-value="17" calcext:value-type="string">
            <text:p>17</text:p>
          </table:table-cell>
          <table:table-cell table:style-name="ce10"/>
          <table:table-cell table:style-name="ce10" office:value-type="string" calcext:value-type="string">
            <text:p>cpyi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5]+VLOOKUP([.F15];[$'(DATA)mnemonic'.$C$3:.$I$31];7;0)-1&gt;79;&quot;×&quot;;&quot;&quot;);&quot;&quot;)">
            <text:p/>
          </table:table-cell>
          <table:table-cell table:style-name="ce10" table:formula="of:=[.D15]" office:value-type="string" office:string-value="17" calcext:value-type="string">
            <text:p>17</text:p>
          </table:table-cell>
          <table:table-cell table:style-name="ce39" table:formula="of:=IF(AND(COUNTIF([$'(DATA)mnemonic'.$C$3:.$C$31];[.F15])=0; [.F15]&lt;&gt;&quot;&quot;); &quot;×&quot;; &quot;&quot;)">
            <text:p/>
          </table:table-cell>
          <table:table-cell table:style-name="ce41" table:formula="of:=IFNA(IF(VLOOKUP([.F15];[$'(DATA)mnemonic'.$C$3:.$I$31];7;0) &lt;&gt; LEN([.N15]); &quot;×&quot;;&quot;&quot;);&quot;&quot;)">
            <text:p/>
          </table:table-cell>
          <table:table-cell table:style-name="ce17" table:formula="of:=IFNA(VLOOKUP([.F15];[$'(DATA)mnemonic'.$C$3:.$F$31];4;0);&quot;&quot;)" office:value-type="string" office:string-value="D" calcext:value-type="string">
            <text:p>D</text:p>
          </table:table-cell>
          <table:table-cell table:style-name="ce20" table:formula="of:=IF(OR([.F15]=&quot;jmpf&quot;;[.F15]=&quot;call&quot;);VLOOKUP([.G15];[.$E$7:.$I$96];5;0);IF([.G15]=&quot;&quot;;&quot;&quot;;[.G15]))" office:value-type="float" office:value="1" calcext:value-type="float">
            <text:p>1</text:p>
          </table:table-cell>
          <table:table-cell table:style-name="ce21" table:formula="of:=IFNA(COM.MICROSOFT.CONCAT([.L15];[.M15]);&quot;&quot;)" office:value-type="string" office:string-value="D1" calcext:value-type="string">
            <text:p>D1</text:p>
          </table:table-cell>
          <table:table-cell table:style-name="ce22" table:formula="of:=IFNA(IF([.F15]=&quot;scall&quot;;VLOOKUP([.G15];[$'(DATA)scall'.$B$3:.$D$18];3;0);VLOOKUP([.F15];[$'(DATA)mnemonic'.$C$3:.$J$31];8;0));&quot;&quot;)" office:value-type="string" office:string-value="If Y register value = operand value, execute FLG = 0." calcext:value-type="string">
            <text:p>If Y register value = operand value, execute FLG = 0.</text:p>
          </table:table-cell>
          <table:table-cell/>
          <table:table-cell table:style-name="ce61" office:value-type="float" office:value="58" calcext:value-type="float">
            <text:p>58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6]=&quot;&quot;; [.B15]+IFNA(VLOOKUP([.F15];[$'(DATA)mnemonic'.$C$3:.$I$31];7;0);0); HEX2DEC([.A16]))" office:value-type="float" office:value="25" calcext:value-type="float">
            <text:p>25</text:p>
          </table:table-cell>
          <table:table-cell table:style-name="ce7" table:formula="of:=DEC2BIN([.B16];8)" office:value-type="string" office:string-value="00011001" calcext:value-type="string">
            <text:p>00011001</text:p>
          </table:table-cell>
          <table:table-cell table:style-name="ce7" table:formula="of:=DEC2HEX([.B16];2)" office:value-type="string" office:string-value="19" calcext:value-type="string">
            <text:p>19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0" office:value-type="string" calcext:value-type="string">
            <text:p>decLoop</text:p>
          </table:table-cell>
          <table:table-cell table:style-name="ce39" table:formula="of:=IFNA(IF([.B16]+VLOOKUP([.F16];[$'(DATA)mnemonic'.$C$3:.$I$31];7;0)-1&gt;79;&quot;×&quot;;&quot;&quot;);&quot;&quot;)">
            <text:p/>
          </table:table-cell>
          <table:table-cell table:style-name="ce10" table:formula="of:=[.D16]" office:value-type="string" office:string-value="19" calcext:value-type="string">
            <text:p>19</text:p>
          </table:table-cell>
          <table:table-cell table:style-name="ce39" table:formula="of:=IF(AND(COUNTIF([$'(DATA)mnemonic'.$C$3:.$C$31];[.F16])=0; [.F16]&lt;&gt;&quot;&quot;); &quot;×&quot;; &quot;&quot;)">
            <text:p/>
          </table:table-cell>
          <table:table-cell table:style-name="ce41" table:formula="of:=IFNA(IF(VLOOKUP([.F16];[$'(DATA)mnemonic'.$C$3:.$I$31];7;0) &lt;&gt; LEN([.N16]); &quot;×&quot;;&quot;&quot;);&quot;&quot;)">
            <text:p/>
          </table:table-cell>
          <table:table-cell table:style-name="ce17" table:formula="of:=IFNA(VLOOKUP([.F16];[$'(DATA)mnemonic'.$C$3:.$F$31];4;0);&quot;&quot;)" office:value-type="string" office:string-value="F" calcext:value-type="string">
            <text:p>F</text:p>
          </table:table-cell>
          <table:table-cell table:style-name="ce20" table:formula="of:=IF(OR([.F16]=&quot;jmpf&quot;;[.F16]=&quot;call&quot;);VLOOKUP([.G16];[.$E$7:.$I$96];5;0);IF([.G16]=&quot;&quot;;&quot;&quot;;[.G16]))" office:value-type="string" office:string-value="10" calcext:value-type="string">
            <text:p>10</text:p>
          </table:table-cell>
          <table:table-cell table:style-name="ce21" table:formula="of:=IFNA(COM.MICROSOFT.CONCAT([.L16];[.M16]);&quot;&quot;)" office:value-type="string" office:string-value="F10" calcext:value-type="string">
            <text:p>F10</text:p>
          </table:table-cell>
          <table:table-cell table:style-name="ce22" table:formula="of:=IFNA(IF([.F16]=&quot;scall&quot;;VLOOKUP([.G16];[$'(DATA)scall'.$B$3:.$D$18];3;0);VLOOKUP([.F16];[$'(DATA)mnemonic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float" office:value="59" calcext:value-type="float">
            <text:p>59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7]=&quot;&quot;; [.B16]+IFNA(VLOOKUP([.F16];[$'(DATA)mnemonic'.$C$3:.$I$31];7;0);0); HEX2DEC([.A17]))" office:value-type="float" office:value="28" calcext:value-type="float">
            <text:p>28</text:p>
          </table:table-cell>
          <table:table-cell table:style-name="ce7" table:formula="of:=DEC2BIN([.B17];8)" office:value-type="string" office:string-value="00011100" calcext:value-type="string">
            <text:p>00011100</text:p>
          </table:table-cell>
          <table:table-cell table:style-name="ce7" table:formula="of:=DEC2HEX([.B17];2)" office:value-type="string" office:string-value="1C" calcext:value-type="string">
            <text:p>1C</text:p>
          </table:table-cell>
          <table:table-cell table:style-name="ce10"/>
          <table:table-cell table:style-name="ce10" office:value-type="string" calcext:value-type="string">
            <text:p>jmpf</text:p>
          </table:table-cell>
          <table:table-cell table:style-name="ce14" office:value-type="string" calcext:value-type="string">
            <text:p>start</text:p>
          </table:table-cell>
          <table:table-cell table:style-name="ce39" table:formula="of:=IFNA(IF([.B17]+VLOOKUP([.F17];[$'(DATA)mnemonic'.$C$3:.$I$31];7;0)-1&gt;79;&quot;×&quot;;&quot;&quot;);&quot;&quot;)">
            <text:p/>
          </table:table-cell>
          <table:table-cell table:style-name="ce10" table:formula="of:=[.D17]" office:value-type="string" office:string-value="1C" calcext:value-type="string">
            <text:p>1C</text:p>
          </table:table-cell>
          <table:table-cell table:style-name="ce39" table:formula="of:=IF(AND(COUNTIF([$'(DATA)mnemonic'.$C$3:.$C$31];[.F17])=0; [.F17]&lt;&gt;&quot;&quot;); &quot;×&quot;; &quot;&quot;)">
            <text:p/>
          </table:table-cell>
          <table:table-cell table:style-name="ce41" table:formula="of:=IFNA(IF(VLOOKUP([.F17];[$'(DATA)mnemonic'.$C$3:.$I$31];7;0) &lt;&gt; LEN([.N17]); &quot;×&quot;;&quot;&quot;);&quot;&quot;)">
            <text:p/>
          </table:table-cell>
          <table:table-cell table:style-name="ce17" table:formula="of:=IFNA(VLOOKUP([.F17];[$'(DATA)mnemonic'.$C$3:.$F$31];4;0);&quot;&quot;)" office:value-type="string" office:string-value="F" calcext:value-type="string">
            <text:p>F</text:p>
          </table:table-cell>
          <table:table-cell table:style-name="ce20" table:formula="of:=IF(OR([.F17]=&quot;jmpf&quot;;[.F17]=&quot;call&quot;);VLOOKUP([.G17];[.$E$7:.$I$96];5;0);IF([.G17]=&quot;&quot;;&quot;&quot;;[.G17]))" office:value-type="string" office:string-value="00" calcext:value-type="string">
            <text:p>00</text:p>
          </table:table-cell>
          <table:table-cell table:style-name="ce21" table:formula="of:=IFNA(COM.MICROSOFT.CONCAT([.L17];[.M17]);&quot;&quot;)" office:value-type="string" office:string-value="F00" calcext:value-type="string">
            <text:p>F00</text:p>
          </table:table-cell>
          <table:table-cell table:style-name="ce22" table:formula="of:=IFNA(IF([.F17]=&quot;scall&quot;;VLOOKUP([.G17];[$'(DATA)scall'.$B$3:.$D$18];3;0);VLOOKUP([.F17];[$'(DATA)mnemonic'.$C$3:.$J$31];8;0));&quot;&quot;)" office:value-type="string" office:string-value="If execution FLG=1, jump to the specified address." calcext:value-type="string">
            <text:p>If execution FLG=1, jump to the specified address.</text:p>
          </table:table-cell>
          <table:table-cell/>
          <table:table-cell table:style-name="ce61" office:value-type="string" calcext:value-type="string">
            <text:p>5A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8]=&quot;&quot;; [.B17]+IFNA(VLOOKUP([.F17];[$'(DATA)mnemonic'.$C$3:.$I$31];7;0);0); HEX2DEC([.A18]))" office:value-type="float" office:value="31" calcext:value-type="float">
            <text:p>31</text:p>
          </table:table-cell>
          <table:table-cell table:style-name="ce7" table:formula="of:=DEC2BIN([.B18];8)" office:value-type="string" office:string-value="00011111" calcext:value-type="string">
            <text:p>00011111</text:p>
          </table:table-cell>
          <table:table-cell table:style-name="ce7" table:formula="of:=DEC2HEX([.B18];2)" office:value-type="string" office:string-value="1F" calcext:value-type="string">
            <text:p>1F</text:p>
          </table:table-cell>
          <table:table-cell table:style-name="ce14" office:value-type="string" calcext:value-type="string">
            <text:p>ledOnOff</text:p>
          </table:table-cell>
          <table:table-cell table:style-name="ce10" office:value-type="string" calcext:value-type="string">
            <text:p>scall</text:p>
          </table:table-cell>
          <table:table-cell table:style-name="ce14" office:value-type="float" office:value="1" calcext:value-type="float">
            <text:p>1</text:p>
          </table:table-cell>
          <table:table-cell table:style-name="ce39" table:formula="of:=IFNA(IF([.B18]+VLOOKUP([.F18];[$'(DATA)mnemonic'.$C$3:.$I$31];7;0)-1&gt;79;&quot;×&quot;;&quot;&quot;);&quot;&quot;)">
            <text:p/>
          </table:table-cell>
          <table:table-cell table:style-name="ce10" table:formula="of:=[.D18]" office:value-type="string" office:string-value="1F" calcext:value-type="string">
            <text:p>1F</text:p>
          </table:table-cell>
          <table:table-cell table:style-name="ce39" table:formula="of:=IF(AND(COUNTIF([$'(DATA)mnemonic'.$C$3:.$C$31];[.F18])=0; [.F18]&lt;&gt;&quot;&quot;); &quot;×&quot;; &quot;&quot;)">
            <text:p/>
          </table:table-cell>
          <table:table-cell table:style-name="ce41" table:formula="of:=IFNA(IF(VLOOKUP([.F18];[$'(DATA)mnemonic'.$C$3:.$I$31];7;0) &lt;&gt; LEN([.N18]); &quot;×&quot;;&quot;&quot;);&quot;&quot;)">
            <text:p/>
          </table:table-cell>
          <table:table-cell table:style-name="ce17" table:formula="of:=IFNA(VLOOKUP([.F18];[$'(DATA)mnemonic'.$C$3:.$F$31];4;0);&quot;&quot;)" office:value-type="string" office:string-value="E" calcext:value-type="string">
            <text:p>E</text:p>
          </table:table-cell>
          <table:table-cell table:style-name="ce20" table:formula="of:=IF(OR([.F18]=&quot;jmpf&quot;;[.F18]=&quot;call&quot;);VLOOKUP([.G18];[.$E$7:.$I$96];5;0);IF([.G18]=&quot;&quot;;&quot;&quot;;[.G18]))" office:value-type="float" office:value="1" calcext:value-type="float">
            <text:p>1</text:p>
          </table:table-cell>
          <table:table-cell table:style-name="ce21" table:formula="of:=IFNA(COM.MICROSOFT.CONCAT([.L18];[.M18]);&quot;&quot;)" office:value-type="string" office:string-value="E1" calcext:value-type="string">
            <text:p>E1</text:p>
          </table:table-cell>
          <table:table-cell table:style-name="ce22" table:formula="of:=IFNA(IF([.F18]=&quot;scall&quot;;VLOOKUP([.G18];[$'(DATA)scall'.$B$3:.$D$18];3;0);VLOOKUP([.F18];[$'(DATA)mnemonic'.$C$3:.$J$31];8;0));&quot;&quot;)" office:value-type="string" office:string-value="Turn on the LED corresponding to the Y register value." calcext:value-type="string">
            <text:p>Turn on the LED corresponding to the Y register value.</text:p>
          </table:table-cell>
          <table:table-cell/>
          <table:table-cell table:style-name="ce61" office:value-type="string" calcext:value-type="string">
            <text:p>5B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19]=&quot;&quot;; [.B18]+IFNA(VLOOKUP([.F18];[$'(DATA)mnemonic'.$C$3:.$I$31];7;0);0); HEX2DEC([.A19]))" office:value-type="float" office:value="33" calcext:value-type="float">
            <text:p>33</text:p>
          </table:table-cell>
          <table:table-cell table:style-name="ce7" table:formula="of:=DEC2BIN([.B19];8)" office:value-type="string" office:string-value="00100001" calcext:value-type="string">
            <text:p>00100001</text:p>
          </table:table-cell>
          <table:table-cell table:style-name="ce7" table:formula="of:=DEC2HEX([.B19];2)" office:value-type="string" office:string-value="21" calcext:value-type="string">
            <text:p>21</text:p>
          </table:table-cell>
          <table:table-cell table:style-name="ce10"/>
          <table:table-cell table:style-name="ce10" office:value-type="string" calcext:value-type="string">
            <text:p>ldi</text:p>
          </table:table-cell>
          <table:table-cell table:style-name="ce14" office:value-type="float" office:value="0" calcext:value-type="float">
            <text:p>0</text:p>
          </table:table-cell>
          <table:table-cell table:style-name="ce39" table:formula="of:=IFNA(IF([.B19]+VLOOKUP([.F19];[$'(DATA)mnemonic'.$C$3:.$I$31];7;0)-1&gt;79;&quot;×&quot;;&quot;&quot;);&quot;&quot;)">
            <text:p/>
          </table:table-cell>
          <table:table-cell table:style-name="ce10" table:formula="of:=[.D19]" office:value-type="string" office:string-value="21" calcext:value-type="string">
            <text:p>21</text:p>
          </table:table-cell>
          <table:table-cell table:style-name="ce39" table:formula="of:=IF(AND(COUNTIF([$'(DATA)mnemonic'.$C$3:.$C$31];[.F19])=0; [.F19]&lt;&gt;&quot;&quot;); &quot;×&quot;; &quot;&quot;)">
            <text:p/>
          </table:table-cell>
          <table:table-cell table:style-name="ce41" table:formula="of:=IFNA(IF(VLOOKUP([.F19];[$'(DATA)mnemonic'.$C$3:.$I$31];7;0) &lt;&gt; LEN([.N19]); &quot;×&quot;;&quot;&quot;);&quot;&quot;)">
            <text:p/>
          </table:table-cell>
          <table:table-cell table:style-name="ce17" table:formula="of:=IFNA(VLOOKUP([.F19];[$'(DATA)mnemonic'.$C$3:.$F$31];4;0);&quot;&quot;)" office:value-type="string" office:string-value="8" calcext:value-type="string">
            <text:p>8</text:p>
          </table:table-cell>
          <table:table-cell table:style-name="ce20" table:formula="of:=IF(OR([.F19]=&quot;jmpf&quot;;[.F19]=&quot;call&quot;);VLOOKUP([.G19];[.$E$7:.$I$96];5;0);IF([.G19]=&quot;&quot;;&quot;&quot;;[.G19]))" office:value-type="float" office:value="0" calcext:value-type="float">
            <text:p>0</text:p>
          </table:table-cell>
          <table:table-cell table:style-name="ce21" table:formula="of:=IFNA(COM.MICROSOFT.CONCAT([.L19];[.M19]);&quot;&quot;)" office:value-type="string" office:string-value="80" calcext:value-type="string">
            <text:p>80</text:p>
          </table:table-cell>
          <table:table-cell table:style-name="ce22" table:formula="of:=IFNA(IF([.F19]=&quot;scall&quot;;VLOOKUP([.G19];[$'(DATA)scall'.$B$3:.$D$18];3;0);VLOOKUP([.F19];[$'(DATA)mnemonic'.$C$3:.$J$31];8;0));&quot;&quot;)" office:value-type="string" office:string-value="Store the operand value in the A register." calcext:value-type="string">
            <text:p>Store the operand value in the A register.</text:p>
          </table:table-cell>
          <table:table-cell/>
          <table:table-cell table:style-name="ce61" office:value-type="string" calcext:value-type="string">
            <text:p>5C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0]=&quot;&quot;; [.B19]+IFNA(VLOOKUP([.F19];[$'(DATA)mnemonic'.$C$3:.$I$31];7;0);0); HEX2DEC([.A20]))" office:value-type="float" office:value="35" calcext:value-type="float">
            <text:p>35</text:p>
          </table:table-cell>
          <table:table-cell table:style-name="ce7" table:formula="of:=DEC2BIN([.B20];8)" office:value-type="string" office:string-value="00100011" calcext:value-type="string">
            <text:p>00100011</text:p>
          </table:table-cell>
          <table:table-cell table:style-name="ce7" table:formula="of:=DEC2HEX([.B20];2)" office:value-type="string" office:string-value="23" calcext:value-type="string">
            <text:p>23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string" calcext:value-type="string">
            <text:p>c</text:p>
          </table:table-cell>
          <table:table-cell table:style-name="ce39" table:formula="of:=IFNA(IF([.B20]+VLOOKUP([.F20];[$'(DATA)mnemonic'.$C$3:.$I$31];7;0)-1&gt;79;&quot;×&quot;;&quot;&quot;);&quot;&quot;)">
            <text:p/>
          </table:table-cell>
          <table:table-cell table:style-name="ce10" table:formula="of:=[.D20]" office:value-type="string" office:string-value="23" calcext:value-type="string">
            <text:p>23</text:p>
          </table:table-cell>
          <table:table-cell table:style-name="ce39" table:formula="of:=IF(AND(COUNTIF([$'(DATA)mnemonic'.$C$3:.$C$31];[.F20])=0; [.F20]&lt;&gt;&quot;&quot;); &quot;×&quot;; &quot;&quot;)">
            <text:p/>
          </table:table-cell>
          <table:table-cell table:style-name="ce41" table:formula="of:=IFNA(IF(VLOOKUP([.F20];[$'(DATA)mnemonic'.$C$3:.$I$31];7;0) &lt;&gt; LEN([.N20]); &quot;×&quot;;&quot;&quot;);&quot;&quot;)">
            <text:p/>
          </table:table-cell>
          <table:table-cell table:style-name="ce17" table:formula="of:=IFNA(VLOOKUP([.F20];[$'(DATA)mnemonic'.$C$3:.$F$31];4;0);&quot;&quot;)" office:value-type="string" office:string-value="E" calcext:value-type="string">
            <text:p>E</text:p>
          </table:table-cell>
          <table:table-cell table:style-name="ce20" table:formula="of:=IF(OR([.F20]=&quot;jmpf&quot;;[.F20]=&quot;call&quot;);VLOOKUP([.G20];[.$E$7:.$I$96];5;0);IF([.G20]=&quot;&quot;;&quot;&quot;;[.G20]))" office:value-type="string" office:string-value="c" calcext:value-type="string">
            <text:p>c</text:p>
          </table:table-cell>
          <table:table-cell table:style-name="ce21" table:formula="of:=IFNA(COM.MICROSOFT.CONCAT([.L20];[.M20]);&quot;&quot;)" office:value-type="string" office:string-value="Ec" calcext:value-type="string">
            <text:p>Ec</text:p>
          </table:table-cell>
          <table:table-cell table:style-name="ce22" table:formula="of:=IFNA(IF([.F20]=&quot;scall&quot;;VLOOKUP([.G20];[$'(DATA)scall'.$B$3:.$D$18];3;0);VLOOKUP([.F20];[$'(DATA)mnemonic'.$C$3:.$J$31];8;0));&quot;&quot;)" office:value-type="string" office:string-value="Wait for processing for (A register value + 1) x 0.1 second." calcext:value-type="string">
            <text:p>Wait for processing for (A register value + 1) x 0.1 second.</text:p>
          </table:table-cell>
          <table:table-cell/>
          <table:table-cell table:style-name="ce61" office:value-type="string" calcext:value-type="string">
            <text:p>5D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1]=&quot;&quot;; [.B20]+IFNA(VLOOKUP([.F20];[$'(DATA)mnemonic'.$C$3:.$I$31];7;0);0); HEX2DEC([.A21]))" office:value-type="float" office:value="37" calcext:value-type="float">
            <text:p>37</text:p>
          </table:table-cell>
          <table:table-cell table:style-name="ce7" table:formula="of:=DEC2BIN([.B21];8)" office:value-type="string" office:string-value="00100101" calcext:value-type="string">
            <text:p>00100101</text:p>
          </table:table-cell>
          <table:table-cell table:style-name="ce7" table:formula="of:=DEC2HEX([.B21];2)" office:value-type="string" office:string-value="25" calcext:value-type="string">
            <text:p>25</text:p>
          </table:table-cell>
          <table:table-cell table:style-name="ce10"/>
          <table:table-cell table:style-name="ce10" office:value-type="string" calcext:value-type="string">
            <text:p>scall</text:p>
          </table:table-cell>
          <table:table-cell table:style-name="ce14" office:value-type="float" office:value="2" calcext:value-type="float">
            <text:p>2</text:p>
          </table:table-cell>
          <table:table-cell table:style-name="ce39" table:formula="of:=IFNA(IF([.B21]+VLOOKUP([.F21];[$'(DATA)mnemonic'.$C$3:.$I$31];7;0)-1&gt;79;&quot;×&quot;;&quot;&quot;);&quot;&quot;)">
            <text:p/>
          </table:table-cell>
          <table:table-cell table:style-name="ce10" table:formula="of:=[.D21]" office:value-type="string" office:string-value="25" calcext:value-type="string">
            <text:p>25</text:p>
          </table:table-cell>
          <table:table-cell table:style-name="ce39" table:formula="of:=IF(AND(COUNTIF([$'(DATA)mnemonic'.$C$3:.$C$31];[.F21])=0; [.F21]&lt;&gt;&quot;&quot;); &quot;×&quot;; &quot;&quot;)">
            <text:p/>
          </table:table-cell>
          <table:table-cell table:style-name="ce41" table:formula="of:=IFNA(IF(VLOOKUP([.F21];[$'(DATA)mnemonic'.$C$3:.$I$31];7;0) &lt;&gt; LEN([.N21]); &quot;×&quot;;&quot;&quot;);&quot;&quot;)">
            <text:p/>
          </table:table-cell>
          <table:table-cell table:style-name="ce17" table:formula="of:=IFNA(VLOOKUP([.F21];[$'(DATA)mnemonic'.$C$3:.$F$31];4;0);&quot;&quot;)" office:value-type="string" office:string-value="E" calcext:value-type="string">
            <text:p>E</text:p>
          </table:table-cell>
          <table:table-cell table:style-name="ce20" table:formula="of:=IF(OR([.F21]=&quot;jmpf&quot;;[.F21]=&quot;call&quot;);VLOOKUP([.G21];[.$E$7:.$I$96];5;0);IF([.G21]=&quot;&quot;;&quot;&quot;;[.G21]))" office:value-type="float" office:value="2" calcext:value-type="float">
            <text:p>2</text:p>
          </table:table-cell>
          <table:table-cell table:style-name="ce21" table:formula="of:=IFNA(COM.MICROSOFT.CONCAT([.L21];[.M21]);&quot;&quot;)" office:value-type="string" office:string-value="E2" calcext:value-type="string">
            <text:p>E2</text:p>
          </table:table-cell>
          <table:table-cell table:style-name="ce22" table:formula="of:=IFNA(IF([.F21]=&quot;scall&quot;;VLOOKUP([.G21];[$'(DATA)scall'.$B$3:.$D$18];3;0);VLOOKUP([.F21];[$'(DATA)mnemonic'.$C$3:.$J$31];8;0));&quot;&quot;)" office:value-type="string" office:string-value="Turn off the LED corresponding to the Y register value." calcext:value-type="string">
            <text:p>Turn off the LED corresponding to the Y register value.</text:p>
          </table:table-cell>
          <table:table-cell/>
          <table:table-cell table:style-name="ce61" office:value-type="string" calcext:value-type="string">
            <text:p>5E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2]=&quot;&quot;; [.B21]+IFNA(VLOOKUP([.F21];[$'(DATA)mnemonic'.$C$3:.$I$31];7;0);0); HEX2DEC([.A22]))" office:value-type="float" office:value="39" calcext:value-type="float">
            <text:p>39</text:p>
          </table:table-cell>
          <table:table-cell table:style-name="ce7" table:formula="of:=DEC2BIN([.B22];8)" office:value-type="string" office:string-value="00100111" calcext:value-type="string">
            <text:p>00100111</text:p>
          </table:table-cell>
          <table:table-cell table:style-name="ce7" table:formula="of:=DEC2HEX([.B22];2)" office:value-type="string" office:string-value="27" calcext:value-type="string">
            <text:p>27</text:p>
          </table:table-cell>
          <table:table-cell table:style-name="ce10"/>
          <table:table-cell table:style-name="ce10" office:value-type="string" calcext:value-type="string">
            <text:p>ret</text:p>
          </table:table-cell>
          <table:table-cell table:style-name="ce14"/>
          <table:table-cell table:style-name="ce39" table:formula="of:=IFNA(IF([.B22]+VLOOKUP([.F22];[$'(DATA)mnemonic'.$C$3:.$I$31];7;0)-1&gt;79;&quot;×&quot;;&quot;&quot;);&quot;&quot;)">
            <text:p/>
          </table:table-cell>
          <table:table-cell table:style-name="ce10" table:formula="of:=[.D22]" office:value-type="string" office:string-value="27" calcext:value-type="string">
            <text:p>27</text:p>
          </table:table-cell>
          <table:table-cell table:style-name="ce39" table:formula="of:=IF(AND(COUNTIF([$'(DATA)mnemonic'.$C$3:.$C$31];[.F22])=0; [.F22]&lt;&gt;&quot;&quot;); &quot;×&quot;; &quot;&quot;)">
            <text:p/>
          </table:table-cell>
          <table:table-cell table:style-name="ce41" table:formula="of:=IFNA(IF(VLOOKUP([.F22];[$'(DATA)mnemonic'.$C$3:.$I$31];7;0) &lt;&gt; LEN([.N22]); &quot;×&quot;;&quot;&quot;);&quot;&quot;)">
            <text:p/>
          </table:table-cell>
          <table:table-cell table:style-name="ce17" table:formula="of:=IFNA(VLOOKUP([.F22];[$'(DATA)mnemonic'.$C$3:.$F$31];4;0);&quot;&quot;)" office:value-type="string" office:string-value="F61" calcext:value-type="string">
            <text:p>F61</text:p>
          </table:table-cell>
          <table:table-cell table:style-name="ce20" table:formula="of:=IF(OR([.F22]=&quot;jmpf&quot;;[.F22]=&quot;call&quot;);VLOOKUP([.G22];[.$E$7:.$I$96];5;0);IF([.G22]=&quot;&quot;;&quot;&quot;;[.G22]))">
            <text:p/>
          </table:table-cell>
          <table:table-cell table:style-name="ce21" table:formula="of:=IFNA(COM.MICROSOFT.CONCAT([.L22];[.M22]);&quot;&quot;)" office:value-type="string" office:string-value="F61" calcext:value-type="string">
            <text:p>F61</text:p>
          </table:table-cell>
          <table:table-cell table:style-name="ce22" table:formula="of:=IFNA(IF([.F22]=&quot;scall&quot;;VLOOKUP([.G22];[$'(DATA)scall'.$B$3:.$D$18];3;0);VLOOKUP([.F22];[$'(DATA)mnemonic'.$C$3:.$J$31];8;0));&quot;&quot;)" office:value-type="string" office:string-value="callBack to the original address." calcext:value-type="string">
            <text:p>callBack to the original address.</text:p>
          </table:table-cell>
          <table:table-cell/>
          <table:table-cell table:style-name="ce61" office:value-type="string" calcext:value-type="string">
            <text:p>5F</text:p>
          </table:table-cell>
          <table:table-cell table:style-name="ce62"/>
        </table:table-row>
        <table:table-row table:style-name="ro2">
          <table:table-cell table:style-name="ce2"/>
          <table:table-cell table:style-name="ce6" table:formula="of:=IF([.A23]=&quot;&quot;; [.B22]+IFNA(VLOOKUP([.F22];[$'(DATA)mnemonic'.$C$3:.$I$31];7;0);0); HEX2DEC([.A23]))" office:value-type="float" office:value="42" calcext:value-type="float">
            <text:p>42</text:p>
          </table:table-cell>
          <table:table-cell table:style-name="ce7" table:formula="of:=DEC2BIN([.B23];8)" office:value-type="string" office:string-value="00101010" calcext:value-type="string">
            <text:p>00101010</text:p>
          </table:table-cell>
          <table:table-cell table:style-name="ce7" table:formula="of:=DEC2HEX([.B23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23]+VLOOKUP([.F23];[$'(DATA)mnemonic'.$C$3:.$I$31];7;0)-1&gt;79;&quot;×&quot;;&quot;&quot;);&quot;&quot;)">
            <text:p/>
          </table:table-cell>
          <table:table-cell table:style-name="ce10" table:formula="of:=[.D23]" office:value-type="string" office:string-value="2A" calcext:value-type="string">
            <text:p>2A</text:p>
          </table:table-cell>
          <table:table-cell table:style-name="ce39" table:formula="of:=IF(AND(COUNTIF([$'(DATA)mnemonic'.$C$3:.$C$31];[.F23])=0; [.F23]&lt;&gt;&quot;&quot;); &quot;×&quot;; &quot;&quot;)">
            <text:p/>
          </table:table-cell>
          <table:table-cell table:style-name="ce41" table:formula="of:=IFNA(IF(VLOOKUP([.F23];[$'(DATA)mnemonic'.$C$3:.$I$31];7;0) &lt;&gt; LEN([.N23]); &quot;×&quot;;&quot;&quot;);&quot;&quot;)">
            <text:p/>
          </table:table-cell>
          <table:table-cell table:style-name="ce17" table:formula="of:=IFNA(VLOOKUP([.F23];[$'(DATA)mnemonic'.$C$3:.$F$31];4;0);&quot;&quot;)">
            <text:p/>
          </table:table-cell>
          <table:table-cell table:style-name="ce20" table:formula="of:=IF(OR([.F23]=&quot;jmpf&quot;;[.F23]=&quot;call&quot;);VLOOKUP([.G23];[.$E$7:.$I$96];5;0);IF([.G23]=&quot;&quot;;&quot;&quot;;[.G23]))">
            <text:p/>
          </table:table-cell>
          <table:table-cell table:style-name="ce21" table:formula="of:=IFNA(COM.MICROSOFT.CONCAT([.L23];[.M23]);&quot;&quot;)">
            <text:p/>
          </table:table-cell>
          <table:table-cell table:style-name="ce22" table:formula="of:=IFNA(IF([.F23]=&quot;scall&quot;;VLOOKUP([.G23];[$'(DATA)scall'.$B$3:.$D$18];3;0);VLOOKUP([.F23];[$'(DATA)mnemonic'.$C$3:.$J$31];8;0));&quot;&quot;)">
            <text:p/>
          </table:table-cell>
          <table:table-cell/>
          <table:table-cell table:number-columns-repeated="2" table:style-name="ce55" office:value-type="string" calcext:value-type="string">
            <text:p>e</text:p>
          </table:table-cell>
        </table:table-row>
        <table:table-row table:style-name="ro2">
          <table:table-cell table:style-name="ce2"/>
          <table:table-cell table:style-name="ce6" table:formula="of:=IF([.A24]=&quot;&quot;; [.B23]+IFNA(VLOOKUP([.F23];[$'(DATA)mnemonic'.$C$3:.$I$31];7;0);0); HEX2DEC([.A24]))" office:value-type="float" office:value="42" calcext:value-type="float">
            <text:p>42</text:p>
          </table:table-cell>
          <table:table-cell table:style-name="ce7" table:formula="of:=DEC2BIN([.B24];8)" office:value-type="string" office:string-value="00101010" calcext:value-type="string">
            <text:p>00101010</text:p>
          </table:table-cell>
          <table:table-cell table:style-name="ce7" table:formula="of:=DEC2HEX([.B24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4]+VLOOKUP([.F24];[$'(DATA)mnemonic'.$C$3:.$I$31];7;0)-1&gt;79;&quot;×&quot;;&quot;&quot;);&quot;&quot;)">
            <text:p/>
          </table:table-cell>
          <table:table-cell table:style-name="ce10" table:formula="of:=[.D24]" office:value-type="string" office:string-value="2A" calcext:value-type="string">
            <text:p>2A</text:p>
          </table:table-cell>
          <table:table-cell table:style-name="ce39" table:formula="of:=IF(AND(COUNTIF([$'(DATA)mnemonic'.$C$3:.$C$31];[.F24])=0; [.F24]&lt;&gt;&quot;&quot;); &quot;×&quot;; &quot;&quot;)">
            <text:p/>
          </table:table-cell>
          <table:table-cell table:style-name="ce41" table:formula="of:=IFNA(IF(VLOOKUP([.F24];[$'(DATA)mnemonic'.$C$3:.$I$31];7;0) &lt;&gt; LEN([.N24]); &quot;×&quot;;&quot;&quot;);&quot;&quot;)">
            <text:p/>
          </table:table-cell>
          <table:table-cell table:style-name="ce17" table:formula="of:=IFNA(VLOOKUP([.F24];[$'(DATA)mnemonic'.$C$3:.$F$31];4;0);&quot;&quot;)">
            <text:p/>
          </table:table-cell>
          <table:table-cell table:style-name="ce20" table:formula="of:=IF(OR([.F24]=&quot;jmpf&quot;;[.F24]=&quot;call&quot;);VLOOKUP([.G24];[.$E$7:.$I$96];5;0);IF([.G24]=&quot;&quot;;&quot;&quot;;[.G24]))">
            <text:p/>
          </table:table-cell>
          <table:table-cell table:style-name="ce21" table:formula="of:=IFNA(COM.MICROSOFT.CONCAT([.L24];[.M24]);&quot;&quot;)">
            <text:p/>
          </table:table-cell>
          <table:table-cell table:style-name="ce22" table:formula="of:=IFNA(IF([.F24]=&quot;scall&quot;;VLOOKUP([.G24];[$'(DATA)scall'.$B$3:.$D$18];3;0);VLOOKUP([.F2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5]=&quot;&quot;; [.B24]+IFNA(VLOOKUP([.F24];[$'(DATA)mnemonic'.$C$3:.$I$31];7;0);0); HEX2DEC([.A25]))" office:value-type="float" office:value="42" calcext:value-type="float">
            <text:p>42</text:p>
          </table:table-cell>
          <table:table-cell table:style-name="ce7" table:formula="of:=DEC2BIN([.B25];8)" office:value-type="string" office:string-value="00101010" calcext:value-type="string">
            <text:p>00101010</text:p>
          </table:table-cell>
          <table:table-cell table:style-name="ce7" table:formula="of:=DEC2HEX([.B2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5]+VLOOKUP([.F25];[$'(DATA)mnemonic'.$C$3:.$I$31];7;0)-1&gt;79;&quot;×&quot;;&quot;&quot;);&quot;&quot;)">
            <text:p/>
          </table:table-cell>
          <table:table-cell table:style-name="ce10" table:formula="of:=[.D25]" office:value-type="string" office:string-value="2A" calcext:value-type="string">
            <text:p>2A</text:p>
          </table:table-cell>
          <table:table-cell table:style-name="ce39" table:formula="of:=IF(AND(COUNTIF([$'(DATA)mnemonic'.$C$3:.$C$31];[.F25])=0; [.F25]&lt;&gt;&quot;&quot;); &quot;×&quot;; &quot;&quot;)">
            <text:p/>
          </table:table-cell>
          <table:table-cell table:style-name="ce41" table:formula="of:=IFNA(IF(VLOOKUP([.F25];[$'(DATA)mnemonic'.$C$3:.$I$31];7;0) &lt;&gt; LEN([.N25]); &quot;×&quot;;&quot;&quot;);&quot;&quot;)">
            <text:p/>
          </table:table-cell>
          <table:table-cell table:style-name="ce17" table:formula="of:=IFNA(VLOOKUP([.F25];[$'(DATA)mnemonic'.$C$3:.$F$31];4;0);&quot;&quot;)">
            <text:p/>
          </table:table-cell>
          <table:table-cell table:style-name="ce20" table:formula="of:=IF(OR([.F25]=&quot;jmpf&quot;;[.F25]=&quot;call&quot;);VLOOKUP([.G25];[.$E$7:.$I$96];5;0);IF([.G25]=&quot;&quot;;&quot;&quot;;[.G25]))">
            <text:p/>
          </table:table-cell>
          <table:table-cell table:style-name="ce21" table:formula="of:=IFNA(COM.MICROSOFT.CONCAT([.L25];[.M25]);&quot;&quot;)">
            <text:p/>
          </table:table-cell>
          <table:table-cell table:style-name="ce22" table:formula="of:=IFNA(IF([.F25]=&quot;scall&quot;;VLOOKUP([.G25];[$'(DATA)scall'.$B$3:.$D$18];3;0);VLOOKUP([.F2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6]=&quot;&quot;; [.B25]+IFNA(VLOOKUP([.F25];[$'(DATA)mnemonic'.$C$3:.$I$31];7;0);0); HEX2DEC([.A26]))" office:value-type="float" office:value="42" calcext:value-type="float">
            <text:p>42</text:p>
          </table:table-cell>
          <table:table-cell table:style-name="ce7" table:formula="of:=DEC2BIN([.B26];8)" office:value-type="string" office:string-value="00101010" calcext:value-type="string">
            <text:p>00101010</text:p>
          </table:table-cell>
          <table:table-cell table:style-name="ce7" table:formula="of:=DEC2HEX([.B26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6]+VLOOKUP([.F26];[$'(DATA)mnemonic'.$C$3:.$I$31];7;0)-1&gt;79;&quot;×&quot;;&quot;&quot;);&quot;&quot;)">
            <text:p/>
          </table:table-cell>
          <table:table-cell table:style-name="ce10" table:formula="of:=[.D26]" office:value-type="string" office:string-value="2A" calcext:value-type="string">
            <text:p>2A</text:p>
          </table:table-cell>
          <table:table-cell table:style-name="ce39" table:formula="of:=IF(AND(COUNTIF([$'(DATA)mnemonic'.$C$3:.$C$31];[.F26])=0; [.F26]&lt;&gt;&quot;&quot;); &quot;×&quot;; &quot;&quot;)">
            <text:p/>
          </table:table-cell>
          <table:table-cell table:style-name="ce41" table:formula="of:=IFNA(IF(VLOOKUP([.F26];[$'(DATA)mnemonic'.$C$3:.$I$31];7;0) &lt;&gt; LEN([.N26]); &quot;×&quot;;&quot;&quot;);&quot;&quot;)">
            <text:p/>
          </table:table-cell>
          <table:table-cell table:style-name="ce17" table:formula="of:=IFNA(VLOOKUP([.F26];[$'(DATA)mnemonic'.$C$3:.$F$31];4;0);&quot;&quot;)">
            <text:p/>
          </table:table-cell>
          <table:table-cell table:style-name="ce20" table:formula="of:=IF(OR([.F26]=&quot;jmpf&quot;;[.F26]=&quot;call&quot;);VLOOKUP([.G26];[.$E$7:.$I$96];5;0);IF([.G26]=&quot;&quot;;&quot;&quot;;[.G26]))">
            <text:p/>
          </table:table-cell>
          <table:table-cell table:style-name="ce21" table:formula="of:=IFNA(COM.MICROSOFT.CONCAT([.L26];[.M26]);&quot;&quot;)">
            <text:p/>
          </table:table-cell>
          <table:table-cell table:style-name="ce22" table:formula="of:=IFNA(IF([.F26]=&quot;scall&quot;;VLOOKUP([.G26];[$'(DATA)scall'.$B$3:.$D$18];3;0);VLOOKUP([.F2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7]=&quot;&quot;; [.B26]+IFNA(VLOOKUP([.F26];[$'(DATA)mnemonic'.$C$3:.$I$31];7;0);0); HEX2DEC([.A27]))" office:value-type="float" office:value="42" calcext:value-type="float">
            <text:p>42</text:p>
          </table:table-cell>
          <table:table-cell table:style-name="ce7" table:formula="of:=DEC2BIN([.B27];8)" office:value-type="string" office:string-value="00101010" calcext:value-type="string">
            <text:p>00101010</text:p>
          </table:table-cell>
          <table:table-cell table:style-name="ce7" table:formula="of:=DEC2HEX([.B27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7]+VLOOKUP([.F27];[$'(DATA)mnemonic'.$C$3:.$I$31];7;0)-1&gt;79;&quot;×&quot;;&quot;&quot;);&quot;&quot;)">
            <text:p/>
          </table:table-cell>
          <table:table-cell table:style-name="ce10" table:formula="of:=[.D27]" office:value-type="string" office:string-value="2A" calcext:value-type="string">
            <text:p>2A</text:p>
          </table:table-cell>
          <table:table-cell table:style-name="ce39" table:formula="of:=IF(AND(COUNTIF([$'(DATA)mnemonic'.$C$3:.$C$31];[.F27])=0; [.F27]&lt;&gt;&quot;&quot;); &quot;×&quot;; &quot;&quot;)">
            <text:p/>
          </table:table-cell>
          <table:table-cell table:style-name="ce41" table:formula="of:=IFNA(IF(VLOOKUP([.F27];[$'(DATA)mnemonic'.$C$3:.$I$31];7;0) &lt;&gt; LEN([.N27]); &quot;×&quot;;&quot;&quot;);&quot;&quot;)">
            <text:p/>
          </table:table-cell>
          <table:table-cell table:style-name="ce17" table:formula="of:=IFNA(VLOOKUP([.F27];[$'(DATA)mnemonic'.$C$3:.$F$31];4;0);&quot;&quot;)">
            <text:p/>
          </table:table-cell>
          <table:table-cell table:style-name="ce20" table:formula="of:=IF(OR([.F27]=&quot;jmpf&quot;;[.F27]=&quot;call&quot;);VLOOKUP([.G27];[.$E$7:.$I$96];5;0);IF([.G27]=&quot;&quot;;&quot;&quot;;[.G27]))">
            <text:p/>
          </table:table-cell>
          <table:table-cell table:style-name="ce21" table:formula="of:=IFNA(COM.MICROSOFT.CONCAT([.L27];[.M27]);&quot;&quot;)">
            <text:p/>
          </table:table-cell>
          <table:table-cell table:style-name="ce22" table:formula="of:=IFNA(IF([.F27]=&quot;scall&quot;;VLOOKUP([.G27];[$'(DATA)scall'.$B$3:.$D$18];3;0);VLOOKUP([.F2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8]=&quot;&quot;; [.B27]+IFNA(VLOOKUP([.F27];[$'(DATA)mnemonic'.$C$3:.$I$31];7;0);0); HEX2DEC([.A28]))" office:value-type="float" office:value="42" calcext:value-type="float">
            <text:p>42</text:p>
          </table:table-cell>
          <table:table-cell table:style-name="ce7" table:formula="of:=DEC2BIN([.B28];8)" office:value-type="string" office:string-value="00101010" calcext:value-type="string">
            <text:p>00101010</text:p>
          </table:table-cell>
          <table:table-cell table:style-name="ce7" table:formula="of:=DEC2HEX([.B28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8]+VLOOKUP([.F28];[$'(DATA)mnemonic'.$C$3:.$I$31];7;0)-1&gt;79;&quot;×&quot;;&quot;&quot;);&quot;&quot;)">
            <text:p/>
          </table:table-cell>
          <table:table-cell table:style-name="ce10" table:formula="of:=[.D28]" office:value-type="string" office:string-value="2A" calcext:value-type="string">
            <text:p>2A</text:p>
          </table:table-cell>
          <table:table-cell table:style-name="ce39" table:formula="of:=IF(AND(COUNTIF([$'(DATA)mnemonic'.$C$3:.$C$31];[.F28])=0; [.F28]&lt;&gt;&quot;&quot;); &quot;×&quot;; &quot;&quot;)">
            <text:p/>
          </table:table-cell>
          <table:table-cell table:style-name="ce41" table:formula="of:=IFNA(IF(VLOOKUP([.F28];[$'(DATA)mnemonic'.$C$3:.$I$31];7;0) &lt;&gt; LEN([.N28]); &quot;×&quot;;&quot;&quot;);&quot;&quot;)">
            <text:p/>
          </table:table-cell>
          <table:table-cell table:style-name="ce17" table:formula="of:=IFNA(VLOOKUP([.F28];[$'(DATA)mnemonic'.$C$3:.$F$31];4;0);&quot;&quot;)">
            <text:p/>
          </table:table-cell>
          <table:table-cell table:style-name="ce20" table:formula="of:=IF(OR([.F28]=&quot;jmpf&quot;;[.F28]=&quot;call&quot;);VLOOKUP([.G28];[.$E$7:.$I$96];5;0);IF([.G28]=&quot;&quot;;&quot;&quot;;[.G28]))">
            <text:p/>
          </table:table-cell>
          <table:table-cell table:style-name="ce21" table:formula="of:=IFNA(COM.MICROSOFT.CONCAT([.L28];[.M28]);&quot;&quot;)">
            <text:p/>
          </table:table-cell>
          <table:table-cell table:style-name="ce22" table:formula="of:=IFNA(IF([.F28]=&quot;scall&quot;;VLOOKUP([.G28];[$'(DATA)scall'.$B$3:.$D$18];3;0);VLOOKUP([.F2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29]=&quot;&quot;; [.B28]+IFNA(VLOOKUP([.F28];[$'(DATA)mnemonic'.$C$3:.$I$31];7;0);0); HEX2DEC([.A29]))" office:value-type="float" office:value="42" calcext:value-type="float">
            <text:p>42</text:p>
          </table:table-cell>
          <table:table-cell table:style-name="ce7" table:formula="of:=DEC2BIN([.B29];8)" office:value-type="string" office:string-value="00101010" calcext:value-type="string">
            <text:p>00101010</text:p>
          </table:table-cell>
          <table:table-cell table:style-name="ce7" table:formula="of:=DEC2HEX([.B2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29]+VLOOKUP([.F29];[$'(DATA)mnemonic'.$C$3:.$I$31];7;0)-1&gt;79;&quot;×&quot;;&quot;&quot;);&quot;&quot;)">
            <text:p/>
          </table:table-cell>
          <table:table-cell table:style-name="ce10" table:formula="of:=[.D29]" office:value-type="string" office:string-value="2A" calcext:value-type="string">
            <text:p>2A</text:p>
          </table:table-cell>
          <table:table-cell table:style-name="ce39" table:formula="of:=IF(AND(COUNTIF([$'(DATA)mnemonic'.$C$3:.$C$31];[.F29])=0; [.F29]&lt;&gt;&quot;&quot;); &quot;×&quot;; &quot;&quot;)">
            <text:p/>
          </table:table-cell>
          <table:table-cell table:style-name="ce41" table:formula="of:=IFNA(IF(VLOOKUP([.F29];[$'(DATA)mnemonic'.$C$3:.$I$31];7;0) &lt;&gt; LEN([.N29]); &quot;×&quot;;&quot;&quot;);&quot;&quot;)">
            <text:p/>
          </table:table-cell>
          <table:table-cell table:style-name="ce17" table:formula="of:=IFNA(VLOOKUP([.F29];[$'(DATA)mnemonic'.$C$3:.$F$31];4;0);&quot;&quot;)">
            <text:p/>
          </table:table-cell>
          <table:table-cell table:style-name="ce20" table:formula="of:=IF(OR([.F29]=&quot;jmpf&quot;;[.F29]=&quot;call&quot;);VLOOKUP([.G29];[.$E$7:.$I$96];5;0);IF([.G29]=&quot;&quot;;&quot;&quot;;[.G29]))">
            <text:p/>
          </table:table-cell>
          <table:table-cell table:style-name="ce21" table:formula="of:=IFNA(COM.MICROSOFT.CONCAT([.L29];[.M29]);&quot;&quot;)">
            <text:p/>
          </table:table-cell>
          <table:table-cell table:style-name="ce22" table:formula="of:=IFNA(IF([.F29]=&quot;scall&quot;;VLOOKUP([.G29];[$'(DATA)scall'.$B$3:.$D$18];3;0);VLOOKUP([.F2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0]=&quot;&quot;; [.B29]+IFNA(VLOOKUP([.F29];[$'(DATA)mnemonic'.$C$3:.$I$31];7;0);0); HEX2DEC([.A30]))" office:value-type="float" office:value="42" calcext:value-type="float">
            <text:p>42</text:p>
          </table:table-cell>
          <table:table-cell table:style-name="ce7" table:formula="of:=DEC2BIN([.B30];8)" office:value-type="string" office:string-value="00101010" calcext:value-type="string">
            <text:p>00101010</text:p>
          </table:table-cell>
          <table:table-cell table:style-name="ce7" table:formula="of:=DEC2HEX([.B3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0]+VLOOKUP([.F30];[$'(DATA)mnemonic'.$C$3:.$I$31];7;0)-1&gt;79;&quot;×&quot;;&quot;&quot;);&quot;&quot;)">
            <text:p/>
          </table:table-cell>
          <table:table-cell table:style-name="ce10" table:formula="of:=[.D30]" office:value-type="string" office:string-value="2A" calcext:value-type="string">
            <text:p>2A</text:p>
          </table:table-cell>
          <table:table-cell table:style-name="ce39" table:formula="of:=IF(AND(COUNTIF([$'(DATA)mnemonic'.$C$3:.$C$31];[.F30])=0; [.F30]&lt;&gt;&quot;&quot;); &quot;×&quot;; &quot;&quot;)">
            <text:p/>
          </table:table-cell>
          <table:table-cell table:style-name="ce41" table:formula="of:=IFNA(IF(VLOOKUP([.F30];[$'(DATA)mnemonic'.$C$3:.$I$31];7;0) &lt;&gt; LEN([.N30]); &quot;×&quot;;&quot;&quot;);&quot;&quot;)">
            <text:p/>
          </table:table-cell>
          <table:table-cell table:style-name="ce17" table:formula="of:=IFNA(VLOOKUP([.F30];[$'(DATA)mnemonic'.$C$3:.$F$31];4;0);&quot;&quot;)">
            <text:p/>
          </table:table-cell>
          <table:table-cell table:style-name="ce20" table:formula="of:=IF(OR([.F30]=&quot;jmpf&quot;;[.F30]=&quot;call&quot;);VLOOKUP([.G30];[.$E$7:.$I$96];5;0);IF([.G30]=&quot;&quot;;&quot;&quot;;[.G30]))">
            <text:p/>
          </table:table-cell>
          <table:table-cell table:style-name="ce21" table:formula="of:=IFNA(COM.MICROSOFT.CONCAT([.L30];[.M30]);&quot;&quot;)">
            <text:p/>
          </table:table-cell>
          <table:table-cell table:style-name="ce22" table:formula="of:=IFNA(IF([.F30]=&quot;scall&quot;;VLOOKUP([.G30];[$'(DATA)scall'.$B$3:.$D$18];3;0);VLOOKUP([.F3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1]=&quot;&quot;; [.B30]+IFNA(VLOOKUP([.F30];[$'(DATA)mnemonic'.$C$3:.$I$31];7;0);0); HEX2DEC([.A31]))" office:value-type="float" office:value="42" calcext:value-type="float">
            <text:p>42</text:p>
          </table:table-cell>
          <table:table-cell table:style-name="ce7" table:formula="of:=DEC2BIN([.B31];8)" office:value-type="string" office:string-value="00101010" calcext:value-type="string">
            <text:p>00101010</text:p>
          </table:table-cell>
          <table:table-cell table:style-name="ce7" table:formula="of:=DEC2HEX([.B3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1]+VLOOKUP([.F31];[$'(DATA)mnemonic'.$C$3:.$I$31];7;0)-1&gt;79;&quot;×&quot;;&quot;&quot;);&quot;&quot;)">
            <text:p/>
          </table:table-cell>
          <table:table-cell table:style-name="ce10" table:formula="of:=[.D31]" office:value-type="string" office:string-value="2A" calcext:value-type="string">
            <text:p>2A</text:p>
          </table:table-cell>
          <table:table-cell table:style-name="ce39" table:formula="of:=IF(AND(COUNTIF([$'(DATA)mnemonic'.$C$3:.$C$31];[.F31])=0; [.F31]&lt;&gt;&quot;&quot;); &quot;×&quot;; &quot;&quot;)">
            <text:p/>
          </table:table-cell>
          <table:table-cell table:style-name="ce41" table:formula="of:=IFNA(IF(VLOOKUP([.F31];[$'(DATA)mnemonic'.$C$3:.$I$31];7;0) &lt;&gt; LEN([.N31]); &quot;×&quot;;&quot;&quot;);&quot;&quot;)">
            <text:p/>
          </table:table-cell>
          <table:table-cell table:style-name="ce17" table:formula="of:=IFNA(VLOOKUP([.F31];[$'(DATA)mnemonic'.$C$3:.$F$31];4;0);&quot;&quot;)">
            <text:p/>
          </table:table-cell>
          <table:table-cell table:style-name="ce20" table:formula="of:=IF(OR([.F31]=&quot;jmpf&quot;;[.F31]=&quot;call&quot;);VLOOKUP([.G31];[.$E$7:.$I$96];5;0);IF([.G31]=&quot;&quot;;&quot;&quot;;[.G31]))">
            <text:p/>
          </table:table-cell>
          <table:table-cell table:style-name="ce21" table:formula="of:=IFNA(COM.MICROSOFT.CONCAT([.L31];[.M31]);&quot;&quot;)">
            <text:p/>
          </table:table-cell>
          <table:table-cell table:style-name="ce22" table:formula="of:=IFNA(IF([.F31]=&quot;scall&quot;;VLOOKUP([.G31];[$'(DATA)scall'.$B$3:.$D$18];3;0);VLOOKUP([.F3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2]=&quot;&quot;; [.B31]+IFNA(VLOOKUP([.F31];[$'(DATA)mnemonic'.$C$3:.$I$31];7;0);0); HEX2DEC([.A32]))" office:value-type="float" office:value="42" calcext:value-type="float">
            <text:p>42</text:p>
          </table:table-cell>
          <table:table-cell table:style-name="ce7" table:formula="of:=DEC2BIN([.B32];8)" office:value-type="string" office:string-value="00101010" calcext:value-type="string">
            <text:p>00101010</text:p>
          </table:table-cell>
          <table:table-cell table:style-name="ce7" table:formula="of:=DEC2HEX([.B32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2]+VLOOKUP([.F32];[$'(DATA)mnemonic'.$C$3:.$I$31];7;0)-1&gt;79;&quot;×&quot;;&quot;&quot;);&quot;&quot;)">
            <text:p/>
          </table:table-cell>
          <table:table-cell table:style-name="ce10" table:formula="of:=[.D32]" office:value-type="string" office:string-value="2A" calcext:value-type="string">
            <text:p>2A</text:p>
          </table:table-cell>
          <table:table-cell table:style-name="ce39" table:formula="of:=IF(AND(COUNTIF([$'(DATA)mnemonic'.$C$3:.$C$31];[.F32])=0; [.F32]&lt;&gt;&quot;&quot;); &quot;×&quot;; &quot;&quot;)">
            <text:p/>
          </table:table-cell>
          <table:table-cell table:style-name="ce41" table:formula="of:=IFNA(IF(VLOOKUP([.F32];[$'(DATA)mnemonic'.$C$3:.$I$31];7;0) &lt;&gt; LEN([.N32]); &quot;×&quot;;&quot;&quot;);&quot;&quot;)">
            <text:p/>
          </table:table-cell>
          <table:table-cell table:style-name="ce17" table:formula="of:=IFNA(VLOOKUP([.F32];[$'(DATA)mnemonic'.$C$3:.$F$31];4;0);&quot;&quot;)">
            <text:p/>
          </table:table-cell>
          <table:table-cell table:style-name="ce20" table:formula="of:=IF(OR([.F32]=&quot;jmpf&quot;;[.F32]=&quot;call&quot;);VLOOKUP([.G32];[.$E$7:.$I$96];5;0);IF([.G32]=&quot;&quot;;&quot;&quot;;[.G32]))">
            <text:p/>
          </table:table-cell>
          <table:table-cell table:style-name="ce21" table:formula="of:=IFNA(COM.MICROSOFT.CONCAT([.L32];[.M32]);&quot;&quot;)">
            <text:p/>
          </table:table-cell>
          <table:table-cell table:style-name="ce22" table:formula="of:=IFNA(IF([.F32]=&quot;scall&quot;;VLOOKUP([.G32];[$'(DATA)scall'.$B$3:.$D$18];3;0);VLOOKUP([.F3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3]=&quot;&quot;; [.B32]+IFNA(VLOOKUP([.F32];[$'(DATA)mnemonic'.$C$3:.$I$31];7;0);0); HEX2DEC([.A33]))" office:value-type="float" office:value="42" calcext:value-type="float">
            <text:p>42</text:p>
          </table:table-cell>
          <table:table-cell table:style-name="ce7" table:formula="of:=DEC2BIN([.B33];8)" office:value-type="string" office:string-value="00101010" calcext:value-type="string">
            <text:p>00101010</text:p>
          </table:table-cell>
          <table:table-cell table:style-name="ce7" table:formula="of:=DEC2HEX([.B33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3]+VLOOKUP([.F33];[$'(DATA)mnemonic'.$C$3:.$I$31];7;0)-1&gt;79;&quot;×&quot;;&quot;&quot;);&quot;&quot;)">
            <text:p/>
          </table:table-cell>
          <table:table-cell table:style-name="ce10" table:formula="of:=[.D33]" office:value-type="string" office:string-value="2A" calcext:value-type="string">
            <text:p>2A</text:p>
          </table:table-cell>
          <table:table-cell table:style-name="ce39" table:formula="of:=IF(AND(COUNTIF([$'(DATA)mnemonic'.$C$3:.$C$31];[.F33])=0; [.F33]&lt;&gt;&quot;&quot;); &quot;×&quot;; &quot;&quot;)">
            <text:p/>
          </table:table-cell>
          <table:table-cell table:style-name="ce41" table:formula="of:=IFNA(IF(VLOOKUP([.F33];[$'(DATA)mnemonic'.$C$3:.$I$31];7;0) &lt;&gt; LEN([.N33]); &quot;×&quot;;&quot;&quot;);&quot;&quot;)">
            <text:p/>
          </table:table-cell>
          <table:table-cell table:style-name="ce17" table:formula="of:=IFNA(VLOOKUP([.F33];[$'(DATA)mnemonic'.$C$3:.$F$31];4;0);&quot;&quot;)">
            <text:p/>
          </table:table-cell>
          <table:table-cell table:style-name="ce20" table:formula="of:=IF(OR([.F33]=&quot;jmpf&quot;;[.F33]=&quot;call&quot;);VLOOKUP([.G33];[.$E$7:.$I$96];5;0);IF([.G33]=&quot;&quot;;&quot;&quot;;[.G33]))">
            <text:p/>
          </table:table-cell>
          <table:table-cell table:style-name="ce21" table:formula="of:=IFNA(COM.MICROSOFT.CONCAT([.L33];[.M33]);&quot;&quot;)">
            <text:p/>
          </table:table-cell>
          <table:table-cell table:style-name="ce22" table:formula="of:=IFNA(IF([.F33]=&quot;scall&quot;;VLOOKUP([.G33];[$'(DATA)scall'.$B$3:.$D$18];3;0);VLOOKUP([.F3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4]=&quot;&quot;; [.B33]+IFNA(VLOOKUP([.F33];[$'(DATA)mnemonic'.$C$3:.$I$31];7;0);0); HEX2DEC([.A34]))" office:value-type="float" office:value="42" calcext:value-type="float">
            <text:p>42</text:p>
          </table:table-cell>
          <table:table-cell table:style-name="ce7" table:formula="of:=DEC2BIN([.B34];8)" office:value-type="string" office:string-value="00101010" calcext:value-type="string">
            <text:p>00101010</text:p>
          </table:table-cell>
          <table:table-cell table:style-name="ce7" table:formula="of:=DEC2HEX([.B34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4]+VLOOKUP([.F34];[$'(DATA)mnemonic'.$C$3:.$I$31];7;0)-1&gt;79;&quot;×&quot;;&quot;&quot;);&quot;&quot;)">
            <text:p/>
          </table:table-cell>
          <table:table-cell table:style-name="ce10" table:formula="of:=[.D34]" office:value-type="string" office:string-value="2A" calcext:value-type="string">
            <text:p>2A</text:p>
          </table:table-cell>
          <table:table-cell table:style-name="ce39" table:formula="of:=IF(AND(COUNTIF([$'(DATA)mnemonic'.$C$3:.$C$31];[.F34])=0; [.F34]&lt;&gt;&quot;&quot;); &quot;×&quot;; &quot;&quot;)">
            <text:p/>
          </table:table-cell>
          <table:table-cell table:style-name="ce41" table:formula="of:=IFNA(IF(VLOOKUP([.F34];[$'(DATA)mnemonic'.$C$3:.$I$31];7;0) &lt;&gt; LEN([.N34]); &quot;×&quot;;&quot;&quot;);&quot;&quot;)">
            <text:p/>
          </table:table-cell>
          <table:table-cell table:style-name="ce17" table:formula="of:=IFNA(VLOOKUP([.F34];[$'(DATA)mnemonic'.$C$3:.$F$31];4;0);&quot;&quot;)">
            <text:p/>
          </table:table-cell>
          <table:table-cell table:style-name="ce20" table:formula="of:=IF(OR([.F34]=&quot;jmpf&quot;;[.F34]=&quot;call&quot;);VLOOKUP([.G34];[.$E$7:.$I$96];5;0);IF([.G34]=&quot;&quot;;&quot;&quot;;[.G34]))">
            <text:p/>
          </table:table-cell>
          <table:table-cell table:style-name="ce21" table:formula="of:=IFNA(COM.MICROSOFT.CONCAT([.L34];[.M34]);&quot;&quot;)">
            <text:p/>
          </table:table-cell>
          <table:table-cell table:style-name="ce22" table:formula="of:=IFNA(IF([.F34]=&quot;scall&quot;;VLOOKUP([.G34];[$'(DATA)scall'.$B$3:.$D$18];3;0);VLOOKUP([.F3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5]=&quot;&quot;; [.B34]+IFNA(VLOOKUP([.F34];[$'(DATA)mnemonic'.$C$3:.$I$31];7;0);0); HEX2DEC([.A35]))" office:value-type="float" office:value="42" calcext:value-type="float">
            <text:p>42</text:p>
          </table:table-cell>
          <table:table-cell table:style-name="ce7" table:formula="of:=DEC2BIN([.B35];8)" office:value-type="string" office:string-value="00101010" calcext:value-type="string">
            <text:p>00101010</text:p>
          </table:table-cell>
          <table:table-cell table:style-name="ce7" table:formula="of:=DEC2HEX([.B3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5]+VLOOKUP([.F35];[$'(DATA)mnemonic'.$C$3:.$I$31];7;0)-1&gt;79;&quot;×&quot;;&quot;&quot;);&quot;&quot;)">
            <text:p/>
          </table:table-cell>
          <table:table-cell table:style-name="ce10" table:formula="of:=[.D35]" office:value-type="string" office:string-value="2A" calcext:value-type="string">
            <text:p>2A</text:p>
          </table:table-cell>
          <table:table-cell table:style-name="ce39" table:formula="of:=IF(AND(COUNTIF([$'(DATA)mnemonic'.$C$3:.$C$31];[.F35])=0; [.F35]&lt;&gt;&quot;&quot;); &quot;×&quot;; &quot;&quot;)">
            <text:p/>
          </table:table-cell>
          <table:table-cell table:style-name="ce41" table:formula="of:=IFNA(IF(VLOOKUP([.F35];[$'(DATA)mnemonic'.$C$3:.$I$31];7;0) &lt;&gt; LEN([.N35]); &quot;×&quot;;&quot;&quot;);&quot;&quot;)">
            <text:p/>
          </table:table-cell>
          <table:table-cell table:style-name="ce17" table:formula="of:=IFNA(VLOOKUP([.F35];[$'(DATA)mnemonic'.$C$3:.$F$31];4;0);&quot;&quot;)">
            <text:p/>
          </table:table-cell>
          <table:table-cell table:style-name="ce20" table:formula="of:=IF(OR([.F35]=&quot;jmpf&quot;;[.F35]=&quot;call&quot;);VLOOKUP([.G35];[.$E$7:.$I$96];5;0);IF([.G35]=&quot;&quot;;&quot;&quot;;[.G35]))">
            <text:p/>
          </table:table-cell>
          <table:table-cell table:style-name="ce21" table:formula="of:=IFNA(COM.MICROSOFT.CONCAT([.L35];[.M35]);&quot;&quot;)">
            <text:p/>
          </table:table-cell>
          <table:table-cell table:style-name="ce22" table:formula="of:=IFNA(IF([.F35]=&quot;scall&quot;;VLOOKUP([.G35];[$'(DATA)scall'.$B$3:.$D$18];3;0);VLOOKUP([.F3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6]=&quot;&quot;; [.B35]+IFNA(VLOOKUP([.F35];[$'(DATA)mnemonic'.$C$3:.$I$31];7;0);0); HEX2DEC([.A36]))" office:value-type="float" office:value="42" calcext:value-type="float">
            <text:p>42</text:p>
          </table:table-cell>
          <table:table-cell table:style-name="ce7" table:formula="of:=DEC2BIN([.B36];8)" office:value-type="string" office:string-value="00101010" calcext:value-type="string">
            <text:p>00101010</text:p>
          </table:table-cell>
          <table:table-cell table:style-name="ce7" table:formula="of:=DEC2HEX([.B36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6]+VLOOKUP([.F36];[$'(DATA)mnemonic'.$C$3:.$I$31];7;0)-1&gt;79;&quot;×&quot;;&quot;&quot;);&quot;&quot;)">
            <text:p/>
          </table:table-cell>
          <table:table-cell table:style-name="ce10" table:formula="of:=[.D36]" office:value-type="string" office:string-value="2A" calcext:value-type="string">
            <text:p>2A</text:p>
          </table:table-cell>
          <table:table-cell table:style-name="ce39" table:formula="of:=IF(AND(COUNTIF([$'(DATA)mnemonic'.$C$3:.$C$31];[.F36])=0; [.F36]&lt;&gt;&quot;&quot;); &quot;×&quot;; &quot;&quot;)">
            <text:p/>
          </table:table-cell>
          <table:table-cell table:style-name="ce41" table:formula="of:=IFNA(IF(VLOOKUP([.F36];[$'(DATA)mnemonic'.$C$3:.$I$31];7;0) &lt;&gt; LEN([.N36]); &quot;×&quot;;&quot;&quot;);&quot;&quot;)">
            <text:p/>
          </table:table-cell>
          <table:table-cell table:style-name="ce17" table:formula="of:=IFNA(VLOOKUP([.F36];[$'(DATA)mnemonic'.$C$3:.$F$31];4;0);&quot;&quot;)">
            <text:p/>
          </table:table-cell>
          <table:table-cell table:style-name="ce20" table:formula="of:=IF(OR([.F36]=&quot;jmpf&quot;;[.F36]=&quot;call&quot;);VLOOKUP([.G36];[.$E$7:.$I$96];5;0);IF([.G36]=&quot;&quot;;&quot;&quot;;[.G36]))">
            <text:p/>
          </table:table-cell>
          <table:table-cell table:style-name="ce21" table:formula="of:=IFNA(COM.MICROSOFT.CONCAT([.L36];[.M36]);&quot;&quot;)">
            <text:p/>
          </table:table-cell>
          <table:table-cell table:style-name="ce22" table:formula="of:=IFNA(IF([.F36]=&quot;scall&quot;;VLOOKUP([.G36];[$'(DATA)scall'.$B$3:.$D$18];3;0);VLOOKUP([.F3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7]=&quot;&quot;; [.B36]+IFNA(VLOOKUP([.F36];[$'(DATA)mnemonic'.$C$3:.$I$31];7;0);0); HEX2DEC([.A37]))" office:value-type="float" office:value="42" calcext:value-type="float">
            <text:p>42</text:p>
          </table:table-cell>
          <table:table-cell table:style-name="ce7" table:formula="of:=DEC2BIN([.B37];8)" office:value-type="string" office:string-value="00101010" calcext:value-type="string">
            <text:p>00101010</text:p>
          </table:table-cell>
          <table:table-cell table:style-name="ce7" table:formula="of:=DEC2HEX([.B37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7]+VLOOKUP([.F37];[$'(DATA)mnemonic'.$C$3:.$I$31];7;0)-1&gt;79;&quot;×&quot;;&quot;&quot;);&quot;&quot;)">
            <text:p/>
          </table:table-cell>
          <table:table-cell table:style-name="ce10" table:formula="of:=[.D37]" office:value-type="string" office:string-value="2A" calcext:value-type="string">
            <text:p>2A</text:p>
          </table:table-cell>
          <table:table-cell table:style-name="ce39" table:formula="of:=IF(AND(COUNTIF([$'(DATA)mnemonic'.$C$3:.$C$31];[.F37])=0; [.F37]&lt;&gt;&quot;&quot;); &quot;×&quot;; &quot;&quot;)">
            <text:p/>
          </table:table-cell>
          <table:table-cell table:style-name="ce41" table:formula="of:=IFNA(IF(VLOOKUP([.F37];[$'(DATA)mnemonic'.$C$3:.$I$31];7;0) &lt;&gt; LEN([.N37]); &quot;×&quot;;&quot;&quot;);&quot;&quot;)">
            <text:p/>
          </table:table-cell>
          <table:table-cell table:style-name="ce17" table:formula="of:=IFNA(VLOOKUP([.F37];[$'(DATA)mnemonic'.$C$3:.$F$31];4;0);&quot;&quot;)">
            <text:p/>
          </table:table-cell>
          <table:table-cell table:style-name="ce20" table:formula="of:=IF(OR([.F37]=&quot;jmpf&quot;;[.F37]=&quot;call&quot;);VLOOKUP([.G37];[.$E$7:.$I$96];5;0);IF([.G37]=&quot;&quot;;&quot;&quot;;[.G37]))">
            <text:p/>
          </table:table-cell>
          <table:table-cell table:style-name="ce21" table:formula="of:=IFNA(COM.MICROSOFT.CONCAT([.L37];[.M37]);&quot;&quot;)">
            <text:p/>
          </table:table-cell>
          <table:table-cell table:style-name="ce22" table:formula="of:=IFNA(IF([.F37]=&quot;scall&quot;;VLOOKUP([.G37];[$'(DATA)scall'.$B$3:.$D$18];3;0);VLOOKUP([.F3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8]=&quot;&quot;; [.B37]+IFNA(VLOOKUP([.F37];[$'(DATA)mnemonic'.$C$3:.$I$31];7;0);0); HEX2DEC([.A38]))" office:value-type="float" office:value="42" calcext:value-type="float">
            <text:p>42</text:p>
          </table:table-cell>
          <table:table-cell table:style-name="ce7" table:formula="of:=DEC2BIN([.B38];8)" office:value-type="string" office:string-value="00101010" calcext:value-type="string">
            <text:p>00101010</text:p>
          </table:table-cell>
          <table:table-cell table:style-name="ce7" table:formula="of:=DEC2HEX([.B38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38]+VLOOKUP([.F38];[$'(DATA)mnemonic'.$C$3:.$I$31];7;0)-1&gt;79;&quot;×&quot;;&quot;&quot;);&quot;&quot;)">
            <text:p/>
          </table:table-cell>
          <table:table-cell table:style-name="ce10" table:formula="of:=[.D38]" office:value-type="string" office:string-value="2A" calcext:value-type="string">
            <text:p>2A</text:p>
          </table:table-cell>
          <table:table-cell table:style-name="ce39" table:formula="of:=IF(AND(COUNTIF([$'(DATA)mnemonic'.$C$3:.$C$31];[.F38])=0; [.F38]&lt;&gt;&quot;&quot;); &quot;×&quot;; &quot;&quot;)">
            <text:p/>
          </table:table-cell>
          <table:table-cell table:style-name="ce41" table:formula="of:=IFNA(IF(VLOOKUP([.F38];[$'(DATA)mnemonic'.$C$3:.$I$31];7;0) &lt;&gt; LEN([.N38]); &quot;×&quot;;&quot;&quot;);&quot;&quot;)">
            <text:p/>
          </table:table-cell>
          <table:table-cell table:style-name="ce17" table:formula="of:=IFNA(VLOOKUP([.F38];[$'(DATA)mnemonic'.$C$3:.$F$31];4;0);&quot;&quot;)">
            <text:p/>
          </table:table-cell>
          <table:table-cell table:style-name="ce20" table:formula="of:=IF(OR([.F38]=&quot;jmpf&quot;;[.F38]=&quot;call&quot;);VLOOKUP([.G38];[.$E$7:.$I$96];5;0);IF([.G38]=&quot;&quot;;&quot;&quot;;[.G38]))">
            <text:p/>
          </table:table-cell>
          <table:table-cell table:style-name="ce21" table:formula="of:=IFNA(COM.MICROSOFT.CONCAT([.L38];[.M38]);&quot;&quot;)">
            <text:p/>
          </table:table-cell>
          <table:table-cell table:style-name="ce22" table:formula="of:=IFNA(IF([.F38]=&quot;scall&quot;;VLOOKUP([.G38];[$'(DATA)scall'.$B$3:.$D$18];3;0);VLOOKUP([.F3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39]=&quot;&quot;; [.B38]+IFNA(VLOOKUP([.F38];[$'(DATA)mnemonic'.$C$3:.$I$31];7;0);0); HEX2DEC([.A39]))" office:value-type="float" office:value="42" calcext:value-type="float">
            <text:p>42</text:p>
          </table:table-cell>
          <table:table-cell table:style-name="ce7" table:formula="of:=DEC2BIN([.B39];8)" office:value-type="string" office:string-value="00101010" calcext:value-type="string">
            <text:p>00101010</text:p>
          </table:table-cell>
          <table:table-cell table:style-name="ce7" table:formula="of:=DEC2HEX([.B3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39]+VLOOKUP([.F39];[$'(DATA)mnemonic'.$C$3:.$I$31];7;0)-1&gt;79;&quot;×&quot;;&quot;&quot;);&quot;&quot;)">
            <text:p/>
          </table:table-cell>
          <table:table-cell table:style-name="ce10" table:formula="of:=[.D39]" office:value-type="string" office:string-value="2A" calcext:value-type="string">
            <text:p>2A</text:p>
          </table:table-cell>
          <table:table-cell table:style-name="ce39" table:formula="of:=IF(AND(COUNTIF([$'(DATA)mnemonic'.$C$3:.$C$31];[.F39])=0; [.F39]&lt;&gt;&quot;&quot;); &quot;×&quot;; &quot;&quot;)">
            <text:p/>
          </table:table-cell>
          <table:table-cell table:style-name="ce41" table:formula="of:=IFNA(IF(VLOOKUP([.F39];[$'(DATA)mnemonic'.$C$3:.$I$31];7;0) &lt;&gt; LEN([.N39]); &quot;×&quot;;&quot;&quot;);&quot;&quot;)">
            <text:p/>
          </table:table-cell>
          <table:table-cell table:style-name="ce17" table:formula="of:=IFNA(VLOOKUP([.F39];[$'(DATA)mnemonic'.$C$3:.$F$31];4;0);&quot;&quot;)">
            <text:p/>
          </table:table-cell>
          <table:table-cell table:style-name="ce20" table:formula="of:=IF(OR([.F39]=&quot;jmpf&quot;;[.F39]=&quot;call&quot;);VLOOKUP([.G39];[.$E$7:.$I$96];5;0);IF([.G39]=&quot;&quot;;&quot;&quot;;[.G39]))">
            <text:p/>
          </table:table-cell>
          <table:table-cell table:style-name="ce21" table:formula="of:=IFNA(COM.MICROSOFT.CONCAT([.L39];[.M39]);&quot;&quot;)">
            <text:p/>
          </table:table-cell>
          <table:table-cell table:style-name="ce22" table:formula="of:=IFNA(IF([.F39]=&quot;scall&quot;;VLOOKUP([.G39];[$'(DATA)scall'.$B$3:.$D$18];3;0);VLOOKUP([.F3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0]=&quot;&quot;; [.B39]+IFNA(VLOOKUP([.F39];[$'(DATA)mnemonic'.$C$3:.$I$31];7;0);0); HEX2DEC([.A40]))" office:value-type="float" office:value="42" calcext:value-type="float">
            <text:p>42</text:p>
          </table:table-cell>
          <table:table-cell table:style-name="ce7" table:formula="of:=DEC2BIN([.B40];8)" office:value-type="string" office:string-value="00101010" calcext:value-type="string">
            <text:p>00101010</text:p>
          </table:table-cell>
          <table:table-cell table:style-name="ce7" table:formula="of:=DEC2HEX([.B4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0]+VLOOKUP([.F40];[$'(DATA)mnemonic'.$C$3:.$I$31];7;0)-1&gt;79;&quot;×&quot;;&quot;&quot;);&quot;&quot;)">
            <text:p/>
          </table:table-cell>
          <table:table-cell table:style-name="ce10" table:formula="of:=[.D40]" office:value-type="string" office:string-value="2A" calcext:value-type="string">
            <text:p>2A</text:p>
          </table:table-cell>
          <table:table-cell table:style-name="ce39" table:formula="of:=IF(AND(COUNTIF([$'(DATA)mnemonic'.$C$3:.$C$31];[.F40])=0; [.F40]&lt;&gt;&quot;&quot;); &quot;×&quot;; &quot;&quot;)">
            <text:p/>
          </table:table-cell>
          <table:table-cell table:style-name="ce41" table:formula="of:=IFNA(IF(VLOOKUP([.F40];[$'(DATA)mnemonic'.$C$3:.$I$31];7;0) &lt;&gt; LEN([.N40]); &quot;×&quot;;&quot;&quot;);&quot;&quot;)">
            <text:p/>
          </table:table-cell>
          <table:table-cell table:style-name="ce17" table:formula="of:=IFNA(VLOOKUP([.F40];[$'(DATA)mnemonic'.$C$3:.$F$31];4;0);&quot;&quot;)">
            <text:p/>
          </table:table-cell>
          <table:table-cell table:style-name="ce20" table:formula="of:=IF(OR([.F40]=&quot;jmpf&quot;;[.F40]=&quot;call&quot;);VLOOKUP([.G40];[.$E$7:.$I$96];5;0);IF([.G40]=&quot;&quot;;&quot;&quot;;[.G40]))">
            <text:p/>
          </table:table-cell>
          <table:table-cell table:style-name="ce21" table:formula="of:=IFNA(COM.MICROSOFT.CONCAT([.L40];[.M40]);&quot;&quot;)">
            <text:p/>
          </table:table-cell>
          <table:table-cell table:style-name="ce22" table:formula="of:=IFNA(IF([.F40]=&quot;scall&quot;;VLOOKUP([.G40];[$'(DATA)scall'.$B$3:.$D$18];3;0);VLOOKUP([.F4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1]=&quot;&quot;; [.B40]+IFNA(VLOOKUP([.F40];[$'(DATA)mnemonic'.$C$3:.$I$31];7;0);0); HEX2DEC([.A41]))" office:value-type="float" office:value="42" calcext:value-type="float">
            <text:p>42</text:p>
          </table:table-cell>
          <table:table-cell table:style-name="ce7" table:formula="of:=DEC2BIN([.B41];8)" office:value-type="string" office:string-value="00101010" calcext:value-type="string">
            <text:p>00101010</text:p>
          </table:table-cell>
          <table:table-cell table:style-name="ce7" table:formula="of:=DEC2HEX([.B4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1]+VLOOKUP([.F41];[$'(DATA)mnemonic'.$C$3:.$I$31];7;0)-1&gt;79;&quot;×&quot;;&quot;&quot;);&quot;&quot;)">
            <text:p/>
          </table:table-cell>
          <table:table-cell table:style-name="ce10" table:formula="of:=[.D41]" office:value-type="string" office:string-value="2A" calcext:value-type="string">
            <text:p>2A</text:p>
          </table:table-cell>
          <table:table-cell table:style-name="ce39" table:formula="of:=IF(AND(COUNTIF([$'(DATA)mnemonic'.$C$3:.$C$31];[.F41])=0; [.F41]&lt;&gt;&quot;&quot;); &quot;×&quot;; &quot;&quot;)">
            <text:p/>
          </table:table-cell>
          <table:table-cell table:style-name="ce41" table:formula="of:=IFNA(IF(VLOOKUP([.F41];[$'(DATA)mnemonic'.$C$3:.$I$31];7;0) &lt;&gt; LEN([.N41]); &quot;×&quot;;&quot;&quot;);&quot;&quot;)">
            <text:p/>
          </table:table-cell>
          <table:table-cell table:style-name="ce17" table:formula="of:=IFNA(VLOOKUP([.F41];[$'(DATA)mnemonic'.$C$3:.$F$31];4;0);&quot;&quot;)">
            <text:p/>
          </table:table-cell>
          <table:table-cell table:style-name="ce20" table:formula="of:=IF(OR([.F41]=&quot;jmpf&quot;;[.F41]=&quot;call&quot;);VLOOKUP([.G41];[.$E$7:.$I$96];5;0);IF([.G41]=&quot;&quot;;&quot;&quot;;[.G41]))">
            <text:p/>
          </table:table-cell>
          <table:table-cell table:style-name="ce21" table:formula="of:=IFNA(COM.MICROSOFT.CONCAT([.L41];[.M41]);&quot;&quot;)">
            <text:p/>
          </table:table-cell>
          <table:table-cell table:style-name="ce22" table:formula="of:=IFNA(IF([.F41]=&quot;scall&quot;;VLOOKUP([.G41];[$'(DATA)scall'.$B$3:.$D$18];3;0);VLOOKUP([.F4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2]=&quot;&quot;; [.B41]+IFNA(VLOOKUP([.F41];[$'(DATA)mnemonic'.$C$3:.$I$31];7;0);0); HEX2DEC([.A42]))" office:value-type="float" office:value="42" calcext:value-type="float">
            <text:p>42</text:p>
          </table:table-cell>
          <table:table-cell table:style-name="ce7" table:formula="of:=DEC2BIN([.B42];8)" office:value-type="string" office:string-value="00101010" calcext:value-type="string">
            <text:p>00101010</text:p>
          </table:table-cell>
          <table:table-cell table:style-name="ce7" table:formula="of:=DEC2HEX([.B42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2]+VLOOKUP([.F42];[$'(DATA)mnemonic'.$C$3:.$I$31];7;0)-1&gt;79;&quot;×&quot;;&quot;&quot;);&quot;&quot;)">
            <text:p/>
          </table:table-cell>
          <table:table-cell table:style-name="ce10" table:formula="of:=[.D42]" office:value-type="string" office:string-value="2A" calcext:value-type="string">
            <text:p>2A</text:p>
          </table:table-cell>
          <table:table-cell table:style-name="ce39" table:formula="of:=IF(AND(COUNTIF([$'(DATA)mnemonic'.$C$3:.$C$31];[.F42])=0; [.F42]&lt;&gt;&quot;&quot;); &quot;×&quot;; &quot;&quot;)">
            <text:p/>
          </table:table-cell>
          <table:table-cell table:style-name="ce41" table:formula="of:=IFNA(IF(VLOOKUP([.F42];[$'(DATA)mnemonic'.$C$3:.$I$31];7;0) &lt;&gt; LEN([.N42]); &quot;×&quot;;&quot;&quot;);&quot;&quot;)">
            <text:p/>
          </table:table-cell>
          <table:table-cell table:style-name="ce17" table:formula="of:=IFNA(VLOOKUP([.F42];[$'(DATA)mnemonic'.$C$3:.$F$31];4;0);&quot;&quot;)">
            <text:p/>
          </table:table-cell>
          <table:table-cell table:style-name="ce20" table:formula="of:=IF(OR([.F42]=&quot;jmpf&quot;;[.F42]=&quot;call&quot;);VLOOKUP([.G42];[.$E$7:.$I$96];5;0);IF([.G42]=&quot;&quot;;&quot;&quot;;[.G42]))">
            <text:p/>
          </table:table-cell>
          <table:table-cell table:style-name="ce21" table:formula="of:=IFNA(COM.MICROSOFT.CONCAT([.L42];[.M42]);&quot;&quot;)">
            <text:p/>
          </table:table-cell>
          <table:table-cell table:style-name="ce22" table:formula="of:=IFNA(IF([.F42]=&quot;scall&quot;;VLOOKUP([.G42];[$'(DATA)scall'.$B$3:.$D$18];3;0);VLOOKUP([.F4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3]=&quot;&quot;; [.B42]+IFNA(VLOOKUP([.F42];[$'(DATA)mnemonic'.$C$3:.$I$31];7;0);0); HEX2DEC([.A43]))" office:value-type="float" office:value="42" calcext:value-type="float">
            <text:p>42</text:p>
          </table:table-cell>
          <table:table-cell table:style-name="ce7" table:formula="of:=DEC2BIN([.B43];8)" office:value-type="string" office:string-value="00101010" calcext:value-type="string">
            <text:p>00101010</text:p>
          </table:table-cell>
          <table:table-cell table:style-name="ce7" table:formula="of:=DEC2HEX([.B43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3]+VLOOKUP([.F43];[$'(DATA)mnemonic'.$C$3:.$I$31];7;0)-1&gt;79;&quot;×&quot;;&quot;&quot;);&quot;&quot;)">
            <text:p/>
          </table:table-cell>
          <table:table-cell table:style-name="ce10" table:formula="of:=[.D43]" office:value-type="string" office:string-value="2A" calcext:value-type="string">
            <text:p>2A</text:p>
          </table:table-cell>
          <table:table-cell table:style-name="ce39" table:formula="of:=IF(AND(COUNTIF([$'(DATA)mnemonic'.$C$3:.$C$31];[.F43])=0; [.F43]&lt;&gt;&quot;&quot;); &quot;×&quot;; &quot;&quot;)">
            <text:p/>
          </table:table-cell>
          <table:table-cell table:style-name="ce41" table:formula="of:=IFNA(IF(VLOOKUP([.F43];[$'(DATA)mnemonic'.$C$3:.$I$31];7;0) &lt;&gt; LEN([.N43]); &quot;×&quot;;&quot;&quot;);&quot;&quot;)">
            <text:p/>
          </table:table-cell>
          <table:table-cell table:style-name="ce17" table:formula="of:=IFNA(VLOOKUP([.F43];[$'(DATA)mnemonic'.$C$3:.$F$31];4;0);&quot;&quot;)">
            <text:p/>
          </table:table-cell>
          <table:table-cell table:style-name="ce20" table:formula="of:=IF(OR([.F43]=&quot;jmpf&quot;;[.F43]=&quot;call&quot;);VLOOKUP([.G43];[.$E$7:.$I$96];5;0);IF([.G43]=&quot;&quot;;&quot;&quot;;[.G43]))">
            <text:p/>
          </table:table-cell>
          <table:table-cell table:style-name="ce21" table:formula="of:=IFNA(COM.MICROSOFT.CONCAT([.L43];[.M43]);&quot;&quot;)">
            <text:p/>
          </table:table-cell>
          <table:table-cell table:style-name="ce22" table:formula="of:=IFNA(IF([.F43]=&quot;scall&quot;;VLOOKUP([.G43];[$'(DATA)scall'.$B$3:.$D$18];3;0);VLOOKUP([.F4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4]=&quot;&quot;; [.B43]+IFNA(VLOOKUP([.F43];[$'(DATA)mnemonic'.$C$3:.$I$31];7;0);0); HEX2DEC([.A44]))" office:value-type="float" office:value="42" calcext:value-type="float">
            <text:p>42</text:p>
          </table:table-cell>
          <table:table-cell table:style-name="ce7" table:formula="of:=DEC2BIN([.B44];8)" office:value-type="string" office:string-value="00101010" calcext:value-type="string">
            <text:p>00101010</text:p>
          </table:table-cell>
          <table:table-cell table:style-name="ce7" table:formula="of:=DEC2HEX([.B44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4]+VLOOKUP([.F44];[$'(DATA)mnemonic'.$C$3:.$I$31];7;0)-1&gt;79;&quot;×&quot;;&quot;&quot;);&quot;&quot;)">
            <text:p/>
          </table:table-cell>
          <table:table-cell table:style-name="ce10" table:formula="of:=[.D44]" office:value-type="string" office:string-value="2A" calcext:value-type="string">
            <text:p>2A</text:p>
          </table:table-cell>
          <table:table-cell table:style-name="ce39" table:formula="of:=IF(AND(COUNTIF([$'(DATA)mnemonic'.$C$3:.$C$31];[.F44])=0; [.F44]&lt;&gt;&quot;&quot;); &quot;×&quot;; &quot;&quot;)">
            <text:p/>
          </table:table-cell>
          <table:table-cell table:style-name="ce41" table:formula="of:=IFNA(IF(VLOOKUP([.F44];[$'(DATA)mnemonic'.$C$3:.$I$31];7;0) &lt;&gt; LEN([.N44]); &quot;×&quot;;&quot;&quot;);&quot;&quot;)">
            <text:p/>
          </table:table-cell>
          <table:table-cell table:style-name="ce17" table:formula="of:=IFNA(VLOOKUP([.F44];[$'(DATA)mnemonic'.$C$3:.$F$31];4;0);&quot;&quot;)">
            <text:p/>
          </table:table-cell>
          <table:table-cell table:style-name="ce20" table:formula="of:=IF(OR([.F44]=&quot;jmpf&quot;;[.F44]=&quot;call&quot;);VLOOKUP([.G44];[.$E$7:.$I$96];5;0);IF([.G44]=&quot;&quot;;&quot;&quot;;[.G44]))">
            <text:p/>
          </table:table-cell>
          <table:table-cell table:style-name="ce21" table:formula="of:=IFNA(COM.MICROSOFT.CONCAT([.L44];[.M44]);&quot;&quot;)">
            <text:p/>
          </table:table-cell>
          <table:table-cell table:style-name="ce22" table:formula="of:=IFNA(IF([.F44]=&quot;scall&quot;;VLOOKUP([.G44];[$'(DATA)scall'.$B$3:.$D$18];3;0);VLOOKUP([.F4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5]=&quot;&quot;; [.B44]+IFNA(VLOOKUP([.F44];[$'(DATA)mnemonic'.$C$3:.$I$31];7;0);0); HEX2DEC([.A45]))" office:value-type="float" office:value="42" calcext:value-type="float">
            <text:p>42</text:p>
          </table:table-cell>
          <table:table-cell table:style-name="ce7" table:formula="of:=DEC2BIN([.B45];8)" office:value-type="string" office:string-value="00101010" calcext:value-type="string">
            <text:p>00101010</text:p>
          </table:table-cell>
          <table:table-cell table:style-name="ce7" table:formula="of:=DEC2HEX([.B45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5]+VLOOKUP([.F45];[$'(DATA)mnemonic'.$C$3:.$I$31];7;0)-1&gt;79;&quot;×&quot;;&quot;&quot;);&quot;&quot;)">
            <text:p/>
          </table:table-cell>
          <table:table-cell table:style-name="ce10" table:formula="of:=[.D45]" office:value-type="string" office:string-value="2A" calcext:value-type="string">
            <text:p>2A</text:p>
          </table:table-cell>
          <table:table-cell table:style-name="ce39" table:formula="of:=IF(AND(COUNTIF([$'(DATA)mnemonic'.$C$3:.$C$31];[.F45])=0; [.F45]&lt;&gt;&quot;&quot;); &quot;×&quot;; &quot;&quot;)">
            <text:p/>
          </table:table-cell>
          <table:table-cell table:style-name="ce41" table:formula="of:=IFNA(IF(VLOOKUP([.F45];[$'(DATA)mnemonic'.$C$3:.$I$31];7;0) &lt;&gt; LEN([.N45]); &quot;×&quot;;&quot;&quot;);&quot;&quot;)">
            <text:p/>
          </table:table-cell>
          <table:table-cell table:style-name="ce17" table:formula="of:=IFNA(VLOOKUP([.F45];[$'(DATA)mnemonic'.$C$3:.$F$31];4;0);&quot;&quot;)">
            <text:p/>
          </table:table-cell>
          <table:table-cell table:style-name="ce20" table:formula="of:=IF(OR([.F45]=&quot;jmpf&quot;;[.F45]=&quot;call&quot;);VLOOKUP([.G45];[.$E$7:.$I$96];5;0);IF([.G45]=&quot;&quot;;&quot;&quot;;[.G45]))">
            <text:p/>
          </table:table-cell>
          <table:table-cell table:style-name="ce21" table:formula="of:=IFNA(COM.MICROSOFT.CONCAT([.L45];[.M45]);&quot;&quot;)">
            <text:p/>
          </table:table-cell>
          <table:table-cell table:style-name="ce22" table:formula="of:=IFNA(IF([.F45]=&quot;scall&quot;;VLOOKUP([.G45];[$'(DATA)scall'.$B$3:.$D$18];3;0);VLOOKUP([.F4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6]=&quot;&quot;; [.B45]+IFNA(VLOOKUP([.F45];[$'(DATA)mnemonic'.$C$3:.$I$31];7;0);0); HEX2DEC([.A46]))" office:value-type="float" office:value="42" calcext:value-type="float">
            <text:p>42</text:p>
          </table:table-cell>
          <table:table-cell table:style-name="ce7" table:formula="of:=DEC2BIN([.B46];8)" office:value-type="string" office:string-value="00101010" calcext:value-type="string">
            <text:p>00101010</text:p>
          </table:table-cell>
          <table:table-cell table:style-name="ce7" table:formula="of:=DEC2HEX([.B46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6]+VLOOKUP([.F46];[$'(DATA)mnemonic'.$C$3:.$I$31];7;0)-1&gt;79;&quot;×&quot;;&quot;&quot;);&quot;&quot;)">
            <text:p/>
          </table:table-cell>
          <table:table-cell table:style-name="ce10" table:formula="of:=[.D46]" office:value-type="string" office:string-value="2A" calcext:value-type="string">
            <text:p>2A</text:p>
          </table:table-cell>
          <table:table-cell table:style-name="ce39" table:formula="of:=IF(AND(COUNTIF([$'(DATA)mnemonic'.$C$3:.$C$31];[.F46])=0; [.F46]&lt;&gt;&quot;&quot;); &quot;×&quot;; &quot;&quot;)">
            <text:p/>
          </table:table-cell>
          <table:table-cell table:style-name="ce41" table:formula="of:=IFNA(IF(VLOOKUP([.F46];[$'(DATA)mnemonic'.$C$3:.$I$31];7;0) &lt;&gt; LEN([.N46]); &quot;×&quot;;&quot;&quot;);&quot;&quot;)">
            <text:p/>
          </table:table-cell>
          <table:table-cell table:style-name="ce17" table:formula="of:=IFNA(VLOOKUP([.F46];[$'(DATA)mnemonic'.$C$3:.$F$31];4;0);&quot;&quot;)">
            <text:p/>
          </table:table-cell>
          <table:table-cell table:style-name="ce20" table:formula="of:=IF(OR([.F46]=&quot;jmpf&quot;;[.F46]=&quot;call&quot;);VLOOKUP([.G46];[.$E$7:.$I$96];5;0);IF([.G46]=&quot;&quot;;&quot;&quot;;[.G46]))">
            <text:p/>
          </table:table-cell>
          <table:table-cell table:style-name="ce21" table:formula="of:=IFNA(COM.MICROSOFT.CONCAT([.L46];[.M46]);&quot;&quot;)">
            <text:p/>
          </table:table-cell>
          <table:table-cell table:style-name="ce22" table:formula="of:=IFNA(IF([.F46]=&quot;scall&quot;;VLOOKUP([.G46];[$'(DATA)scall'.$B$3:.$D$18];3;0);VLOOKUP([.F4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7]=&quot;&quot;; [.B46]+IFNA(VLOOKUP([.F46];[$'(DATA)mnemonic'.$C$3:.$I$31];7;0);0); HEX2DEC([.A47]))" office:value-type="float" office:value="42" calcext:value-type="float">
            <text:p>42</text:p>
          </table:table-cell>
          <table:table-cell table:style-name="ce7" table:formula="of:=DEC2BIN([.B47];8)" office:value-type="string" office:string-value="00101010" calcext:value-type="string">
            <text:p>00101010</text:p>
          </table:table-cell>
          <table:table-cell table:style-name="ce7" table:formula="of:=DEC2HEX([.B47];2)" office:value-type="string" office:string-value="2A" calcext:value-type="string">
            <text:p>2A</text:p>
          </table:table-cell>
          <table:table-cell table:style-name="ce10" table:number-columns-repeated="3"/>
          <table:table-cell table:style-name="ce39" table:formula="of:=IFNA(IF([.B47]+VLOOKUP([.F47];[$'(DATA)mnemonic'.$C$3:.$I$31];7;0)-1&gt;79;&quot;×&quot;;&quot;&quot;);&quot;&quot;)">
            <text:p/>
          </table:table-cell>
          <table:table-cell table:style-name="ce10" table:formula="of:=[.D47]" office:value-type="string" office:string-value="2A" calcext:value-type="string">
            <text:p>2A</text:p>
          </table:table-cell>
          <table:table-cell table:style-name="ce39" table:formula="of:=IF(AND(COUNTIF([$'(DATA)mnemonic'.$C$3:.$C$31];[.F47])=0; [.F47]&lt;&gt;&quot;&quot;); &quot;×&quot;; &quot;&quot;)">
            <text:p/>
          </table:table-cell>
          <table:table-cell table:style-name="ce41" table:formula="of:=IFNA(IF(VLOOKUP([.F47];[$'(DATA)mnemonic'.$C$3:.$I$31];7;0) &lt;&gt; LEN([.N47]); &quot;×&quot;;&quot;&quot;);&quot;&quot;)">
            <text:p/>
          </table:table-cell>
          <table:table-cell table:style-name="ce17" table:formula="of:=IFNA(VLOOKUP([.F47];[$'(DATA)mnemonic'.$C$3:.$F$31];4;0);&quot;&quot;)">
            <text:p/>
          </table:table-cell>
          <table:table-cell table:style-name="ce20" table:formula="of:=IF(OR([.F47]=&quot;jmpf&quot;;[.F47]=&quot;call&quot;);VLOOKUP([.G47];[.$E$7:.$I$96];5;0);IF([.G47]=&quot;&quot;;&quot;&quot;;[.G47]))">
            <text:p/>
          </table:table-cell>
          <table:table-cell table:style-name="ce21" table:formula="of:=IFNA(COM.MICROSOFT.CONCAT([.L47];[.M47]);&quot;&quot;)">
            <text:p/>
          </table:table-cell>
          <table:table-cell table:style-name="ce22" table:formula="of:=IFNA(IF([.F47]=&quot;scall&quot;;VLOOKUP([.G47];[$'(DATA)scall'.$B$3:.$D$18];3;0);VLOOKUP([.F4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8]=&quot;&quot;; [.B47]+IFNA(VLOOKUP([.F47];[$'(DATA)mnemonic'.$C$3:.$I$31];7;0);0); HEX2DEC([.A48]))" office:value-type="float" office:value="42" calcext:value-type="float">
            <text:p>42</text:p>
          </table:table-cell>
          <table:table-cell table:style-name="ce7" table:formula="of:=DEC2BIN([.B48];8)" office:value-type="string" office:string-value="00101010" calcext:value-type="string">
            <text:p>00101010</text:p>
          </table:table-cell>
          <table:table-cell table:style-name="ce7" table:formula="of:=DEC2HEX([.B48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8]+VLOOKUP([.F48];[$'(DATA)mnemonic'.$C$3:.$I$31];7;0)-1&gt;79;&quot;×&quot;;&quot;&quot;);&quot;&quot;)">
            <text:p/>
          </table:table-cell>
          <table:table-cell table:style-name="ce10" table:formula="of:=[.D48]" office:value-type="string" office:string-value="2A" calcext:value-type="string">
            <text:p>2A</text:p>
          </table:table-cell>
          <table:table-cell table:style-name="ce39" table:formula="of:=IF(AND(COUNTIF([$'(DATA)mnemonic'.$C$3:.$C$31];[.F48])=0; [.F48]&lt;&gt;&quot;&quot;); &quot;×&quot;; &quot;&quot;)">
            <text:p/>
          </table:table-cell>
          <table:table-cell table:style-name="ce41" table:formula="of:=IFNA(IF(VLOOKUP([.F48];[$'(DATA)mnemonic'.$C$3:.$I$31];7;0) &lt;&gt; LEN([.N48]); &quot;×&quot;;&quot;&quot;);&quot;&quot;)">
            <text:p/>
          </table:table-cell>
          <table:table-cell table:style-name="ce17" table:formula="of:=IFNA(VLOOKUP([.F48];[$'(DATA)mnemonic'.$C$3:.$F$31];4;0);&quot;&quot;)">
            <text:p/>
          </table:table-cell>
          <table:table-cell table:style-name="ce20" table:formula="of:=IF(OR([.F48]=&quot;jmpf&quot;;[.F48]=&quot;call&quot;);VLOOKUP([.G48];[.$E$7:.$I$96];5;0);IF([.G48]=&quot;&quot;;&quot;&quot;;[.G48]))">
            <text:p/>
          </table:table-cell>
          <table:table-cell table:style-name="ce21" table:formula="of:=IFNA(COM.MICROSOFT.CONCAT([.L48];[.M48]);&quot;&quot;)">
            <text:p/>
          </table:table-cell>
          <table:table-cell table:style-name="ce22" table:formula="of:=IFNA(IF([.F48]=&quot;scall&quot;;VLOOKUP([.G48];[$'(DATA)scall'.$B$3:.$D$18];3;0);VLOOKUP([.F4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49]=&quot;&quot;; [.B48]+IFNA(VLOOKUP([.F48];[$'(DATA)mnemonic'.$C$3:.$I$31];7;0);0); HEX2DEC([.A49]))" office:value-type="float" office:value="42" calcext:value-type="float">
            <text:p>42</text:p>
          </table:table-cell>
          <table:table-cell table:style-name="ce7" table:formula="of:=DEC2BIN([.B49];8)" office:value-type="string" office:string-value="00101010" calcext:value-type="string">
            <text:p>00101010</text:p>
          </table:table-cell>
          <table:table-cell table:style-name="ce7" table:formula="of:=DEC2HEX([.B49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49]+VLOOKUP([.F49];[$'(DATA)mnemonic'.$C$3:.$I$31];7;0)-1&gt;79;&quot;×&quot;;&quot;&quot;);&quot;&quot;)">
            <text:p/>
          </table:table-cell>
          <table:table-cell table:style-name="ce10" table:formula="of:=[.D49]" office:value-type="string" office:string-value="2A" calcext:value-type="string">
            <text:p>2A</text:p>
          </table:table-cell>
          <table:table-cell table:style-name="ce39" table:formula="of:=IF(AND(COUNTIF([$'(DATA)mnemonic'.$C$3:.$C$31];[.F49])=0; [.F49]&lt;&gt;&quot;&quot;); &quot;×&quot;; &quot;&quot;)">
            <text:p/>
          </table:table-cell>
          <table:table-cell table:style-name="ce41" table:formula="of:=IFNA(IF(VLOOKUP([.F49];[$'(DATA)mnemonic'.$C$3:.$I$31];7;0) &lt;&gt; LEN([.N49]); &quot;×&quot;;&quot;&quot;);&quot;&quot;)">
            <text:p/>
          </table:table-cell>
          <table:table-cell table:style-name="ce17" table:formula="of:=IFNA(VLOOKUP([.F49];[$'(DATA)mnemonic'.$C$3:.$F$31];4;0);&quot;&quot;)">
            <text:p/>
          </table:table-cell>
          <table:table-cell table:style-name="ce20" table:formula="of:=IF(OR([.F49]=&quot;jmpf&quot;;[.F49]=&quot;call&quot;);VLOOKUP([.G49];[.$E$7:.$I$96];5;0);IF([.G49]=&quot;&quot;;&quot;&quot;;[.G49]))">
            <text:p/>
          </table:table-cell>
          <table:table-cell table:style-name="ce21" table:formula="of:=IFNA(COM.MICROSOFT.CONCAT([.L49];[.M49]);&quot;&quot;)">
            <text:p/>
          </table:table-cell>
          <table:table-cell table:style-name="ce22" table:formula="of:=IFNA(IF([.F49]=&quot;scall&quot;;VLOOKUP([.G49];[$'(DATA)scall'.$B$3:.$D$18];3;0);VLOOKUP([.F4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0]=&quot;&quot;; [.B49]+IFNA(VLOOKUP([.F49];[$'(DATA)mnemonic'.$C$3:.$I$31];7;0);0); HEX2DEC([.A50]))" office:value-type="float" office:value="42" calcext:value-type="float">
            <text:p>42</text:p>
          </table:table-cell>
          <table:table-cell table:style-name="ce7" table:formula="of:=DEC2BIN([.B50];8)" office:value-type="string" office:string-value="00101010" calcext:value-type="string">
            <text:p>00101010</text:p>
          </table:table-cell>
          <table:table-cell table:style-name="ce7" table:formula="of:=DEC2HEX([.B50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50]+VLOOKUP([.F50];[$'(DATA)mnemonic'.$C$3:.$I$31];7;0)-1&gt;79;&quot;×&quot;;&quot;&quot;);&quot;&quot;)">
            <text:p/>
          </table:table-cell>
          <table:table-cell table:style-name="ce10" table:formula="of:=[.D50]" office:value-type="string" office:string-value="2A" calcext:value-type="string">
            <text:p>2A</text:p>
          </table:table-cell>
          <table:table-cell table:style-name="ce39" table:formula="of:=IF(AND(COUNTIF([$'(DATA)mnemonic'.$C$3:.$C$31];[.F50])=0; [.F50]&lt;&gt;&quot;&quot;); &quot;×&quot;; &quot;&quot;)">
            <text:p/>
          </table:table-cell>
          <table:table-cell table:style-name="ce41" table:formula="of:=IFNA(IF(VLOOKUP([.F50];[$'(DATA)mnemonic'.$C$3:.$I$31];7;0) &lt;&gt; LEN([.N50]); &quot;×&quot;;&quot;&quot;);&quot;&quot;)">
            <text:p/>
          </table:table-cell>
          <table:table-cell table:style-name="ce17" table:formula="of:=IFNA(VLOOKUP([.F50];[$'(DATA)mnemonic'.$C$3:.$F$31];4;0);&quot;&quot;)">
            <text:p/>
          </table:table-cell>
          <table:table-cell table:style-name="ce20" table:formula="of:=IF(OR([.F50]=&quot;jmpf&quot;;[.F50]=&quot;call&quot;);VLOOKUP([.G50];[.$E$7:.$I$96];5;0);IF([.G50]=&quot;&quot;;&quot;&quot;;[.G50]))">
            <text:p/>
          </table:table-cell>
          <table:table-cell table:style-name="ce21" table:formula="of:=IFNA(COM.MICROSOFT.CONCAT([.L50];[.M50]);&quot;&quot;)">
            <text:p/>
          </table:table-cell>
          <table:table-cell table:style-name="ce22" table:formula="of:=IFNA(IF([.F50]=&quot;scall&quot;;VLOOKUP([.G50];[$'(DATA)scall'.$B$3:.$D$18];3;0);VLOOKUP([.F5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1]=&quot;&quot;; [.B50]+IFNA(VLOOKUP([.F50];[$'(DATA)mnemonic'.$C$3:.$I$31];7;0);0); HEX2DEC([.A51]))" office:value-type="float" office:value="42" calcext:value-type="float">
            <text:p>42</text:p>
          </table:table-cell>
          <table:table-cell table:style-name="ce7" table:formula="of:=DEC2BIN([.B51];8)" office:value-type="string" office:string-value="00101010" calcext:value-type="string">
            <text:p>00101010</text:p>
          </table:table-cell>
          <table:table-cell table:style-name="ce7" table:formula="of:=DEC2HEX([.B51];2)" office:value-type="string" office:string-value="2A" calcext:value-type="string">
            <text:p>2A</text:p>
          </table:table-cell>
          <table:table-cell table:style-name="ce10" table:number-columns-repeated="2"/>
          <table:table-cell table:style-name="ce14"/>
          <table:table-cell table:style-name="ce39" table:formula="of:=IFNA(IF([.B51]+VLOOKUP([.F51];[$'(DATA)mnemonic'.$C$3:.$I$31];7;0)-1&gt;79;&quot;×&quot;;&quot;&quot;);&quot;&quot;)">
            <text:p/>
          </table:table-cell>
          <table:table-cell table:style-name="ce10" table:formula="of:=[.D51]" office:value-type="string" office:string-value="2A" calcext:value-type="string">
            <text:p>2A</text:p>
          </table:table-cell>
          <table:table-cell table:style-name="ce39" table:formula="of:=IF(AND(COUNTIF([$'(DATA)mnemonic'.$C$3:.$C$31];[.F51])=0; [.F51]&lt;&gt;&quot;&quot;); &quot;×&quot;; &quot;&quot;)">
            <text:p/>
          </table:table-cell>
          <table:table-cell table:style-name="ce41" table:formula="of:=IFNA(IF(VLOOKUP([.F51];[$'(DATA)mnemonic'.$C$3:.$I$31];7;0) &lt;&gt; LEN([.N51]); &quot;×&quot;;&quot;&quot;);&quot;&quot;)">
            <text:p/>
          </table:table-cell>
          <table:table-cell table:style-name="ce17" table:formula="of:=IFNA(VLOOKUP([.F51];[$'(DATA)mnemonic'.$C$3:.$F$31];4;0);&quot;&quot;)">
            <text:p/>
          </table:table-cell>
          <table:table-cell table:style-name="ce20" table:formula="of:=IF(OR([.F51]=&quot;jmpf&quot;;[.F51]=&quot;call&quot;);VLOOKUP([.G51];[.$E$7:.$I$96];5;0);IF([.G51]=&quot;&quot;;&quot;&quot;;[.G51]))">
            <text:p/>
          </table:table-cell>
          <table:table-cell table:style-name="ce21" table:formula="of:=IFNA(COM.MICROSOFT.CONCAT([.L51];[.M51]);&quot;&quot;)">
            <text:p/>
          </table:table-cell>
          <table:table-cell table:style-name="ce22" table:formula="of:=IFNA(IF([.F51]=&quot;scall&quot;;VLOOKUP([.G51];[$'(DATA)scall'.$B$3:.$D$18];3;0);VLOOKUP([.F5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6" table:formula="of:=IF([.A52]=&quot;&quot;; [.B41]+IFNA(VLOOKUP([.F41];[$'(DATA)mnemonic'.$C$3:.$I$31];7;0);0); HEX2DEC([.A52]))" office:value-type="float" office:value="128" calcext:value-type="float">
            <text:p>128</text:p>
          </table:table-cell>
          <table:table-cell table:style-name="ce7" table:formula="of:=DEC2BIN([.B52];8)" office:value-type="string" office:string-value="10000000" calcext:value-type="string">
            <text:p>10000000</text:p>
          </table:table-cell>
          <table:table-cell table:style-name="ce7" table:formula="of:=DEC2HEX([.B52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6" table:formula="of:=IFNA(IF([.B52]+VLOOKUP([.F52];[$'(DATA)mnemonic'.$C$3:.$I$31];7;0)-1&gt;239;&quot;×&quot;;&quot;&quot;);&quot;&quot;)">
            <text:p/>
          </table:table-cell>
          <table:table-cell table:style-name="ce10" table:formula="of:=[.D52]" office:value-type="string" office:string-value="80" calcext:value-type="string">
            <text:p>80</text:p>
          </table:table-cell>
          <table:table-cell table:style-name="ce39" table:formula="of:=IF(AND(COUNTIF([$'(DATA)mnemonic'.$C$3:.$C$31];[.F52])=0; [.F52]&lt;&gt;&quot;&quot;); &quot;×&quot;; &quot;&quot;)">
            <text:p/>
          </table:table-cell>
          <table:table-cell table:style-name="ce41" table:formula="of:=IFNA(IF(VLOOKUP([.F52];[$'(DATA)mnemonic'.$C$3:.$I$31];7;0) &lt;&gt; LEN([.N52]); &quot;×&quot;;&quot;&quot;);&quot;&quot;)">
            <text:p/>
          </table:table-cell>
          <table:table-cell table:style-name="ce17" table:formula="of:=IFNA(VLOOKUP([.F52];[$'(DATA)mnemonic'.$C$3:.$F$31];4;0);&quot;&quot;)">
            <text:p/>
          </table:table-cell>
          <table:table-cell table:style-name="ce20" table:formula="of:=IF(OR([.F52]=&quot;jmpf&quot;;[.F52]=&quot;call&quot;);VLOOKUP([.G52];[.$E$7:.$I$96];5;0);IF([.G52]=&quot;&quot;;&quot;&quot;;[.G52]))">
            <text:p/>
          </table:table-cell>
          <table:table-cell table:style-name="ce21" table:formula="of:=IFNA(COM.MICROSOFT.CONCAT([.L52];[.M52]);&quot;&quot;)">
            <text:p/>
          </table:table-cell>
          <table:table-cell table:style-name="ce22" table:formula="of:=IFNA(IF([.F52]=&quot;scall&quot;;VLOOKUP([.G52];[$'(DATA)scall'.$B$3:.$D$18];3;0);VLOOKUP([.F5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3]=&quot;&quot;; [.B52]+IFNA(VLOOKUP([.F52];[$'(DATA)mnemonic'.$C$3:.$I$31];7;0);0); HEX2DEC([.A53]))" office:value-type="float" office:value="128" calcext:value-type="float">
            <text:p>128</text:p>
          </table:table-cell>
          <table:table-cell table:style-name="ce7" table:formula="of:=DEC2BIN([.B53];8)" office:value-type="string" office:string-value="10000000" calcext:value-type="string">
            <text:p>10000000</text:p>
          </table:table-cell>
          <table:table-cell table:style-name="ce7" table:formula="of:=DEC2HEX([.B5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3]+VLOOKUP([.F53];[$'(DATA)mnemonic'.$C$3:.$I$31];7;0)-1&gt;239;&quot;×&quot;;&quot;&quot;);&quot;&quot;)">
            <text:p/>
          </table:table-cell>
          <table:table-cell table:style-name="ce10" table:formula="of:=[.D53]" office:value-type="string" office:string-value="80" calcext:value-type="string">
            <text:p>80</text:p>
          </table:table-cell>
          <table:table-cell table:style-name="ce39" table:formula="of:=IF(AND(COUNTIF([$'(DATA)mnemonic'.$C$3:.$C$31];[.F53])=0; [.F53]&lt;&gt;&quot;&quot;); &quot;×&quot;; &quot;&quot;)">
            <text:p/>
          </table:table-cell>
          <table:table-cell table:style-name="ce41" table:formula="of:=IFNA(IF(VLOOKUP([.F53];[$'(DATA)mnemonic'.$C$3:.$I$31];7;0) &lt;&gt; LEN([.N53]); &quot;×&quot;;&quot;&quot;);&quot;&quot;)">
            <text:p/>
          </table:table-cell>
          <table:table-cell table:style-name="ce17" table:formula="of:=IFNA(VLOOKUP([.F53];[$'(DATA)mnemonic'.$C$3:.$F$31];4;0);&quot;&quot;)">
            <text:p/>
          </table:table-cell>
          <table:table-cell table:style-name="ce20" table:formula="of:=IF(OR([.F53]=&quot;jmpf&quot;;[.F53]=&quot;call&quot;);VLOOKUP([.G53];[.$E$7:.$I$96];5;0);IF([.G53]=&quot;&quot;;&quot;&quot;;[.G53]))">
            <text:p/>
          </table:table-cell>
          <table:table-cell table:style-name="ce21" table:formula="of:=IFNA(COM.MICROSOFT.CONCAT([.L53];[.M53]);&quot;&quot;)">
            <text:p/>
          </table:table-cell>
          <table:table-cell table:style-name="ce22" table:formula="of:=IFNA(IF([.F53]=&quot;scall&quot;;VLOOKUP([.G53];[$'(DATA)scall'.$B$3:.$D$18];3;0);VLOOKUP([.F5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4]=&quot;&quot;; [.B53]+IFNA(VLOOKUP([.F53];[$'(DATA)mnemonic'.$C$3:.$I$31];7;0);0); HEX2DEC([.A54]))" office:value-type="float" office:value="128" calcext:value-type="float">
            <text:p>128</text:p>
          </table:table-cell>
          <table:table-cell table:style-name="ce7" table:formula="of:=DEC2BIN([.B54];8)" office:value-type="string" office:string-value="10000000" calcext:value-type="string">
            <text:p>10000000</text:p>
          </table:table-cell>
          <table:table-cell table:style-name="ce7" table:formula="of:=DEC2HEX([.B5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4]+VLOOKUP([.F54];[$'(DATA)mnemonic'.$C$3:.$I$31];7;0)-1&gt;239;&quot;×&quot;;&quot;&quot;);&quot;&quot;)">
            <text:p/>
          </table:table-cell>
          <table:table-cell table:style-name="ce10" table:formula="of:=[.D54]" office:value-type="string" office:string-value="80" calcext:value-type="string">
            <text:p>80</text:p>
          </table:table-cell>
          <table:table-cell table:style-name="ce39" table:formula="of:=IF(AND(COUNTIF([$'(DATA)mnemonic'.$C$3:.$C$31];[.F54])=0; [.F54]&lt;&gt;&quot;&quot;); &quot;×&quot;; &quot;&quot;)">
            <text:p/>
          </table:table-cell>
          <table:table-cell table:style-name="ce41" table:formula="of:=IFNA(IF(VLOOKUP([.F54];[$'(DATA)mnemonic'.$C$3:.$I$31];7;0) &lt;&gt; LEN([.N54]); &quot;×&quot;;&quot;&quot;);&quot;&quot;)">
            <text:p/>
          </table:table-cell>
          <table:table-cell table:style-name="ce17" table:formula="of:=IFNA(VLOOKUP([.F54];[$'(DATA)mnemonic'.$C$3:.$F$31];4;0);&quot;&quot;)">
            <text:p/>
          </table:table-cell>
          <table:table-cell table:style-name="ce20" table:formula="of:=IF(OR([.F54]=&quot;jmpf&quot;;[.F54]=&quot;call&quot;);VLOOKUP([.G54];[.$E$7:.$I$96];5;0);IF([.G54]=&quot;&quot;;&quot;&quot;;[.G54]))">
            <text:p/>
          </table:table-cell>
          <table:table-cell table:style-name="ce21" table:formula="of:=IFNA(COM.MICROSOFT.CONCAT([.L54];[.M54]);&quot;&quot;)">
            <text:p/>
          </table:table-cell>
          <table:table-cell table:style-name="ce22" table:formula="of:=IFNA(IF([.F54]=&quot;scall&quot;;VLOOKUP([.G54];[$'(DATA)scall'.$B$3:.$D$18];3;0);VLOOKUP([.F5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5]=&quot;&quot;; [.B54]+IFNA(VLOOKUP([.F54];[$'(DATA)mnemonic'.$C$3:.$I$31];7;0);0); HEX2DEC([.A55]))" office:value-type="float" office:value="128" calcext:value-type="float">
            <text:p>128</text:p>
          </table:table-cell>
          <table:table-cell table:style-name="ce7" table:formula="of:=DEC2BIN([.B55];8)" office:value-type="string" office:string-value="10000000" calcext:value-type="string">
            <text:p>10000000</text:p>
          </table:table-cell>
          <table:table-cell table:style-name="ce7" table:formula="of:=DEC2HEX([.B5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5]+VLOOKUP([.F55];[$'(DATA)mnemonic'.$C$3:.$I$31];7;0)-1&gt;239;&quot;×&quot;;&quot;&quot;);&quot;&quot;)">
            <text:p/>
          </table:table-cell>
          <table:table-cell table:style-name="ce10" table:formula="of:=[.D55]" office:value-type="string" office:string-value="80" calcext:value-type="string">
            <text:p>80</text:p>
          </table:table-cell>
          <table:table-cell table:style-name="ce39" table:formula="of:=IF(AND(COUNTIF([$'(DATA)mnemonic'.$C$3:.$C$31];[.F55])=0; [.F55]&lt;&gt;&quot;&quot;); &quot;×&quot;; &quot;&quot;)">
            <text:p/>
          </table:table-cell>
          <table:table-cell table:style-name="ce41" table:formula="of:=IFNA(IF(VLOOKUP([.F55];[$'(DATA)mnemonic'.$C$3:.$I$31];7;0) &lt;&gt; LEN([.N55]); &quot;×&quot;;&quot;&quot;);&quot;&quot;)">
            <text:p/>
          </table:table-cell>
          <table:table-cell table:style-name="ce17" table:formula="of:=IFNA(VLOOKUP([.F55];[$'(DATA)mnemonic'.$C$3:.$F$31];4;0);&quot;&quot;)">
            <text:p/>
          </table:table-cell>
          <table:table-cell table:style-name="ce20" table:formula="of:=IF(OR([.F55]=&quot;jmpf&quot;;[.F55]=&quot;call&quot;);VLOOKUP([.G55];[.$E$7:.$I$96];5;0);IF([.G55]=&quot;&quot;;&quot;&quot;;[.G55]))">
            <text:p/>
          </table:table-cell>
          <table:table-cell table:style-name="ce21" table:formula="of:=IFNA(COM.MICROSOFT.CONCAT([.L55];[.M55]);&quot;&quot;)">
            <text:p/>
          </table:table-cell>
          <table:table-cell table:style-name="ce22" table:formula="of:=IFNA(IF([.F55]=&quot;scall&quot;;VLOOKUP([.G55];[$'(DATA)scall'.$B$3:.$D$18];3;0);VLOOKUP([.F5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6]=&quot;&quot;; [.B55]+IFNA(VLOOKUP([.F55];[$'(DATA)mnemonic'.$C$3:.$I$31];7;0);0); HEX2DEC([.A56]))" office:value-type="float" office:value="128" calcext:value-type="float">
            <text:p>128</text:p>
          </table:table-cell>
          <table:table-cell table:style-name="ce7" table:formula="of:=DEC2BIN([.B56];8)" office:value-type="string" office:string-value="10000000" calcext:value-type="string">
            <text:p>10000000</text:p>
          </table:table-cell>
          <table:table-cell table:style-name="ce7" table:formula="of:=DEC2HEX([.B56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6]+VLOOKUP([.F56];[$'(DATA)mnemonic'.$C$3:.$I$31];7;0)-1&gt;239;&quot;×&quot;;&quot;&quot;);&quot;&quot;)">
            <text:p/>
          </table:table-cell>
          <table:table-cell table:style-name="ce10" table:formula="of:=[.D56]" office:value-type="string" office:string-value="80" calcext:value-type="string">
            <text:p>80</text:p>
          </table:table-cell>
          <table:table-cell table:style-name="ce39" table:formula="of:=IF(AND(COUNTIF([$'(DATA)mnemonic'.$C$3:.$C$31];[.F56])=0; [.F56]&lt;&gt;&quot;&quot;); &quot;×&quot;; &quot;&quot;)">
            <text:p/>
          </table:table-cell>
          <table:table-cell table:style-name="ce41" table:formula="of:=IFNA(IF(VLOOKUP([.F56];[$'(DATA)mnemonic'.$C$3:.$I$31];7;0) &lt;&gt; LEN([.N56]); &quot;×&quot;;&quot;&quot;);&quot;&quot;)">
            <text:p/>
          </table:table-cell>
          <table:table-cell table:style-name="ce17" table:formula="of:=IFNA(VLOOKUP([.F56];[$'(DATA)mnemonic'.$C$3:.$F$31];4;0);&quot;&quot;)">
            <text:p/>
          </table:table-cell>
          <table:table-cell table:style-name="ce20" table:formula="of:=IF(OR([.F56]=&quot;jmpf&quot;;[.F56]=&quot;call&quot;);VLOOKUP([.G56];[.$E$7:.$I$96];5;0);IF([.G56]=&quot;&quot;;&quot;&quot;;[.G56]))">
            <text:p/>
          </table:table-cell>
          <table:table-cell table:style-name="ce21" table:formula="of:=IFNA(COM.MICROSOFT.CONCAT([.L56];[.M56]);&quot;&quot;)">
            <text:p/>
          </table:table-cell>
          <table:table-cell table:style-name="ce22" table:formula="of:=IFNA(IF([.F56]=&quot;scall&quot;;VLOOKUP([.G56];[$'(DATA)scall'.$B$3:.$D$18];3;0);VLOOKUP([.F5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7]=&quot;&quot;; [.B56]+IFNA(VLOOKUP([.F56];[$'(DATA)mnemonic'.$C$3:.$I$31];7;0);0); HEX2DEC([.A57]))" office:value-type="float" office:value="128" calcext:value-type="float">
            <text:p>128</text:p>
          </table:table-cell>
          <table:table-cell table:style-name="ce7" table:formula="of:=DEC2BIN([.B57];8)" office:value-type="string" office:string-value="10000000" calcext:value-type="string">
            <text:p>10000000</text:p>
          </table:table-cell>
          <table:table-cell table:style-name="ce7" table:formula="of:=DEC2HEX([.B5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57]+VLOOKUP([.F57];[$'(DATA)mnemonic'.$C$3:.$I$31];7;0)-1&gt;239;&quot;×&quot;;&quot;&quot;);&quot;&quot;)">
            <text:p/>
          </table:table-cell>
          <table:table-cell table:style-name="ce10" table:formula="of:=[.D57]" office:value-type="string" office:string-value="80" calcext:value-type="string">
            <text:p>80</text:p>
          </table:table-cell>
          <table:table-cell table:style-name="ce39" table:formula="of:=IF(AND(COUNTIF([$'(DATA)mnemonic'.$C$3:.$C$31];[.F57])=0; [.F57]&lt;&gt;&quot;&quot;); &quot;×&quot;; &quot;&quot;)">
            <text:p/>
          </table:table-cell>
          <table:table-cell table:style-name="ce41" table:formula="of:=IFNA(IF(VLOOKUP([.F57];[$'(DATA)mnemonic'.$C$3:.$I$31];7;0) &lt;&gt; LEN([.N57]); &quot;×&quot;;&quot;&quot;);&quot;&quot;)">
            <text:p/>
          </table:table-cell>
          <table:table-cell table:style-name="ce17" table:formula="of:=IFNA(VLOOKUP([.F57];[$'(DATA)mnemonic'.$C$3:.$F$31];4;0);&quot;&quot;)">
            <text:p/>
          </table:table-cell>
          <table:table-cell table:style-name="ce20" table:formula="of:=IF(OR([.F57]=&quot;jmpf&quot;;[.F57]=&quot;call&quot;);VLOOKUP([.G57];[.$E$7:.$I$96];5;0);IF([.G57]=&quot;&quot;;&quot;&quot;;[.G57]))">
            <text:p/>
          </table:table-cell>
          <table:table-cell table:style-name="ce21" table:formula="of:=IFNA(COM.MICROSOFT.CONCAT([.L57];[.M57]);&quot;&quot;)">
            <text:p/>
          </table:table-cell>
          <table:table-cell table:style-name="ce22" table:formula="of:=IFNA(IF([.F57]=&quot;scall&quot;;VLOOKUP([.G57];[$'(DATA)scall'.$B$3:.$D$18];3;0);VLOOKUP([.F5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8]=&quot;&quot;; [.B57]+IFNA(VLOOKUP([.F57];[$'(DATA)mnemonic'.$C$3:.$I$31];7;0);0); HEX2DEC([.A58]))" office:value-type="float" office:value="128" calcext:value-type="float">
            <text:p>128</text:p>
          </table:table-cell>
          <table:table-cell table:style-name="ce7" table:formula="of:=DEC2BIN([.B58];8)" office:value-type="string" office:string-value="10000000" calcext:value-type="string">
            <text:p>10000000</text:p>
          </table:table-cell>
          <table:table-cell table:style-name="ce7" table:formula="of:=DEC2HEX([.B5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8]+VLOOKUP([.F58];[$'(DATA)mnemonic'.$C$3:.$I$31];7;0)-1&gt;239;&quot;×&quot;;&quot;&quot;);&quot;&quot;)">
            <text:p/>
          </table:table-cell>
          <table:table-cell table:style-name="ce10" table:formula="of:=[.D58]" office:value-type="string" office:string-value="80" calcext:value-type="string">
            <text:p>80</text:p>
          </table:table-cell>
          <table:table-cell table:style-name="ce39" table:formula="of:=IF(AND(COUNTIF([$'(DATA)mnemonic'.$C$3:.$C$31];[.F58])=0; [.F58]&lt;&gt;&quot;&quot;); &quot;×&quot;; &quot;&quot;)">
            <text:p/>
          </table:table-cell>
          <table:table-cell table:style-name="ce41" table:formula="of:=IFNA(IF(VLOOKUP([.F58];[$'(DATA)mnemonic'.$C$3:.$I$31];7;0) &lt;&gt; LEN([.N58]); &quot;×&quot;;&quot;&quot;);&quot;&quot;)">
            <text:p/>
          </table:table-cell>
          <table:table-cell table:style-name="ce17" table:formula="of:=IFNA(VLOOKUP([.F58];[$'(DATA)mnemonic'.$C$3:.$F$31];4;0);&quot;&quot;)">
            <text:p/>
          </table:table-cell>
          <table:table-cell table:style-name="ce20" table:formula="of:=IF(OR([.F58]=&quot;jmpf&quot;;[.F58]=&quot;call&quot;);VLOOKUP([.G58];[.$E$7:.$I$96];5;0);IF([.G58]=&quot;&quot;;&quot;&quot;;[.G58]))">
            <text:p/>
          </table:table-cell>
          <table:table-cell table:style-name="ce21" table:formula="of:=IFNA(COM.MICROSOFT.CONCAT([.L58];[.M58]);&quot;&quot;)">
            <text:p/>
          </table:table-cell>
          <table:table-cell table:style-name="ce22" table:formula="of:=IFNA(IF([.F58]=&quot;scall&quot;;VLOOKUP([.G58];[$'(DATA)scall'.$B$3:.$D$18];3;0);VLOOKUP([.F5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59]=&quot;&quot;; [.B58]+IFNA(VLOOKUP([.F58];[$'(DATA)mnemonic'.$C$3:.$I$31];7;0);0); HEX2DEC([.A59]))" office:value-type="float" office:value="128" calcext:value-type="float">
            <text:p>128</text:p>
          </table:table-cell>
          <table:table-cell table:style-name="ce7" table:formula="of:=DEC2BIN([.B59];8)" office:value-type="string" office:string-value="10000000" calcext:value-type="string">
            <text:p>10000000</text:p>
          </table:table-cell>
          <table:table-cell table:style-name="ce7" table:formula="of:=DEC2HEX([.B5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59]+VLOOKUP([.F59];[$'(DATA)mnemonic'.$C$3:.$I$31];7;0)-1&gt;239;&quot;×&quot;;&quot;&quot;);&quot;&quot;)">
            <text:p/>
          </table:table-cell>
          <table:table-cell table:style-name="ce10" table:formula="of:=[.D59]" office:value-type="string" office:string-value="80" calcext:value-type="string">
            <text:p>80</text:p>
          </table:table-cell>
          <table:table-cell table:style-name="ce39" table:formula="of:=IF(AND(COUNTIF([$'(DATA)mnemonic'.$C$3:.$C$31];[.F59])=0; [.F59]&lt;&gt;&quot;&quot;); &quot;×&quot;; &quot;&quot;)">
            <text:p/>
          </table:table-cell>
          <table:table-cell table:style-name="ce41" table:formula="of:=IFNA(IF(VLOOKUP([.F59];[$'(DATA)mnemonic'.$C$3:.$I$31];7;0) &lt;&gt; LEN([.N59]); &quot;×&quot;;&quot;&quot;);&quot;&quot;)">
            <text:p/>
          </table:table-cell>
          <table:table-cell table:style-name="ce17" table:formula="of:=IFNA(VLOOKUP([.F59];[$'(DATA)mnemonic'.$C$3:.$F$31];4;0);&quot;&quot;)">
            <text:p/>
          </table:table-cell>
          <table:table-cell table:style-name="ce20" table:formula="of:=IF(OR([.F59]=&quot;jmpf&quot;;[.F59]=&quot;call&quot;);VLOOKUP([.G59];[.$E$7:.$I$96];5;0);IF([.G59]=&quot;&quot;;&quot;&quot;;[.G59]))">
            <text:p/>
          </table:table-cell>
          <table:table-cell table:style-name="ce21" table:formula="of:=IFNA(COM.MICROSOFT.CONCAT([.L59];[.M59]);&quot;&quot;)">
            <text:p/>
          </table:table-cell>
          <table:table-cell table:style-name="ce22" table:formula="of:=IFNA(IF([.F59]=&quot;scall&quot;;VLOOKUP([.G59];[$'(DATA)scall'.$B$3:.$D$18];3;0);VLOOKUP([.F5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0]=&quot;&quot;; [.B59]+IFNA(VLOOKUP([.F59];[$'(DATA)mnemonic'.$C$3:.$I$31];7;0);0); HEX2DEC([.A60]))" office:value-type="float" office:value="128" calcext:value-type="float">
            <text:p>128</text:p>
          </table:table-cell>
          <table:table-cell table:style-name="ce7" table:formula="of:=DEC2BIN([.B60];8)" office:value-type="string" office:string-value="10000000" calcext:value-type="string">
            <text:p>10000000</text:p>
          </table:table-cell>
          <table:table-cell table:style-name="ce7" table:formula="of:=DEC2HEX([.B6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0]+VLOOKUP([.F60];[$'(DATA)mnemonic'.$C$3:.$I$31];7;0)-1&gt;239;&quot;×&quot;;&quot;&quot;);&quot;&quot;)">
            <text:p/>
          </table:table-cell>
          <table:table-cell table:style-name="ce10" table:formula="of:=[.D60]" office:value-type="string" office:string-value="80" calcext:value-type="string">
            <text:p>80</text:p>
          </table:table-cell>
          <table:table-cell table:style-name="ce39" table:formula="of:=IF(AND(COUNTIF([$'(DATA)mnemonic'.$C$3:.$C$31];[.F60])=0; [.F60]&lt;&gt;&quot;&quot;); &quot;×&quot;; &quot;&quot;)">
            <text:p/>
          </table:table-cell>
          <table:table-cell table:style-name="ce41" table:formula="of:=IFNA(IF(VLOOKUP([.F60];[$'(DATA)mnemonic'.$C$3:.$I$31];7;0) &lt;&gt; LEN([.N60]); &quot;×&quot;;&quot;&quot;);&quot;&quot;)">
            <text:p/>
          </table:table-cell>
          <table:table-cell table:style-name="ce17" table:formula="of:=IFNA(VLOOKUP([.F60];[$'(DATA)mnemonic'.$C$3:.$F$31];4;0);&quot;&quot;)">
            <text:p/>
          </table:table-cell>
          <table:table-cell table:style-name="ce20" table:formula="of:=IF(OR([.F60]=&quot;jmpf&quot;;[.F60]=&quot;call&quot;);VLOOKUP([.G60];[.$E$7:.$I$96];5;0);IF([.G60]=&quot;&quot;;&quot;&quot;;[.G60]))">
            <text:p/>
          </table:table-cell>
          <table:table-cell table:style-name="ce21" table:formula="of:=IFNA(COM.MICROSOFT.CONCAT([.L60];[.M60]);&quot;&quot;)">
            <text:p/>
          </table:table-cell>
          <table:table-cell table:style-name="ce22" table:formula="of:=IFNA(IF([.F60]=&quot;scall&quot;;VLOOKUP([.G60];[$'(DATA)scall'.$B$3:.$D$18];3;0);VLOOKUP([.F6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1]=&quot;&quot;; [.B60]+IFNA(VLOOKUP([.F60];[$'(DATA)mnemonic'.$C$3:.$I$31];7;0);0); HEX2DEC([.A61]))" office:value-type="float" office:value="128" calcext:value-type="float">
            <text:p>128</text:p>
          </table:table-cell>
          <table:table-cell table:style-name="ce7" table:formula="of:=DEC2BIN([.B61];8)" office:value-type="string" office:string-value="10000000" calcext:value-type="string">
            <text:p>10000000</text:p>
          </table:table-cell>
          <table:table-cell table:style-name="ce7" table:formula="of:=DEC2HEX([.B6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1]+VLOOKUP([.F61];[$'(DATA)mnemonic'.$C$3:.$I$31];7;0)-1&gt;239;&quot;×&quot;;&quot;&quot;);&quot;&quot;)">
            <text:p/>
          </table:table-cell>
          <table:table-cell table:style-name="ce10" table:formula="of:=[.D61]" office:value-type="string" office:string-value="80" calcext:value-type="string">
            <text:p>80</text:p>
          </table:table-cell>
          <table:table-cell table:style-name="ce39" table:formula="of:=IF(AND(COUNTIF([$'(DATA)mnemonic'.$C$3:.$C$31];[.F61])=0; [.F61]&lt;&gt;&quot;&quot;); &quot;×&quot;; &quot;&quot;)">
            <text:p/>
          </table:table-cell>
          <table:table-cell table:style-name="ce41" table:formula="of:=IFNA(IF(VLOOKUP([.F61];[$'(DATA)mnemonic'.$C$3:.$I$31];7;0) &lt;&gt; LEN([.N61]); &quot;×&quot;;&quot;&quot;);&quot;&quot;)">
            <text:p/>
          </table:table-cell>
          <table:table-cell table:style-name="ce17" table:formula="of:=IFNA(VLOOKUP([.F61];[$'(DATA)mnemonic'.$C$3:.$F$31];4;0);&quot;&quot;)">
            <text:p/>
          </table:table-cell>
          <table:table-cell table:style-name="ce20" table:formula="of:=IF(OR([.F61]=&quot;jmpf&quot;;[.F61]=&quot;call&quot;);VLOOKUP([.G61];[.$E$7:.$I$96];5;0);IF([.G61]=&quot;&quot;;&quot;&quot;;[.G61]))">
            <text:p/>
          </table:table-cell>
          <table:table-cell table:style-name="ce21" table:formula="of:=IFNA(COM.MICROSOFT.CONCAT([.L61];[.M61]);&quot;&quot;)">
            <text:p/>
          </table:table-cell>
          <table:table-cell table:style-name="ce22" table:formula="of:=IFNA(IF([.F61]=&quot;scall&quot;;VLOOKUP([.G61];[$'(DATA)scall'.$B$3:.$D$18];3;0);VLOOKUP([.F6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2]=&quot;&quot;; [.B61]+IFNA(VLOOKUP([.F61];[$'(DATA)mnemonic'.$C$3:.$I$31];7;0);0); HEX2DEC([.A62]))" office:value-type="float" office:value="128" calcext:value-type="float">
            <text:p>128</text:p>
          </table:table-cell>
          <table:table-cell table:style-name="ce7" table:formula="of:=DEC2BIN([.B62];8)" office:value-type="string" office:string-value="10000000" calcext:value-type="string">
            <text:p>10000000</text:p>
          </table:table-cell>
          <table:table-cell table:style-name="ce7" table:formula="of:=DEC2HEX([.B6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2]+VLOOKUP([.F62];[$'(DATA)mnemonic'.$C$3:.$I$31];7;0)-1&gt;239;&quot;×&quot;;&quot;&quot;);&quot;&quot;)">
            <text:p/>
          </table:table-cell>
          <table:table-cell table:style-name="ce10" table:formula="of:=[.D62]" office:value-type="string" office:string-value="80" calcext:value-type="string">
            <text:p>80</text:p>
          </table:table-cell>
          <table:table-cell table:style-name="ce39" table:formula="of:=IF(AND(COUNTIF([$'(DATA)mnemonic'.$C$3:.$C$31];[.F62])=0; [.F62]&lt;&gt;&quot;&quot;); &quot;×&quot;; &quot;&quot;)">
            <text:p/>
          </table:table-cell>
          <table:table-cell table:style-name="ce41" table:formula="of:=IFNA(IF(VLOOKUP([.F62];[$'(DATA)mnemonic'.$C$3:.$I$31];7;0) &lt;&gt; LEN([.N62]); &quot;×&quot;;&quot;&quot;);&quot;&quot;)">
            <text:p/>
          </table:table-cell>
          <table:table-cell table:style-name="ce17" table:formula="of:=IFNA(VLOOKUP([.F62];[$'(DATA)mnemonic'.$C$3:.$F$31];4;0);&quot;&quot;)">
            <text:p/>
          </table:table-cell>
          <table:table-cell table:style-name="ce20" table:formula="of:=IF(OR([.F62]=&quot;jmpf&quot;;[.F62]=&quot;call&quot;);VLOOKUP([.G62];[.$E$7:.$I$96];5;0);IF([.G62]=&quot;&quot;;&quot;&quot;;[.G62]))">
            <text:p/>
          </table:table-cell>
          <table:table-cell table:style-name="ce21" table:formula="of:=IFNA(COM.MICROSOFT.CONCAT([.L62];[.M62]);&quot;&quot;)">
            <text:p/>
          </table:table-cell>
          <table:table-cell table:style-name="ce22" table:formula="of:=IFNA(IF([.F62]=&quot;scall&quot;;VLOOKUP([.G62];[$'(DATA)scall'.$B$3:.$D$18];3;0);VLOOKUP([.F6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3]=&quot;&quot;; [.B62]+IFNA(VLOOKUP([.F62];[$'(DATA)mnemonic'.$C$3:.$I$31];7;0);0); HEX2DEC([.A63]))" office:value-type="float" office:value="128" calcext:value-type="float">
            <text:p>128</text:p>
          </table:table-cell>
          <table:table-cell table:style-name="ce7" table:formula="of:=DEC2BIN([.B63];8)" office:value-type="string" office:string-value="10000000" calcext:value-type="string">
            <text:p>10000000</text:p>
          </table:table-cell>
          <table:table-cell table:style-name="ce7" table:formula="of:=DEC2HEX([.B6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3]+VLOOKUP([.F63];[$'(DATA)mnemonic'.$C$3:.$I$31];7;0)-1&gt;239;&quot;×&quot;;&quot;&quot;);&quot;&quot;)">
            <text:p/>
          </table:table-cell>
          <table:table-cell table:style-name="ce10" table:formula="of:=[.D63]" office:value-type="string" office:string-value="80" calcext:value-type="string">
            <text:p>80</text:p>
          </table:table-cell>
          <table:table-cell table:style-name="ce39" table:formula="of:=IF(AND(COUNTIF([$'(DATA)mnemonic'.$C$3:.$C$31];[.F63])=0; [.F63]&lt;&gt;&quot;&quot;); &quot;×&quot;; &quot;&quot;)">
            <text:p/>
          </table:table-cell>
          <table:table-cell table:style-name="ce41" table:formula="of:=IFNA(IF(VLOOKUP([.F63];[$'(DATA)mnemonic'.$C$3:.$I$31];7;0) &lt;&gt; LEN([.N63]); &quot;×&quot;;&quot;&quot;);&quot;&quot;)">
            <text:p/>
          </table:table-cell>
          <table:table-cell table:style-name="ce17" table:formula="of:=IFNA(VLOOKUP([.F63];[$'(DATA)mnemonic'.$C$3:.$F$31];4;0);&quot;&quot;)">
            <text:p/>
          </table:table-cell>
          <table:table-cell table:style-name="ce20" table:formula="of:=IF(OR([.F63]=&quot;jmpf&quot;;[.F63]=&quot;call&quot;);VLOOKUP([.G63];[.$E$7:.$I$96];5;0);IF([.G63]=&quot;&quot;;&quot;&quot;;[.G63]))">
            <text:p/>
          </table:table-cell>
          <table:table-cell table:style-name="ce21" table:formula="of:=IFNA(COM.MICROSOFT.CONCAT([.L63];[.M63]);&quot;&quot;)">
            <text:p/>
          </table:table-cell>
          <table:table-cell table:style-name="ce22" table:formula="of:=IFNA(IF([.F63]=&quot;scall&quot;;VLOOKUP([.G63];[$'(DATA)scall'.$B$3:.$D$18];3;0);VLOOKUP([.F6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4]=&quot;&quot;; [.B63]+IFNA(VLOOKUP([.F63];[$'(DATA)mnemonic'.$C$3:.$I$31];7;0);0); HEX2DEC([.A64]))" office:value-type="float" office:value="128" calcext:value-type="float">
            <text:p>128</text:p>
          </table:table-cell>
          <table:table-cell table:style-name="ce7" table:formula="of:=DEC2BIN([.B64];8)" office:value-type="string" office:string-value="10000000" calcext:value-type="string">
            <text:p>10000000</text:p>
          </table:table-cell>
          <table:table-cell table:style-name="ce7" table:formula="of:=DEC2HEX([.B6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4]+VLOOKUP([.F64];[$'(DATA)mnemonic'.$C$3:.$I$31];7;0)-1&gt;239;&quot;×&quot;;&quot;&quot;);&quot;&quot;)">
            <text:p/>
          </table:table-cell>
          <table:table-cell table:style-name="ce10" table:formula="of:=[.D64]" office:value-type="string" office:string-value="80" calcext:value-type="string">
            <text:p>80</text:p>
          </table:table-cell>
          <table:table-cell table:style-name="ce39" table:formula="of:=IF(AND(COUNTIF([$'(DATA)mnemonic'.$C$3:.$C$31];[.F64])=0; [.F64]&lt;&gt;&quot;&quot;); &quot;×&quot;; &quot;&quot;)">
            <text:p/>
          </table:table-cell>
          <table:table-cell table:style-name="ce41" table:formula="of:=IFNA(IF(VLOOKUP([.F64];[$'(DATA)mnemonic'.$C$3:.$I$31];7;0) &lt;&gt; LEN([.N64]); &quot;×&quot;;&quot;&quot;);&quot;&quot;)">
            <text:p/>
          </table:table-cell>
          <table:table-cell table:style-name="ce17" table:formula="of:=IFNA(VLOOKUP([.F64];[$'(DATA)mnemonic'.$C$3:.$F$31];4;0);&quot;&quot;)">
            <text:p/>
          </table:table-cell>
          <table:table-cell table:style-name="ce20" table:formula="of:=IF(OR([.F64]=&quot;jmpf&quot;;[.F64]=&quot;call&quot;);VLOOKUP([.G64];[.$E$7:.$I$96];5;0);IF([.G64]=&quot;&quot;;&quot;&quot;;[.G64]))">
            <text:p/>
          </table:table-cell>
          <table:table-cell table:style-name="ce21" table:formula="of:=IFNA(COM.MICROSOFT.CONCAT([.L64];[.M64]);&quot;&quot;)">
            <text:p/>
          </table:table-cell>
          <table:table-cell table:style-name="ce22" table:formula="of:=IFNA(IF([.F64]=&quot;scall&quot;;VLOOKUP([.G64];[$'(DATA)scall'.$B$3:.$D$18];3;0);VLOOKUP([.F6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5]=&quot;&quot;; [.B64]+IFNA(VLOOKUP([.F64];[$'(DATA)mnemonic'.$C$3:.$I$31];7;0);0); HEX2DEC([.A65]))" office:value-type="float" office:value="128" calcext:value-type="float">
            <text:p>128</text:p>
          </table:table-cell>
          <table:table-cell table:style-name="ce7" table:formula="of:=DEC2BIN([.B65];8)" office:value-type="string" office:string-value="10000000" calcext:value-type="string">
            <text:p>10000000</text:p>
          </table:table-cell>
          <table:table-cell table:style-name="ce7" table:formula="of:=DEC2HEX([.B6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5]+VLOOKUP([.F65];[$'(DATA)mnemonic'.$C$3:.$I$31];7;0)-1&gt;239;&quot;×&quot;;&quot;&quot;);&quot;&quot;)">
            <text:p/>
          </table:table-cell>
          <table:table-cell table:style-name="ce10" table:formula="of:=[.D65]" office:value-type="string" office:string-value="80" calcext:value-type="string">
            <text:p>80</text:p>
          </table:table-cell>
          <table:table-cell table:style-name="ce39" table:formula="of:=IF(AND(COUNTIF([$'(DATA)mnemonic'.$C$3:.$C$31];[.F65])=0; [.F65]&lt;&gt;&quot;&quot;); &quot;×&quot;; &quot;&quot;)">
            <text:p/>
          </table:table-cell>
          <table:table-cell table:style-name="ce41" table:formula="of:=IFNA(IF(VLOOKUP([.F65];[$'(DATA)mnemonic'.$C$3:.$I$31];7;0) &lt;&gt; LEN([.N65]); &quot;×&quot;;&quot;&quot;);&quot;&quot;)">
            <text:p/>
          </table:table-cell>
          <table:table-cell table:style-name="ce17" table:formula="of:=IFNA(VLOOKUP([.F65];[$'(DATA)mnemonic'.$C$3:.$F$31];4;0);&quot;&quot;)">
            <text:p/>
          </table:table-cell>
          <table:table-cell table:style-name="ce20" table:formula="of:=IF(OR([.F65]=&quot;jmpf&quot;;[.F65]=&quot;call&quot;);VLOOKUP([.G65];[.$E$7:.$I$96];5;0);IF([.G65]=&quot;&quot;;&quot;&quot;;[.G65]))">
            <text:p/>
          </table:table-cell>
          <table:table-cell table:style-name="ce21" table:formula="of:=IFNA(COM.MICROSOFT.CONCAT([.L65];[.M65]);&quot;&quot;)">
            <text:p/>
          </table:table-cell>
          <table:table-cell table:style-name="ce22" table:formula="of:=IFNA(IF([.F65]=&quot;scall&quot;;VLOOKUP([.G65];[$'(DATA)scall'.$B$3:.$D$18];3;0);VLOOKUP([.F6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6]=&quot;&quot;; [.B65]+IFNA(VLOOKUP([.F65];[$'(DATA)mnemonic'.$C$3:.$I$31];7;0);0); HEX2DEC([.A66]))" office:value-type="float" office:value="128" calcext:value-type="float">
            <text:p>128</text:p>
          </table:table-cell>
          <table:table-cell table:style-name="ce7" table:formula="of:=DEC2BIN([.B66];8)" office:value-type="string" office:string-value="10000000" calcext:value-type="string">
            <text:p>10000000</text:p>
          </table:table-cell>
          <table:table-cell table:style-name="ce7" table:formula="of:=DEC2HEX([.B6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6]+VLOOKUP([.F66];[$'(DATA)mnemonic'.$C$3:.$I$31];7;0)-1&gt;239;&quot;×&quot;;&quot;&quot;);&quot;&quot;)">
            <text:p/>
          </table:table-cell>
          <table:table-cell table:style-name="ce10" table:formula="of:=[.D66]" office:value-type="string" office:string-value="80" calcext:value-type="string">
            <text:p>80</text:p>
          </table:table-cell>
          <table:table-cell table:style-name="ce39" table:formula="of:=IF(AND(COUNTIF([$'(DATA)mnemonic'.$C$3:.$C$31];[.F66])=0; [.F66]&lt;&gt;&quot;&quot;); &quot;×&quot;; &quot;&quot;)">
            <text:p/>
          </table:table-cell>
          <table:table-cell table:style-name="ce41" table:formula="of:=IFNA(IF(VLOOKUP([.F66];[$'(DATA)mnemonic'.$C$3:.$I$31];7;0) &lt;&gt; LEN([.N66]); &quot;×&quot;;&quot;&quot;);&quot;&quot;)">
            <text:p/>
          </table:table-cell>
          <table:table-cell table:style-name="ce17" table:formula="of:=IFNA(VLOOKUP([.F66];[$'(DATA)mnemonic'.$C$3:.$F$31];4;0);&quot;&quot;)">
            <text:p/>
          </table:table-cell>
          <table:table-cell table:style-name="ce20" table:formula="of:=IF(OR([.F66]=&quot;jmpf&quot;;[.F66]=&quot;call&quot;);VLOOKUP([.G66];[.$E$7:.$I$96];5;0);IF([.G66]=&quot;&quot;;&quot;&quot;;[.G66]))">
            <text:p/>
          </table:table-cell>
          <table:table-cell table:style-name="ce21" table:formula="of:=IFNA(COM.MICROSOFT.CONCAT([.L66];[.M66]);&quot;&quot;)">
            <text:p/>
          </table:table-cell>
          <table:table-cell table:style-name="ce22" table:formula="of:=IFNA(IF([.F66]=&quot;scall&quot;;VLOOKUP([.G66];[$'(DATA)scall'.$B$3:.$D$18];3;0);VLOOKUP([.F6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7]=&quot;&quot;; [.B66]+IFNA(VLOOKUP([.F66];[$'(DATA)mnemonic'.$C$3:.$I$31];7;0);0); HEX2DEC([.A67]))" office:value-type="float" office:value="128" calcext:value-type="float">
            <text:p>128</text:p>
          </table:table-cell>
          <table:table-cell table:style-name="ce7" table:formula="of:=DEC2BIN([.B67];8)" office:value-type="string" office:string-value="10000000" calcext:value-type="string">
            <text:p>10000000</text:p>
          </table:table-cell>
          <table:table-cell table:style-name="ce7" table:formula="of:=DEC2HEX([.B6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7]+VLOOKUP([.F67];[$'(DATA)mnemonic'.$C$3:.$I$31];7;0)-1&gt;239;&quot;×&quot;;&quot;&quot;);&quot;&quot;)">
            <text:p/>
          </table:table-cell>
          <table:table-cell table:style-name="ce10" table:formula="of:=[.D67]" office:value-type="string" office:string-value="80" calcext:value-type="string">
            <text:p>80</text:p>
          </table:table-cell>
          <table:table-cell table:style-name="ce39" table:formula="of:=IF(AND(COUNTIF([$'(DATA)mnemonic'.$C$3:.$C$31];[.F67])=0; [.F67]&lt;&gt;&quot;&quot;); &quot;×&quot;; &quot;&quot;)">
            <text:p/>
          </table:table-cell>
          <table:table-cell table:style-name="ce41" table:formula="of:=IFNA(IF(VLOOKUP([.F67];[$'(DATA)mnemonic'.$C$3:.$I$31];7;0) &lt;&gt; LEN([.N67]); &quot;×&quot;;&quot;&quot;);&quot;&quot;)">
            <text:p/>
          </table:table-cell>
          <table:table-cell table:style-name="ce17" table:formula="of:=IFNA(VLOOKUP([.F67];[$'(DATA)mnemonic'.$C$3:.$F$31];4;0);&quot;&quot;)">
            <text:p/>
          </table:table-cell>
          <table:table-cell table:style-name="ce20" table:formula="of:=IF(OR([.F67]=&quot;jmpf&quot;;[.F67]=&quot;call&quot;);VLOOKUP([.G67];[.$E$7:.$I$96];5;0);IF([.G67]=&quot;&quot;;&quot;&quot;;[.G67]))">
            <text:p/>
          </table:table-cell>
          <table:table-cell table:style-name="ce21" table:formula="of:=IFNA(COM.MICROSOFT.CONCAT([.L67];[.M67]);&quot;&quot;)">
            <text:p/>
          </table:table-cell>
          <table:table-cell table:style-name="ce22" table:formula="of:=IFNA(IF([.F67]=&quot;scall&quot;;VLOOKUP([.G67];[$'(DATA)scall'.$B$3:.$D$18];3;0);VLOOKUP([.F6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8]=&quot;&quot;; [.B67]+IFNA(VLOOKUP([.F67];[$'(DATA)mnemonic'.$C$3:.$I$31];7;0);0); HEX2DEC([.A68]))" office:value-type="float" office:value="128" calcext:value-type="float">
            <text:p>128</text:p>
          </table:table-cell>
          <table:table-cell table:style-name="ce7" table:formula="of:=DEC2BIN([.B68];8)" office:value-type="string" office:string-value="10000000" calcext:value-type="string">
            <text:p>10000000</text:p>
          </table:table-cell>
          <table:table-cell table:style-name="ce7" table:formula="of:=DEC2HEX([.B6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8]+VLOOKUP([.F68];[$'(DATA)mnemonic'.$C$3:.$I$31];7;0)-1&gt;239;&quot;×&quot;;&quot;&quot;);&quot;&quot;)">
            <text:p/>
          </table:table-cell>
          <table:table-cell table:style-name="ce10" table:formula="of:=[.D68]" office:value-type="string" office:string-value="80" calcext:value-type="string">
            <text:p>80</text:p>
          </table:table-cell>
          <table:table-cell table:style-name="ce39" table:formula="of:=IF(AND(COUNTIF([$'(DATA)mnemonic'.$C$3:.$C$31];[.F68])=0; [.F68]&lt;&gt;&quot;&quot;); &quot;×&quot;; &quot;&quot;)">
            <text:p/>
          </table:table-cell>
          <table:table-cell table:style-name="ce41" table:formula="of:=IFNA(IF(VLOOKUP([.F68];[$'(DATA)mnemonic'.$C$3:.$I$31];7;0) &lt;&gt; LEN([.N68]); &quot;×&quot;;&quot;&quot;);&quot;&quot;)">
            <text:p/>
          </table:table-cell>
          <table:table-cell table:style-name="ce17" table:formula="of:=IFNA(VLOOKUP([.F68];[$'(DATA)mnemonic'.$C$3:.$F$31];4;0);&quot;&quot;)">
            <text:p/>
          </table:table-cell>
          <table:table-cell table:style-name="ce20" table:formula="of:=IF(OR([.F68]=&quot;jmpf&quot;;[.F68]=&quot;call&quot;);VLOOKUP([.G68];[.$E$7:.$I$96];5;0);IF([.G68]=&quot;&quot;;&quot;&quot;;[.G68]))">
            <text:p/>
          </table:table-cell>
          <table:table-cell table:style-name="ce21" table:formula="of:=IFNA(COM.MICROSOFT.CONCAT([.L68];[.M68]);&quot;&quot;)">
            <text:p/>
          </table:table-cell>
          <table:table-cell table:style-name="ce22" table:formula="of:=IFNA(IF([.F68]=&quot;scall&quot;;VLOOKUP([.G68];[$'(DATA)scall'.$B$3:.$D$18];3;0);VLOOKUP([.F6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69]=&quot;&quot;; [.B68]+IFNA(VLOOKUP([.F68];[$'(DATA)mnemonic'.$C$3:.$I$31];7;0);0); HEX2DEC([.A69]))" office:value-type="float" office:value="128" calcext:value-type="float">
            <text:p>128</text:p>
          </table:table-cell>
          <table:table-cell table:style-name="ce7" table:formula="of:=DEC2BIN([.B69];8)" office:value-type="string" office:string-value="10000000" calcext:value-type="string">
            <text:p>10000000</text:p>
          </table:table-cell>
          <table:table-cell table:style-name="ce7" table:formula="of:=DEC2HEX([.B6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69]+VLOOKUP([.F69];[$'(DATA)mnemonic'.$C$3:.$I$31];7;0)-1&gt;239;&quot;×&quot;;&quot;&quot;);&quot;&quot;)">
            <text:p/>
          </table:table-cell>
          <table:table-cell table:style-name="ce10" table:formula="of:=[.D69]" office:value-type="string" office:string-value="80" calcext:value-type="string">
            <text:p>80</text:p>
          </table:table-cell>
          <table:table-cell table:style-name="ce39" table:formula="of:=IF(AND(COUNTIF([$'(DATA)mnemonic'.$C$3:.$C$31];[.F69])=0; [.F69]&lt;&gt;&quot;&quot;); &quot;×&quot;; &quot;&quot;)">
            <text:p/>
          </table:table-cell>
          <table:table-cell table:style-name="ce41" table:formula="of:=IFNA(IF(VLOOKUP([.F69];[$'(DATA)mnemonic'.$C$3:.$I$31];7;0) &lt;&gt; LEN([.N69]); &quot;×&quot;;&quot;&quot;);&quot;&quot;)">
            <text:p/>
          </table:table-cell>
          <table:table-cell table:style-name="ce17" table:formula="of:=IFNA(VLOOKUP([.F69];[$'(DATA)mnemonic'.$C$3:.$F$31];4;0);&quot;&quot;)">
            <text:p/>
          </table:table-cell>
          <table:table-cell table:style-name="ce20" table:formula="of:=IF(OR([.F69]=&quot;jmpf&quot;;[.F69]=&quot;call&quot;);VLOOKUP([.G69];[.$E$7:.$I$96];5;0);IF([.G69]=&quot;&quot;;&quot;&quot;;[.G69]))">
            <text:p/>
          </table:table-cell>
          <table:table-cell table:style-name="ce21" table:formula="of:=IFNA(COM.MICROSOFT.CONCAT([.L69];[.M69]);&quot;&quot;)">
            <text:p/>
          </table:table-cell>
          <table:table-cell table:style-name="ce22" table:formula="of:=IFNA(IF([.F69]=&quot;scall&quot;;VLOOKUP([.G69];[$'(DATA)scall'.$B$3:.$D$18];3;0);VLOOKUP([.F6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0]=&quot;&quot;; [.B69]+IFNA(VLOOKUP([.F69];[$'(DATA)mnemonic'.$C$3:.$I$31];7;0);0); HEX2DEC([.A70]))" office:value-type="float" office:value="128" calcext:value-type="float">
            <text:p>128</text:p>
          </table:table-cell>
          <table:table-cell table:style-name="ce7" table:formula="of:=DEC2BIN([.B70];8)" office:value-type="string" office:string-value="10000000" calcext:value-type="string">
            <text:p>10000000</text:p>
          </table:table-cell>
          <table:table-cell table:style-name="ce7" table:formula="of:=DEC2HEX([.B7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0]+VLOOKUP([.F70];[$'(DATA)mnemonic'.$C$3:.$I$31];7;0)-1&gt;239;&quot;×&quot;;&quot;&quot;);&quot;&quot;)">
            <text:p/>
          </table:table-cell>
          <table:table-cell table:style-name="ce10" table:formula="of:=[.D70]" office:value-type="string" office:string-value="80" calcext:value-type="string">
            <text:p>80</text:p>
          </table:table-cell>
          <table:table-cell table:style-name="ce39" table:formula="of:=IF(AND(COUNTIF([$'(DATA)mnemonic'.$C$3:.$C$31];[.F70])=0; [.F70]&lt;&gt;&quot;&quot;); &quot;×&quot;; &quot;&quot;)">
            <text:p/>
          </table:table-cell>
          <table:table-cell table:style-name="ce41" table:formula="of:=IFNA(IF(VLOOKUP([.F70];[$'(DATA)mnemonic'.$C$3:.$I$31];7;0) &lt;&gt; LEN([.N70]); &quot;×&quot;;&quot;&quot;);&quot;&quot;)">
            <text:p/>
          </table:table-cell>
          <table:table-cell table:style-name="ce17" table:formula="of:=IFNA(VLOOKUP([.F70];[$'(DATA)mnemonic'.$C$3:.$F$31];4;0);&quot;&quot;)">
            <text:p/>
          </table:table-cell>
          <table:table-cell table:style-name="ce20" table:formula="of:=IF(OR([.F70]=&quot;jmpf&quot;;[.F70]=&quot;call&quot;);VLOOKUP([.G70];[.$E$7:.$I$96];5;0);IF([.G70]=&quot;&quot;;&quot;&quot;;[.G70]))">
            <text:p/>
          </table:table-cell>
          <table:table-cell table:style-name="ce21" table:formula="of:=IFNA(COM.MICROSOFT.CONCAT([.L70];[.M70]);&quot;&quot;)">
            <text:p/>
          </table:table-cell>
          <table:table-cell table:style-name="ce22" table:formula="of:=IFNA(IF([.F70]=&quot;scall&quot;;VLOOKUP([.G70];[$'(DATA)scall'.$B$3:.$D$18];3;0);VLOOKUP([.F7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1]=&quot;&quot;; [.B70]+IFNA(VLOOKUP([.F70];[$'(DATA)mnemonic'.$C$3:.$I$31];7;0);0); HEX2DEC([.A71]))" office:value-type="float" office:value="128" calcext:value-type="float">
            <text:p>128</text:p>
          </table:table-cell>
          <table:table-cell table:style-name="ce7" table:formula="of:=DEC2BIN([.B71];8)" office:value-type="string" office:string-value="10000000" calcext:value-type="string">
            <text:p>10000000</text:p>
          </table:table-cell>
          <table:table-cell table:style-name="ce7" table:formula="of:=DEC2HEX([.B71];2)" office:value-type="string" office:string-value="80" calcext:value-type="string">
            <text:p>80</text:p>
          </table:table-cell>
          <table:table-cell table:style-name="ce14"/>
          <table:table-cell table:style-name="ce10"/>
          <table:table-cell table:style-name="ce14"/>
          <table:table-cell table:style-name="ce57" table:formula="of:=IFNA(IF([.B71]+VLOOKUP([.F71];[$'(DATA)mnemonic'.$C$3:.$I$31];7;0)-1&gt;239;&quot;×&quot;;&quot;&quot;);&quot;&quot;)">
            <text:p/>
          </table:table-cell>
          <table:table-cell table:style-name="ce10" table:formula="of:=[.D71]" office:value-type="string" office:string-value="80" calcext:value-type="string">
            <text:p>80</text:p>
          </table:table-cell>
          <table:table-cell table:style-name="ce39" table:formula="of:=IF(AND(COUNTIF([$'(DATA)mnemonic'.$C$3:.$C$31];[.F71])=0; [.F71]&lt;&gt;&quot;&quot;); &quot;×&quot;; &quot;&quot;)">
            <text:p/>
          </table:table-cell>
          <table:table-cell table:style-name="ce41" table:formula="of:=IFNA(IF(VLOOKUP([.F71];[$'(DATA)mnemonic'.$C$3:.$I$31];7;0) &lt;&gt; LEN([.N71]); &quot;×&quot;;&quot;&quot;);&quot;&quot;)">
            <text:p/>
          </table:table-cell>
          <table:table-cell table:style-name="ce17" table:formula="of:=IFNA(VLOOKUP([.F71];[$'(DATA)mnemonic'.$C$3:.$F$31];4;0);&quot;&quot;)">
            <text:p/>
          </table:table-cell>
          <table:table-cell table:style-name="ce20" table:formula="of:=IF(OR([.F71]=&quot;jmpf&quot;;[.F71]=&quot;call&quot;);VLOOKUP([.G71];[.$E$7:.$I$96];5;0);IF([.G71]=&quot;&quot;;&quot;&quot;;[.G71]))">
            <text:p/>
          </table:table-cell>
          <table:table-cell table:style-name="ce21" table:formula="of:=IFNA(COM.MICROSOFT.CONCAT([.L71];[.M71]);&quot;&quot;)">
            <text:p/>
          </table:table-cell>
          <table:table-cell table:style-name="ce22" table:formula="of:=IFNA(IF([.F71]=&quot;scall&quot;;VLOOKUP([.G71];[$'(DATA)scall'.$B$3:.$D$18];3;0);VLOOKUP([.F7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2]=&quot;&quot;; [.B71]+IFNA(VLOOKUP([.F71];[$'(DATA)mnemonic'.$C$3:.$I$31];7;0);0); HEX2DEC([.A72]))" office:value-type="float" office:value="128" calcext:value-type="float">
            <text:p>128</text:p>
          </table:table-cell>
          <table:table-cell table:style-name="ce7" table:formula="of:=DEC2BIN([.B72];8)" office:value-type="string" office:string-value="10000000" calcext:value-type="string">
            <text:p>10000000</text:p>
          </table:table-cell>
          <table:table-cell table:style-name="ce7" table:formula="of:=DEC2HEX([.B7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2]+VLOOKUP([.F72];[$'(DATA)mnemonic'.$C$3:.$I$31];7;0)-1&gt;239;&quot;×&quot;;&quot;&quot;);&quot;&quot;)">
            <text:p/>
          </table:table-cell>
          <table:table-cell table:style-name="ce10" table:formula="of:=[.D72]" office:value-type="string" office:string-value="80" calcext:value-type="string">
            <text:p>80</text:p>
          </table:table-cell>
          <table:table-cell table:style-name="ce39" table:formula="of:=IF(AND(COUNTIF([$'(DATA)mnemonic'.$C$3:.$C$31];[.F72])=0; [.F72]&lt;&gt;&quot;&quot;); &quot;×&quot;; &quot;&quot;)">
            <text:p/>
          </table:table-cell>
          <table:table-cell table:style-name="ce41" table:formula="of:=IFNA(IF(VLOOKUP([.F72];[$'(DATA)mnemonic'.$C$3:.$I$31];7;0) &lt;&gt; LEN([.N72]); &quot;×&quot;;&quot;&quot;);&quot;&quot;)">
            <text:p/>
          </table:table-cell>
          <table:table-cell table:style-name="ce17" table:formula="of:=IFNA(VLOOKUP([.F72];[$'(DATA)mnemonic'.$C$3:.$F$31];4;0);&quot;&quot;)">
            <text:p/>
          </table:table-cell>
          <table:table-cell table:style-name="ce20" table:formula="of:=IF(OR([.F72]=&quot;jmpf&quot;;[.F72]=&quot;call&quot;);VLOOKUP([.G72];[.$E$7:.$I$96];5;0);IF([.G72]=&quot;&quot;;&quot;&quot;;[.G72]))">
            <text:p/>
          </table:table-cell>
          <table:table-cell table:style-name="ce21" table:formula="of:=IFNA(COM.MICROSOFT.CONCAT([.L72];[.M72]);&quot;&quot;)">
            <text:p/>
          </table:table-cell>
          <table:table-cell table:style-name="ce22" table:formula="of:=IFNA(IF([.F72]=&quot;scall&quot;;VLOOKUP([.G72];[$'(DATA)scall'.$B$3:.$D$18];3;0);VLOOKUP([.F7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3]=&quot;&quot;; [.B72]+IFNA(VLOOKUP([.F72];[$'(DATA)mnemonic'.$C$3:.$I$31];7;0);0); HEX2DEC([.A73]))" office:value-type="float" office:value="128" calcext:value-type="float">
            <text:p>128</text:p>
          </table:table-cell>
          <table:table-cell table:style-name="ce7" table:formula="of:=DEC2BIN([.B73];8)" office:value-type="string" office:string-value="10000000" calcext:value-type="string">
            <text:p>10000000</text:p>
          </table:table-cell>
          <table:table-cell table:style-name="ce7" table:formula="of:=DEC2HEX([.B73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3]+VLOOKUP([.F73];[$'(DATA)mnemonic'.$C$3:.$I$31];7;0)-1&gt;239;&quot;×&quot;;&quot;&quot;);&quot;&quot;)">
            <text:p/>
          </table:table-cell>
          <table:table-cell table:style-name="ce10" table:formula="of:=[.D73]" office:value-type="string" office:string-value="80" calcext:value-type="string">
            <text:p>80</text:p>
          </table:table-cell>
          <table:table-cell table:style-name="ce39" table:formula="of:=IF(AND(COUNTIF([$'(DATA)mnemonic'.$C$3:.$C$31];[.F73])=0; [.F73]&lt;&gt;&quot;&quot;); &quot;×&quot;; &quot;&quot;)">
            <text:p/>
          </table:table-cell>
          <table:table-cell table:style-name="ce41" table:formula="of:=IFNA(IF(VLOOKUP([.F73];[$'(DATA)mnemonic'.$C$3:.$I$31];7;0) &lt;&gt; LEN([.N73]); &quot;×&quot;;&quot;&quot;);&quot;&quot;)">
            <text:p/>
          </table:table-cell>
          <table:table-cell table:style-name="ce17" table:formula="of:=IFNA(VLOOKUP([.F73];[$'(DATA)mnemonic'.$C$3:.$F$31];4;0);&quot;&quot;)">
            <text:p/>
          </table:table-cell>
          <table:table-cell table:style-name="ce20" table:formula="of:=IF(OR([.F73]=&quot;jmpf&quot;;[.F73]=&quot;call&quot;);VLOOKUP([.G73];[.$E$7:.$I$96];5;0);IF([.G73]=&quot;&quot;;&quot;&quot;;[.G73]))">
            <text:p/>
          </table:table-cell>
          <table:table-cell table:style-name="ce21" table:formula="of:=IFNA(COM.MICROSOFT.CONCAT([.L73];[.M73]);&quot;&quot;)">
            <text:p/>
          </table:table-cell>
          <table:table-cell table:style-name="ce22" table:formula="of:=IFNA(IF([.F73]=&quot;scall&quot;;VLOOKUP([.G73];[$'(DATA)scall'.$B$3:.$D$18];3;0);VLOOKUP([.F7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4]=&quot;&quot;; [.B73]+IFNA(VLOOKUP([.F73];[$'(DATA)mnemonic'.$C$3:.$I$31];7;0);0); HEX2DEC([.A74]))" office:value-type="float" office:value="128" calcext:value-type="float">
            <text:p>128</text:p>
          </table:table-cell>
          <table:table-cell table:style-name="ce7" table:formula="of:=DEC2BIN([.B74];8)" office:value-type="string" office:string-value="10000000" calcext:value-type="string">
            <text:p>10000000</text:p>
          </table:table-cell>
          <table:table-cell table:style-name="ce7" table:formula="of:=DEC2HEX([.B74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74]+VLOOKUP([.F74];[$'(DATA)mnemonic'.$C$3:.$I$31];7;0)-1&gt;239;&quot;×&quot;;&quot;&quot;);&quot;&quot;)">
            <text:p/>
          </table:table-cell>
          <table:table-cell table:style-name="ce10" table:formula="of:=[.D74]" office:value-type="string" office:string-value="80" calcext:value-type="string">
            <text:p>80</text:p>
          </table:table-cell>
          <table:table-cell table:style-name="ce39" table:formula="of:=IF(AND(COUNTIF([$'(DATA)mnemonic'.$C$3:.$C$31];[.F74])=0; [.F74]&lt;&gt;&quot;&quot;); &quot;×&quot;; &quot;&quot;)">
            <text:p/>
          </table:table-cell>
          <table:table-cell table:style-name="ce41" table:formula="of:=IFNA(IF(VLOOKUP([.F74];[$'(DATA)mnemonic'.$C$3:.$I$31];7;0) &lt;&gt; LEN([.N74]); &quot;×&quot;;&quot;&quot;);&quot;&quot;)">
            <text:p/>
          </table:table-cell>
          <table:table-cell table:style-name="ce17" table:formula="of:=IFNA(VLOOKUP([.F74];[$'(DATA)mnemonic'.$C$3:.$F$31];4;0);&quot;&quot;)">
            <text:p/>
          </table:table-cell>
          <table:table-cell table:style-name="ce20" table:formula="of:=IF(OR([.F74]=&quot;jmpf&quot;;[.F74]=&quot;call&quot;);VLOOKUP([.G74];[.$E$7:.$I$96];5;0);IF([.G74]=&quot;&quot;;&quot;&quot;;[.G74]))">
            <text:p/>
          </table:table-cell>
          <table:table-cell table:style-name="ce21" table:formula="of:=IFNA(COM.MICROSOFT.CONCAT([.L74];[.M74]);&quot;&quot;)">
            <text:p/>
          </table:table-cell>
          <table:table-cell table:style-name="ce22" table:formula="of:=IFNA(IF([.F74]=&quot;scall&quot;;VLOOKUP([.G74];[$'(DATA)scall'.$B$3:.$D$18];3;0);VLOOKUP([.F7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5]=&quot;&quot;; [.B74]+IFNA(VLOOKUP([.F74];[$'(DATA)mnemonic'.$C$3:.$I$31];7;0);0); HEX2DEC([.A75]))" office:value-type="float" office:value="128" calcext:value-type="float">
            <text:p>128</text:p>
          </table:table-cell>
          <table:table-cell table:style-name="ce7" table:formula="of:=DEC2BIN([.B75];8)" office:value-type="string" office:string-value="10000000" calcext:value-type="string">
            <text:p>10000000</text:p>
          </table:table-cell>
          <table:table-cell table:style-name="ce7" table:formula="of:=DEC2HEX([.B7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5]+VLOOKUP([.F75];[$'(DATA)mnemonic'.$C$3:.$I$31];7;0)-1&gt;239;&quot;×&quot;;&quot;&quot;);&quot;&quot;)">
            <text:p/>
          </table:table-cell>
          <table:table-cell table:style-name="ce10" table:formula="of:=[.D75]" office:value-type="string" office:string-value="80" calcext:value-type="string">
            <text:p>80</text:p>
          </table:table-cell>
          <table:table-cell table:style-name="ce39" table:formula="of:=IF(AND(COUNTIF([$'(DATA)mnemonic'.$C$3:.$C$31];[.F75])=0; [.F75]&lt;&gt;&quot;&quot;); &quot;×&quot;; &quot;&quot;)">
            <text:p/>
          </table:table-cell>
          <table:table-cell table:style-name="ce41" table:formula="of:=IFNA(IF(VLOOKUP([.F75];[$'(DATA)mnemonic'.$C$3:.$I$31];7;0) &lt;&gt; LEN([.N75]); &quot;×&quot;;&quot;&quot;);&quot;&quot;)">
            <text:p/>
          </table:table-cell>
          <table:table-cell table:style-name="ce17" table:formula="of:=IFNA(VLOOKUP([.F75];[$'(DATA)mnemonic'.$C$3:.$F$31];4;0);&quot;&quot;)">
            <text:p/>
          </table:table-cell>
          <table:table-cell table:style-name="ce20" table:formula="of:=IF(OR([.F75]=&quot;jmpf&quot;;[.F75]=&quot;call&quot;);VLOOKUP([.G75];[.$E$7:.$I$96];5;0);IF([.G75]=&quot;&quot;;&quot;&quot;;[.G75]))">
            <text:p/>
          </table:table-cell>
          <table:table-cell table:style-name="ce21" table:formula="of:=IFNA(COM.MICROSOFT.CONCAT([.L75];[.M75]);&quot;&quot;)">
            <text:p/>
          </table:table-cell>
          <table:table-cell table:style-name="ce22" table:formula="of:=IFNA(IF([.F75]=&quot;scall&quot;;VLOOKUP([.G75];[$'(DATA)scall'.$B$3:.$D$18];3;0);VLOOKUP([.F7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6]=&quot;&quot;; [.B75]+IFNA(VLOOKUP([.F75];[$'(DATA)mnemonic'.$C$3:.$I$31];7;0);0); HEX2DEC([.A76]))" office:value-type="float" office:value="128" calcext:value-type="float">
            <text:p>128</text:p>
          </table:table-cell>
          <table:table-cell table:style-name="ce7" table:formula="of:=DEC2BIN([.B76];8)" office:value-type="string" office:string-value="10000000" calcext:value-type="string">
            <text:p>10000000</text:p>
          </table:table-cell>
          <table:table-cell table:style-name="ce7" table:formula="of:=DEC2HEX([.B7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6]+VLOOKUP([.F76];[$'(DATA)mnemonic'.$C$3:.$I$31];7;0)-1&gt;239;&quot;×&quot;;&quot;&quot;);&quot;&quot;)">
            <text:p/>
          </table:table-cell>
          <table:table-cell table:style-name="ce10" table:formula="of:=[.D76]" office:value-type="string" office:string-value="80" calcext:value-type="string">
            <text:p>80</text:p>
          </table:table-cell>
          <table:table-cell table:style-name="ce39" table:formula="of:=IF(AND(COUNTIF([$'(DATA)mnemonic'.$C$3:.$C$31];[.F76])=0; [.F76]&lt;&gt;&quot;&quot;); &quot;×&quot;; &quot;&quot;)">
            <text:p/>
          </table:table-cell>
          <table:table-cell table:style-name="ce41" table:formula="of:=IFNA(IF(VLOOKUP([.F76];[$'(DATA)mnemonic'.$C$3:.$I$31];7;0) &lt;&gt; LEN([.N76]); &quot;×&quot;;&quot;&quot;);&quot;&quot;)">
            <text:p/>
          </table:table-cell>
          <table:table-cell table:style-name="ce17" table:formula="of:=IFNA(VLOOKUP([.F76];[$'(DATA)mnemonic'.$C$3:.$F$31];4;0);&quot;&quot;)">
            <text:p/>
          </table:table-cell>
          <table:table-cell table:style-name="ce20" table:formula="of:=IF(OR([.F76]=&quot;jmpf&quot;;[.F76]=&quot;call&quot;);VLOOKUP([.G76];[.$E$7:.$I$96];5;0);IF([.G76]=&quot;&quot;;&quot;&quot;;[.G76]))">
            <text:p/>
          </table:table-cell>
          <table:table-cell table:style-name="ce21" table:formula="of:=IFNA(COM.MICROSOFT.CONCAT([.L76];[.M76]);&quot;&quot;)">
            <text:p/>
          </table:table-cell>
          <table:table-cell table:style-name="ce22" table:formula="of:=IFNA(IF([.F76]=&quot;scall&quot;;VLOOKUP([.G76];[$'(DATA)scall'.$B$3:.$D$18];3;0);VLOOKUP([.F7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7]=&quot;&quot;; [.B76]+IFNA(VLOOKUP([.F76];[$'(DATA)mnemonic'.$C$3:.$I$31];7;0);0); HEX2DEC([.A77]))" office:value-type="float" office:value="128" calcext:value-type="float">
            <text:p>128</text:p>
          </table:table-cell>
          <table:table-cell table:style-name="ce7" table:formula="of:=DEC2BIN([.B77];8)" office:value-type="string" office:string-value="10000000" calcext:value-type="string">
            <text:p>10000000</text:p>
          </table:table-cell>
          <table:table-cell table:style-name="ce7" table:formula="of:=DEC2HEX([.B77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7]+VLOOKUP([.F77];[$'(DATA)mnemonic'.$C$3:.$I$31];7;0)-1&gt;239;&quot;×&quot;;&quot;&quot;);&quot;&quot;)">
            <text:p/>
          </table:table-cell>
          <table:table-cell table:style-name="ce10" table:formula="of:=[.D77]" office:value-type="string" office:string-value="80" calcext:value-type="string">
            <text:p>80</text:p>
          </table:table-cell>
          <table:table-cell table:style-name="ce39" table:formula="of:=IF(AND(COUNTIF([$'(DATA)mnemonic'.$C$3:.$C$31];[.F77])=0; [.F77]&lt;&gt;&quot;&quot;); &quot;×&quot;; &quot;&quot;)">
            <text:p/>
          </table:table-cell>
          <table:table-cell table:style-name="ce41" table:formula="of:=IFNA(IF(VLOOKUP([.F77];[$'(DATA)mnemonic'.$C$3:.$I$31];7;0) &lt;&gt; LEN([.N77]); &quot;×&quot;;&quot;&quot;);&quot;&quot;)">
            <text:p/>
          </table:table-cell>
          <table:table-cell table:style-name="ce17" table:formula="of:=IFNA(VLOOKUP([.F77];[$'(DATA)mnemonic'.$C$3:.$F$31];4;0);&quot;&quot;)">
            <text:p/>
          </table:table-cell>
          <table:table-cell table:style-name="ce20" table:formula="of:=IF(OR([.F77]=&quot;jmpf&quot;;[.F77]=&quot;call&quot;);VLOOKUP([.G77];[.$E$7:.$I$96];5;0);IF([.G77]=&quot;&quot;;&quot;&quot;;[.G77]))">
            <text:p/>
          </table:table-cell>
          <table:table-cell table:style-name="ce21" table:formula="of:=IFNA(COM.MICROSOFT.CONCAT([.L77];[.M77]);&quot;&quot;)">
            <text:p/>
          </table:table-cell>
          <table:table-cell table:style-name="ce22" table:formula="of:=IFNA(IF([.F77]=&quot;scall&quot;;VLOOKUP([.G77];[$'(DATA)scall'.$B$3:.$D$18];3;0);VLOOKUP([.F7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8]=&quot;&quot;; [.B77]+IFNA(VLOOKUP([.F77];[$'(DATA)mnemonic'.$C$3:.$I$31];7;0);0); HEX2DEC([.A78]))" office:value-type="float" office:value="128" calcext:value-type="float">
            <text:p>128</text:p>
          </table:table-cell>
          <table:table-cell table:style-name="ce7" table:formula="of:=DEC2BIN([.B78];8)" office:value-type="string" office:string-value="10000000" calcext:value-type="string">
            <text:p>10000000</text:p>
          </table:table-cell>
          <table:table-cell table:style-name="ce7" table:formula="of:=DEC2HEX([.B7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8]+VLOOKUP([.F78];[$'(DATA)mnemonic'.$C$3:.$I$31];7;0)-1&gt;239;&quot;×&quot;;&quot;&quot;);&quot;&quot;)">
            <text:p/>
          </table:table-cell>
          <table:table-cell table:style-name="ce10" table:formula="of:=[.D78]" office:value-type="string" office:string-value="80" calcext:value-type="string">
            <text:p>80</text:p>
          </table:table-cell>
          <table:table-cell table:style-name="ce39" table:formula="of:=IF(AND(COUNTIF([$'(DATA)mnemonic'.$C$3:.$C$31];[.F78])=0; [.F78]&lt;&gt;&quot;&quot;); &quot;×&quot;; &quot;&quot;)">
            <text:p/>
          </table:table-cell>
          <table:table-cell table:style-name="ce41" table:formula="of:=IFNA(IF(VLOOKUP([.F78];[$'(DATA)mnemonic'.$C$3:.$I$31];7;0) &lt;&gt; LEN([.N78]); &quot;×&quot;;&quot;&quot;);&quot;&quot;)">
            <text:p/>
          </table:table-cell>
          <table:table-cell table:style-name="ce17" table:formula="of:=IFNA(VLOOKUP([.F78];[$'(DATA)mnemonic'.$C$3:.$F$31];4;0);&quot;&quot;)">
            <text:p/>
          </table:table-cell>
          <table:table-cell table:style-name="ce20" table:formula="of:=IF(OR([.F78]=&quot;jmpf&quot;;[.F78]=&quot;call&quot;);VLOOKUP([.G78];[.$E$7:.$I$96];5;0);IF([.G78]=&quot;&quot;;&quot;&quot;;[.G78]))">
            <text:p/>
          </table:table-cell>
          <table:table-cell table:style-name="ce21" table:formula="of:=IFNA(COM.MICROSOFT.CONCAT([.L78];[.M78]);&quot;&quot;)">
            <text:p/>
          </table:table-cell>
          <table:table-cell table:style-name="ce22" table:formula="of:=IFNA(IF([.F78]=&quot;scall&quot;;VLOOKUP([.G78];[$'(DATA)scall'.$B$3:.$D$18];3;0);VLOOKUP([.F7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79]=&quot;&quot;; [.B78]+IFNA(VLOOKUP([.F78];[$'(DATA)mnemonic'.$C$3:.$I$31];7;0);0); HEX2DEC([.A79]))" office:value-type="float" office:value="128" calcext:value-type="float">
            <text:p>128</text:p>
          </table:table-cell>
          <table:table-cell table:style-name="ce7" table:formula="of:=DEC2BIN([.B79];8)" office:value-type="string" office:string-value="10000000" calcext:value-type="string">
            <text:p>10000000</text:p>
          </table:table-cell>
          <table:table-cell table:style-name="ce7" table:formula="of:=DEC2HEX([.B7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79]+VLOOKUP([.F79];[$'(DATA)mnemonic'.$C$3:.$I$31];7;0)-1&gt;239;&quot;×&quot;;&quot;&quot;);&quot;&quot;)">
            <text:p/>
          </table:table-cell>
          <table:table-cell table:style-name="ce10" table:formula="of:=[.D79]" office:value-type="string" office:string-value="80" calcext:value-type="string">
            <text:p>80</text:p>
          </table:table-cell>
          <table:table-cell table:style-name="ce39" table:formula="of:=IF(AND(COUNTIF([$'(DATA)mnemonic'.$C$3:.$C$31];[.F79])=0; [.F79]&lt;&gt;&quot;&quot;); &quot;×&quot;; &quot;&quot;)">
            <text:p/>
          </table:table-cell>
          <table:table-cell table:style-name="ce41" table:formula="of:=IFNA(IF(VLOOKUP([.F79];[$'(DATA)mnemonic'.$C$3:.$I$31];7;0) &lt;&gt; LEN([.N79]); &quot;×&quot;;&quot;&quot;);&quot;&quot;)">
            <text:p/>
          </table:table-cell>
          <table:table-cell table:style-name="ce17" table:formula="of:=IFNA(VLOOKUP([.F79];[$'(DATA)mnemonic'.$C$3:.$F$31];4;0);&quot;&quot;)">
            <text:p/>
          </table:table-cell>
          <table:table-cell table:style-name="ce20" table:formula="of:=IF(OR([.F79]=&quot;jmpf&quot;;[.F79]=&quot;call&quot;);VLOOKUP([.G79];[.$E$7:.$I$96];5;0);IF([.G79]=&quot;&quot;;&quot;&quot;;[.G79]))">
            <text:p/>
          </table:table-cell>
          <table:table-cell table:style-name="ce21" table:formula="of:=IFNA(COM.MICROSOFT.CONCAT([.L79];[.M79]);&quot;&quot;)">
            <text:p/>
          </table:table-cell>
          <table:table-cell table:style-name="ce22" table:formula="of:=IFNA(IF([.F79]=&quot;scall&quot;;VLOOKUP([.G79];[$'(DATA)scall'.$B$3:.$D$18];3;0);VLOOKUP([.F7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0]=&quot;&quot;; [.B79]+IFNA(VLOOKUP([.F79];[$'(DATA)mnemonic'.$C$3:.$I$31];7;0);0); HEX2DEC([.A80]))" office:value-type="float" office:value="128" calcext:value-type="float">
            <text:p>128</text:p>
          </table:table-cell>
          <table:table-cell table:style-name="ce7" table:formula="of:=DEC2BIN([.B80];8)" office:value-type="string" office:string-value="10000000" calcext:value-type="string">
            <text:p>10000000</text:p>
          </table:table-cell>
          <table:table-cell table:style-name="ce7" table:formula="of:=DEC2HEX([.B8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0]+VLOOKUP([.F80];[$'(DATA)mnemonic'.$C$3:.$I$31];7;0)-1&gt;239;&quot;×&quot;;&quot;&quot;);&quot;&quot;)">
            <text:p/>
          </table:table-cell>
          <table:table-cell table:style-name="ce10" table:formula="of:=[.D80]" office:value-type="string" office:string-value="80" calcext:value-type="string">
            <text:p>80</text:p>
          </table:table-cell>
          <table:table-cell table:style-name="ce39" table:formula="of:=IF(AND(COUNTIF([$'(DATA)mnemonic'.$C$3:.$C$31];[.F80])=0; [.F80]&lt;&gt;&quot;&quot;); &quot;×&quot;; &quot;&quot;)">
            <text:p/>
          </table:table-cell>
          <table:table-cell table:style-name="ce41" table:formula="of:=IFNA(IF(VLOOKUP([.F80];[$'(DATA)mnemonic'.$C$3:.$I$31];7;0) &lt;&gt; LEN([.N80]); &quot;×&quot;;&quot;&quot;);&quot;&quot;)">
            <text:p/>
          </table:table-cell>
          <table:table-cell table:style-name="ce17" table:formula="of:=IFNA(VLOOKUP([.F80];[$'(DATA)mnemonic'.$C$3:.$F$31];4;0);&quot;&quot;)">
            <text:p/>
          </table:table-cell>
          <table:table-cell table:style-name="ce20" table:formula="of:=IF(OR([.F80]=&quot;jmpf&quot;;[.F80]=&quot;call&quot;);VLOOKUP([.G80];[.$E$7:.$I$96];5;0);IF([.G80]=&quot;&quot;;&quot;&quot;;[.G80]))">
            <text:p/>
          </table:table-cell>
          <table:table-cell table:style-name="ce21" table:formula="of:=IFNA(COM.MICROSOFT.CONCAT([.L80];[.M80]);&quot;&quot;)">
            <text:p/>
          </table:table-cell>
          <table:table-cell table:style-name="ce22" table:formula="of:=IFNA(IF([.F80]=&quot;scall&quot;;VLOOKUP([.G80];[$'(DATA)scall'.$B$3:.$D$18];3;0);VLOOKUP([.F8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1]=&quot;&quot;; [.B80]+IFNA(VLOOKUP([.F80];[$'(DATA)mnemonic'.$C$3:.$I$31];7;0);0); HEX2DEC([.A81]))" office:value-type="float" office:value="128" calcext:value-type="float">
            <text:p>128</text:p>
          </table:table-cell>
          <table:table-cell table:style-name="ce7" table:formula="of:=DEC2BIN([.B81];8)" office:value-type="string" office:string-value="10000000" calcext:value-type="string">
            <text:p>10000000</text:p>
          </table:table-cell>
          <table:table-cell table:style-name="ce7" table:formula="of:=DEC2HEX([.B8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1]+VLOOKUP([.F81];[$'(DATA)mnemonic'.$C$3:.$I$31];7;0)-1&gt;239;&quot;×&quot;;&quot;&quot;);&quot;&quot;)">
            <text:p/>
          </table:table-cell>
          <table:table-cell table:style-name="ce10" table:formula="of:=[.D81]" office:value-type="string" office:string-value="80" calcext:value-type="string">
            <text:p>80</text:p>
          </table:table-cell>
          <table:table-cell table:style-name="ce39" table:formula="of:=IF(AND(COUNTIF([$'(DATA)mnemonic'.$C$3:.$C$31];[.F81])=0; [.F81]&lt;&gt;&quot;&quot;); &quot;×&quot;; &quot;&quot;)">
            <text:p/>
          </table:table-cell>
          <table:table-cell table:style-name="ce41" table:formula="of:=IFNA(IF(VLOOKUP([.F81];[$'(DATA)mnemonic'.$C$3:.$I$31];7;0) &lt;&gt; LEN([.N81]); &quot;×&quot;;&quot;&quot;);&quot;&quot;)">
            <text:p/>
          </table:table-cell>
          <table:table-cell table:style-name="ce17" table:formula="of:=IFNA(VLOOKUP([.F81];[$'(DATA)mnemonic'.$C$3:.$F$31];4;0);&quot;&quot;)">
            <text:p/>
          </table:table-cell>
          <table:table-cell table:style-name="ce20" table:formula="of:=IF(OR([.F81]=&quot;jmpf&quot;;[.F81]=&quot;call&quot;);VLOOKUP([.G81];[.$E$7:.$I$96];5;0);IF([.G81]=&quot;&quot;;&quot;&quot;;[.G81]))">
            <text:p/>
          </table:table-cell>
          <table:table-cell table:style-name="ce21" table:formula="of:=IFNA(COM.MICROSOFT.CONCAT([.L81];[.M81]);&quot;&quot;)">
            <text:p/>
          </table:table-cell>
          <table:table-cell table:style-name="ce22" table:formula="of:=IFNA(IF([.F81]=&quot;scall&quot;;VLOOKUP([.G81];[$'(DATA)scall'.$B$3:.$D$18];3;0);VLOOKUP([.F8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2]=&quot;&quot;; [.B81]+IFNA(VLOOKUP([.F81];[$'(DATA)mnemonic'.$C$3:.$I$31];7;0);0); HEX2DEC([.A82]))" office:value-type="float" office:value="128" calcext:value-type="float">
            <text:p>128</text:p>
          </table:table-cell>
          <table:table-cell table:style-name="ce7" table:formula="of:=DEC2BIN([.B82];8)" office:value-type="string" office:string-value="10000000" calcext:value-type="string">
            <text:p>10000000</text:p>
          </table:table-cell>
          <table:table-cell table:style-name="ce7" table:formula="of:=DEC2HEX([.B8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2]+VLOOKUP([.F82];[$'(DATA)mnemonic'.$C$3:.$I$31];7;0)-1&gt;239;&quot;×&quot;;&quot;&quot;);&quot;&quot;)">
            <text:p/>
          </table:table-cell>
          <table:table-cell table:style-name="ce10" table:formula="of:=[.D82]" office:value-type="string" office:string-value="80" calcext:value-type="string">
            <text:p>80</text:p>
          </table:table-cell>
          <table:table-cell table:style-name="ce39" table:formula="of:=IF(AND(COUNTIF([$'(DATA)mnemonic'.$C$3:.$C$31];[.F82])=0; [.F82]&lt;&gt;&quot;&quot;); &quot;×&quot;; &quot;&quot;)">
            <text:p/>
          </table:table-cell>
          <table:table-cell table:style-name="ce41" table:formula="of:=IFNA(IF(VLOOKUP([.F82];[$'(DATA)mnemonic'.$C$3:.$I$31];7;0) &lt;&gt; LEN([.N82]); &quot;×&quot;;&quot;&quot;);&quot;&quot;)">
            <text:p/>
          </table:table-cell>
          <table:table-cell table:style-name="ce17" table:formula="of:=IFNA(VLOOKUP([.F82];[$'(DATA)mnemonic'.$C$3:.$F$31];4;0);&quot;&quot;)">
            <text:p/>
          </table:table-cell>
          <table:table-cell table:style-name="ce20" table:formula="of:=IF(OR([.F82]=&quot;jmpf&quot;;[.F82]=&quot;call&quot;);VLOOKUP([.G82];[.$E$7:.$I$96];5;0);IF([.G82]=&quot;&quot;;&quot;&quot;;[.G82]))">
            <text:p/>
          </table:table-cell>
          <table:table-cell table:style-name="ce21" table:formula="of:=IFNA(COM.MICROSOFT.CONCAT([.L82];[.M82]);&quot;&quot;)">
            <text:p/>
          </table:table-cell>
          <table:table-cell table:style-name="ce22" table:formula="of:=IFNA(IF([.F82]=&quot;scall&quot;;VLOOKUP([.G82];[$'(DATA)scall'.$B$3:.$D$18];3;0);VLOOKUP([.F8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3]=&quot;&quot;; [.B82]+IFNA(VLOOKUP([.F82];[$'(DATA)mnemonic'.$C$3:.$I$31];7;0);0); HEX2DEC([.A83]))" office:value-type="float" office:value="128" calcext:value-type="float">
            <text:p>128</text:p>
          </table:table-cell>
          <table:table-cell table:style-name="ce7" table:formula="of:=DEC2BIN([.B83];8)" office:value-type="string" office:string-value="10000000" calcext:value-type="string">
            <text:p>10000000</text:p>
          </table:table-cell>
          <table:table-cell table:style-name="ce7" table:formula="of:=DEC2HEX([.B8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3]+VLOOKUP([.F83];[$'(DATA)mnemonic'.$C$3:.$I$31];7;0)-1&gt;239;&quot;×&quot;;&quot;&quot;);&quot;&quot;)">
            <text:p/>
          </table:table-cell>
          <table:table-cell table:style-name="ce10" table:formula="of:=[.D83]" office:value-type="string" office:string-value="80" calcext:value-type="string">
            <text:p>80</text:p>
          </table:table-cell>
          <table:table-cell table:style-name="ce39" table:formula="of:=IF(AND(COUNTIF([$'(DATA)mnemonic'.$C$3:.$C$31];[.F83])=0; [.F83]&lt;&gt;&quot;&quot;); &quot;×&quot;; &quot;&quot;)">
            <text:p/>
          </table:table-cell>
          <table:table-cell table:style-name="ce41" table:formula="of:=IFNA(IF(VLOOKUP([.F83];[$'(DATA)mnemonic'.$C$3:.$I$31];7;0) &lt;&gt; LEN([.N83]); &quot;×&quot;;&quot;&quot;);&quot;&quot;)">
            <text:p/>
          </table:table-cell>
          <table:table-cell table:style-name="ce17" table:formula="of:=IFNA(VLOOKUP([.F83];[$'(DATA)mnemonic'.$C$3:.$F$31];4;0);&quot;&quot;)">
            <text:p/>
          </table:table-cell>
          <table:table-cell table:style-name="ce20" table:formula="of:=IF(OR([.F83]=&quot;jmpf&quot;;[.F83]=&quot;call&quot;);VLOOKUP([.G83];[.$E$7:.$I$96];5;0);IF([.G83]=&quot;&quot;;&quot;&quot;;[.G83]))">
            <text:p/>
          </table:table-cell>
          <table:table-cell table:style-name="ce21" table:formula="of:=IFNA(COM.MICROSOFT.CONCAT([.L83];[.M83]);&quot;&quot;)">
            <text:p/>
          </table:table-cell>
          <table:table-cell table:style-name="ce22" table:formula="of:=IFNA(IF([.F83]=&quot;scall&quot;;VLOOKUP([.G83];[$'(DATA)scall'.$B$3:.$D$18];3;0);VLOOKUP([.F8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4]=&quot;&quot;; [.B83]+IFNA(VLOOKUP([.F83];[$'(DATA)mnemonic'.$C$3:.$I$31];7;0);0); HEX2DEC([.A84]))" office:value-type="float" office:value="128" calcext:value-type="float">
            <text:p>128</text:p>
          </table:table-cell>
          <table:table-cell table:style-name="ce7" table:formula="of:=DEC2BIN([.B84];8)" office:value-type="string" office:string-value="10000000" calcext:value-type="string">
            <text:p>10000000</text:p>
          </table:table-cell>
          <table:table-cell table:style-name="ce7" table:formula="of:=DEC2HEX([.B8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4]+VLOOKUP([.F84];[$'(DATA)mnemonic'.$C$3:.$I$31];7;0)-1&gt;239;&quot;×&quot;;&quot;&quot;);&quot;&quot;)">
            <text:p/>
          </table:table-cell>
          <table:table-cell table:style-name="ce10" table:formula="of:=[.D84]" office:value-type="string" office:string-value="80" calcext:value-type="string">
            <text:p>80</text:p>
          </table:table-cell>
          <table:table-cell table:style-name="ce39" table:formula="of:=IF(AND(COUNTIF([$'(DATA)mnemonic'.$C$3:.$C$31];[.F84])=0; [.F84]&lt;&gt;&quot;&quot;); &quot;×&quot;; &quot;&quot;)">
            <text:p/>
          </table:table-cell>
          <table:table-cell table:style-name="ce41" table:formula="of:=IFNA(IF(VLOOKUP([.F84];[$'(DATA)mnemonic'.$C$3:.$I$31];7;0) &lt;&gt; LEN([.N84]); &quot;×&quot;;&quot;&quot;);&quot;&quot;)">
            <text:p/>
          </table:table-cell>
          <table:table-cell table:style-name="ce17" table:formula="of:=IFNA(VLOOKUP([.F84];[$'(DATA)mnemonic'.$C$3:.$F$31];4;0);&quot;&quot;)">
            <text:p/>
          </table:table-cell>
          <table:table-cell table:style-name="ce20" table:formula="of:=IF(OR([.F84]=&quot;jmpf&quot;;[.F84]=&quot;call&quot;);VLOOKUP([.G84];[.$E$7:.$I$96];5;0);IF([.G84]=&quot;&quot;;&quot;&quot;;[.G84]))">
            <text:p/>
          </table:table-cell>
          <table:table-cell table:style-name="ce21" table:formula="of:=IFNA(COM.MICROSOFT.CONCAT([.L84];[.M84]);&quot;&quot;)">
            <text:p/>
          </table:table-cell>
          <table:table-cell table:style-name="ce22" table:formula="of:=IFNA(IF([.F84]=&quot;scall&quot;;VLOOKUP([.G84];[$'(DATA)scall'.$B$3:.$D$18];3;0);VLOOKUP([.F8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5]=&quot;&quot;; [.B84]+IFNA(VLOOKUP([.F84];[$'(DATA)mnemonic'.$C$3:.$I$31];7;0);0); HEX2DEC([.A85]))" office:value-type="float" office:value="128" calcext:value-type="float">
            <text:p>128</text:p>
          </table:table-cell>
          <table:table-cell table:style-name="ce7" table:formula="of:=DEC2BIN([.B85];8)" office:value-type="string" office:string-value="10000000" calcext:value-type="string">
            <text:p>10000000</text:p>
          </table:table-cell>
          <table:table-cell table:style-name="ce7" table:formula="of:=DEC2HEX([.B8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5]+VLOOKUP([.F85];[$'(DATA)mnemonic'.$C$3:.$I$31];7;0)-1&gt;239;&quot;×&quot;;&quot;&quot;);&quot;&quot;)">
            <text:p/>
          </table:table-cell>
          <table:table-cell table:style-name="ce10" table:formula="of:=[.D85]" office:value-type="string" office:string-value="80" calcext:value-type="string">
            <text:p>80</text:p>
          </table:table-cell>
          <table:table-cell table:style-name="ce39" table:formula="of:=IF(AND(COUNTIF([$'(DATA)mnemonic'.$C$3:.$C$31];[.F85])=0; [.F85]&lt;&gt;&quot;&quot;); &quot;×&quot;; &quot;&quot;)">
            <text:p/>
          </table:table-cell>
          <table:table-cell table:style-name="ce41" table:formula="of:=IFNA(IF(VLOOKUP([.F85];[$'(DATA)mnemonic'.$C$3:.$I$31];7;0) &lt;&gt; LEN([.N85]); &quot;×&quot;;&quot;&quot;);&quot;&quot;)">
            <text:p/>
          </table:table-cell>
          <table:table-cell table:style-name="ce17" table:formula="of:=IFNA(VLOOKUP([.F85];[$'(DATA)mnemonic'.$C$3:.$F$31];4;0);&quot;&quot;)">
            <text:p/>
          </table:table-cell>
          <table:table-cell table:style-name="ce20" table:formula="of:=IF(OR([.F85]=&quot;jmpf&quot;;[.F85]=&quot;call&quot;);VLOOKUP([.G85];[.$E$7:.$I$96];5;0);IF([.G85]=&quot;&quot;;&quot;&quot;;[.G85]))">
            <text:p/>
          </table:table-cell>
          <table:table-cell table:style-name="ce21" table:formula="of:=IFNA(COM.MICROSOFT.CONCAT([.L85];[.M85]);&quot;&quot;)">
            <text:p/>
          </table:table-cell>
          <table:table-cell table:style-name="ce22" table:formula="of:=IFNA(IF([.F85]=&quot;scall&quot;;VLOOKUP([.G85];[$'(DATA)scall'.$B$3:.$D$18];3;0);VLOOKUP([.F8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6]=&quot;&quot;; [.B85]+IFNA(VLOOKUP([.F85];[$'(DATA)mnemonic'.$C$3:.$I$31];7;0);0); HEX2DEC([.A86]))" office:value-type="float" office:value="128" calcext:value-type="float">
            <text:p>128</text:p>
          </table:table-cell>
          <table:table-cell table:style-name="ce7" table:formula="of:=DEC2BIN([.B86];8)" office:value-type="string" office:string-value="10000000" calcext:value-type="string">
            <text:p>10000000</text:p>
          </table:table-cell>
          <table:table-cell table:style-name="ce7" table:formula="of:=DEC2HEX([.B8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6]+VLOOKUP([.F86];[$'(DATA)mnemonic'.$C$3:.$I$31];7;0)-1&gt;239;&quot;×&quot;;&quot;&quot;);&quot;&quot;)">
            <text:p/>
          </table:table-cell>
          <table:table-cell table:style-name="ce10" table:formula="of:=[.D86]" office:value-type="string" office:string-value="80" calcext:value-type="string">
            <text:p>80</text:p>
          </table:table-cell>
          <table:table-cell table:style-name="ce39" table:formula="of:=IF(AND(COUNTIF([$'(DATA)mnemonic'.$C$3:.$C$31];[.F86])=0; [.F86]&lt;&gt;&quot;&quot;); &quot;×&quot;; &quot;&quot;)">
            <text:p/>
          </table:table-cell>
          <table:table-cell table:style-name="ce41" table:formula="of:=IFNA(IF(VLOOKUP([.F86];[$'(DATA)mnemonic'.$C$3:.$I$31];7;0) &lt;&gt; LEN([.N86]); &quot;×&quot;;&quot;&quot;);&quot;&quot;)">
            <text:p/>
          </table:table-cell>
          <table:table-cell table:style-name="ce17" table:formula="of:=IFNA(VLOOKUP([.F86];[$'(DATA)mnemonic'.$C$3:.$F$31];4;0);&quot;&quot;)">
            <text:p/>
          </table:table-cell>
          <table:table-cell table:style-name="ce20" table:formula="of:=IF(OR([.F86]=&quot;jmpf&quot;;[.F86]=&quot;call&quot;);VLOOKUP([.G86];[.$E$7:.$I$96];5;0);IF([.G86]=&quot;&quot;;&quot;&quot;;[.G86]))">
            <text:p/>
          </table:table-cell>
          <table:table-cell table:style-name="ce21" table:formula="of:=IFNA(COM.MICROSOFT.CONCAT([.L86];[.M86]);&quot;&quot;)">
            <text:p/>
          </table:table-cell>
          <table:table-cell table:style-name="ce22" table:formula="of:=IFNA(IF([.F86]=&quot;scall&quot;;VLOOKUP([.G86];[$'(DATA)scall'.$B$3:.$D$18];3;0);VLOOKUP([.F8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7]=&quot;&quot;; [.B86]+IFNA(VLOOKUP([.F86];[$'(DATA)mnemonic'.$C$3:.$I$31];7;0);0); HEX2DEC([.A87]))" office:value-type="float" office:value="128" calcext:value-type="float">
            <text:p>128</text:p>
          </table:table-cell>
          <table:table-cell table:style-name="ce7" table:formula="of:=DEC2BIN([.B87];8)" office:value-type="string" office:string-value="10000000" calcext:value-type="string">
            <text:p>10000000</text:p>
          </table:table-cell>
          <table:table-cell table:style-name="ce7" table:formula="of:=DEC2HEX([.B87];2)" office:value-type="string" office:string-value="80" calcext:value-type="string">
            <text:p>80</text:p>
          </table:table-cell>
          <table:table-cell table:style-name="ce10" table:number-columns-repeated="3"/>
          <table:table-cell table:style-name="ce57" table:formula="of:=IFNA(IF([.B87]+VLOOKUP([.F87];[$'(DATA)mnemonic'.$C$3:.$I$31];7;0)-1&gt;239;&quot;×&quot;;&quot;&quot;);&quot;&quot;)">
            <text:p/>
          </table:table-cell>
          <table:table-cell table:style-name="ce10" table:formula="of:=[.D87]" office:value-type="string" office:string-value="80" calcext:value-type="string">
            <text:p>80</text:p>
          </table:table-cell>
          <table:table-cell table:style-name="ce39" table:formula="of:=IF(AND(COUNTIF([$'(DATA)mnemonic'.$C$3:.$C$31];[.F87])=0; [.F87]&lt;&gt;&quot;&quot;); &quot;×&quot;; &quot;&quot;)">
            <text:p/>
          </table:table-cell>
          <table:table-cell table:style-name="ce41" table:formula="of:=IFNA(IF(VLOOKUP([.F87];[$'(DATA)mnemonic'.$C$3:.$I$31];7;0) &lt;&gt; LEN([.N87]); &quot;×&quot;;&quot;&quot;);&quot;&quot;)">
            <text:p/>
          </table:table-cell>
          <table:table-cell table:style-name="ce17" table:formula="of:=IFNA(VLOOKUP([.F87];[$'(DATA)mnemonic'.$C$3:.$F$31];4;0);&quot;&quot;)">
            <text:p/>
          </table:table-cell>
          <table:table-cell table:style-name="ce20" table:formula="of:=IF(OR([.F87]=&quot;jmpf&quot;;[.F87]=&quot;call&quot;);VLOOKUP([.G87];[.$E$7:.$I$96];5;0);IF([.G87]=&quot;&quot;;&quot;&quot;;[.G87]))">
            <text:p/>
          </table:table-cell>
          <table:table-cell table:style-name="ce21" table:formula="of:=IFNA(COM.MICROSOFT.CONCAT([.L87];[.M87]);&quot;&quot;)">
            <text:p/>
          </table:table-cell>
          <table:table-cell table:style-name="ce22" table:formula="of:=IFNA(IF([.F87]=&quot;scall&quot;;VLOOKUP([.G87];[$'(DATA)scall'.$B$3:.$D$18];3;0);VLOOKUP([.F87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8]=&quot;&quot;; [.B87]+IFNA(VLOOKUP([.F87];[$'(DATA)mnemonic'.$C$3:.$I$31];7;0);0); HEX2DEC([.A88]))" office:value-type="float" office:value="128" calcext:value-type="float">
            <text:p>128</text:p>
          </table:table-cell>
          <table:table-cell table:style-name="ce7" table:formula="of:=DEC2BIN([.B88];8)" office:value-type="string" office:string-value="10000000" calcext:value-type="string">
            <text:p>10000000</text:p>
          </table:table-cell>
          <table:table-cell table:style-name="ce7" table:formula="of:=DEC2HEX([.B88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8]+VLOOKUP([.F88];[$'(DATA)mnemonic'.$C$3:.$I$31];7;0)-1&gt;239;&quot;×&quot;;&quot;&quot;);&quot;&quot;)">
            <text:p/>
          </table:table-cell>
          <table:table-cell table:style-name="ce10" table:formula="of:=[.D88]" office:value-type="string" office:string-value="80" calcext:value-type="string">
            <text:p>80</text:p>
          </table:table-cell>
          <table:table-cell table:style-name="ce39" table:formula="of:=IF(AND(COUNTIF([$'(DATA)mnemonic'.$C$3:.$C$31];[.F88])=0; [.F88]&lt;&gt;&quot;&quot;); &quot;×&quot;; &quot;&quot;)">
            <text:p/>
          </table:table-cell>
          <table:table-cell table:style-name="ce41" table:formula="of:=IFNA(IF(VLOOKUP([.F88];[$'(DATA)mnemonic'.$C$3:.$I$31];7;0) &lt;&gt; LEN([.N88]); &quot;×&quot;;&quot;&quot;);&quot;&quot;)">
            <text:p/>
          </table:table-cell>
          <table:table-cell table:style-name="ce17" table:formula="of:=IFNA(VLOOKUP([.F88];[$'(DATA)mnemonic'.$C$3:.$F$31];4;0);&quot;&quot;)">
            <text:p/>
          </table:table-cell>
          <table:table-cell table:style-name="ce20" table:formula="of:=IF(OR([.F88]=&quot;jmpf&quot;;[.F88]=&quot;call&quot;);VLOOKUP([.G88];[.$E$7:.$I$96];5;0);IF([.G88]=&quot;&quot;;&quot;&quot;;[.G88]))">
            <text:p/>
          </table:table-cell>
          <table:table-cell table:style-name="ce21" table:formula="of:=IFNA(COM.MICROSOFT.CONCAT([.L88];[.M88]);&quot;&quot;)">
            <text:p/>
          </table:table-cell>
          <table:table-cell table:style-name="ce22" table:formula="of:=IFNA(IF([.F88]=&quot;scall&quot;;VLOOKUP([.G88];[$'(DATA)scall'.$B$3:.$D$18];3;0);VLOOKUP([.F88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89]=&quot;&quot;; [.B88]+IFNA(VLOOKUP([.F88];[$'(DATA)mnemonic'.$C$3:.$I$31];7;0);0); HEX2DEC([.A89]))" office:value-type="float" office:value="128" calcext:value-type="float">
            <text:p>128</text:p>
          </table:table-cell>
          <table:table-cell table:style-name="ce7" table:formula="of:=DEC2BIN([.B89];8)" office:value-type="string" office:string-value="10000000" calcext:value-type="string">
            <text:p>10000000</text:p>
          </table:table-cell>
          <table:table-cell table:style-name="ce7" table:formula="of:=DEC2HEX([.B89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89]+VLOOKUP([.F89];[$'(DATA)mnemonic'.$C$3:.$I$31];7;0)-1&gt;239;&quot;×&quot;;&quot;&quot;);&quot;&quot;)">
            <text:p/>
          </table:table-cell>
          <table:table-cell table:style-name="ce10" table:formula="of:=[.D89]" office:value-type="string" office:string-value="80" calcext:value-type="string">
            <text:p>80</text:p>
          </table:table-cell>
          <table:table-cell table:style-name="ce39" table:formula="of:=IF(AND(COUNTIF([$'(DATA)mnemonic'.$C$3:.$C$31];[.F89])=0; [.F89]&lt;&gt;&quot;&quot;); &quot;×&quot;; &quot;&quot;)">
            <text:p/>
          </table:table-cell>
          <table:table-cell table:style-name="ce41" table:formula="of:=IFNA(IF(VLOOKUP([.F89];[$'(DATA)mnemonic'.$C$3:.$I$31];7;0) &lt;&gt; LEN([.N89]); &quot;×&quot;;&quot;&quot;);&quot;&quot;)">
            <text:p/>
          </table:table-cell>
          <table:table-cell table:style-name="ce17" table:formula="of:=IFNA(VLOOKUP([.F89];[$'(DATA)mnemonic'.$C$3:.$F$31];4;0);&quot;&quot;)">
            <text:p/>
          </table:table-cell>
          <table:table-cell table:style-name="ce20" table:formula="of:=IF(OR([.F89]=&quot;jmpf&quot;;[.F89]=&quot;call&quot;);VLOOKUP([.G89];[.$E$7:.$I$96];5;0);IF([.G89]=&quot;&quot;;&quot;&quot;;[.G89]))">
            <text:p/>
          </table:table-cell>
          <table:table-cell table:style-name="ce21" table:formula="of:=IFNA(COM.MICROSOFT.CONCAT([.L89];[.M89]);&quot;&quot;)">
            <text:p/>
          </table:table-cell>
          <table:table-cell table:style-name="ce22" table:formula="of:=IFNA(IF([.F89]=&quot;scall&quot;;VLOOKUP([.G89];[$'(DATA)scall'.$B$3:.$D$18];3;0);VLOOKUP([.F89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0]=&quot;&quot;; [.B89]+IFNA(VLOOKUP([.F89];[$'(DATA)mnemonic'.$C$3:.$I$31];7;0);0); HEX2DEC([.A90]))" office:value-type="float" office:value="128" calcext:value-type="float">
            <text:p>128</text:p>
          </table:table-cell>
          <table:table-cell table:style-name="ce7" table:formula="of:=DEC2BIN([.B90];8)" office:value-type="string" office:string-value="10000000" calcext:value-type="string">
            <text:p>10000000</text:p>
          </table:table-cell>
          <table:table-cell table:style-name="ce7" table:formula="of:=DEC2HEX([.B90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0]+VLOOKUP([.F90];[$'(DATA)mnemonic'.$C$3:.$I$31];7;0)-1&gt;239;&quot;×&quot;;&quot;&quot;);&quot;&quot;)">
            <text:p/>
          </table:table-cell>
          <table:table-cell table:style-name="ce10" table:formula="of:=[.D90]" office:value-type="string" office:string-value="80" calcext:value-type="string">
            <text:p>80</text:p>
          </table:table-cell>
          <table:table-cell table:style-name="ce39" table:formula="of:=IF(AND(COUNTIF([$'(DATA)mnemonic'.$C$3:.$C$31];[.F90])=0; [.F90]&lt;&gt;&quot;&quot;); &quot;×&quot;; &quot;&quot;)">
            <text:p/>
          </table:table-cell>
          <table:table-cell table:style-name="ce41" table:formula="of:=IFNA(IF(VLOOKUP([.F90];[$'(DATA)mnemonic'.$C$3:.$I$31];7;0) &lt;&gt; LEN([.N90]); &quot;×&quot;;&quot;&quot;);&quot;&quot;)">
            <text:p/>
          </table:table-cell>
          <table:table-cell table:style-name="ce17" table:formula="of:=IFNA(VLOOKUP([.F90];[$'(DATA)mnemonic'.$C$3:.$F$31];4;0);&quot;&quot;)">
            <text:p/>
          </table:table-cell>
          <table:table-cell table:style-name="ce20" table:formula="of:=IF(OR([.F90]=&quot;jmpf&quot;;[.F90]=&quot;call&quot;);VLOOKUP([.G90];[.$E$7:.$I$96];5;0);IF([.G90]=&quot;&quot;;&quot;&quot;;[.G90]))">
            <text:p/>
          </table:table-cell>
          <table:table-cell table:style-name="ce21" table:formula="of:=IFNA(COM.MICROSOFT.CONCAT([.L90];[.M90]);&quot;&quot;)">
            <text:p/>
          </table:table-cell>
          <table:table-cell table:style-name="ce22" table:formula="of:=IFNA(IF([.F90]=&quot;scall&quot;;VLOOKUP([.G90];[$'(DATA)scall'.$B$3:.$D$18];3;0);VLOOKUP([.F90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1]=&quot;&quot;; [.B90]+IFNA(VLOOKUP([.F90];[$'(DATA)mnemonic'.$C$3:.$I$31];7;0);0); HEX2DEC([.A91]))" office:value-type="float" office:value="128" calcext:value-type="float">
            <text:p>128</text:p>
          </table:table-cell>
          <table:table-cell table:style-name="ce7" table:formula="of:=DEC2BIN([.B91];8)" office:value-type="string" office:string-value="10000000" calcext:value-type="string">
            <text:p>10000000</text:p>
          </table:table-cell>
          <table:table-cell table:style-name="ce7" table:formula="of:=DEC2HEX([.B91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1]+VLOOKUP([.F91];[$'(DATA)mnemonic'.$C$3:.$I$31];7;0)-1&gt;239;&quot;×&quot;;&quot;&quot;);&quot;&quot;)">
            <text:p/>
          </table:table-cell>
          <table:table-cell table:style-name="ce10" table:formula="of:=[.D91]" office:value-type="string" office:string-value="80" calcext:value-type="string">
            <text:p>80</text:p>
          </table:table-cell>
          <table:table-cell table:style-name="ce39" table:formula="of:=IF(AND(COUNTIF([$'(DATA)mnemonic'.$C$3:.$C$31];[.F91])=0; [.F91]&lt;&gt;&quot;&quot;); &quot;×&quot;; &quot;&quot;)">
            <text:p/>
          </table:table-cell>
          <table:table-cell table:style-name="ce41" table:formula="of:=IFNA(IF(VLOOKUP([.F91];[$'(DATA)mnemonic'.$C$3:.$I$31];7;0) &lt;&gt; LEN([.N91]); &quot;×&quot;;&quot;&quot;);&quot;&quot;)">
            <text:p/>
          </table:table-cell>
          <table:table-cell table:style-name="ce17" table:formula="of:=IFNA(VLOOKUP([.F91];[$'(DATA)mnemonic'.$C$3:.$F$31];4;0);&quot;&quot;)">
            <text:p/>
          </table:table-cell>
          <table:table-cell table:style-name="ce20" table:formula="of:=IF(OR([.F91]=&quot;jmpf&quot;;[.F91]=&quot;call&quot;);VLOOKUP([.G91];[.$E$7:.$I$96];5;0);IF([.G91]=&quot;&quot;;&quot;&quot;;[.G91]))">
            <text:p/>
          </table:table-cell>
          <table:table-cell table:style-name="ce21" table:formula="of:=IFNA(COM.MICROSOFT.CONCAT([.L91];[.M91]);&quot;&quot;)">
            <text:p/>
          </table:table-cell>
          <table:table-cell table:style-name="ce22" table:formula="of:=IFNA(IF([.F91]=&quot;scall&quot;;VLOOKUP([.G91];[$'(DATA)scall'.$B$3:.$D$18];3;0);VLOOKUP([.F91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2]=&quot;&quot;; [.B91]+IFNA(VLOOKUP([.F91];[$'(DATA)mnemonic'.$C$3:.$I$31];7;0);0); HEX2DEC([.A92]))" office:value-type="float" office:value="128" calcext:value-type="float">
            <text:p>128</text:p>
          </table:table-cell>
          <table:table-cell table:style-name="ce7" table:formula="of:=DEC2BIN([.B92];8)" office:value-type="string" office:string-value="10000000" calcext:value-type="string">
            <text:p>10000000</text:p>
          </table:table-cell>
          <table:table-cell table:style-name="ce7" table:formula="of:=DEC2HEX([.B92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2]+VLOOKUP([.F92];[$'(DATA)mnemonic'.$C$3:.$I$31];7;0)-1&gt;239;&quot;×&quot;;&quot;&quot;);&quot;&quot;)">
            <text:p/>
          </table:table-cell>
          <table:table-cell table:style-name="ce10" table:formula="of:=[.D92]" office:value-type="string" office:string-value="80" calcext:value-type="string">
            <text:p>80</text:p>
          </table:table-cell>
          <table:table-cell table:style-name="ce39" table:formula="of:=IF(AND(COUNTIF([$'(DATA)mnemonic'.$C$3:.$C$31];[.F92])=0; [.F92]&lt;&gt;&quot;&quot;); &quot;×&quot;; &quot;&quot;)">
            <text:p/>
          </table:table-cell>
          <table:table-cell table:style-name="ce41" table:formula="of:=IFNA(IF(VLOOKUP([.F92];[$'(DATA)mnemonic'.$C$3:.$I$31];7;0) &lt;&gt; LEN([.N92]); &quot;×&quot;;&quot;&quot;);&quot;&quot;)">
            <text:p/>
          </table:table-cell>
          <table:table-cell table:style-name="ce17" table:formula="of:=IFNA(VLOOKUP([.F92];[$'(DATA)mnemonic'.$C$3:.$F$31];4;0);&quot;&quot;)">
            <text:p/>
          </table:table-cell>
          <table:table-cell table:style-name="ce20" table:formula="of:=IF(OR([.F92]=&quot;jmpf&quot;;[.F92]=&quot;call&quot;);VLOOKUP([.G92];[.$E$7:.$I$96];5;0);IF([.G92]=&quot;&quot;;&quot;&quot;;[.G92]))">
            <text:p/>
          </table:table-cell>
          <table:table-cell table:style-name="ce21" table:formula="of:=IFNA(COM.MICROSOFT.CONCAT([.L92];[.M92]);&quot;&quot;)">
            <text:p/>
          </table:table-cell>
          <table:table-cell table:style-name="ce22" table:formula="of:=IFNA(IF([.F92]=&quot;scall&quot;;VLOOKUP([.G92];[$'(DATA)scall'.$B$3:.$D$18];3;0);VLOOKUP([.F92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3]=&quot;&quot;; [.B92]+IFNA(VLOOKUP([.F92];[$'(DATA)mnemonic'.$C$3:.$I$31];7;0);0); HEX2DEC([.A93]))" office:value-type="float" office:value="128" calcext:value-type="float">
            <text:p>128</text:p>
          </table:table-cell>
          <table:table-cell table:style-name="ce7" table:formula="of:=DEC2BIN([.B93];8)" office:value-type="string" office:string-value="10000000" calcext:value-type="string">
            <text:p>10000000</text:p>
          </table:table-cell>
          <table:table-cell table:style-name="ce7" table:formula="of:=DEC2HEX([.B93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3]+VLOOKUP([.F93];[$'(DATA)mnemonic'.$C$3:.$I$31];7;0)-1&gt;239;&quot;×&quot;;&quot;&quot;);&quot;&quot;)">
            <text:p/>
          </table:table-cell>
          <table:table-cell table:style-name="ce10" table:formula="of:=[.D93]" office:value-type="string" office:string-value="80" calcext:value-type="string">
            <text:p>80</text:p>
          </table:table-cell>
          <table:table-cell table:style-name="ce39" table:formula="of:=IF(AND(COUNTIF([$'(DATA)mnemonic'.$C$3:.$C$31];[.F93])=0; [.F93]&lt;&gt;&quot;&quot;); &quot;×&quot;; &quot;&quot;)">
            <text:p/>
          </table:table-cell>
          <table:table-cell table:style-name="ce41" table:formula="of:=IFNA(IF(VLOOKUP([.F93];[$'(DATA)mnemonic'.$C$3:.$I$31];7;0) &lt;&gt; LEN([.N93]); &quot;×&quot;;&quot;&quot;);&quot;&quot;)">
            <text:p/>
          </table:table-cell>
          <table:table-cell table:style-name="ce17" table:formula="of:=IFNA(VLOOKUP([.F93];[$'(DATA)mnemonic'.$C$3:.$F$31];4;0);&quot;&quot;)">
            <text:p/>
          </table:table-cell>
          <table:table-cell table:style-name="ce20" table:formula="of:=IF(OR([.F93]=&quot;jmpf&quot;;[.F93]=&quot;call&quot;);VLOOKUP([.G93];[.$E$7:.$I$96];5;0);IF([.G93]=&quot;&quot;;&quot;&quot;;[.G93]))">
            <text:p/>
          </table:table-cell>
          <table:table-cell table:style-name="ce21" table:formula="of:=IFNA(COM.MICROSOFT.CONCAT([.L93];[.M93]);&quot;&quot;)">
            <text:p/>
          </table:table-cell>
          <table:table-cell table:style-name="ce22" table:formula="of:=IFNA(IF([.F93]=&quot;scall&quot;;VLOOKUP([.G93];[$'(DATA)scall'.$B$3:.$D$18];3;0);VLOOKUP([.F93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4]=&quot;&quot;; [.B93]+IFNA(VLOOKUP([.F93];[$'(DATA)mnemonic'.$C$3:.$I$31];7;0);0); HEX2DEC([.A94]))" office:value-type="float" office:value="128" calcext:value-type="float">
            <text:p>128</text:p>
          </table:table-cell>
          <table:table-cell table:style-name="ce7" table:formula="of:=DEC2BIN([.B94];8)" office:value-type="string" office:string-value="10000000" calcext:value-type="string">
            <text:p>10000000</text:p>
          </table:table-cell>
          <table:table-cell table:style-name="ce7" table:formula="of:=DEC2HEX([.B94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4]+VLOOKUP([.F94];[$'(DATA)mnemonic'.$C$3:.$I$31];7;0)-1&gt;239;&quot;×&quot;;&quot;&quot;);&quot;&quot;)">
            <text:p/>
          </table:table-cell>
          <table:table-cell table:style-name="ce10" table:formula="of:=[.D94]" office:value-type="string" office:string-value="80" calcext:value-type="string">
            <text:p>80</text:p>
          </table:table-cell>
          <table:table-cell table:style-name="ce39" table:formula="of:=IF(AND(COUNTIF([$'(DATA)mnemonic'.$C$3:.$C$31];[.F94])=0; [.F94]&lt;&gt;&quot;&quot;); &quot;×&quot;; &quot;&quot;)">
            <text:p/>
          </table:table-cell>
          <table:table-cell table:style-name="ce41" table:formula="of:=IFNA(IF(VLOOKUP([.F94];[$'(DATA)mnemonic'.$C$3:.$I$31];7;0) &lt;&gt; LEN([.N94]); &quot;×&quot;;&quot;&quot;);&quot;&quot;)">
            <text:p/>
          </table:table-cell>
          <table:table-cell table:style-name="ce17" table:formula="of:=IFNA(VLOOKUP([.F94];[$'(DATA)mnemonic'.$C$3:.$F$31];4;0);&quot;&quot;)">
            <text:p/>
          </table:table-cell>
          <table:table-cell table:style-name="ce20" table:formula="of:=IF(OR([.F94]=&quot;jmpf&quot;;[.F94]=&quot;call&quot;);VLOOKUP([.G94];[.$E$7:.$I$96];5;0);IF([.G94]=&quot;&quot;;&quot;&quot;;[.G94]))">
            <text:p/>
          </table:table-cell>
          <table:table-cell table:style-name="ce21" table:formula="of:=IFNA(COM.MICROSOFT.CONCAT([.L94];[.M94]);&quot;&quot;)">
            <text:p/>
          </table:table-cell>
          <table:table-cell table:style-name="ce22" table:formula="of:=IFNA(IF([.F94]=&quot;scall&quot;;VLOOKUP([.G94];[$'(DATA)scall'.$B$3:.$D$18];3;0);VLOOKUP([.F94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5]=&quot;&quot;; [.B94]+IFNA(VLOOKUP([.F94];[$'(DATA)mnemonic'.$C$3:.$I$31];7;0);0); HEX2DEC([.A95]))" office:value-type="float" office:value="128" calcext:value-type="float">
            <text:p>128</text:p>
          </table:table-cell>
          <table:table-cell table:style-name="ce7" table:formula="of:=DEC2BIN([.B95];8)" office:value-type="string" office:string-value="10000000" calcext:value-type="string">
            <text:p>10000000</text:p>
          </table:table-cell>
          <table:table-cell table:style-name="ce7" table:formula="of:=DEC2HEX([.B95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7" table:formula="of:=IFNA(IF([.B95]+VLOOKUP([.F95];[$'(DATA)mnemonic'.$C$3:.$I$31];7;0)-1&gt;239;&quot;×&quot;;&quot;&quot;);&quot;&quot;)">
            <text:p/>
          </table:table-cell>
          <table:table-cell table:style-name="ce10" table:formula="of:=[.D95]" office:value-type="string" office:string-value="80" calcext:value-type="string">
            <text:p>80</text:p>
          </table:table-cell>
          <table:table-cell table:style-name="ce39" table:formula="of:=IF(AND(COUNTIF([$'(DATA)mnemonic'.$C$3:.$C$31];[.F95])=0; [.F95]&lt;&gt;&quot;&quot;); &quot;×&quot;; &quot;&quot;)">
            <text:p/>
          </table:table-cell>
          <table:table-cell table:style-name="ce41" table:formula="of:=IFNA(IF(VLOOKUP([.F95];[$'(DATA)mnemonic'.$C$3:.$I$31];7;0) &lt;&gt; LEN([.N95]); &quot;×&quot;;&quot;&quot;);&quot;&quot;)">
            <text:p/>
          </table:table-cell>
          <table:table-cell table:style-name="ce17" table:formula="of:=IFNA(VLOOKUP([.F95];[$'(DATA)mnemonic'.$C$3:.$F$31];4;0);&quot;&quot;)">
            <text:p/>
          </table:table-cell>
          <table:table-cell table:style-name="ce20" table:formula="of:=IF(OR([.F95]=&quot;jmpf&quot;;[.F95]=&quot;call&quot;);VLOOKUP([.G95];[.$E$7:.$I$96];5;0);IF([.G95]=&quot;&quot;;&quot;&quot;;[.G95]))">
            <text:p/>
          </table:table-cell>
          <table:table-cell table:style-name="ce21" table:formula="of:=IFNA(COM.MICROSOFT.CONCAT([.L95];[.M95]);&quot;&quot;)">
            <text:p/>
          </table:table-cell>
          <table:table-cell table:style-name="ce22" table:formula="of:=IFNA(IF([.F95]=&quot;scall&quot;;VLOOKUP([.G95];[$'(DATA)scall'.$B$3:.$D$18];3;0);VLOOKUP([.F95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style-name="ce2"/>
          <table:table-cell table:style-name="ce6" table:formula="of:=IF([.A96]=&quot;&quot;; [.B95]+IFNA(VLOOKUP([.F95];[$'(DATA)mnemonic'.$C$3:.$I$31];7;0);0); HEX2DEC([.A96]))" office:value-type="float" office:value="128" calcext:value-type="float">
            <text:p>128</text:p>
          </table:table-cell>
          <table:table-cell table:style-name="ce7" table:formula="of:=DEC2BIN([.B96];8)" office:value-type="string" office:string-value="10000000" calcext:value-type="string">
            <text:p>10000000</text:p>
          </table:table-cell>
          <table:table-cell table:style-name="ce7" table:formula="of:=DEC2HEX([.B96];2)" office:value-type="string" office:string-value="80" calcext:value-type="string">
            <text:p>80</text:p>
          </table:table-cell>
          <table:table-cell table:style-name="ce10" table:number-columns-repeated="2"/>
          <table:table-cell table:style-name="ce14"/>
          <table:table-cell table:style-name="ce58" table:formula="of:=IFNA(IF([.B96]+VLOOKUP([.F96];[$'(DATA)mnemonic'.$C$3:.$I$31];7;0)-1&gt;239;&quot;×&quot;;&quot;&quot;);&quot;&quot;)">
            <text:p/>
          </table:table-cell>
          <table:table-cell table:style-name="ce10" table:formula="of:=[.D96]" office:value-type="string" office:string-value="80" calcext:value-type="string">
            <text:p>80</text:p>
          </table:table-cell>
          <table:table-cell table:style-name="ce39" table:formula="of:=IF(AND(COUNTIF([$'(DATA)mnemonic'.$C$3:.$C$31];[.F96])=0; [.F96]&lt;&gt;&quot;&quot;); &quot;×&quot;; &quot;&quot;)">
            <text:p/>
          </table:table-cell>
          <table:table-cell table:style-name="ce41" table:formula="of:=IFNA(IF(VLOOKUP([.F96];[$'(DATA)mnemonic'.$C$3:.$I$31];7;0) &lt;&gt; LEN([.N96]); &quot;×&quot;;&quot;&quot;);&quot;&quot;)">
            <text:p/>
          </table:table-cell>
          <table:table-cell table:style-name="ce17" table:formula="of:=IFNA(VLOOKUP([.F96];[$'(DATA)mnemonic'.$C$3:.$F$31];4;0);&quot;&quot;)">
            <text:p/>
          </table:table-cell>
          <table:table-cell table:style-name="ce20" table:formula="of:=IF(OR([.F96]=&quot;jmpf&quot;;[.F96]=&quot;call&quot;);VLOOKUP([.G96];[.$E$7:.$I$96];5;0);IF([.G96]=&quot;&quot;;&quot;&quot;;[.G96]))">
            <text:p/>
          </table:table-cell>
          <table:table-cell table:style-name="ce21" table:formula="of:=IFNA(COM.MICROSOFT.CONCAT([.L96];[.M96]);&quot;&quot;)">
            <text:p/>
          </table:table-cell>
          <table:table-cell table:style-name="ce22" table:formula="of:=IFNA(IF([.F96]=&quot;scall&quot;;VLOOKUP([.G96];[$'(DATA)scall'.$B$3:.$D$18];3;0);VLOOKUP([.F96];[$'(DATA)mnemonic'.$C$3:.$J$31];8;0));&quot;&quot;)">
            <text:p/>
          </table:table-cell>
          <table:table-cell table:number-columns-repeated="3"/>
        </table:table-row>
        <table:table-row table:style-name="ro2">
          <table:table-cell table:number-columns-repeated="15" table:style-name="ce55" office:value-type="string" calcext:value-type="string">
            <text:p>e</text:p>
          </table:table-cell>
          <table:table-cell table:number-columns-repeated="3"/>
        </table:table-row>
        <table:table-row table:style-name="ro2" table:number-rows-repeated="104847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00/00/00</text:date>, <text:time style:data-style-name="N2" text:time-value="22:30:15.0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21:17:42.520000000</meta:creation-date>
    <meta:generator>LibreOffice/6.4.3.2$Windows_X86_64 LibreOffice_project/747b5d0ebf89f41c860ec2a39efd7cb15b54f2d8</meta:generator>
    <meta:editing-duration>P0D</meta:editing-duration>
    <meta:editing-cycles>1</meta:editing-cycles>
    <meta:document-statistic meta:table-count="6" meta:cell-count="4626" meta:object-count="0"/>
  </office:meta>
</office:document-meta>
</file>